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0.6839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5028in" fo:break-before="auto" style:use-optimal-row-height="false"/>
    </style:style>
    <style:style style:name="ro44" style:family="table-row">
      <style:table-row-properties style:row-height="0.8598in" fo:break-before="auto" style:use-optimal-row-height="false"/>
    </style:style>
    <style:style style:name="ro45" style:family="table-row">
      <style:table-row-properties style:row-height="1.7307in" fo:break-before="auto" style:use-optimal-row-height="true"/>
    </style:style>
    <style:style style:name="ro46" style:family="table-row">
      <style:table-row-properties style:row-height="1.5752in" fo:break-before="auto" style:use-optimal-row-height="true"/>
    </style:style>
    <style:style style:name="ro47" style:family="table-row">
      <style:table-row-properties style:row-height="1.6992in" fo:break-before="auto" style:use-optimal-row-height="false"/>
    </style:style>
    <style:style style:name="ro48" style:family="table-row">
      <style:table-row-properties style:row-height="0.8909in" fo:break-before="auto" style:use-optimal-row-height="false"/>
    </style:style>
    <style:style style:name="ro49" style:family="table-row">
      <style:table-row-properties style:row-height="2.0209in" fo:break-before="auto" style:use-optimal-row-height="false"/>
    </style:style>
    <style:style style:name="ro50" style:family="table-row">
      <style:table-row-properties style:row-height="1.0256in" fo:break-before="auto" style:use-optimal-row-height="false"/>
    </style:style>
    <style:style style:name="ro51" style:family="table-row">
      <style:table-row-properties style:row-height="2.9744in" fo:break-before="auto" style:use-optimal-row-height="true"/>
    </style:style>
    <style:style style:name="ro52" style:family="table-row">
      <style:table-row-properties style:row-height="2.1972in" fo:break-before="auto" style:use-optimal-row-height="true"/>
    </style:style>
    <style:style style:name="ro53" style:family="table-row">
      <style:table-row-properties style:row-height="0.2791in" fo:break-before="auto" style:use-optimal-row-height="false"/>
    </style:style>
    <style:style style:name="ro54" style:family="table-row">
      <style:table-row-properties style:row-height="1.1398in" fo:break-before="auto" style:use-optimal-row-height="false"/>
    </style:style>
    <style:style style:name="ro55" style:family="table-row">
      <style:table-row-properties style:row-height="1.8862in" fo:break-before="auto" style:use-optimal-row-height="true"/>
    </style:style>
    <style:style style:name="ro56" style:family="table-row">
      <style:table-row-properties style:row-height="2.5075in" fo:break-before="auto" style:use-optimal-row-height="true"/>
    </style:style>
    <style:style style:name="ro57" style:family="table-row">
      <style:table-row-properties style:row-height="2.8189in" fo:break-before="auto" style:use-optimal-row-height="true"/>
    </style:style>
    <style:style style:name="ro58"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9" style:family="table-cell" style:parent-style-name="Default">
      <style:table-cell-properties fo:background-color="transparent" style:vertical-align="top"/>
      <style:text-properties fo:color="#000000" style:font-name="Arial2" fo:font-size="10pt"/>
    </style:style>
    <style:style style:name="ce210" style:family="table-cell" style:parent-style-name="Default">
      <style:table-cell-properties fo:background-color="transparent" fo:wrap-option="wrap" fo:border="0.06pt solid #000000" style:vertical-align="top"/>
      <style:text-properties fo:color="#000000" style:font-name="Arial" fo:font-size="10pt"/>
    </style:style>
    <style:style style:name="ce211" style:family="table-cell" style:parent-style-name="Default">
      <style:table-cell-properties fo:background-color="transparent" fo:wrap-option="wrap" fo:border="0.06pt solid #000000"/>
      <style:text-properties fo:color="#000000" style:font-name="Arial" fo:font-size="10pt"/>
    </style:style>
    <style:style style:name="ce21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1"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8"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30"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31" style:family="table-cell" style:parent-style-name="Default">
      <style:table-cell-properties fo:background-color="transparent" fo:border="0.06pt solid #000000" style:vertical-align="top"/>
      <style:text-properties fo:color="#000000" style:font-name="Arial" fo:font-size="10pt"/>
    </style:style>
    <style:style style:name="ce232" style:family="table-cell" style:parent-style-name="Default">
      <style:table-cell-properties fo:wrap-option="wrap" style:vertical-align="top"/>
      <style:text-properties style:font-name="Arial" fo:font-size="10pt" style:font-name-asian="Arial" style:font-size-asian="10pt"/>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5"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6"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7"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8"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9" style:family="table-cell" style:parent-style-name="Default">
      <style:table-cell-properties fo:background-color="transparent" fo:border="0.06pt solid #000000"/>
      <style:text-properties fo:color="#000000"/>
    </style:style>
    <style:style style:name="ce240" style:family="table-cell" style:parent-style-name="Default">
      <style:table-cell-properties fo:background-color="#cfe7e5"/>
    </style:style>
    <style:style style:name="ce241" style:family="table-cell" style:parent-style-name="Default">
      <style:table-cell-properties fo:background-color="#cfe7e5" fo:border="0.06pt solid #000000"/>
      <style:text-properties fo:color="#000000"/>
    </style:style>
    <style:style style:name="ce242" style:family="table-cell" style:parent-style-name="Default">
      <style:table-cell-properties fo:background-color="transparent" fo:wrap-option="wrap"/>
      <style:text-properties fo:color="#000000" style:font-name="Tahoma" fo:font-size="10pt" style:font-name-asian="Tahoma" style:font-size-asian="10pt"/>
    </style:style>
    <style:style style:name="ce243" style:family="table-cell" style:parent-style-name="Default">
      <style:table-cell-properties fo:background-color="#cfe7e5" fo:wrap-option="wrap"/>
      <style:text-properties fo:color="#000000" style:font-name="Tahoma" fo:font-size="10pt" style:font-name-asian="Tahoma" style:font-size-asian="10pt"/>
    </style:style>
    <style:style style:name="ce244" style:family="table-cell" style:parent-style-name="Default">
      <style:table-cell-properties fo:background-color="#ffffff" fo:wrap-option="wrap"/>
      <style:text-properties fo:color="#000000" style:font-name="Tahoma" fo:font-size="10pt" style:font-name-asian="Tahoma" style:font-size-asian="10pt"/>
    </style:style>
    <style:style style:name="ce245" style:family="table-cell" style:parent-style-name="Default">
      <style:table-cell-properties fo:background-color="#cfe7e5"/>
      <style:text-properties fo:color="#000000"/>
    </style:style>
    <style:style style:name="ce246"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8" style:family="table-cell" style:parent-style-name="Default">
      <style:table-cell-properties fo:wrap-option="wrap"/>
      <style:text-properties style:font-name="Arial" fo:font-size="10pt" style:font-name-asian="Arial" style:font-size-asian="10pt"/>
    </style:style>
    <style:style style:name="ce249"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50"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51"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2"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3"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4" style:family="table-cell" style:parent-style-name="Default">
      <style:table-cell-properties fo:wrap-option="wrap"/>
      <style:text-properties style:use-window-font-color="true" style:font-name="Tahoma" fo:font-size="10pt" style:font-name-asian="Tahoma" style:font-size-asian="10pt"/>
    </style:style>
    <style:style style:name="ce255" style:family="table-cell" style:parent-style-name="Default">
      <style:table-cell-properties fo:background-color="#ffffff" fo:wrap-option="wrap"/>
      <style:text-properties style:font-name="Tahoma" fo:font-size="10pt" style:font-name-asian="Tahoma" style:font-size-asian="10pt"/>
    </style:style>
    <style:style style:name="ce256"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7" style:family="table-cell" style:parent-style-name="Default">
      <style:table-cell-properties fo:background-color="#cfe7e5" fo:wrap-option="wrap"/>
      <style:text-properties style:font-name="Tahoma" fo:font-size="10pt" style:font-name-asian="Tahoma" style:font-size-asian="10pt"/>
    </style:style>
    <style:style style:name="ce258" style:family="table-cell" style:parent-style-name="Default">
      <style:table-cell-properties fo:background-color="transparent" fo:wrap-option="wrap"/>
      <style:text-properties style:use-window-font-color="true"/>
    </style:style>
    <style:style style:name="ce259" style:family="table-cell" style:parent-style-name="Default">
      <style:table-cell-properties fo:background-color="#ffffff" fo:wrap-option="wrap" fo:border="0.06pt solid #000000"/>
      <style:text-properties style:use-window-font-color="true"/>
    </style:style>
    <style:style style:name="ce260" style:family="table-cell" style:parent-style-name="Default">
      <style:table-cell-properties fo:background-color="transparent" fo:wrap-option="wrap"/>
      <style:text-properties fo:color="#000000"/>
    </style:style>
    <style:style style:name="ce261" style:family="table-cell" style:parent-style-name="Default">
      <style:table-cell-properties fo:background-color="#cfe7e5" fo:wrap-option="wrap"/>
      <style:text-properties style:use-window-font-color="true"/>
    </style:style>
    <style:style style:name="ce262" style:family="table-cell" style:parent-style-name="Default">
      <style:table-cell-properties fo:background-color="#ffffff" fo:border="0.06pt solid #000000"/>
    </style:style>
    <style:style style:name="ce263" style:family="table-cell" style:parent-style-name="Default">
      <style:text-properties fo:color="#000000"/>
    </style:style>
    <style:style style:name="ce264" style:family="table-cell" style:parent-style-name="Default">
      <style:table-cell-properties fo:background-color="#ffffff"/>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8"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9"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70" style:family="table-cell" style:parent-style-name="Default">
      <style:table-cell-properties style:text-align-source="fix" style:repeat-content="false"/>
      <style:paragraph-properties fo:text-align="start" fo:margin-left="0in"/>
      <style:text-properties style:font-name="Arial" fo:font-size="10pt"/>
    </style:style>
    <style:style style:name="ce271" style:family="table-cell" style:parent-style-name="Default">
      <style:table-cell-properties style:text-align-source="fix" style:repeat-content="false"/>
      <style:paragraph-properties fo:text-align="start" fo:margin-left="0in"/>
    </style:style>
    <style:style style:name="ce2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7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6"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7"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0"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8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7"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9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9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9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4" style:family="table-cell" style:parent-style-name="Default">
      <style:table-cell-properties style:vertical-align="top"/>
      <style:text-properties style:font-name="Arial" fo:font-size="10pt"/>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6" style:family="table-cell" style:parent-style-name="Default">
      <style:table-cell-properties fo:border="0.06pt solid #000000"/>
      <style:text-properties style:font-name="Arial" fo:font-size="10pt"/>
    </style:style>
    <style:style style:name="ce307" style:family="table-cell" style:parent-style-name="Default">
      <style:text-properties style:font-name="Arial" fo:font-size="10pt"/>
    </style:style>
    <style:style style:name="ce3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11" style:family="table-cell" style:parent-style-name="Default">
      <style:table-cell-properties fo:border="0.06pt solid #000000" style:vertical-align="top"/>
      <style:text-properties style:font-name="Arial" fo:font-size="10pt"/>
    </style:style>
    <style:style style:name="ce312"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14"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5"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6"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7"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8"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9"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20" style:family="table-cell" style:parent-style-name="Default">
      <style:table-cell-properties fo:wrap-option="wrap" fo:border="0.06pt solid #000000"/>
      <style:text-properties style:font-name="Tahoma" fo:font-size="10pt" style:font-name-asian="Tahoma" style:font-size-asian="10pt"/>
    </style:style>
    <style:style style:name="ce321" style:family="table-cell" style:parent-style-name="Default">
      <style:table-cell-properties fo:border="0.06pt solid #000000"/>
    </style:style>
    <style:style style:name="ce322" style:family="table-cell" style:parent-style-name="Default">
      <style:table-cell-properties fo:background-color="#cfe7e5" fo:border="0.06pt solid #000000"/>
    </style:style>
    <style:style style:name="ce32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7"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8"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9"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5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5"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6"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9"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60"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7"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1"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73"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7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5"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6"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7" style:family="table-cell" style:parent-style-name="Default">
      <style:table-cell-properties fo:border="none"/>
      <style:text-properties fo:font-size="10pt" style:font-size-asian="10pt" style:font-size-complex="10pt"/>
    </style:style>
    <style:style style:name="ce378" style:family="table-cell" style:parent-style-name="Default">
      <style:table-cell-properties fo:background-color="#ffffff" fo:border="none"/>
      <style:text-properties fo:font-size="10pt" style:font-size-asian="10pt" style:font-size-complex="10pt"/>
    </style:style>
    <style:style style:name="ce379" style:family="table-cell" style:parent-style-name="Default">
      <style:text-properties fo:font-size="10pt" style:font-size-asian="10pt" style:font-size-complex="10pt"/>
    </style:style>
    <style:style style:name="ce38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81" style:family="table-cell" style:parent-style-name="Default">
      <style:text-properties style:font-name="ＭＳ Ｐゴシック" style:font-name-asian="ＭＳ Ｐゴシック" style:font-name-complex="Tahoma2"/>
    </style:style>
    <style:style style:name="ce382" style:family="table-cell" style:parent-style-name="Default">
      <style:text-properties style:font-name="Arial" fo:font-size="10pt" style:font-size-asian="10pt" style:font-size-complex="10pt"/>
    </style:style>
    <style:style style:name="ce383" style:family="table-cell" style:parent-style-name="Default">
      <style:table-cell-properties fo:wrap-option="wrap"/>
      <style:text-properties style:font-name="Arial" fo:font-size="10pt" style:font-name-asian="Tahoma" style:font-size-asian="10pt" style:font-size-complex="10pt"/>
    </style:style>
    <style:style style:name="ce38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8"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9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table-cell-properties fo:wrap-option="wrap"/>
      <style:text-properties style:font-name="Arial" fo:font-size="10pt" style:font-size-asian="10pt" style:font-size-complex="10pt"/>
    </style:style>
    <style:style style:name="ce397"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1"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3"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0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6"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11"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12"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6"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20"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21"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3"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9"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wrap-option="wrap" style:vertical-align="top"/>
      <style:text-properties style:font-name="Arial" fo:font-size="10pt" style:font-name-asian="Arial" style:font-size-asian="10pt" style:font-size-complex="10pt"/>
    </style:style>
    <style:style style:name="ce4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8"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0" style:family="table-cell" style:parent-style-name="Default">
      <style:table-cell-properties fo:border="0.06pt solid #000000"/>
      <style:text-properties style:font-name="Arial" fo:font-size="10pt" style:font-size-asian="10pt" style:font-size-complex="10pt"/>
    </style:style>
    <style:style style:name="ce461" style:family="table-cell" style:parent-style-name="Default">
      <style:table-cell-properties fo:background-color="#ffffff" fo:border="0.06pt solid #000000"/>
      <style:text-properties style:font-name="Arial" fo:font-size="10pt" style:font-size-asian="10pt" style:font-size-complex="10pt"/>
    </style:style>
    <style:style style:name="ce462" style:family="table-cell" style:parent-style-name="Default">
      <style:table-cell-properties fo:background-color="#ffffff"/>
      <style:text-properties style:font-name="Arial" fo:font-size="10pt" style:font-size-asian="10pt" style:font-size-complex="10pt"/>
    </style:style>
    <style:style style:name="ce463"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4" style:family="table-cell" style:parent-style-name="Default">
      <style:table-cell-properties fo:wrap-option="wrap"/>
      <style:text-properties style:font-name="Arial" fo:font-size="10pt" style:font-name-asian="Arial" style:font-size-asian="10pt" style:font-size-complex="10pt"/>
    </style:style>
    <style:style style:name="ce46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number-rows-repeated="9">
          <table:table-cell table:style-name="ce122"/>
          <table:table-cell table:number-columns-repeated="6"/>
          <table:table-cell table:style-name="ce122" table:number-columns-repeated="248"/>
          <table:table-cell/>
        </table:table-row>
        <table:table-row table:style-name="ro1" table:number-rows-repeated="10">
          <table:table-cell table:style-name="ce122"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3"/>
          <table:table-cell table:style-name="ce224"/>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6" office:value-type="string">
            <text:p>Step 1: Sign in Social system</text:p>
          </table:table-cell>
          <table:table-cell table:style-name="ce206" office:value-type="string">
            <text:p>- Run <text:a xlink:href="http://localhost:8080/portal">http://localhost:8080/portal</text:a></text:p>
            <text:p>- Sign in </text:p>
          </table:table-cell>
          <table:table-cell table:style-name="ce206" office:value-type="string">
            <text:p>- Login system successfully</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1" office:value-type="string">
            <text:p>Access Space page</text:p>
          </table:table-cell>
          <table:table-cell table:style-name="ce206" office:value-type="string">
            <text:p>Step 2: Go to Space page</text:p>
          </table:table-cell>
          <table:table-cell table:style-name="ce206" office:value-type="string">
            <text:p>- Click on <text:span text:style-name="T13">My </text:span><text:span text:style-name="T11">Spaces</text:span> link on admin tool-bar</text:p>
          </table:table-cell>
          <table:table-cell table:style-name="ce206"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6" office:value-type="string">
            <text:p>Step 1: Access space page</text:p>
          </table:table-cell>
          <table:table-cell table:style-name="ce206" office:value-type="string">
            <text:p>- Sign in system </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1" office:value-type="string">
            <text:p>Show Form create new space</text:p>
          </table:table-cell>
          <table:table-cell table:style-name="ce206" office:value-type="string">
            <text:p>Step 2: Show form create new space</text:p>
          </table:table-cell>
          <table:table-cell table:style-name="ce206" office:value-type="string">
            <text:p>- Click on <text:span text:style-name="T11">add new space </text:span><text:span text:style-name="T14">button</text:span></text:p>
          </table:table-cell>
          <table:table-cell table:style-name="ce206"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6" office:value-type="string">
            <text:p>Step 2: Create space with name field is blank</text:p>
          </table:table-cell>
          <table:table-cell table:style-name="ce206" office:value-type="string">
            <text:p>- Click on button <text:span text:style-name="T13">Add new space</text:span></text:p>
            <text:p>- Do not fill data into name of the space</text:p>
            <text:p>- Click on button <text:span text:style-name="T13">Create</text:span></text:p>
          </table:table-cell>
          <table:table-cell table:style-name="ce206" office:value-type="string">
            <text:p>- Show warning message: “The field "Name" is requir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7" office:value-type="string">
            <text:p>Step 2: Create a new space which it's name start by number</text:p>
          </table:table-cell>
          <table:table-cell table:style-name="ce207" office:value-type="string">
            <text:p>- Click on button <text:span text:style-name="T13">Add new space</text:span></text:p>
            <text:p>- Enter name space start by number</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7" office:value-type="string">
            <text:p>Step 2: Create a new space which it's name has space and under score characters</text:p>
          </table:table-cell>
          <table:table-cell table:style-name="ce207"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1">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6" office:value-type="string">
            <text:p>Step 2: Create a new space which it's name has special characters</text:p>
          </table:table-cell>
          <table:table-cell table:style-name="ce206"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236"/>
          <table:table-cell table:style-name="ce260"/>
          <table:table-cell table:style-name="ce263"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6" office:value-type="string">
            <text:p>Step 2: Create a new space which it's name is special chars</text:p>
          </table:table-cell>
          <table:table-cell table:style-name="ce206" office:value-type="string">
            <text:p>- Click on button <text:span text:style-name="T13">Add new space</text:span></text:p>
            <text:p>- Enter space name has only special character (exp: !#$%^&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6" office:value-type="string">
            <text:p>Step 2: Create new space which has same URL with exited space</text:p>
          </table:table-cell>
          <table:table-cell table:style-name="ce212"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5" office:value-type="string">
            <text:p>- Show message “<text:span text:style-name="T7">This space is </text:span><text:span text:style-name="T7">existing, please select another one</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6" office:value-type="string">
            <text:p>Step 2: Create a new space which length of space name is less than min length of space name </text:p>
          </table:table-cell>
          <table:table-cell table:style-name="ce206" office:value-type="string">
            <text:p>- Click on button <text:span text:style-name="T13">Add new space</text:span></text:p>
            <text:p>- Enter 1 or 2 chars for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6" office:value-type="string">
            <text:p>Step 2: Create a new space which length of space name is is greater max length of space name </text:p>
          </table:table-cell>
          <table:table-cell table:style-name="ce206" office:value-type="string">
            <text:p>- Click on button <text:span text:style-name="T13">Add new space</text:span></text:p>
            <text:p>- Enter a long space name (over 30 length of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6" office:value-type="string">
            <text:p>Step 2: Create a new space with description is blank</text:p>
          </table:table-cell>
          <table:table-cell table:style-name="ce206"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6" office:value-type="string">
            <text:p>New Space is created with description is empt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6" office:value-type="string">
            <text:p>Show message: “The length of the text in field "Description" must be between "0" and "255" characters.” </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6" office:value-type="string">
            <text:p>New Space is created with description is display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1">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42">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40">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42">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0">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8"/>
          <table:table-cell table:style-name="ce242" table:number-columns-repeated="2"/>
          <table:table-cell table:style-name="ce246" table:number-columns-repeated="7"/>
          <table:table-cell table:style-name="ce252" table:number-columns-repeated="228"/>
          <table:table-cell table:number-columns-repeated="777"/>
        </table:table-row>
        <table:table-row table:style-name="ro30">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2: Show form create new space</text:p>
          </table:table-cell>
          <table:table-cell table:style-name="ce206" office:value-type="string">
            <text:p>- Click on button<text:span text:style-name="T13"> Add new space</text:span></text:p>
          </table:table-cell>
          <table:table-cell table:style-name="ce206" office:value-type="string">
            <text:p>- Show form to create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3">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3: create space</text:p>
          </table:table-cell>
          <table:table-cell table:style-name="ce206" office:value-type="string">
            <text:p>- Enter a valid name for space</text:p>
            <text:p>- Click on button <text:span text:style-name="T13">Create</text:span></text:p>
          </table:table-cell>
          <table:table-cell table:style-name="ce216"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open mode: other user will automatically became member of the space after send request to join space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5: Invite users from group</text:p>
          </table:table-cell>
          <table:table-cell table:style-name="ce206" office:value-type="string">
            <text:p>- Select<text:span text:style-name="T11"> 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5: Set Invite users from group</text:p>
          </table:table-cell>
          <table:table-cell table:style-name="ce206" office:value-type="string">
            <text:p>- Select <text:span text:style-name="T11">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close mode: other user can not send request to join space.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4">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5: Invite users from group</text:p>
          </table:table-cell>
          <table:table-cell table:style-name="ce206"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3: Enter name of space</text:p>
          </table:table-cell>
          <table:table-cell table:style-name="ce206" office:value-type="string">
            <text:p>- Select <text:span text:style-name="T13">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6" office:value-type="string">
            <text:p>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 with only one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5: Set Bound to Group</text:p>
          </table:table-cell>
          <table:table-cell table:style-name="ce206"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6" office:value-type="string">
            <text:p>- All exited groups in space group are list</text:p>
            <text:p>- 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 with some member, including: creator and all members in group</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2: Create some space</text:p>
          </table:table-cell>
          <table:table-cell table:style-name="ce206" office:value-type="string">
            <text:p>- Click on icon <text:span text:style-name="T13">Add new space</text:span></text:p>
            <text:p>- Enter all valid data</text:p>
            <text:p>- Click on button <text:span text:style-name="T13">Create</text:span></text:p>
          </table:table-cell>
          <table:table-cell table:style-name="ce216" office:value-type="string">
            <text:p>- 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3: view all your spaces</text:p>
          </table:table-cell>
          <table:table-cell table:style-name="ce206" office:value-type="string">
            <text:p>- Select My spaces</text:p>
          </table:table-cell>
          <table:table-cell table:style-name="ce206" office:value-type="string">
            <text:p>Show all list of space which user is member or user is creato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2: Create some spaces</text:p>
          </table:table-cell>
          <table:table-cell table:style-name="ce206" office:value-type="string">
            <text:p>- Click on icon <text:span text:style-name="T13">Add new space</text:span></text:p>
            <text:p>- Enter all valid data</text:p>
            <text:p>- Click on button <text:span text:style-name="T13">Create</text:span></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8" office:value-type="string">
            <text:p>View all your invitation spaces</text:p>
          </table:table-cell>
          <table:table-cell table:style-name="ce209" office:value-type="string">
            <text:p>Step 3: Send invitation to user</text:p>
          </table:table-cell>
          <table:table-cell table:style-name="ce206" office:value-type="string">
            <text:p>Step 3: Send invitation to other user</text:p>
          </table:table-cell>
          <table:table-cell table:style-name="ce206" office:value-type="string">
            <text:p>- Access the Space settings by click on Edit Space icon</text:p>
            <text:p>- Select Members tab</text:p>
            <text:p>- Select user and send invitation</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4: View all your invitation spaces</text:p>
          </table:table-cell>
          <table:table-cell table:style-name="ce206" office:value-type="string">
            <text:p>- User who has sent invitation at step 3, signs in system </text:p>
            <text:p>- Select space page </text:p>
            <text:p>- Select <text:span text:style-name="T11">Invitations Received</text:span> tab</text:p>
          </table:table-cell>
          <table:table-cell table:style-name="ce206" office:value-type="string">
            <text:p>Show Invitations space list of us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3: send request to join</text:p>
          </table:table-cell>
          <table:table-cell table:style-name="ce206"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6" office:value-type="string">
            <text:p>Sending request success</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8" office:value-type="string">
            <text:p>View All your pending spaces</text:p>
          </table:table-cell>
          <table:table-cell table:style-name="ce210" office:value-type="string">
            <text:p>Step 4: view all your pending space</text:p>
          </table:table-cell>
          <table:table-cell table:style-name="ce206" office:value-type="string">
            <text:p>- Click on <text:span text:style-name="T13">Requests pending</text:span> tab</text:p>
          </table:table-cell>
          <table:table-cell table:style-name="ce206" office:value-type="string">
            <text:p>Show list of spaces which user is waiting for accept from manager of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197" office:value-type="string">
            <text:p>View all spac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3: View all space</text:p>
          </table:table-cell>
          <table:table-cell table:style-name="ce206" office:value-type="string">
            <text:p>- Log in by other user</text:p>
            <text:p><text:span text:style-name="T8">- Select all space</text:span></text:p>
          </table:table-cell>
          <table:table-cell table:style-name="ce206" office:value-type="string">
            <text:p>Show all space which user is not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3: Send invitation to Root </text:p>
          </table:table-cell>
          <table:table-cell table:style-name="ce206" office:value-type="string">
            <text:p>- Access the Space settings by click on Edit Space icon</text:p>
            <text:p>- Select Members tab</text:p>
            <text:p>- Select Root and send invitation</text:p>
          </table:table-cell>
          <table:table-cell table:style-name="ce216" office:value-type="string">
            <text:p>Send invitations to root successful</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4: Create more space by root</text:p>
          </table:table-cell>
          <table:table-cell table:style-name="ce206" office:value-type="string">
            <text:p>- Log in by root user</text:p>
            <text:p><text:span text:style-name="T8">- Create some space</text:span></text:p>
          </table:table-cell>
          <table:table-cell table:style-name="ce206" office:value-type="string">
            <text:p>New Space is created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5: View all space by Root</text:p>
          </table:table-cell>
          <table:table-cell table:style-name="ce206" office:value-type="string">
            <text:p>- Click on <text:span text:style-name="T11">All spaces</text:span></text:p>
          </table:table-cell>
          <table:table-cell table:style-name="ce206" office:value-type="string">
            <text:p><text:span text:style-name="T23">Show all spaces which are existing </text:span><text:span text:style-name="T23">on system</text:span></text:p>
            <text:p>User Root can edit with all existed spaces i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6: View my spaces list</text:p>
          </table:table-cell>
          <table:table-cell table:style-name="ce206" office:value-type="string">
            <text:p>- Click on <text:s/><text:span text:style-name="T11">my spaces</text:span></text:p>
          </table:table-cell>
          <table:table-cell table:style-name="ce206" office:value-type="string">
            <text:p>Show all spaces which are existing o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7: View invitation spaces list</text:p>
          </table:table-cell>
          <table:table-cell table:style-name="ce206" office:value-type="string">
            <text:p>- Click on <text:span text:style-name="T11">Invitations Received</text:span></text:p>
          </table:table-cell>
          <table:table-cell table:style-name="ce206" office:value-type="string">
            <text:p>Show message:<text:span text:style-name="T7"> Spaces Found: 0</text:span></text:p>
            <text:p>When has an invitation from other space, user Root will be automatically became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8: View pending spaces list</text:p>
          </table:table-cell>
          <table:table-cell table:style-name="ce206" office:value-type="string">
            <text:p>- Click on<text:span text:style-name="T13"> Requests</text:span> <text:span text:style-name="T11">Pending</text:span></text:p>
          </table:table-cell>
          <table:table-cell table:style-name="ce206" office:value-type="string">
            <text:p>Show message: Spaces Found: 0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2: Create some space</text:p>
          </table:table-cell>
          <table:table-cell table:style-name="ce206" office:value-type="string">
            <text:p>Create more than 40 spaces</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2">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3: Check paging on My spaces list</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5">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4: Check paging on invitation space list</text:p>
          </table:table-cell>
          <table:table-cell table:style-name="ce206"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6">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5: Check paging on pending <text:s/>spaces list</text:p>
          </table:table-cell>
          <table:table-cell table:style-name="ce206"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7">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6: check paging on Public spaces list</text:p>
          </table:table-cell>
          <table:table-cell table:style-name="ce206"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2: User B sign in</text:p>
          </table:table-cell>
          <table:table-cell table:style-name="ce206" office:value-type="string">
            <text:p>- B signs in system</text:p>
            <text:p>- Select space page</text:p>
          </table:table-cell>
          <table:table-cell table:style-name="ce216" office:value-type="string">
            <text:p>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8">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3: View all spaces</text:p>
          </table:table-cell>
          <table:table-cell table:style-name="ce206" office:value-type="string">
            <text:p>- Select <text:span text:style-name="T11">All Spaces</text:span></text:p>
          </table:table-cell>
          <table:table-cell table:style-name="ce206"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4: Access a space</text:p>
          </table:table-cell>
          <table:table-cell table:style-name="ce206" office:value-type="string">
            <text:p>- Select a space which has created at step 1 and move mouse over the name of space</text:p>
          </table:table-cell>
          <table:table-cell table:style-name="ce206" office:value-type="string">
            <text:p>Keep current page and user can not access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2">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192" office:value-type="string">
            <text:p>Access Space by user who is member</text:p>
          </table:table-cell>
          <table:table-cell table:style-name="ce206" office:value-type="string">
            <text:p>Step 1: user A creates space</text:p>
          </table:table-cell>
          <table:table-cell table:style-name="ce206"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6" office:value-type="string">
            <text:p>- Create new space successfully</text:p>
            <text:p>- Send invitation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2: User B accepts invitation</text:p>
          </table:table-cell>
          <table:table-cell table:style-name="ce206"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6" office:value-type="string">
            <text:p>User B becomes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9">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3: Access a space</text:p>
          </table:table-cell>
          <table:table-cell table:style-name="ce206" office:value-type="string">
            <text:p>- User B accesses to the space which has accept at step 2</text:p>
          </table:table-cell>
          <table:table-cell table:style-name="ce206"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0">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6" office:value-type="string">
            <text:p>Step 1: Creates space</text:p>
          </table:table-cell>
          <table:table-cell table:style-name="ce206" office:value-type="string">
            <text:p>- Sign in system</text:p>
            <text:p>- Select space page</text:p>
            <text:p>- Click on [Add new space] button</text:p>
            <text:p>- Enter valid name and click on [create] button.</text:p>
            <text:p/>
          </table:table-cell>
          <table:table-cell table:style-name="ce216" office:value-type="string">
            <text:p>- Create new space successfully</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1">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2: Access a space</text:p>
          </table:table-cell>
          <table:table-cell table:style-name="ce206" office:value-type="string">
            <text:p>- Select a space at step 1</text:p>
            <text:p>- Click on the space</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2">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3: Access the Space settings portlet</text:p>
          </table:table-cell>
          <table:table-cell table:style-name="ce206" office:value-type="string">
            <text:p>- Click on the [Space settings] portlet</text:p>
          </table:table-cell>
          <table:table-cell table:style-name="ce206"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192" office:value-type="string">
            <text:p>Access Space by user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2: Root sign in</text:p>
          </table:table-cell>
          <table:table-cell table:style-name="ce206" office:value-type="string">
            <text:p>- Root signs in system</text:p>
            <text:p>- Select space page.</text:p>
            <text:p>- Select my spaces list</text:p>
          </table:table-cell>
          <table:table-cell table:style-name="ce206" office:value-type="string">
            <text:p>Show all exited Space on system or show all space which user is member of on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1">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3: Access a space</text:p>
          </table:table-cell>
          <table:table-cell table:style-name="ce206" office:value-type="string">
            <text:p>- Select a space which has created at step 1</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4: Root accesses a space from space link</text:p>
          </table:table-cell>
          <table:table-cell table:style-name="ce206" office:value-type="string">
            <text:p>- Move mouse over the space link</text:p>
            <text:p>- Select any space form list and access the space</text:p>
          </table:table-cell>
          <table:table-cell table:style-name="ce206" office:value-type="string">
            <text:p>Root accesses the space like the manager of space</text:p>
          </table:table-cell>
          <table:table-cell table:style-name="ce225" office:value-type="string">
            <text:p>Medium</text:p>
          </table:table-cell>
          <table:table-cell table:style-name="ce235"/>
          <table:table-cell table:style-name="ce242"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6" office:value-type="string">
            <text:p>Step 1: Creates space</text:p>
          </table:table-cell>
          <table:table-cell table:style-name="ce206" office:value-type="string">
            <text:p>- Sign in system</text:p>
            <text:p>- Select space page to view</text:p>
            <text:p>- Click on [Add new a space] button</text:p>
            <text:p>- Enter all valid data and click on [create] button</text:p>
            <text:p>- Send invitation to other user</text:p>
          </table:table-cell>
          <table:table-cell table:style-name="ce217" office:value-type="string">
            <text:p>- Create new space successfully </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2">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9" office:value-type="string">
            <text:p><text:span text:style-name="T4">Show Edit space form </text:span>by user who is not manager of the space</text:p>
          </table:table-cell>
          <table:table-cell table:style-name="ce206" office:value-type="string">
            <text:p>Step 2: Show form edit space</text:p>
          </table:table-cell>
          <table:table-cell table:style-name="ce206"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6" office:value-type="string">
            <text:p>User can not see [Edit] button to edit space. After user accesses the space successfully user can not see [Space Setting] portlet too</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Access Edit space portlet by click on Edit icon</text:p>
          </table:table-cell>
          <table:table-cell table:style-name="ce206" office:value-type="string">
            <text:p>- Select a space which has create at step 1</text:p>
            <text:p>- Click on [Edit space] icon</text:p>
            <text:p/>
          </table:table-cell>
          <table:table-cell table:style-name="ce218"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Show edit space form by accessing the space</text:p>
          </table:table-cell>
          <table:table-cell table:style-name="ce206" office:value-type="string">
            <text:p>- Click on name of space to access </text:p>
            <text:p>- Select [Space Settings] <text:s/>portlet.</text:p>
          </table:table-cell>
          <table:table-cell table:style-name="ce218"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200" office:value-type="string">
            <text:p>Edit space nam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4" office:value-type="string">
            <text:p>Edit space name</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7" office:value-type="string">
            <text:p>Step 3: Edit space with valid name</text:p>
          </table:table-cell>
          <table:table-cell table:style-name="ce207" office:value-type="string">
            <text:p>- Select Settings and enter the new valid name of space</text:p>
            <text:p>- Click Save</text:p>
          </table:table-cell>
          <table:table-cell table:style-name="ce220" office:value-type="string">
            <text:p>- New space's name is saved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201" office:value-type="string">
            <text:p>Edit space with valid name</text:p>
          </table:table-cell>
          <table:table-cell table:style-name="ce207" office:value-type="string">
            <text:p>Step 4: Check update infor display</text:p>
          </table:table-cell>
          <table:table-cell table:style-name="ce207" office:value-type="string">
            <text:p>- Click on Spaces link on admin tool-bar </text:p>
          </table:table-cell>
          <table:table-cell table:style-name="ce220" office:value-type="string">
            <text:p>Show content of space page. Find the updated infor space, new display name of space is displayed. The URL of space is changed</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202" office:value-type="string">
            <text:p>Edit space with name of space is blank</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3: Edit space with valid name</text:p>
          </table:table-cell>
          <table:table-cell table:style-name="ce207" office:value-type="string">
            <text:p>- Select <text:span text:style-name="T11">Settings</text:span> tab</text:p>
            <text:p>- At Name field: let it is blank</text:p>
            <text:p>- Click on <text:span text:style-name="T11">Save </text:span><text:span text:style-name="T14">button</text:span></text:p>
          </table:table-cell>
          <table:table-cell table:style-name="ce220" office:value-type="string">
            <text:p>Show message to user knows: The field "Name" is required.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200" office:value-type="string">
            <text:p>Edit space with name of space starts by numb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20" office:value-type="string">
            <text:p>Show message to user knows updating info of space successful.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200" office:value-type="string">
            <text:p>Edit space with name of space has white space charact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20" office:value-type="string">
            <text:p>New display space name is displayed and URL to go to space is change</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200" office:value-type="string">
            <text:p>Edit space with name of space has some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20" office:value-type="string">
            <text:p>show the message “Please enter a valid space name: alphabet, space and digit characters only.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200" office:value-type="string">
            <text:p>Edit space with name of space is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3: Edit space with valid name</text:p>
          </table:table-cell>
          <table:table-cell table:style-name="ce207" office:value-type="string">
            <text:p>- Select Settings tab</text:p>
            <text:p>- At Name field: enter special character (exp: !#$%^&amp;*~,...) </text:p>
            <text:p>- Click on Save button</text:p>
          </table:table-cell>
          <table:table-cell table:style-name="ce220" office:value-type="string">
            <text:p>Show message to user knows: only<text:span text:style-name="T28"> </text:span><text:span text:style-name="T28">enter a valid space name: alphabet, </text:span><text:span text:style-name="T28">space and digit characters only. </text:span></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200" office:value-type="string">
            <text:p>Check length of Edited name of spac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20" office:value-type="string">
            <text:p>Show message to user knows: <text:span text:style-name="T29">“The </text:span><text:span text:style-name="T29">length of the text in field "Name" </text:span><text:span text:style-name="T29">must be between "3" and "30" </text:span><text:span text:style-name="T29">characters”</text:span></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6" office:value-type="string">
            <text:p>Step 1: Creates space</text:p>
          </table:table-cell>
          <table:table-cell table:style-name="ce206" office:value-type="string">
            <text:p>- Sign in system</text:p>
            <text:p>- Select space page</text:p>
            <text:p>- Click on [Add new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In description field, text “No Description” is displaye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text “No Description” is display in description fiel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not empt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8" office:value-type="string">
            <text:p>Show message: “<text:span text:style-name="T7">The length of the </text:span><text:span text:style-name="T7">text in field "Description" must be </text:span><text:span text:style-name="T7">between "0" and "255" characters.</text:span>”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displayed all tex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8">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High</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8">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intermediate</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8">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low</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42">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6" office:value-type="string">
            <text:p>Step 1:Create the Visibility space</text:p>
          </table:table-cell>
          <table:table-cell table:style-name="ce206" office:value-type="string">
            <text:p>- Sign in system</text:p>
            <text:p>- Select space page</text:p>
            <text:p>- Click on [Add new space] button </text:p>
            <text:p>- Enter valid name</text:p>
            <text:p>- Select Visibility mode is Visible</text:p>
            <text:p>- Click on [create] button. </text:p>
          </table:table-cell>
          <table:table-cell table:style-name="ce217" office:value-type="string">
            <text:p>A visibility space is created. Other user can see the space on the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2">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6" office:value-type="string">
            <text:p>- Updating info of space successful. -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2">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7" office:value-type="string">
            <text:p>New <text:s/>hidden space is created.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6" office:value-type="string">
            <text:p>- Updating info of space successful. - Other user can see the space on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6"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6" office:value-type="string">
            <text:p>Updating info of space successful. <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6">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6"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5" office:value-type="string">
            <text:p>Edit space with changing avatar which its name is blank</text:p>
          </table:table-cell>
          <table:table-cell table:style-name="ce208" office:value-type="string">
            <text:p>Step 1:Create the private space</text:p>
          </table:table-cell>
          <table:table-cell table:style-name="ce208" office:value-type="string">
            <text:p>- Sign in system</text:p>
            <text:p>- Select space page</text:p>
            <text:p>- Click on [Add new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0" office:value-type="string">
            <text:p>Test case should be removed by SOC-2371</text:p>
          </table:table-cell>
          <table:table-cell table:style-name="ce245" table:number-columns-repeated="9"/>
          <table:table-cell table:style-name="ce240"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2: Show edit space page</text:p>
          </table:table-cell>
          <table:table-cell table:style-name="ce208" office:value-type="string">
            <text:p>- Select the space which has created at step 1 and click on Edit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3: Show change avatar form</text:p>
          </table:table-cell>
          <table:table-cell table:style-name="ce208" office:value-type="string">
            <text:p>- Select Settings tab</text:p>
            <text:p>- Click on <text:span text:style-name="T19">space's avatar or change </text:span><text:span text:style-name="T19">avatar icon</text:spa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4: upload avatar</text:p>
          </table:table-cell>
          <table:table-cell table:style-name="ce208" office:value-type="string">
            <text:p>On upload avatar form:</text:p>
            <text:p>- Name field: keep it is blank</text:p>
            <text:p>- Browser to a image file (.png, .gif, .jpg, .jpeg) on local your computer</text:p>
            <text:p>- Click on confirm button</text:p>
          </table:table-cell>
          <table:table-cell table:style-name="ce208" office:value-type="string">
            <text:p>Show Avatar preview form with information: </text:p>
            <text:p>- File name: original name of image file</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8">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5" office:value-type="string">
            <text:p>Edit space with changing avatar which its name is not blank</text:p>
          </table:table-cell>
          <table:table-cell table:style-name="ce208" office:value-type="string">
            <text:p>Step 1:Create the private space</text:p>
          </table:table-cell>
          <table:table-cell table:style-name="ce208" office:value-type="string">
            <text:p>- Sign in system</text:p>
            <text:p>- Select space page</text:p>
            <text:p>- Click on [create a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3: Show change avatar form</text:p>
          </table:table-cell>
          <table:table-cell table:style-name="ce208" office:value-type="string">
            <text:p>- Select Settings tab</text:p>
            <text:p>- Click on Change avatar butto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4: upload avatar</text:p>
          </table:table-cell>
          <table:table-cell table:style-name="ce208" office:value-type="string">
            <text:p>On upload avatar form:</text:p>
            <text:p>- Name field: enter some valid text</text:p>
            <text:p>- Browser to a image file (.png, .gif, .jpg, .jpeg) on local your computer</text:p>
            <text:p>- Click on confirm button</text:p>
          </table:table-cell>
          <table:table-cell table:style-name="ce208"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8">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text:s/>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4: upload avatar</text:p>
          </table:table-cell>
          <table:table-cell table:style-name="ce206"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6" office:value-type="string">
            <text:p>Show message to user knows: <text:span text:style-name="T29"><text:s text:c="4"/></text:span><text:span text:style-name="T29">The file uploaded is not a supported </text:span><text:span text:style-name="T29">file type. Please use .png or .jpg </text:span><text:span text:style-name="T29">only.</text:span></text:p>
            <text:p><text:span text:style-name="T29"/></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enter other data but size of file is bigger than 2MB</text:p>
          </table:table-cell>
          <table:table-cell table:style-name="ce206" office:value-type="string">
            <text:p>Show dialog message: <text:span text:style-name="T7">The file must </text:span><text:span text:style-name="T7">be less than 2 MB.</text:spa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192" office:value-type="string">
            <text:p>Cancel the upload image fil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4: cancel uploading avatar</text:p>
          </table:table-cell>
          <table:table-cell table:style-name="ce206"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6" office:value-type="string">
            <text:p>Close the upload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4: Confirm uploading avatar</text:p>
          </table:table-cell>
          <table:table-cell table:style-name="ce206"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5: Abort image</text:p>
          </table:table-cell>
          <table:table-cell table:style-name="ce206" office:value-type="string">
            <text:p>On avatar preview form:</text:p>
            <text:p>- Click on <text:span text:style-name="T11">Cancel</text:span> button</text:p>
          </table:table-cell>
          <table:table-cell table:style-name="ce206" office:value-type="string">
            <text:p>Close the avatar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192" office:value-type="string">
            <text:p>Delete space </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7" office:value-type="string">
            <text:p>New space is created.</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9" office:value-type="string">
            <text:p>Delete space </text:p>
          </table:table-cell>
          <table:table-cell table:style-name="ce206" office:value-type="string">
            <text:p>Step 2: Delete space</text:p>
          </table:table-cell>
          <table:table-cell table:style-name="ce206" office:value-type="string">
            <text:p>- Go to My Space page, <text:s/>select the space </text:p>
            <text:p>- Click on Delete Space icon</text:p>
            <text:p>- Click on Ok button to confirm</text:p>
          </table:table-cell>
          <table:table-cell table:style-name="ce206"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1" table:number-rows-repeated="4">
          <table:table-cell table:style-name="ce167"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office:forms form:automatic-focus="false" form:apply-design-mode="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row>
        <table:table-row table:style-name="ro53">
          <table:table-cell/>
          <table:table-cell table:style-name="ce272"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272"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8" table:number-columns-repeated="211"/>
          <table:table-cell table:style-name="ce184" table:number-columns-repeated="17"/>
        </table:table-row>
        <table:table-row table:style-name="ro38">
          <table:table-cell table:style-name="ce180" office:value-type="float" office:value="1">
            <text:p>001</text:p>
          </table:table-cell>
          <table:table-cell table:style-name="ce273" office:value-type="string">
            <text:p>FNC_SOC_SPC_SER_06</text:p>
          </table:table-cell>
          <table:table-cell table:style-name="ce277" office:value-type="float" office:value="1">
            <text:p>001</text:p>
          </table:table-cell>
          <table:table-cell table:style-name="ce280" office:value-type="string">
            <text:p>Social/space/Search</text:p>
          </table:table-cell>
          <table:table-cell table:style-name="ce283" office:value-type="string">
            <text:p>Search when text box search is blank</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6">
          <table:table-cell table:style-name="ce164" table:formula="of:=IF(MID([.F8];6;1)&gt;MID([.F7];6;1);&quot;&quot;;MAX([.A$7:.A7])+1)">
            <text:p/>
          </table:table-cell>
          <table:table-cell table:style-name="ce273" office:value-type="string">
            <text:p>FNC_SOC_SPC_SER_06</text:p>
          </table:table-cell>
          <table:table-cell table:style-name="ce180" table:formula="of:=IF(MID([.F8];6;1)&gt;MID([.F7];6;1);[.C7];[.C7]+1)" office:value-type="float" office:value="1">
            <text:p>001</text:p>
          </table:table-cell>
          <table:table-cell table:style-name="ce280" office:value-type="string">
            <text:p>Social/space/Search</text:p>
          </table:table-cell>
          <table:table-cell table:style-name="ce206" office:value-type="string">
            <text:p>Search when text box search is blank</text:p>
          </table:table-cell>
          <table:table-cell table:style-name="ce284" office:value-type="string">
            <text:p>Step 2: Search space</text:p>
          </table:table-cell>
          <table:table-cell table:style-name="ce284" office:value-type="string">
            <text:p>- Select My spaces tab</text:p>
            <text:p>- On text box search: no input data</text:p>
            <text:p>- Click on search button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8">
          <table:table-cell table:style-name="ce164" table:formula="of:=IF(MID([.F9];6;1)&gt;MID([.F8];6;1);&quot;&quot;;MAX([.A$7:.A8])+1)" office:value-type="float" office:value="2">
            <text:p>002</text:p>
          </table:table-cell>
          <table:table-cell table:style-name="ce273" office:value-type="string">
            <text:p>FNC_SOC_SPC_SER_06</text:p>
          </table:table-cell>
          <table:table-cell table:style-name="ce180" table:formula="of:=IF(MID([.F9];6;1)&gt;MID([.F8];6;1);[.C8];[.C8]+1)" office:value-type="float" office:value="2">
            <text:p>002</text:p>
          </table:table-cell>
          <table:table-cell table:style-name="ce280" office:value-type="string">
            <text:p>Social/space/Search</text:p>
          </table:table-cell>
          <table:table-cell table:style-name="ce283" office:value-type="string">
            <text:p>Search when input some text in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1"/>
          <table:table-cell table:style-name="ce249" table:number-columns-repeated="2"/>
          <table:table-cell table:style-name="ce252" table:number-columns-repeated="235"/>
        </table:table-row>
        <table:table-row table:style-name="ro34">
          <table:table-cell table:style-name="ce164" table:formula="of:=IF(MID([.F10];6;1)&gt;MID([.F9];6;1);&quot;&quot;;MAX([.A$7:.A9])+1)">
            <text:p/>
          </table:table-cell>
          <table:table-cell table:style-name="ce273" office:value-type="string">
            <text:p>FNC_SOC_SPC_SER_06</text:p>
          </table:table-cell>
          <table:table-cell table:style-name="ce180" table:formula="of:=IF(MID([.F10];6;1)&gt;MID([.F9];6;1);[.C9];[.C9]+1)" office:value-type="float" office:value="2">
            <text:p>002</text:p>
          </table:table-cell>
          <table:table-cell table:style-name="ce280" office:value-type="string">
            <text:p>Social/space/Search</text:p>
          </table:table-cell>
          <table:table-cell table:style-name="ce206" office:value-type="string">
            <text:p>Search when input some text in text box search</text:p>
          </table:table-cell>
          <table:table-cell table:style-name="ce288" office:value-type="string">
            <text:p>Step 2: Search space</text:p>
          </table:table-cell>
          <table:table-cell table:style-name="ce284" office:value-type="string">
            <text:p>- Select My spaces tab</text:p>
            <text:p>- On text box search: input some text into text box search</text:p>
            <text:p>- Click on icon search or hit Enter from keyboard</text:p>
          </table:table-cell>
          <table:table-cell table:style-name="ce284" office:value-type="string">
            <text:p>- If result return is null, show the messenger to user known: Spaces Found: 0</text:p>
            <text:p>- If result isn’t null. Show all the spaces in list all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1];6;1)&gt;MID([.F10];6;1);&quot;&quot;;MAX([.A$7:.A10])+1)" office:value-type="float" office:value="3">
            <text:p>003</text:p>
          </table:table-cell>
          <table:table-cell table:style-name="ce273" office:value-type="string">
            <text:p>FNC_SOC_SPC_SER_06</text:p>
          </table:table-cell>
          <table:table-cell table:style-name="ce180" table:formula="of:=IF(MID([.F11];6;1)&gt;MID([.F10];6;1);[.C10];[.C10]+1)" office:value-type="float" office:value="3">
            <text:p>003</text:p>
          </table:table-cell>
          <table:table-cell table:style-name="ce280" office:value-type="string">
            <text:p>Social/space/Search</text:p>
          </table:table-cell>
          <table:table-cell table:style-name="ce283" office:value-type="string">
            <text:p>Search when input Asterisk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2];6;1)&gt;MID([.F11];6;1);&quot;&quot;;MAX([.A$7:.A11])+1)">
            <text:p/>
          </table:table-cell>
          <table:table-cell table:style-name="ce273" office:value-type="string">
            <text:p>FNC_SOC_SPC_SER_06</text:p>
          </table:table-cell>
          <table:table-cell table:style-name="ce180" table:formula="of:=IF(MID([.F12];6;1)&gt;MID([.F11];6;1);[.C11];[.C11]+1)" office:value-type="float" office:value="3">
            <text:p>003</text:p>
          </table:table-cell>
          <table:table-cell table:style-name="ce280" office:value-type="string">
            <text:p>Social/space/Search</text:p>
          </table:table-cell>
          <table:table-cell table:style-name="ce206" office:value-type="string">
            <text:p>Search when input Asterisk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3];6;1)&gt;MID([.F12];6;1);&quot;&quot;;MAX([.A$7:.A12])+1)" office:value-type="float" office:value="4">
            <text:p>004</text:p>
          </table:table-cell>
          <table:table-cell table:style-name="ce273" office:value-type="string">
            <text:p>FNC_SOC_SPC_SER_06</text:p>
          </table:table-cell>
          <table:table-cell table:style-name="ce180" table:formula="of:=IF(MID([.F13];6;1)&gt;MID([.F12];6;1);[.C12];[.C12]+1)" office:value-type="float" office:value="4">
            <text:p>004</text:p>
          </table:table-cell>
          <table:table-cell table:style-name="ce280" office:value-type="string">
            <text:p>Social/space/Search</text:p>
          </table:table-cell>
          <table:table-cell table:style-name="ce283" office:value-type="string">
            <text:p>Search when input Percentage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4];6;1)&gt;MID([.F13];6;1);&quot;&quot;;MAX([.A$7:.A13])+1)">
            <text:p/>
          </table:table-cell>
          <table:table-cell table:style-name="ce273" office:value-type="string">
            <text:p>FNC_SOC_SPC_SER_06</text:p>
          </table:table-cell>
          <table:table-cell table:style-name="ce180" table:formula="of:=IF(MID([.F14];6;1)&gt;MID([.F13];6;1);[.C13];[.C13]+1)" office:value-type="float" office:value="4">
            <text:p>004</text:p>
          </table:table-cell>
          <table:table-cell table:style-name="ce280" office:value-type="string">
            <text:p>Social/space/Search</text:p>
          </table:table-cell>
          <table:table-cell table:style-name="ce206" office:value-type="string">
            <text:p>Search when input Percentage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5];6;1)&gt;MID([.F14];6;1);&quot;&quot;;MAX([.A$7:.A14])+1)" office:value-type="float" office:value="5">
            <text:p>005</text:p>
          </table:table-cell>
          <table:table-cell table:style-name="ce273" office:value-type="string">
            <text:p>FNC_SOC_SPC_SER_06</text:p>
          </table:table-cell>
          <table:table-cell table:style-name="ce180" table:formula="of:=IF(MID([.F15];6;1)&gt;MID([.F14];6;1);[.C14];[.C14]+1)" office:value-type="float" office:value="5">
            <text:p>005</text:p>
          </table:table-cell>
          <table:table-cell table:style-name="ce280" office:value-type="string">
            <text:p>Social/space/Search</text:p>
          </table:table-cell>
          <table:table-cell table:style-name="ce283" office:value-type="string">
            <text:p>Search when input other special chars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6];6;1)&gt;MID([.F15];6;1);&quot;&quot;;MAX([.A$7:.A15])+1)">
            <text:p/>
          </table:table-cell>
          <table:table-cell table:style-name="ce273" office:value-type="string">
            <text:p>FNC_SOC_SPC_SER_06</text:p>
          </table:table-cell>
          <table:table-cell table:style-name="ce180" table:formula="of:=IF(MID([.F16];6;1)&gt;MID([.F15];6;1);[.C15];[.C15]+1)" office:value-type="float" office:value="5">
            <text:p>005</text:p>
          </table:table-cell>
          <table:table-cell table:style-name="ce280" office:value-type="string">
            <text:p>Social/space/Search</text:p>
          </table:table-cell>
          <table:table-cell table:style-name="ce206" office:value-type="string">
            <text:p>Search when input other special chars into text box</text:p>
          </table:table-cell>
          <table:table-cell table:style-name="ce288" office:value-type="string">
            <text:p>Step 2: Search space</text:p>
          </table:table-cell>
          <table:table-cell table:style-name="ce284" office:value-type="string">
            <text:p>- Select My space</text:p>
            <text:p>- On text box search: input some special chars (eg: @,#,$,...)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7];6;1)&gt;MID([.F16];6;1);&quot;&quot;;MAX([.A$7:.A16])+1)" office:value-type="float" office:value="6">
            <text:p>006</text:p>
          </table:table-cell>
          <table:table-cell table:style-name="ce273" office:value-type="string">
            <text:p>FNC_SOC_SPC_SER_06</text:p>
          </table:table-cell>
          <table:table-cell table:style-name="ce180" table:formula="of:=IF(MID([.F17];6;1)&gt;MID([.F16];6;1);[.C16];[.C16]+1)" office:value-type="float" office:value="6">
            <text:p>006</text:p>
          </table:table-cell>
          <table:table-cell table:style-name="ce280" office:value-type="string">
            <text:p>Social/space/Search</text:p>
          </table:table-cell>
          <table:table-cell table:style-name="ce283" office:value-type="string">
            <text:p>Search when there is some space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42">
          <table:table-cell table:style-name="ce164" table:formula="of:=IF(MID([.F18];6;1)&gt;MID([.F17];6;1);&quot;&quot;;MAX([.A$7:.A17])+1)">
            <text:p/>
          </table:table-cell>
          <table:table-cell table:style-name="ce273" office:value-type="string">
            <text:p>FNC_SOC_SPC_SER_06</text:p>
          </table:table-cell>
          <table:table-cell table:style-name="ce180" table:formula="of:=IF(MID([.F18];6;1)&gt;MID([.F17];6;1);[.C17];[.C17]+1)" office:value-type="float" office:value="6">
            <text:p>006</text:p>
          </table:table-cell>
          <table:table-cell table:style-name="ce280" office:value-type="string">
            <text:p>Social/space/Search</text:p>
          </table:table-cell>
          <table:table-cell table:style-name="ce206" office:value-type="string">
            <text:p>Search when there is some space into text box</text:p>
          </table:table-cell>
          <table:table-cell table:style-name="ce288" office:value-type="string">
            <text:p>Step 2: Search space</text:p>
          </table:table-cell>
          <table:table-cell table:style-name="ce284" office:value-type="string">
            <text:p>- Select My space</text:p>
            <text:p>- On text box search: input some text with some spaces before or after keyword into text box search</text:p>
            <text:p>- Click on icon search or hit Enter from keyboard</text:p>
          </table:table-cell>
          <table:table-cell table:style-name="ce28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19];6;1)&gt;MID([.F18];6;1);&quot;&quot;;MAX([.A$7:.A18])+1)" office:value-type="float" office:value="7">
            <text:p>007</text:p>
          </table:table-cell>
          <table:table-cell table:style-name="ce273" office:value-type="string">
            <text:p>FNC_SOC_SPC_SER_06</text:p>
          </table:table-cell>
          <table:table-cell table:style-name="ce180" table:formula="of:=IF(MID([.F19];6;1)&gt;MID([.F18];6;1);[.C18];[.C18]+1)" office:value-type="float" office:value="7">
            <text:p>007</text:p>
          </table:table-cell>
          <table:table-cell table:style-name="ce280" office:value-type="string">
            <text:p>Social/space/Search</text:p>
          </table:table-cell>
          <table:table-cell table:style-name="ce283" office:value-type="string">
            <text:p>Auto suggestion key word when search in space</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0];6;1)&gt;MID([.F19];6;1);&quot;&quot;;MAX([.A$7:.A19])+1)">
            <text:p/>
          </table:table-cell>
          <table:table-cell table:style-name="ce273" office:value-type="string">
            <text:p>FNC_SOC_SPC_SER_06</text:p>
          </table:table-cell>
          <table:table-cell table:style-name="ce180" table:formula="of:=IF(MID([.F20];6;1)&gt;MID([.F19];6;1);[.C19];[.C19]+1)" office:value-type="float" office:value="7">
            <text:p>007</text:p>
          </table:table-cell>
          <table:table-cell table:style-name="ce280" office:value-type="string">
            <text:p>Social/space/Search</text:p>
          </table:table-cell>
          <table:table-cell table:style-name="ce206" office:value-type="string">
            <text:p>Auto suggestion key word when search in space</text:p>
          </table:table-cell>
          <table:table-cell table:style-name="ce288" office:value-type="string">
            <text:p>Step 2: Search space</text:p>
          </table:table-cell>
          <table:table-cell table:style-name="ce28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4" office:value-type="string">
            <text:p>It will auto give some suggestion keyword on text box search for user select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21];6;1)&gt;MID([.F20];6;1);&quot;&quot;;MAX([.A$7:.A20])+1)" office:value-type="float" office:value="8">
            <text:p>008</text:p>
          </table:table-cell>
          <table:table-cell table:style-name="ce273" office:value-type="string">
            <text:p>FNC_SOC_SPC_SER_06</text:p>
          </table:table-cell>
          <table:table-cell table:style-name="ce180" table:formula="of:=IF(MID([.F21];6;1)&gt;MID([.F20];6;1);[.C20];[.C20]+1)" office:value-type="float" office:value="8">
            <text:p>008</text:p>
          </table:table-cell>
          <table:table-cell table:style-name="ce280" office:value-type="string">
            <text:p>Social/space/Search</text:p>
          </table:table-cell>
          <table:table-cell table:style-name="ce283" office:value-type="string">
            <text:p>Search when click on a alphabet</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1">
          <table:table-cell table:style-name="ce164" table:formula="of:=IF(MID([.F22];6;1)&gt;MID([.F21];6;1);&quot;&quot;;MAX([.A$7:.A21])+1)">
            <text:p/>
          </table:table-cell>
          <table:table-cell table:style-name="ce273" office:value-type="string">
            <text:p>FNC_SOC_SPC_SER_06</text:p>
          </table:table-cell>
          <table:table-cell table:style-name="ce180" table:formula="of:=IF(MID([.F22];6;1)&gt;MID([.F21];6;1);[.C21];[.C21]+1)" office:value-type="float" office:value="8">
            <text:p>008</text:p>
          </table:table-cell>
          <table:table-cell table:style-name="ce280" office:value-type="string">
            <text:p>Social/space/Search</text:p>
          </table:table-cell>
          <table:table-cell table:style-name="ce206" office:value-type="string">
            <text:p>Search when click on a alphabet</text:p>
          </table:table-cell>
          <table:table-cell table:style-name="ce288" office:value-type="string">
            <text:p>Step 2: Search space</text:p>
          </table:table-cell>
          <table:table-cell table:style-name="ce284" office:value-type="string">
            <text:p>- Select My space</text:p>
            <text:p>- On search space directory: select a letter and click on it</text:p>
          </table:table-cell>
          <table:table-cell table:style-name="ce284" office:value-type="string">
            <text:p>Show all the spaces which has name start by the letter or show message to user knows: there is no space found</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23];6;1)&gt;MID([.F22];6;1);&quot;&quot;;MAX([.A$7:.A22])+1)" office:value-type="float" office:value="9">
            <text:p>009</text:p>
          </table:table-cell>
          <table:table-cell table:style-name="ce273" office:value-type="string">
            <text:p>FNC_SOC_SPC_SER_06</text:p>
          </table:table-cell>
          <table:table-cell table:style-name="ce180" table:formula="of:=IF(MID([.F23];6;1)&gt;MID([.F22];6;1);[.C22];[.C22]+1)" office:value-type="float" office:value="9">
            <text:p>009</text:p>
          </table:table-cell>
          <table:table-cell table:style-name="ce280" office:value-type="string">
            <text:p>Social/space/Search</text:p>
          </table:table-cell>
          <table:table-cell table:style-name="ce283" office:value-type="string">
            <text:p>Search when click on All</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1">
          <table:table-cell table:style-name="ce164" table:formula="of:=IF(MID([.F24];6;1)&gt;MID([.F23];6;1);&quot;&quot;;MAX([.A$7:.A23])+1)">
            <text:p/>
          </table:table-cell>
          <table:table-cell table:style-name="ce273" office:value-type="string">
            <text:p>FNC_SOC_SPC_SER_06</text:p>
          </table:table-cell>
          <table:table-cell table:style-name="ce180" table:formula="of:=IF(MID([.F24];6;1)&gt;MID([.F23];6;1);[.C23];[.C23]+1)" office:value-type="float" office:value="9">
            <text:p>009</text:p>
          </table:table-cell>
          <table:table-cell table:style-name="ce280" office:value-type="string">
            <text:p>Social/space/Search</text:p>
          </table:table-cell>
          <table:table-cell table:style-name="ce206" office:value-type="string">
            <text:p>Search when click on All</text:p>
          </table:table-cell>
          <table:table-cell table:style-name="ce288" office:value-type="string">
            <text:p>Step 2: Search space</text:p>
          </table:table-cell>
          <table:table-cell table:style-name="ce284" office:value-type="string">
            <text:p>- Select My space</text:p>
            <text:p>- On search space directory: Click on <text:span text:style-name="T11">All</text:span></text:p>
          </table:table-cell>
          <table:table-cell table:style-name="ce284" office:value-type="string">
            <text:p>Show all the spaces which user is member</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8">
          <table:table-cell table:style-name="ce164" table:formula="of:=IF(MID([.F25];6;1)&gt;MID([.F24];6;1);&quot;&quot;;MAX([.A$7:.A24])+1)" office:value-type="float" office:value="10">
            <text:p>010</text:p>
          </table:table-cell>
          <table:table-cell table:style-name="ce273" office:value-type="string">
            <text:p>FNC_SOC_SPC_SER_06</text:p>
          </table:table-cell>
          <table:table-cell table:style-name="ce180" table:formula="of:=IF(MID([.F25];6;1)&gt;MID([.F24];6;1);[.C24];[.C24]+1)" office:value-type="float" office:value="10">
            <text:p>010</text:p>
          </table:table-cell>
          <table:table-cell table:style-name="ce280" office:value-type="string">
            <text:p>Social/space/Search</text:p>
          </table:table-cell>
          <table:table-cell table:style-name="ce192" office:value-type="string">
            <text:p>Check paging</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26];6;1)&gt;MID([.F25];6;1);&quot;&quot;;MAX([.A$7:.A25])+1)">
            <text:p/>
          </table:table-cell>
          <table:table-cell table:style-name="ce273" office:value-type="string">
            <text:p>FNC_SOC_SPC_SER_06</text:p>
          </table:table-cell>
          <table:table-cell table:style-name="ce180" table:formula="of:=IF(MID([.F26];6;1)&gt;MID([.F25];6;1);[.C25];[.C25]+1)" office:value-type="float" office:value="10">
            <text:p>01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2: Search space</text:p>
          </table:table-cell>
          <table:table-cell table:style-name="ce284" office:value-type="string">
            <text:p>- Select My space</text:p>
            <text:p>- Search space by keyword or space directory</text:p>
          </table:table-cell>
          <table:table-cell table:style-name="ce284" office:value-type="string">
            <text:p>Show all spaces found</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27];6;1)&gt;MID([.F26];6;1);&quot;&quot;;MAX([.A$7:.A26])+1)">
            <text:p/>
          </table:table-cell>
          <table:table-cell table:style-name="ce273" office:value-type="string">
            <text:p>FNC_SOC_SPC_SER_06</text:p>
          </table:table-cell>
          <table:table-cell table:style-name="ce180" table:formula="of:=IF(MID([.F27];6;1)&gt;MID([.F26];6;1);[.C26];[.C26]+1)" office:value-type="float" office:value="10">
            <text:p>01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3: check paging when has a page</text:p>
          </table:table-cell>
          <table:table-cell table:style-name="ce284" office:value-type="string">
            <text:p>- If the spaces found is smaller than 4</text:p>
          </table:table-cell>
          <table:table-cell table:style-name="ce284" office:value-type="string">
            <text:p>Don't show next, previous, ten pages next, ten pages previou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28];6;1)&gt;MID([.F27];6;1);&quot;&quot;;MAX([.A$7:.A27])+1)">
            <text:p/>
          </table:table-cell>
          <table:table-cell table:style-name="ce273" office:value-type="string">
            <text:p>FNC_SOC_SPC_SER_06</text:p>
          </table:table-cell>
          <table:table-cell table:style-name="ce180" table:formula="of:=IF(MID([.F28];6;1)&gt;MID([.F27];6;1);[.C27];[.C27]+1)" office:value-type="float" office:value="10">
            <text:p>01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4: Check paging when has more than one page</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If <text:s/>there is smaller 10 page, back 10 pages and next 10 pages icon is disable</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8">
          <table:table-cell table:style-name="ce164" table:formula="of:=IF(MID([.F29];6;1)&gt;MID([.F28];6;1);&quot;&quot;;MAX([.A$7:.A28])+1)" office:value-type="float" office:value="11">
            <text:p>011</text:p>
          </table:table-cell>
          <table:table-cell table:style-name="ce273" office:value-type="string">
            <text:p>FNC_SOC_SPC_SER_06</text:p>
          </table:table-cell>
          <table:table-cell table:style-name="ce180" table:formula="of:=IF(MID([.F29];6;1)&gt;MID([.F28];6;1);[.C28];[.C28]+1)" office:value-type="float" office:value="11">
            <text:p>011</text:p>
          </table:table-cell>
          <table:table-cell table:style-name="ce280" office:value-type="string">
            <text:p>Social/space/Search</text:p>
          </table:table-cell>
          <table:table-cell table:style-name="ce192" office:value-type="string">
            <text:p>Check search and paging search result on Invitation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30];6;1)&gt;MID([.F29];6;1);&quot;&quot;;MAX([.A$7:.A29])+1)">
            <text:p/>
          </table:table-cell>
          <table:table-cell table:style-name="ce273" office:value-type="string">
            <text:p>FNC_SOC_SPC_SER_06</text:p>
          </table:table-cell>
          <table:table-cell table:style-name="ce180" table:formula="of:=IF(MID([.F30];6;1)&gt;MID([.F29];6;1);[.C29];[.C29]+1)" office:value-type="float" office:value="11">
            <text:p>011</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2: Invite to user</text:p>
          </table:table-cell>
          <table:table-cell table:style-name="ce284" office:value-type="string">
            <text:p>- Send invitation from some space to a user</text:p>
          </table:table-cell>
          <table:table-cell table:style-name="ce284" office:value-type="string">
            <text:p>Send invitation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8">
          <table:table-cell table:style-name="ce164" table:formula="of:=IF(MID([.F31];6;1)&gt;MID([.F30];6;1);&quot;&quot;;MAX([.A$7:.A30])+1)">
            <text:p/>
          </table:table-cell>
          <table:table-cell table:style-name="ce273" office:value-type="string">
            <text:p>FNC_SOC_SPC_SER_06</text:p>
          </table:table-cell>
          <table:table-cell table:style-name="ce180" table:formula="of:=IF(MID([.F31];6;1)&gt;MID([.F30];6;1);[.C30];[.C30]+1)" office:value-type="float" office:value="11">
            <text:p>011</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3: Search by keyword on Invitation list spaces</text:p>
          </table:table-cell>
          <table:table-cell table:style-name="ce284" office:value-type="string">
            <text:p>Log in by user has been invited </text:p>
            <text:p>- Select Invitation list Space</text:p>
            <text:p>- Input some text into text box search</text:p>
            <text:p>- Click on search button or hit Enter from keyboard</text:p>
          </table:table-cell>
          <table:table-cell table:style-name="ce284" office:value-type="string">
            <text:p>- If result return is null, show the messenger to user known: there is no space found</text:p>
            <text:p>- If result isn’t null. Show all the spaces in Invitation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32];6;1)&gt;MID([.F31];6;1);&quot;&quot;;MAX([.A$7:.A31])+1)">
            <text:p/>
          </table:table-cell>
          <table:table-cell table:style-name="ce273" office:value-type="string">
            <text:p>FNC_SOC_SPC_SER_06</text:p>
          </table:table-cell>
          <table:table-cell table:style-name="ce180" table:formula="of:=IF(MID([.F32];6;1)&gt;MID([.F31];6;1);[.C31];[.C31]+1)" office:value-type="float" office:value="11">
            <text:p>011</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3];6;1)&gt;MID([.F32];6;1);&quot;&quot;;MAX([.A$7:.A32])+1)">
            <text:p/>
          </table:table-cell>
          <table:table-cell table:style-name="ce273" office:value-type="string">
            <text:p>FNC_SOC_SPC_SER_06</text:p>
          </table:table-cell>
          <table:table-cell table:style-name="ce180" table:formula="of:=IF(MID([.F33];6;1)&gt;MID([.F32];6;1);[.C32];[.C32]+1)" office:value-type="float" office:value="11">
            <text:p>011</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8">
          <table:table-cell table:style-name="ce164" table:formula="of:=IF(MID([.F34];6;1)&gt;MID([.F33];6;1);&quot;&quot;;MAX([.A$7:.A33])+1)" office:value-type="float" office:value="12">
            <text:p>012</text:p>
          </table:table-cell>
          <table:table-cell table:style-name="ce273" office:value-type="string">
            <text:p>FNC_SOC_SPC_SER_06</text:p>
          </table:table-cell>
          <table:table-cell table:style-name="ce180" table:formula="of:=IF(MID([.F34];6;1)&gt;MID([.F33];6;1);[.C33];[.C33]+1)" office:value-type="float" office:value="12">
            <text:p>012</text:p>
          </table:table-cell>
          <table:table-cell table:style-name="ce280" office:value-type="string">
            <text:p>Social/space/Search</text:p>
          </table:table-cell>
          <table:table-cell table:style-name="ce192" office:value-type="string">
            <text:p>Check search and paging search result on pending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5];6;1)&gt;MID([.F34];6;1);&quot;&quot;;MAX([.A$7:.A34])+1)">
            <text:p/>
          </table:table-cell>
          <table:table-cell table:style-name="ce273" office:value-type="string">
            <text:p>FNC_SOC_SPC_SER_06</text:p>
          </table:table-cell>
          <table:table-cell table:style-name="ce180" table:formula="of:=IF(MID([.F35];6;1)&gt;MID([.F34];6;1);[.C34];[.C34]+1)" office:value-type="float" office:value="12">
            <text:p>012</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2: Send request to join</text:p>
          </table:table-cell>
          <table:table-cell table:style-name="ce206" office:value-type="string">
            <text:p>- Log in by other user</text:p>
            <text:p>- Access space page</text:p>
            <text:p>- Select All spaces list</text:p>
            <text:p>- Select and send request joining spaces</text:p>
          </table:table-cell>
          <table:table-cell table:style-name="ce284" office:value-type="string">
            <text:p>Send request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6];6;1)&gt;MID([.F35];6;1);&quot;&quot;;MAX([.A$7:.A35])+1)">
            <text:p/>
          </table:table-cell>
          <table:table-cell table:style-name="ce273" office:value-type="string">
            <text:p>FNC_SOC_SPC_SER_06</text:p>
          </table:table-cell>
          <table:table-cell table:style-name="ce180" table:formula="of:=IF(MID([.F36];6;1)&gt;MID([.F35];6;1);[.C35];[.C35]+1)" office:value-type="float" office:value="12">
            <text:p>012</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88" office:value-type="string">
            <text:p>Step 3: Search by keyword on Invitation list spaces</text:p>
          </table:table-cell>
          <table:table-cell table:style-name="ce284" office:value-type="string">
            <text:p>Select pending space list</text:p>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pending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37];6;1)&gt;MID([.F36];6;1);&quot;&quot;;MAX([.A$7:.A36])+1)">
            <text:p/>
          </table:table-cell>
          <table:table-cell table:style-name="ce273" office:value-type="string">
            <text:p>FNC_SOC_SPC_SER_06</text:p>
          </table:table-cell>
          <table:table-cell table:style-name="ce180" table:formula="of:=IF(MID([.F37];6;1)&gt;MID([.F36];6;1);[.C36];[.C36]+1)" office:value-type="float" office:value="12">
            <text:p>012</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8];6;1)&gt;MID([.F37];6;1);&quot;&quot;;MAX([.A$7:.A37])+1)">
            <text:p/>
          </table:table-cell>
          <table:table-cell table:style-name="ce273" office:value-type="string">
            <text:p>FNC_SOC_SPC_SER_06</text:p>
          </table:table-cell>
          <table:table-cell table:style-name="ce180" table:formula="of:=IF(MID([.F38];6;1)&gt;MID([.F37];6;1);[.C37];[.C37]+1)" office:value-type="float" office:value="12">
            <text:p>012</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8">
          <table:table-cell table:style-name="ce164" table:formula="of:=IF(MID([.F39];6;1)&gt;MID([.F38];6;1);&quot;&quot;;MAX([.A$7:.A38])+1)" office:value-type="float" office:value="13">
            <text:p>013</text:p>
          </table:table-cell>
          <table:table-cell table:style-name="ce273" office:value-type="string">
            <text:p>FNC_SOC_SPC_SER_06</text:p>
          </table:table-cell>
          <table:table-cell table:style-name="ce180" table:formula="of:=IF(MID([.F39];6;1)&gt;MID([.F38];6;1);[.C38];[.C38]+1)" office:value-type="float" office:value="13">
            <text:p>013</text:p>
          </table:table-cell>
          <table:table-cell table:style-name="ce280" office:value-type="string">
            <text:p>Social/space/Search</text:p>
          </table:table-cell>
          <table:table-cell table:style-name="ce192" office:value-type="string">
            <text:p>Check search and paging search result on public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40];6;1)&gt;MID([.F39];6;1);&quot;&quot;;MAX([.A$7:.A39])+1)">
            <text:p/>
          </table:table-cell>
          <table:table-cell table:style-name="ce273" office:value-type="string">
            <text:p>FNC_SOC_SPC_SER_06</text:p>
          </table:table-cell>
          <table:table-cell table:style-name="ce180" table:formula="of:=IF(MID([.F40];6;1)&gt;MID([.F39];6;1);[.C39];[.C39]+1)" office:value-type="float" office:value="13">
            <text:p>013</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2: View public spaces list</text:p>
          </table:table-cell>
          <table:table-cell table:style-name="ce206" office:value-type="string">
            <text:p>- Log in by other user</text:p>
            <text:p>- Access space page</text:p>
            <text:p>- Select Public spaces list</text:p>
          </table:table-cell>
          <table:table-cell table:style-name="ce284" office:value-type="string">
            <text:p>Show all public space</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41];6;1)&gt;MID([.F40];6;1);&quot;&quot;;MAX([.A$7:.A40])+1)">
            <text:p/>
          </table:table-cell>
          <table:table-cell table:style-name="ce273" office:value-type="string">
            <text:p>FNC_SOC_SPC_SER_06</text:p>
          </table:table-cell>
          <table:table-cell table:style-name="ce180" table:formula="of:=IF(MID([.F41];6;1)&gt;MID([.F40];6;1);[.C40];[.C40]+1)" office:value-type="float" office:value="13">
            <text:p>013</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88" office:value-type="string">
            <text:p>Step 3: Search by keyword on Invitation list spaces</text:p>
          </table:table-cell>
          <table:table-cell table:style-name="ce284" office:value-type="string">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1">
          <table:table-cell table:style-name="ce164" table:formula="of:=IF(MID([.F42];6;1)&gt;MID([.F41];6;1);&quot;&quot;;MAX([.A$7:.A41])+1)">
            <text:p/>
          </table:table-cell>
          <table:table-cell table:style-name="ce273" office:value-type="string">
            <text:p>FNC_SOC_SPC_SER_06</text:p>
          </table:table-cell>
          <table:table-cell table:style-name="ce180" table:formula="of:=IF(MID([.F42];6;1)&gt;MID([.F41];6;1);[.C41];[.C41]+1)" office:value-type="float" office:value="13">
            <text:p>013</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42">
          <table:table-cell table:style-name="ce265"/>
          <table:table-cell table:style-name="ce273" office:value-type="string">
            <text:p>FNC_SOC_SPC_SER_06</text:p>
          </table:table-cell>
          <table:table-cell table:style-name="ce180" table:formula="of:=IF(MID([.F43];6;1)&gt;MID([.F42];6;1);[.C42];[.C42]+1)" office:value-type="float" office:value="13">
            <text:p>013</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1" table:number-rows-repeated="2">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number-columns-repeated="2"/>
          <table:table-cell table:style-name="ce284"/>
          <table:table-cell table:style-name="ce281"/>
          <table:table-cell table:style-name="ce284" table:number-columns-repeated="2"/>
          <table:table-cell table:style-name="ce293"/>
          <table:table-cell table:style-name="ce249" table:number-columns-repeated="2"/>
          <table:table-cell table:style-name="ce254" table:number-columns-repeated="235"/>
        </table:table-row>
        <table:table-row table:style-name="ro1" table:number-rows-repeated="2">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6"/>
          <table:table-cell table:style-name="ce285"/>
          <table:table-cell table:style-name="ce290"/>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7"/>
          <table:table-cell table:style-name="ce289"/>
          <table:table-cell table:style-name="ce290"/>
          <table:table-cell table:style-name="ce291"/>
          <table:table-cell table:style-name="ce285"/>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number-rows-repeated="11">
          <table:table-cell table:style-name="ce268"/>
          <table:table-cell table:style-name="ce276"/>
          <table:table-cell table:style-name="ce268" table:number-columns-repeated="8"/>
          <table:table-cell table:style-name="ce161" table:number-columns-repeated="237"/>
        </table:table-row>
        <table:table-row table:style-name="ro1" table:number-rows-repeated="31">
          <table:table-cell table:style-name="ce269" table:number-columns-repeated="10"/>
          <table:table-cell table:number-columns-repeated="237"/>
        </table:table-row>
        <table:table-row table:style-name="ro1" table:number-rows-repeated="12">
          <table:table-cell table:style-name="ce270" table:number-columns-repeated="10"/>
          <table:table-cell table:number-columns-repeated="237"/>
        </table:table-row>
        <table:table-row table:style-name="ro1" table:number-rows-repeated="2">
          <table:table-cell table:style-name="ce271"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70">
            <text:p>70</text:p>
          </table:table-cell>
          <table:table-cell table:style-name="ce233" table:formula="of:=COUNTIF([.M$7:.M$885];[.$K1])" office:value-type="float" office:value="70">
            <text:p>7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6"/>
          <table:table-cell table:style-name="ce249" office:value-type="string">
            <text:p>thao.pham</text:p>
          </table:table-cell>
          <table:table-cell table:number-columns-repeated="2" table:style-name="ce249" office:value-type="string">
            <text:p>Passed</text:p>
          </table:table-cell>
          <table:table-cell table:style-name="ce249" table:number-columns-repeated="233"/>
          <table:table-cell table:style-name="ce258"/>
          <table:table-cell table:number-columns-repeated="777"/>
        </table:table-row>
        <table:table-row table:style-name="ro42">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 Send invitation successfully</text:p>
            <text:p>- User is added into invited list</text:p>
          </table:table-cell>
          <table:table-cell table:style-name="ce225" office:value-type="string">
            <text:p>High</text:p>
          </table:table-cell>
          <table:table-cell table:style-name="ce316"/>
          <table:table-cell table:style-name="ce249" office:value-type="string">
            <text:p>thao.pham</text:p>
          </table:table-cell>
          <table:table-cell table:number-columns-repeated="2" table:style-name="ce249" office:value-type="string">
            <text:p>Passed</text:p>
          </table:table-cell>
          <table:table-cell table:style-name="ce249" table:number-columns-repeated="233"/>
          <table:table-cell table:style-name="ce258"/>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3: Check invitation sending successfully</text:p>
          </table:table-cell>
          <table:table-cell table:style-name="ce206" office:value-type="string">
            <text:p>- Login as invited user</text:p>
            <text:p>- Select space page </text:p>
            <text:p>- Select invitation spaces list</text:p>
          </table:table-cell>
          <table:table-cell table:style-name="ce216" office:value-type="string">
            <text:p>- Display space name with Accept | Ignore button</text:p>
            <text:p/>
          </table:table-cell>
          <table:table-cell table:style-name="ce225" office:value-type="string">
            <text:p>High</text:p>
          </table:table-cell>
          <table:table-cell table:style-name="ce317"/>
          <table:table-cell table:style-name="ce249" office:value-type="string">
            <text:p>thao.pham</text:p>
          </table:table-cell>
          <table:table-cell table:style-name="ce249" office:value-type="string">
            <text:p>Passed</text:p>
          </table:table-cell>
          <table:table-cell table:style-name="ce252" office:value-type="string">
            <text:p>Passed</text:p>
          </table:table-cell>
          <table:table-cell table:style-name="ce252" table:number-columns-repeated="234"/>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42">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3: Invited user accept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6"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42">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42">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3: Invited user denie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6"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5" office:value-type="string">
            <text:p>Manager cancels the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42">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2: Send invitation</text:p>
          </table:table-cell>
          <table:table-cell table:style-name="ce206"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1">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3: Cancel the invitation</text:p>
          </table:table-cell>
          <table:table-cell table:style-name="ce206"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6" office:value-type="string">
            <text:p>- Invited user has been removed from list invited user and she/he can send request to join into the Space</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7">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6" office:value-type="string">
            <text:p>- New space with visible and open mode is created</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tation list</text:p>
            <text:p/>
          </table:table-cell>
          <table:table-cell table:style-name="ce216" office:value-type="string">
            <text:p>- Display space name with Accept | Ignore button</text:p>
            <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7">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office:value-type="string">
            <text:p>thao.pham</text:p>
          </table:table-cell>
          <table:table-cell table:style-name="ce249" office:value-type="string">
            <text:p>Passed</text:p>
          </table:table-cell>
          <table:table-cell table:style-name="ce253" office:value-type="string">
            <text:p>Passed</text:p>
          </table:table-cell>
          <table:table-cell table:style-name="ce253" table:number-columns-repeated="234"/>
          <table:table-cell table:number-columns-repeated="777"/>
        </table:table-row>
        <table:table-row table:style-name="ro36">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User has select at step 2, sign in</text:p>
            <text:p>- Go to the space page → Invitation list</text:p>
            <text:p><text:span text:style-name="T23"/></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1" table:visibility="filter">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8" office:value-type="string">
            <text:p>Send invitation to Root</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8" office:value-type="string">
            <text:p>Sending the invitation successfully. Root automatic become a member of space</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3: check list user</text:p>
          </table:table-cell>
          <table:table-cell table:style-name="ce206" office:value-type="string">
            <text:p>- Select List user portlet</text:p>
          </table:table-cell>
          <table:table-cell table:style-name="ce216" office:value-type="string">
            <text:p>Show 2 list of users:</text:p>
            <text:p>- Administrators of space: include all users are manager of space</text:p>
            <text:p>- Members of space: include all users are member of space. Root is a member of space</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42">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8" office:value-type="string">
            <text:p>Send invitation to member of space</text:p>
          </table:table-cell>
          <table:table-cell table:style-name="ce206" office:value-type="string">
            <text:p>Step 2: Send invitation</text:p>
          </table:table-cell>
          <table:table-cell table:style-name="ce206"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8" office:value-type="string">
            <text:p>Sending the invitation Failed.</text:p>
            <text:p>Show warning message: ” Some users have already existed in the space, including: <text:span text:style-name="T13">username”</text:span></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42">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2: Invited user</text:p>
          </table:table-cell>
          <table:table-cell table:style-name="ce206"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8" office:value-type="string">
            <text:p>Invited user successfully</text:p>
            <text:p/>
            <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3: Send invitation to users who are <text:span text:style-name="T9">existing in inviting list</text:span></text:p>
          </table:table-cell>
          <table:table-cell table:style-name="ce206" office:value-type="string">
            <text:p>- Enter user name or select users who are <text:span text:style-name="T9">existing in inviting list</text:span> joining to the Space</text:p>
          </table:table-cell>
          <table:table-cell table:style-name="ce308" office:value-type="string">
            <text:p>Show warning message: ” Some users have already existed in the inviting list, including: <text:span text:style-name="T13">username”</text:span></text:p>
          </table:table-cell>
          <table:table-cell table:style-name="ce225" office:value-type="string">
            <text:p>High</text:p>
          </table:table-cell>
          <table:table-cell table:style-name="ce319"/>
          <table:table-cell table:style-name="ce249" office:value-type="string">
            <text:p>thao.pham</text:p>
          </table:table-cell>
          <table:table-cell table:style-name="ce249" office:value-type="string">
            <text:p>Passed</text:p>
          </table:table-cell>
          <table:table-cell table:style-name="ce254" office:value-type="string">
            <text:p>Passed</text:p>
          </table:table-cell>
          <table:table-cell table:style-name="ce254" table:number-columns-repeated="234"/>
          <table:table-cell table:number-columns-repeated="777"/>
        </table:table-row>
        <table:table-row table:style-name="ro34" table:visibility="filter">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6" table:visibility="filter">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8" office:value-type="string">
            <text:p>Send invitation to user does not exist on Social system</text:p>
          </table:table-cell>
          <table:table-cell table:style-name="ce206" office:value-type="string">
            <text:p>Step 2: Send invitation to user does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6" office:value-type="string">
            <text:p>Sending invitation to user Failed.</text:p>
            <text:p>Show message: “Some users don't exist, including: <text:span text:style-name="T13">username”</text:span></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visibility="filter">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8" office:value-type="string">
            <text:p>Send invitation to multi-users who are not members of the Space</text:p>
          </table:table-cell>
          <table:table-cell table:style-name="ce206" office:value-type="string">
            <text:p>Step 2: Send invitation to multi-users who are not not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6" office:value-type="string">
            <text:p>Send invitation to all user successfully.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6" table:visibility="filter">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8" office:value-type="string">
            <text:p>Send invitation to multi-users including member of the Space</text:p>
          </table:table-cell>
          <table:table-cell table:style-name="ce206" office:value-type="string">
            <text:p>Step 2: Send invitation to multi-users including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6" office:value-type="string">
            <text:p>With all users who are not member of the space, the Sending invitation successes.</text:p>
            <text:p>And show message to indicates several users are member of the Space.</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6" table:visibility="filter">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8"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6"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6" office:value-type="string">
            <text:p>With all users who are not existing in inviting list, the Sending invitation successes.</text:p>
            <text:p>And show message to indicates several users are existing in inviting list.</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visibility="filter">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8" office:value-type="string">
            <text:p>Send invitation to multi-users including users do not exist on Social system</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6" office:value-type="string">
            <text:p>With all users who exist on Social system, the Sending invitation successes.</text:p>
            <text:p>And show message to indicates several users are not existing on Social system.</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8" table:visibility="filter">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52" table:visibility="filter">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8" office:value-type="string">
            <text:p>Send invitation to multi-users <text:s/>including users do not exist on Social system, users are member of the space, user are being invited</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6"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6" table:visibility="filter">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8" office:value-type="string">
            <text:p>Enter multi-user but not correct format,</text:p>
          </table:table-cell>
          <table:table-cell table:style-name="ce206" office:value-type="string">
            <text:p>Step 2: Send invitation to multi-users including users do not exist on Social system.</text:p>
          </table:table-cell>
          <table:table-cell table:style-name="ce206"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6" office:value-type="string">
            <text:p>Sending invitation Failed</text:p>
            <text:p>Show message: </text:p>
            <text:p>“Some users don't exist, including: username1.username2...”</text:p>
            <text:p><text:s/></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visibility="filter">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197" office:value-type="string">
            <text:p>Send invitation to no on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40" table:visibility="filter">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8" office:value-type="string">
            <text:p>Send invitation to no one</text:p>
          </table:table-cell>
          <table:table-cell table:style-name="ce206" office:value-type="string">
            <text:p>Step 2: Send invitation to no one</text:p>
          </table:table-cell>
          <table:table-cell table:style-name="ce206"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9" office:value-type="string">
            <text:p><text:span text:style-name="T33">- Show warming message:</text:span><text:span text:style-name="T34"> “the field </text:span><text:span text:style-name="T34">“user” is required”</text:span></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7">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s list and <text:s/>selects this space and click Request to join</text:p>
          </table:table-cell>
          <table:table-cell table:style-name="ce206" office:value-type="string">
            <text:p>Send request successfully: </text:p>
            <text:p>- On screen of sender request: The space is moved from Public space and added into Pending space list and user can using Cancel button to Cancel the request</text:p>
            <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6" office:value-type="string">
            <text:p>Display list pending user, name of user was sent request, is added into list. </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46">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3: The Manager of Space declines the request</text:p>
          </table:table-cell>
          <table:table-cell table:style-name="ce206"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6"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46">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3: The Manager of Space Accepts the request</text:p>
          </table:table-cell>
          <table:table-cell table:style-name="ce206"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6" office:value-type="string">
            <text:p>- Invited user is removed from list pending user and added into list of member</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4: check accept request</text:p>
          </table:table-cell>
          <table:table-cell table:style-name="ce206" office:value-type="string">
            <text:p>- Log in by user who is validated request</text:p>
            <text:p>- Go to Space page</text:p>
            <text:p>- Select my space</text:p>
          </table:table-cell>
          <table:table-cell table:style-name="ce206" office:value-type="string">
            <text:p>The space is added into my space list of user and by the name of space, there is a Leave button to allow user leave out space</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197" office:value-type="string">
            <text:p>User cancel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3: User cancel request</text:p>
          </table:table-cell>
          <table:table-cell table:style-name="ce206" office:value-type="string">
            <text:p>- Select pending space list</text:p>
            <text:p>- Select the space which user sent request</text:p>
            <text:p>- Click on Cancel button</text:p>
          </table:table-cell>
          <table:table-cell table:style-name="ce206" office:value-type="string">
            <text:p>User cancel the request joining the space. The space is leave from Pending space and is added back All spaces list</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1: create a new space at the visible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2: Send request</text:p>
          </table:table-cell>
          <table:table-cell table:style-name="ce206" office:value-type="string">
            <text:p>- Other user sign in</text:p>
            <text:p>- Go space page</text:p>
            <text:p>- Select All spaces list</text:p>
            <text:p>- Select the space which has created and click on [Request to Join] button</text:p>
          </table:table-cell>
          <table:table-cell table:style-name="ce206" office:value-type="string">
            <text:p>User becomes member of the space</text:p>
            <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6" office:value-type="string">
            <text:p>Name of user at step 2, is displayed in member list of the space</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6" office:value-type="string">
            <text:p>Step 1: create a new space at the visible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space page</text:p>
            <text:p>- Select <text:s/>public spaces list</text:p>
            <text:p>- Select the space which has created and click on [Request to Join] button</text:p>
          </table:table-cell>
          <table:table-cell table:style-name="ce206" office:value-type="string">
            <text:p>Send request successfully: </text:p>
            <text:p>The space is move out Public space and added into pending space</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able:table-cell>
          <table:table-cell table:style-name="ce206" office:value-type="string">
            <text:p>Name of user at step 3, is in pending list of the space.</text:p>
            <text:p>Click on [validate] if manager accept the request else click on [decline] button</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6" office:value-type="string">
            <text:p>Step 1: create a new space at the visible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space page</text:p>
            <text:p>- Select All space list</text:p>
            <text:p>- Select the space which has created </text:p>
          </table:table-cell>
          <table:table-cell table:style-name="ce310" office:value-type="string">
            <text:p>Don't see any button to send request. Only manager of space can send invitation to user</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6" office:value-type="string">
            <text:p>Step 1: create a new space at the hidden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ope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s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6" office:value-type="string">
            <text:p>Step 1: create a new space at the hidden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6" office:value-type="string">
            <text:p>Step 1: create a new space at the hidden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197" office:value-type="string">
            <text:p>Add user into Space group</text:p>
          </table:table-cell>
          <table:table-cell table:style-name="ce206" office:value-type="string">
            <text:p>Step 1: Create a new Space</text:p>
          </table:table-cell>
          <table:table-cell table:style-name="ce305"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7" office:value-type="string">
            <text:p>- Create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1" office:value-type="string">
            <text:p>Add us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style-name="ce263" office:value-type="string">
            <text:p>thao.pham</text:p>
          </table:table-cell>
          <table:table-cell table:style-name="ce263" office:value-type="string">
            <text:p>Passed</text:p>
          </table:table-cell>
          <table:table-cell office:value-type="string">
            <text:p>Passed</text:p>
          </table:table-cell>
          <table:table-cell table:number-columns-repeated="1011"/>
        </table:table-row>
        <table:table-row table:style-name="ro42">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8" office:value-type="string">
            <text:p>Add user into Space group</text:p>
          </table:table-cell>
          <table:table-cell table:style-name="ce206" office:value-type="string">
            <text:p>Step 3: Add user into space group</text:p>
          </table:table-cell>
          <table:table-cell table:style-name="ce206"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6" office:value-type="string">
            <text:p>User, who has just added, becomes the member of this space.</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3: Add member with membership is manager, into space group</text:p>
          </table:table-cell>
          <table:table-cell table:style-name="ce206"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6" office:value-type="string">
            <text:p>User, who has just added, becomes the manager of the space.</text:p>
          </table:table-cell>
          <table:table-cell table:style-name="ce313" office:value-type="string">
            <text:p>High</text:p>
          </table:table-cell>
          <table:table-cell table:style-name="ce321"/>
          <table:table-cell office:value-type="string">
            <text:p>thao.pham</text:p>
          </table:table-cell>
          <table:table-cell table:number-columns-repeated="2" office:value-type="string">
            <text:p>Passed</text:p>
          </table:table-cell>
          <table:table-cell table:number-columns-repeated="1011"/>
        </table:table-row>
        <table:table-row table:style-name="ro34" table:visibility="filter">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6" table:visibility="filter">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304" office:value-type="string">
            <text:p>Step 3: Accept invitation</text:p>
          </table:table-cell>
          <table:table-cell table:style-name="ce306" office:value-type="string">
            <text:p>- Login with invited user</text:p>
            <text:p>- Go to Spaces manage/Invitation</text:p>
            <text:p>- Click accept</text:p>
          </table:table-cell>
          <table:table-cell table:style-name="ce311"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40" table:visibility="filter">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 icon</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304" office:value-type="string">
            <text:p>Step 3: Accept request to join</text:p>
          </table:table-cell>
          <table:table-cell table:style-name="ce307"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40" table:visibility="filter">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8" table:visibility="filter">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6" office:value-type="string">
            <text:p>Step 1: Create a new Space</text:p>
          </table:table-cell>
          <table:table-cell table:style-name="ce206" office:value-type="string">
            <text:p>- Sign in system ( excepted root)</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0" table:visibility="filter">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2: Invited user</text:p>
          </table:table-cell>
          <table:table-cell table:style-name="ce218" office:value-type="string">
            <text:p>- Add Root into space group or invite user Root to join in Space</text:p>
          </table:table-cell>
          <table:table-cell table:style-name="ce218" office:value-type="string">
            <text:p>- Invited member successfully</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3: Remove a member from the space</text:p>
          </table:table-cell>
          <table:table-cell table:style-name="ce206" office:value-type="string">
            <text:p>- The Manager of space which has created at step 1, signs in and select this space.</text:p>
            <text:p>- Select user Root and click on [remove]</text:p>
          </table:table-cell>
          <table:table-cell table:style-name="ce206" office:value-type="string">
            <text:p>- User Root has been removed from list member of the space and space group but Root has all right like manager of space.</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6" table:visibility="filter">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46" table:visibility="filter">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3: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number-columns-repeated="1014"/>
        </table:table-row>
        <table:table-row table:style-name="ro38" table:visibility="filter">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4: Delete a member from space group</text:p>
          </table:table-cell>
          <table:table-cell table:style-name="ce206" office:value-type="string">
            <text:p>- Access the new added page</text:p>
            <text:p>- Select Group management</text:p>
            <text:p>- Find and select Space group which has created at step 1</text:p>
            <text:p>- Select user and delete him from Space group </text:p>
          </table:table-cell>
          <table:table-cell table:style-name="ce206" office:value-type="string">
            <text:p>User has been removed from list member of the space and space group. User can't access this space but user can send request to join back. </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6" table:visibility="filter">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304" office:value-type="string">
            <text:p>Step 3: Accept invitation</text:p>
          </table:table-cell>
          <table:table-cell table:style-name="ce307" office:value-type="string">
            <text:p>- Login with invited user</text:p>
            <text:p>- Go to Spaces manage/Invitation</text:p>
            <text:p>- Click accept</text:p>
          </table:table-cell>
          <table:table-cell table:style-name="ce307" office:value-type="string">
            <text:p>- Login in successfully</text:p>
            <text:p>- In my spaces of invited user: display space which added at step 1</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300" office:value-type="string">
            <text:p>Root leaves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2: Add member for space</text:p>
          </table:table-cell>
          <table:table-cell table:style-name="ce218" office:value-type="string">
            <text:p>- Add user Root into space group or invite user Root to join in Space</text:p>
          </table:table-cell>
          <table:table-cell table:style-name="ce218" office:value-type="string">
            <text:p>- Add member successfully</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3: Member leave the space</text:p>
          </table:table-cell>
          <table:table-cell table:style-name="ce206" office:value-type="string">
            <text:p>- Root signs in and select the space which has created at step 1</text:p>
            <text:p>- Root leaves from this space</text:p>
          </table:table-cell>
          <table:table-cell table:style-name="ce206" office:value-type="string">
            <text:p>User Root has removed from list member of the space and space group. But Root still has access and edit right on space</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300" office:value-type="string">
            <text:p>Manager of space leaves space when only has one member in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8" table:visibility="filter">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6" office:value-type="string">
            <text:p>Step 2: Leave space</text:p>
          </table:table-cell>
          <table:table-cell table:style-name="ce206" office:value-type="string">
            <text:p>- Select My space list</text:p>
            <text:p>- On the space has created at step 1, click on Leave icon</text:p>
          </table:table-cell>
          <table:table-cell table:style-name="ce206"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300" office:value-type="string">
            <text:p>Make a user to become the manag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6" table:visibility="filter">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3: Accept invitation</text:p>
          </table:table-cell>
          <table:table-cell table:style-name="ce206" office:value-type="string">
            <text:p>- Invited user logs in</text:p>
            <text:p>- Go to Spaces/invitations list</text:p>
            <text:p>- Accept invited of the space</text:p>
          </table:table-cell>
          <table:table-cell table:style-name="ce216" office:value-type="string">
            <text:p>- User be come member of the space</text:p>
          </table:table-cell>
          <table:table-cell table:style-name="ce313" office:value-type="string">
            <text:p>High</text:p>
          </table:table-cell>
          <table:table-cell table:style-name="ce321"/>
          <table:table-cell table:number-columns-repeated="1014"/>
        </table:table-row>
        <table:table-row table:style-name="ro45" table:visibility="filter">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4: Make a user to become manager of the space</text:p>
          </table:table-cell>
          <table:table-cell table:style-name="ce2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6" office:value-type="string">
            <text:p>- User become manager of space</text:p>
            <text:p>User can edit and access [Space settings] portlet.</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301" office:value-type="string">
            <text:p>Remove a manag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9" office:value-type="string">
            <text:p>- Create new Space successfully.</text:p>
          </table:table-cell>
          <table:table-cell table:style-name="ce314" office:value-type="string">
            <text:p>High</text:p>
          </table:table-cell>
          <table:table-cell table:style-name="ce262"/>
          <table:table-cell table:style-name="ce264" table:number-columns-repeated="1014"/>
        </table:table-row>
        <table:table-row table:style-name="ro46" table:visibility="filter">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2: Invited user</text:p>
          </table:table-cell>
          <table:table-cell table:style-name="ce2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12" office:value-type="string">
            <text:p>Send invitation successfully:</text:p>
            <text:p>- On screen of <text:s/>invitation sender: if no has list Invited user, display list invited user, else add name of user was invited into list.</text:p>
          </table:table-cell>
          <table:table-cell table:style-name="ce314" office:value-type="string">
            <text:p>High</text:p>
          </table:table-cell>
          <table:table-cell table:style-name="ce262"/>
          <table:table-cell table:style-name="ce264" table:number-columns-repeated="1014"/>
        </table:table-row>
        <table:table-row table:style-name="ro45" table:visibility="filter">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3: Make a user to become manager of the space</text:p>
          </table:table-cell>
          <table:table-cell table:style-name="ce220"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7" office:value-type="string">
            <text:p>- User become manager of space</text:p>
            <text:p>User can edit and access [Space settings] portlet.</text:p>
          </table:table-cell>
          <table:table-cell table:style-name="ce314" office:value-type="string">
            <text:p>High</text:p>
          </table:table-cell>
          <table:table-cell table:style-name="ce262"/>
          <table:table-cell table:style-name="ce264" table:number-columns-repeated="1014"/>
        </table:table-row>
        <table:table-row table:style-name="ro45" table:visibility="filter">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4: Remove manager of user</text:p>
          </table:table-cell>
          <table:table-cell table:style-name="ce220"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4" office:value-type="string">
            <text:p>High</text:p>
          </table:table-cell>
          <table:table-cell table:style-name="ce262"/>
          <table:table-cell table:style-name="ce264" table:number-columns-repeated="1014"/>
        </table:table-row>
        <table:table-row table:style-name="ro34" table:visibility="filter">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302" office:value-type="string">
            <text:p>Validate pending request when space has no member</text:p>
          </table:table-cell>
          <table:table-cell table:style-name="ce208" office:value-type="string">
            <text:p>Step 1: Create a new Space</text:p>
          </table:table-cell>
          <table:table-cell table:style-name="ce208" office:value-type="string">
            <text:p>- Sign in system</text:p>
            <text:p>- Select space page to view</text:p>
            <text:p>- Click on [Add new space] </text:p>
            <text:p>- Enter all valid data</text:p>
            <text:p>- Click [create]</text:p>
          </table:table-cell>
          <table:table-cell table:style-name="ce221" office:value-type="string">
            <text:p>- Create new Space successfully.</text:p>
          </table:table-cell>
          <table:table-cell table:style-name="ce315" office:value-type="string">
            <text:p>High</text:p>
          </table:table-cell>
          <table:table-cell table:style-name="ce322" office:value-type="string">
            <text:p>Test case out of date: should be removed</text:p>
          </table:table-cell>
          <table:table-cell table:style-name="ce240" table:number-columns-repeated="1014"/>
        </table:table-row>
        <table:table-row table:style-name="ro42" table:visibility="filter">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303" office:value-type="string">
            <text:p>Validate pending request when space has no member</text:p>
          </table:table-cell>
          <table:table-cell table:style-name="ce208" office:value-type="string">
            <text:p>Step 2: Remove manager of user</text:p>
          </table:table-cell>
          <table:table-cell table:style-name="ce222" office:value-type="string">
            <text:p>- Click [edit space] icon or access the space and select [Space Settings] portlet</text:p>
            <text:p>- Select [members] tab</text:p>
            <text:p>- At list members, user removes him/herself from space</text:p>
          </table:table-cell>
          <table:table-cell table:style-name="ce208" office:value-type="string">
            <text:p>Display message “You are the last manager of this space. You need to promote another member as manager of the space before leaving it.” User cannot removes himself when space has 1 members</text:p>
            <text:p/>
          </table:table-cell>
          <table:table-cell table:style-name="ce315" office:value-type="string">
            <text:p>High</text:p>
          </table:table-cell>
          <table:table-cell table:style-name="ce322"/>
          <table:table-cell table:style-name="ce240" table:number-columns-repeated="1014"/>
        </table:table-row>
        <table:table-row table:style-name="ro34" table:visibility="filter">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0" table:visibility="filter">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3: View All space on browser 2</text:p>
          </table:table-cell>
          <table:table-cell table:style-name="ce206" office:value-type="string">
            <text:p>- User B clicks on All spaces</text:p>
          </table:table-cell>
          <table:table-cell table:style-name="ce217" office:value-type="string">
            <text:p>Show all spaces</text:p>
          </table:table-cell>
          <table:table-cell table:style-name="ce313" office:value-type="string">
            <text:p>High</text:p>
          </table:table-cell>
          <table:table-cell table:style-name="ce321"/>
          <table:table-cell table:number-columns-repeated="1014"/>
        </table:table-row>
        <table:table-row table:style-name="ro37" table:visibility="filter">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4: Send invitation to user B on browser 1</text:p>
          </table:table-cell>
          <table:table-cell table:style-name="ce218" office:value-type="string">
            <text:p>- User A Click on [Edit space] icon or access the space then access [Setting space]</text:p>
            <text:p>- Select Member tab</text:p>
            <text:p>- Select user B to send invitation</text:p>
            <text:p>- Click on [invite] button</text:p>
          </table:table-cell>
          <table:table-cell table:style-name="ce206" office:value-type="string">
            <text:p>Send invitation successfully. </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B becomes the member of the space</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3: User A accesses member tab on browser 1</text:p>
          </table:table-cell>
          <table:table-cell table:style-name="ce206" office:value-type="string">
            <text:p>- Click on [Edit space] icon or access the space then access [Setting space] portlet</text:p>
            <text:p>- Select Member tab</text:p>
          </table:table-cell>
          <table:table-cell table:style-name="ce217" office:value-type="string">
            <text:p>Show member tab</text:p>
          </table:table-cell>
          <table:table-cell table:style-name="ce313" office:value-type="string">
            <text:p>High</text:p>
          </table:table-cell>
          <table:table-cell table:style-name="ce321"/>
          <table:table-cell table:number-columns-repeated="1014"/>
        </table:table-row>
        <table:table-row table:style-name="ro30" table:visibility="filter">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4: View All space on browser 2</text:p>
          </table:table-cell>
          <table:table-cell table:style-name="ce206" office:value-type="string">
            <text:p>- User B select All spaces list</text:p>
          </table:table-cell>
          <table:table-cell table:style-name="ce217" office:value-type="string">
            <text:p>All spaces are shown</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31" table:visibility="filter">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6: Send invitation to user B on browser 1</text:p>
          </table:table-cell>
          <table:table-cell table:style-name="ce218" office:value-type="string">
            <text:p>- User A selects user B to send invitation</text:p>
            <text:p>- Click on [invite] button</text:p>
          </table:table-cell>
          <table:table-cell table:style-name="ce206" office:value-type="string">
            <text:p>User B becomes the member of the space</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visibility="filter">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8" office:value-type="string">
            <text:p>Members leave the space</text:p>
          </table:table-cell>
          <table:table-cell table:style-name="ce304" office:value-type="string">
            <text:p>Step 3: Accept request to join</text:p>
          </table:table-cell>
          <table:table-cell table:style-name="ce306"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6" table:visibility="filter">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323" office:value-type="float" office:value="1">
            <text:p>001</text:p>
          </table:table-cell>
          <table:table-cell table:style-name="ce327" office:value-type="string">
            <text:p>FNC_SOC_SPC_MOD_10</text:p>
          </table:table-cell>
          <table:table-cell table:style-name="ce331" office:value-type="float" office:value="1">
            <text:p>001</text:p>
          </table:table-cell>
          <table:table-cell table:style-name="ce336" office:value-type="string">
            <text:p>Social/space/Module Community</text:p>
          </table:table-cell>
          <table:table-cell table:style-name="ce341" office:value-type="string">
            <text:p>View all application of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6">
          <table:table-cell table:style-name="ce324" table:formula="of:=IF(MID([.F8];6;1)&gt;MID([.F7];6;1);&quot;&quot;;MAX([.A$7:.A7])+1)">
            <text:p/>
          </table:table-cell>
          <table:table-cell table:style-name="ce327" office:value-type="string">
            <text:p>FNC_SOC_SPC_MOD_10</text:p>
          </table:table-cell>
          <table:table-cell table:style-name="ce332" table:formula="of:=IF(MID([.F8];6;1)&gt;MID([.F7];6;1);[.C7];[.C7]+1)" office:value-type="float" office:value="1">
            <text:p>001</text:p>
          </table:table-cell>
          <table:table-cell table:style-name="ce336" office:value-type="string">
            <text:p>Social/space/Module Community</text:p>
          </table:table-cell>
          <table:table-cell table:style-name="ce342" office:value-type="string">
            <text:p>View all application of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4">
          <table:table-cell table:style-name="ce324" table:formula="of:=IF(MID([.F9];6;1)&gt;MID([.F8];6;1);&quot;&quot;;MAX([.A$7:.A8])+1)" office:value-type="float" office:value="2">
            <text:p>002</text:p>
          </table:table-cell>
          <table:table-cell table:style-name="ce327" office:value-type="string">
            <text:p>FNC_SOC_SPC_MOD_10</text:p>
          </table:table-cell>
          <table:table-cell table:style-name="ce332" table:formula="of:=IF(MID([.F9];6;1)&gt;MID([.F8];6;1);[.C8];[.C8]+1)" office:value-type="float" office:value="2">
            <text:p>002</text:p>
          </table:table-cell>
          <table:table-cell table:style-name="ce336" office:value-type="string">
            <text:p>Social/space/Module Community</text:p>
          </table:table-cell>
          <table:table-cell table:style-name="ce341" office:value-type="string">
            <text:p>Add new application into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7"/>
          <table:table-cell table:style-name="ce249" table:number-columns-repeated="2"/>
          <table:table-cell table:style-name="ce252" table:number-columns-repeated="235"/>
          <table:table-cell table:number-columns-repeated="777"/>
        </table:table-row>
        <table:table-row table:style-name="ro36">
          <table:table-cell table:style-name="ce324" table:formula="of:=IF(MID([.F10];6;1)&gt;MID([.F9];6;1);&quot;&quot;;MAX([.A$7:.A9])+1)">
            <text:p/>
          </table:table-cell>
          <table:table-cell table:style-name="ce327" office:value-type="string">
            <text:p>FNC_SOC_SPC_MOD_10</text:p>
          </table:table-cell>
          <table:table-cell table:style-name="ce332" table:formula="of:=IF(MID([.F10];6;1)&gt;MID([.F9];6;1);[.C9];[.C9]+1)" office:value-type="float" office:value="2">
            <text:p>002</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0">
          <table:table-cell table:style-name="ce324" table:formula="of:=IF(MID([.F11];6;1)&gt;MID([.F10];6;1);&quot;&quot;;MAX([.A$7:.A10])+1)">
            <text:p/>
          </table:table-cell>
          <table:table-cell table:style-name="ce327" office:value-type="string">
            <text:p>FNC_SOC_SPC_MOD_10</text:p>
          </table:table-cell>
          <table:table-cell table:style-name="ce332" table:formula="of:=IF(MID([.F11];6;1)&gt;MID([.F10];6;1);[.C10];[.C10]+1)" office:value-type="float" office:value="2">
            <text:p>002</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3: Show list applications to add</text:p>
          </table:table-cell>
          <table:table-cell table:style-name="ce364" office:value-type="string">
            <text:p>On Application tab, click <text:span text:style-name="T13">Add </text:span><text:span text:style-name="T13">Application</text:span> button</text:p>
          </table:table-cell>
          <table:table-cell table:style-name="ce368" office:value-type="string">
            <text:p>Show form which contains all applications which user has right to use.</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8">
          <table:table-cell table:style-name="ce324" table:formula="of:=IF(MID([.F12];6;1)&gt;MID([.F11];6;1);&quot;&quot;;MAX([.A$7:.A11])+1)">
            <text:p/>
          </table:table-cell>
          <table:table-cell table:style-name="ce327" office:value-type="string">
            <text:p>FNC_SOC_SPC_MOD_10</text:p>
          </table:table-cell>
          <table:table-cell table:style-name="ce332" table:formula="of:=IF(MID([.F12];6;1)&gt;MID([.F11];6;1);[.C11];[.C11]+1)" office:value-type="float" office:value="2">
            <text:p>002</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4: Add applications into the space</text:p>
          </table:table-cell>
          <table:table-cell table:style-name="ce364" office:value-type="string">
            <text:p>- Select an application and click on Plus icon to install application to the space</text:p>
          </table:table-cell>
          <table:table-cell table:style-name="ce364" office:value-type="string">
            <text:p>- Add new application successfully</text:p>
            <text:p>- Added application is added into application list</text:p>
            <text:p>- On Navigation of the space, added application is displayed as new child node</text:p>
            <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3];6;1)&gt;MID([.F12];6;1);&quot;&quot;;MAX([.A$7:.A12])+1)" office:value-type="float" office:value="3">
            <text:p>003</text:p>
          </table:table-cell>
          <table:table-cell table:style-name="ce327" office:value-type="string">
            <text:p>FNC_SOC_SPC_MOD_10</text:p>
          </table:table-cell>
          <table:table-cell table:style-name="ce332" table:formula="of:=IF(MID([.F13];6;1)&gt;MID([.F12];6;1);[.C12];[.C12]+1)" office:value-type="float" office:value="3">
            <text:p>003</text:p>
          </table:table-cell>
          <table:table-cell table:style-name="ce336" office:value-type="string">
            <text:p>Social/space/Module Community</text:p>
          </table:table-cell>
          <table:table-cell table:style-name="ce343" office:value-type="string">
            <text:p>Remove application from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324" table:formula="of:=IF(MID([.F14];6;1)&gt;MID([.F13];6;1);&quot;&quot;;MAX([.A$7:.A13])+1)">
            <text:p/>
          </table:table-cell>
          <table:table-cell table:style-name="ce327" office:value-type="string">
            <text:p>FNC_SOC_SPC_MOD_10</text:p>
          </table:table-cell>
          <table:table-cell table:style-name="ce332" table:formula="of:=IF(MID([.F14];6;1)&gt;MID([.F13];6;1);[.C13];[.C13]+1)" office:value-type="float" office:value="3">
            <text:p>003</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5];6;1)&gt;MID([.F14];6;1);&quot;&quot;;MAX([.A$7:.A14])+1)">
            <text:p/>
          </table:table-cell>
          <table:table-cell table:style-name="ce327" office:value-type="string">
            <text:p>FNC_SOC_SPC_MOD_10</text:p>
          </table:table-cell>
          <table:table-cell table:style-name="ce332" table:formula="of:=IF(MID([.F15];6;1)&gt;MID([.F14];6;1);[.C14];[.C14]+1)" office:value-type="float" office:value="3">
            <text:p>003</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3: Remove applications from the space</text:p>
          </table:table-cell>
          <table:table-cell table:style-name="ce364" office:value-type="string">
            <text:p>- On application list, select an application (exept space settings) and click on <text:span text:style-name="T13">Remove</text:span> icon</text:p>
          </table:table-cell>
          <table:table-cell table:style-name="ce368"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6];6;1)&gt;MID([.F15];6;1);&quot;&quot;;MAX([.A$7:.A14])+1)" office:value-type="float" office:value="4">
            <text:p>004</text:p>
          </table:table-cell>
          <table:table-cell table:style-name="ce327" office:value-type="string">
            <text:p>FNC_SOC_SPC_MOD_10</text:p>
          </table:table-cell>
          <table:table-cell table:style-name="ce332" table:formula="of:=IF(MID([.F16];6;1)&gt;MID([.F15];6;1);[.C14];[.C14]+1)" office:value-type="float" office:value="4">
            <text:p>004</text:p>
          </table:table-cell>
          <table:table-cell table:style-name="ce336" office:value-type="string">
            <text:p>Social/space/Module Community</text:p>
          </table:table-cell>
          <table:table-cell table:style-name="ce345" office:value-type="string">
            <text:p>Remove space settings portlet</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8">
          <table:table-cell table:style-name="ce324" table:formula="of:=IF(MID([.F17];6;1)&gt;MID([.F16];6;1);&quot;&quot;;MAX([.A$7:.A16])+1)">
            <text:p/>
          </table:table-cell>
          <table:table-cell table:style-name="ce327" office:value-type="string">
            <text:p>FNC_SOC_SPC_MOD_10</text:p>
          </table:table-cell>
          <table:table-cell table:style-name="ce332" table:formula="of:=IF(MID([.F17];6;1)&gt;MID([.F16];6;1);[.C16];[.C16]+1)" office:value-type="float" office:value="4">
            <text:p>004</text:p>
          </table:table-cell>
          <table:table-cell table:style-name="ce336" office:value-type="string">
            <text:p>Social/space/Module Community</text:p>
          </table:table-cell>
          <table:table-cell table:style-name="ce346" office:value-type="string">
            <text:p>Remove space settings portlet</text:p>
          </table:table-cell>
          <table:table-cell table:style-name="ce364" office:value-type="string">
            <text:p>Step 2: Remove space settings portlet from the space</text:p>
          </table:table-cell>
          <table:table-cell table:style-name="ce364"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8" office:value-type="string">
            <text:p>There isn't <text:span text:style-name="T13">Remove</text:span> icon of Space Settings portlet. User can't remove this portlet</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8];6;1)&gt;MID([.F17];6;1);&quot;&quot;;MAX([.A$7:.A17])+1)" office:value-type="float" office:value="5">
            <text:p>005</text:p>
          </table:table-cell>
          <table:table-cell table:style-name="ce327" office:value-type="string">
            <text:p>FNC_SOC_SPC_MOD_10</text:p>
          </table:table-cell>
          <table:table-cell table:style-name="ce332" table:formula="of:=IF(MID([.F18];6;1)&gt;MID([.F17];6;1);[.C17];[.C17]+1)" office:value-type="float" office:value="5">
            <text:p>005</text:p>
          </table:table-cell>
          <table:table-cell table:style-name="ce336" office:value-type="string">
            <text:p>Social/space/Module Community</text:p>
          </table:table-cell>
          <table:table-cell table:style-name="ce347" office:value-type="string">
            <text:p>Add application which space's manager has permission to us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2">
          <table:table-cell table:style-name="ce324" table:formula="of:=IF(MID([.F19];6;1)&gt;MID([.F18];6;1);&quot;&quot;;MAX([.A$7:.A18])+1)">
            <text:p/>
          </table:table-cell>
          <table:table-cell table:style-name="ce327" office:value-type="string">
            <text:p>FNC_SOC_SPC_MOD_10</text:p>
          </table:table-cell>
          <table:table-cell table:style-name="ce332" table:formula="of:=IF(MID([.F19];6;1)&gt;MID([.F18];6;1);[.C18];[.C18]+1)" office:value-type="float" office:value="5">
            <text:p>005</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5">
          <table:table-cell table:style-name="ce324" table:formula="of:=IF(MID([.F20];6;1)&gt;MID([.F19];6;1);&quot;&quot;;MAX([.A$7:.A19])+1)">
            <text:p/>
          </table:table-cell>
          <table:table-cell table:style-name="ce327" office:value-type="string">
            <text:p>FNC_SOC_SPC_MOD_10</text:p>
          </table:table-cell>
          <table:table-cell table:style-name="ce332" table:formula="of:=IF(MID([.F20];6;1)&gt;MID([.F19];6;1);[.C19];[.C19]+1)" office:value-type="float" office:value="5">
            <text:p>005</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21];6;1)&gt;MID([.F20];6;1);&quot;&quot;;MAX([.A$7:.A20])+1)">
            <text:p/>
          </table:table-cell>
          <table:table-cell table:style-name="ce327" office:value-type="string">
            <text:p>FNC_SOC_SPC_MOD_10</text:p>
          </table:table-cell>
          <table:table-cell table:style-name="ce332" table:formula="of:=IF(MID([.F21];6;1)&gt;MID([.F20];6;1);[.C20];[.C20]+1)" office:value-type="float" office:value="5">
            <text:p>005</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4: Check application on List of add application</text:p>
          </table:table-cell>
          <table:table-cell table:style-name="ce364"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8" office:value-type="string">
            <text:p>Show applications list which contains all applications which user has right to use, including the applications have added at step 3</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22];6;1)&gt;MID([.F21];6;1);&quot;&quot;;MAX([.A$7:.A21])+1)" office:value-type="float" office:value="6">
            <text:p>006</text:p>
          </table:table-cell>
          <table:table-cell table:style-name="ce327" office:value-type="string">
            <text:p>FNC_SOC_SPC_MOD_10</text:p>
          </table:table-cell>
          <table:table-cell table:style-name="ce332" table:formula="of:=IF(MID([.F22];6;1)&gt;MID([.F21];6;1);[.C21];[.C21]+1)" office:value-type="float" office:value="6">
            <text:p>006</text:p>
          </table:table-cell>
          <table:table-cell table:style-name="ce336" office:value-type="string">
            <text:p>Social/space/Module Community</text:p>
          </table:table-cell>
          <table:table-cell table:style-name="ce347" office:value-type="string">
            <text:p>Check adding application which space's manager has not permission to use</text:p>
          </table:table-cell>
          <table:table-cell table:style-name="ce364" office:value-type="string">
            <text:p>Step 1: Create a new Space</text:p>
          </table:table-cell>
          <table:table-cell table:style-name="ce364"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2">
          <table:table-cell table:style-name="ce324" table:formula="of:=IF(MID([.F23];6;1)&gt;MID([.F22];6;1);&quot;&quot;;MAX([.A$7:.A22])+1)">
            <text:p/>
          </table:table-cell>
          <table:table-cell table:style-name="ce327" office:value-type="string">
            <text:p>FNC_SOC_SPC_MOD_10</text:p>
          </table:table-cell>
          <table:table-cell table:style-name="ce332" table:formula="of:=IF(MID([.F23];6;1)&gt;MID([.F22];6;1);[.C22];[.C22]+1)" office:value-type="float" office:value="6">
            <text:p>006</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0">
          <table:table-cell table:style-name="ce324" table:formula="of:=IF(MID([.F24];6;1)&gt;MID([.F23];6;1);&quot;&quot;;MAX([.A$7:.A23])+1)">
            <text:p/>
          </table:table-cell>
          <table:table-cell table:style-name="ce327" office:value-type="string">
            <text:p>FNC_SOC_SPC_MOD_10</text:p>
          </table:table-cell>
          <table:table-cell table:style-name="ce332" table:formula="of:=IF(MID([.F24];6;1)&gt;MID([.F23];6;1);[.C23];[.C23]+1)" office:value-type="float" office:value="6">
            <text:p>006</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2">
          <table:table-cell table:style-name="ce324" table:formula="of:=IF(MID([.F25];6;1)&gt;MID([.F24];6;1);&quot;&quot;;MAX([.A$7:.A24])+1)">
            <text:p/>
          </table:table-cell>
          <table:table-cell table:style-name="ce327" office:value-type="string">
            <text:p>FNC_SOC_SPC_MOD_10</text:p>
          </table:table-cell>
          <table:table-cell table:style-name="ce332" table:formula="of:=IF(MID([.F25];6;1)&gt;MID([.F24];6;1);[.C24];[.C24]+1)" office:value-type="float" office:value="6">
            <text:p>006</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4: Add application into other space</text:p>
          </table:table-cell>
          <table:table-cell table:style-name="ce364"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8" office:value-type="string">
            <text:p>Show form which contains all applications which user has right to <text:s/>use, don't include the applications has added at step 3</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6];6;1)&gt;MID([.F25];6;1);&quot;&quot;;MAX([.A$7:.A25])+1)" office:value-type="float" office:value="7">
            <text:p>007</text:p>
          </table:table-cell>
          <table:table-cell table:style-name="ce327" office:value-type="string">
            <text:p>FNC_SOC_SPC_MOD_10</text:p>
          </table:table-cell>
          <table:table-cell table:style-name="ce332" table:formula="of:=IF(MID([.F26];6;1)&gt;MID([.F25];6;1);[.C25];[.C25]+1)" office:value-type="float" office:value="7">
            <text:p>007</text:p>
          </table:table-cell>
          <table:table-cell table:style-name="ce336" office:value-type="string">
            <text:p>Social/space/Module Community</text:p>
          </table:table-cell>
          <table:table-cell table:style-name="ce347" office:value-type="string">
            <text:p>Show member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8">
          <table:table-cell table:style-name="ce324" table:formula="of:=IF(MID([.F27];6;1)&gt;MID([.F26];6;1);&quot;&quot;;MAX([.A$7:.A26])+1)">
            <text:p/>
          </table:table-cell>
          <table:table-cell table:style-name="ce327" office:value-type="string">
            <text:p>FNC_SOC_SPC_MOD_10</text:p>
          </table:table-cell>
          <table:table-cell table:style-name="ce332" table:formula="of:=IF(MID([.F27];6;1)&gt;MID([.F26];6;1);[.C26];[.C26]+1)" office:value-type="float" office:value="7">
            <text:p>007</text:p>
          </table:table-cell>
          <table:table-cell table:style-name="ce336" office:value-type="string">
            <text:p>Social/space/Module Community</text:p>
          </table:table-cell>
          <table:table-cell table:style-name="ce349" office:value-type="string">
            <text:p>Show member application</text:p>
          </table:table-cell>
          <table:table-cell table:style-name="ce364" office:value-type="string">
            <text:p>Step 2: Show member applications</text:p>
          </table:table-cell>
          <table:table-cell table:style-name="ce364" office:value-type="string">
            <text:p>- Access the space and select Space member Tab on the right pane</text:p>
            <text:p/>
            <text:p/>
          </table:table-cell>
          <table:table-cell table:style-name="ce364"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8];6;1)&gt;MID([.F27];6;1);&quot;&quot;;MAX([.A$7:.A27])+1)" office:value-type="float" office:value="8">
            <text:p>008</text:p>
          </table:table-cell>
          <table:table-cell table:style-name="ce327" office:value-type="string">
            <text:p>FNC_SOC_SPC_MOD_10</text:p>
          </table:table-cell>
          <table:table-cell table:style-name="ce332" table:formula="of:=IF(MID([.F28];6;1)&gt;MID([.F27];6;1);[.C27];[.C27]+1)" office:value-type="float" office:value="8">
            <text:p>008</text:p>
          </table:table-cell>
          <table:table-cell table:style-name="ce336" office:value-type="string">
            <text:p>Social/space/Module Community</text:p>
          </table:table-cell>
          <table:table-cell table:style-name="ce347" office:value-type="string">
            <text:p>Check running of Space setting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324" table:formula="of:=IF(MID([.F29];6;1)&gt;MID([.F28];6;1);&quot;&quot;;MAX([.A$7:.A28])+1)">
            <text:p/>
          </table:table-cell>
          <table:table-cell table:style-name="ce327" office:value-type="string">
            <text:p>FNC_SOC_SPC_MOD_10</text:p>
          </table:table-cell>
          <table:table-cell table:style-name="ce332" table:formula="of:=IF(MID([.F29];6;1)&gt;MID([.F28];6;1);[.C28];[.C28]+1)" office:value-type="float" office:value="8">
            <text:p>008</text:p>
          </table:table-cell>
          <table:table-cell table:style-name="ce336" office:value-type="string">
            <text:p>Social/space/Module Community</text:p>
          </table:table-cell>
          <table:table-cell table:style-name="ce349" office:value-type="string">
            <text:p>Check running of Space settings application</text:p>
          </table:table-cell>
          <table:table-cell table:style-name="ce364" office:value-type="string">
            <text:p>Step 2: Run Space settings applications</text:p>
          </table:table-cell>
          <table:table-cell table:style-name="ce364" office:value-type="string">
            <text:p>- Access the space and select Space settings application on the left pane</text:p>
            <text:p/>
          </table:table-cell>
          <table:table-cell table:style-name="ce364"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0];6;1)&gt;MID([.F29];6;1);&quot;&quot;;MAX([.A$7:.A29])+1)" office:value-type="float" office:value="9">
            <text:p>009</text:p>
          </table:table-cell>
          <table:table-cell table:style-name="ce327" office:value-type="string">
            <text:p>FNC_SOC_SPC_MOD_10</text:p>
          </table:table-cell>
          <table:table-cell table:style-name="ce332" table:formula="of:=IF(MID([.F30];6;1)&gt;MID([.F29];6;1);[.C29];[.C29]+1)" office:value-type="float" office:value="9">
            <text:p>009</text:p>
          </table:table-cell>
          <table:table-cell table:style-name="ce336" office:value-type="string">
            <text:p>Social/space/Module Community</text:p>
          </table:table-cell>
          <table:table-cell table:style-name="ce347" office:value-type="string">
            <text:p>Run Manage Space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80"/>
          <table:table-cell table:style-name="ce249" table:number-columns-repeated="2"/>
          <table:table-cell table:style-name="ce254" table:number-columns-repeated="235"/>
          <table:table-cell table:number-columns-repeated="777"/>
        </table:table-row>
        <table:table-row table:style-name="ro42">
          <table:table-cell table:style-name="ce324" table:formula="of:=IF(MID([.F31];6;1)&gt;MID([.F30];6;1);&quot;&quot;;MAX([.A$7:.A30])+1)">
            <text:p/>
          </table:table-cell>
          <table:table-cell table:style-name="ce327" office:value-type="string">
            <text:p>FNC_SOC_SPC_MOD_10</text:p>
          </table:table-cell>
          <table:table-cell table:style-name="ce332" table:formula="of:=IF(MID([.F31];6;1)&gt;MID([.F30];6;1);[.C30];[.C30]+1)" office:value-type="float" office:value="9">
            <text:p>009</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2: Add <text:s/>All Spaces Portlet</text:p>
          </table:table-cell>
          <table:table-cell table:style-name="ce364"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64" office:value-type="string">
            <text:p>- <text:span text:style-name="T13">All spaces portlet</text:span> is addes successfully, it is displayed on application list and navigation</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324" table:formula="of:=IF(MID([.F32];6;1)&gt;MID([.F31];6;1);&quot;&quot;;MAX([.A$7:.A31])+1)">
            <text:p/>
          </table:table-cell>
          <table:table-cell table:style-name="ce327" office:value-type="string">
            <text:p>FNC_SOC_SPC_MOD_10</text:p>
          </table:table-cell>
          <table:table-cell table:style-name="ce332" table:formula="of:=IF(MID([.F32];6;1)&gt;MID([.F31];6;1);[.C31];[.C31]+1)" office:value-type="float" office:value="9">
            <text:p>009</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3: Run All Spaces Portlet</text:p>
          </table:table-cell>
          <table:table-cell table:style-name="ce364" office:value-type="string">
            <text:p>- Access the space and select <text:span text:style-name="T13">All </text:span><text:span text:style-name="T13">Spaces</text:span> application</text:p>
            <text:p/>
            <text:p/>
            <text:p/>
          </table:table-cell>
          <table:table-cell table:style-name="ce364"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3];6;1)&gt;MID([.F32];6;1);&quot;&quot;;MAX([.A$7:.A32])+1)" office:value-type="float" office:value="10">
            <text:p>010</text:p>
          </table:table-cell>
          <table:table-cell table:style-name="ce327" office:value-type="string">
            <text:p>FNC_SOC_SPC_MOD_10</text:p>
          </table:table-cell>
          <table:table-cell table:style-name="ce332" table:formula="of:=IF(MID([.F33];6;1)&gt;MID([.F32];6;1);[.C32];[.C32]+1)" office:value-type="float" office:value="10">
            <text:p>010</text:p>
          </table:table-cell>
          <table:table-cell table:style-name="ce336" office:value-type="string">
            <text:p>Social/space/Module Community</text:p>
          </table:table-cell>
          <table:table-cell table:style-name="ce341" office:value-type="string">
            <text:p>Member access application of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7">
          <table:table-cell table:style-name="ce324" table:formula="of:=IF(MID([.F34];6;1)&gt;MID([.F33];6;1);&quot;&quot;;MAX([.A$7:.A33])+1)">
            <text:p/>
          </table:table-cell>
          <table:table-cell table:style-name="ce327" office:value-type="string">
            <text:p>FNC_SOC_SPC_MOD_10</text:p>
          </table:table-cell>
          <table:table-cell table:style-name="ce332" table:formula="of:=IF(MID([.F34];6;1)&gt;MID([.F33];6;1);[.C33];[.C33]+1)" office:value-type="float" office:value="10">
            <text:p>01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2: Add applications into the space</text:p>
          </table:table-cell>
          <table:table-cell table:style-name="ce364" office:value-type="string">
            <text:p>- <text:s/>Click on <text:span text:style-name="T13">Edit</text:span> button or access the Space and select <text:span text:style-name="T13">Space settings </text:span><text:span text:style-name="T13">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64" office:value-type="string">
            <text:p>- Add application succesfully. It is displayed on application list and navigation</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5];6;1)&gt;MID([.F34];6;1);&quot;&quot;;MAX([.A$7:.A34])+1)">
            <text:p/>
          </table:table-cell>
          <table:table-cell table:style-name="ce327" office:value-type="string">
            <text:p>FNC_SOC_SPC_MOD_10</text:p>
          </table:table-cell>
          <table:table-cell table:style-name="ce332" table:formula="of:=IF(MID([.F35];6;1)&gt;MID([.F34];6;1);[.C34];[.C34]+1)" office:value-type="float" office:value="10">
            <text:p>01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3: Add member into the space</text:p>
          </table:table-cell>
          <table:table-cell table:style-name="ce364" office:value-type="string">
            <text:p>- On space settings portlet, click <text:span text:style-name="T13">Member </text:span><text:span text:style-name="T17"><text:s/>tab</text:span></text:p>
            <text:p><text:span text:style-name="T17">- Invites an user to become member </text:span><text:span text:style-name="T17">of space</text:span></text:p>
          </table:table-cell>
          <table:table-cell table:style-name="ce364" office:value-type="string">
            <text:p>Add member into group succe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7">
          <table:table-cell table:style-name="ce324" table:formula="of:=IF(MID([.F36];6;1)&gt;MID([.F35];6;1);&quot;&quot;;MAX([.A$7:.A35])+1)">
            <text:p/>
          </table:table-cell>
          <table:table-cell table:style-name="ce327" office:value-type="string">
            <text:p>FNC_SOC_SPC_MOD_10</text:p>
          </table:table-cell>
          <table:table-cell table:style-name="ce332" table:formula="of:=IF(MID([.F36];6;1)&gt;MID([.F35];6;1);[.C35];[.C35]+1)" office:value-type="float" office:value="10">
            <text:p>01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4: Member access application</text:p>
          </table:table-cell>
          <table:table-cell table:style-name="ce364" office:value-type="string">
            <text:p>- Login as invited user, go to Space page → Invitation received tab and accept the invitation from space</text:p>
            <text:p>- Access this space</text:p>
            <text:p>- Select application on navigation bar</text:p>
          </table:table-cell>
          <table:table-cell table:style-name="ce364" office:value-type="string">
            <text:p>- User becomes member of space</text:p>
            <text:p>- Member can access into all the application on menu space. User can do some action on each application </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4">
          <table:table-cell table:style-name="ce325" table:formula="of:=IF(MID([.F37];6;1)&gt;MID([.F36];6;1);&quot;&quot;;MAX([.A$7:.A36])+1)" office:value-type="float" office:value="11">
            <text:p>011</text:p>
          </table:table-cell>
          <table:table-cell table:style-name="ce328" office:value-type="string">
            <text:p>FNC_SOC_SPC_MOD_10</text:p>
          </table:table-cell>
          <table:table-cell table:style-name="ce333" table:formula="of:=IF(MID([.F37];6;1)&gt;MID([.F36];6;1);[.C36];[.C36]+1)" office:value-type="float" office:value="11">
            <text:p>011</text:p>
          </table:table-cell>
          <table:table-cell table:style-name="ce337" office:value-type="string">
            <text:p>Social/space/Module Community</text:p>
          </table:table-cell>
          <table:table-cell table:style-name="ce350" office:value-type="string">
            <text:p>Rename application which add into space</text:p>
          </table:table-cell>
          <table:table-cell table:style-name="ce365" office:value-type="string">
            <text:p>Step 1: Create a new Space</text:p>
          </table:table-cell>
          <table:table-cell table:style-name="ce365" office:value-type="string">
            <text:p>- Sign in system</text:p>
            <text:p>- Select space page to view</text:p>
            <text:p>- Click on [Add new Space] </text:p>
            <text:p>- Enter all valid data</text:p>
            <text:p>- Click [create]</text:p>
          </table:table-cell>
          <table:table-cell table:style-name="ce369" office:value-type="string">
            <text:p>- Create new Space successfully.</text:p>
          </table:table-cell>
          <table:table-cell table:style-name="ce376" office:value-type="string">
            <text:p>Low</text:p>
          </table:table-cell>
          <table:table-cell table:style-name="ce322" office:value-type="string">
            <text:p>Test case out of date: can't rename of application on space → Remove</text:p>
          </table:table-cell>
          <table:table-cell table:style-name="ce240" table:number-columns-repeated="1014"/>
        </table:table-row>
        <table:table-row table:style-name="ro38">
          <table:table-cell table:style-name="ce325" table:formula="of:=IF(MID([.F38];6;1)&gt;MID([.F37];6;1);&quot;&quot;;MAX([.A$7:.A37])+1)">
            <text:p/>
          </table:table-cell>
          <table:table-cell table:style-name="ce328" office:value-type="string">
            <text:p>FNC_SOC_SPC_MOD_10</text:p>
          </table:table-cell>
          <table:table-cell table:style-name="ce333" table:formula="of:=IF(MID([.F38];6;1)&gt;MID([.F37];6;1);[.C37];[.C37]+1)" office:value-type="float" office:value="11">
            <text:p>011</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2: View applications list of the space</text:p>
          </table:table-cell>
          <table:table-cell table:style-name="ce365" office:value-type="string">
            <text:p>- The creator selects the Space which has created at step 1.</text:p>
            <text:p>- Click on [Edit space] icon or access the Space and select space settings portlet</text:p>
            <text:p>- Select [applications] tab</text:p>
          </table:table-cell>
          <table:table-cell table:style-name="ce369"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6" office:value-type="string">
            <text:p>Low</text:p>
          </table:table-cell>
          <table:table-cell table:style-name="ce322"/>
          <table:table-cell table:style-name="ce240" table:number-columns-repeated="1014"/>
        </table:table-row>
        <table:table-row table:style-name="ro30">
          <table:table-cell table:style-name="ce325" table:formula="of:=IF(MID([.F39];6;1)&gt;MID([.F38];6;1);&quot;&quot;;MAX([.A$7:.A38])+1)">
            <text:p/>
          </table:table-cell>
          <table:table-cell table:style-name="ce328" office:value-type="string">
            <text:p>FNC_SOC_SPC_MOD_10</text:p>
          </table:table-cell>
          <table:table-cell table:style-name="ce333" table:formula="of:=IF(MID([.F39];6;1)&gt;MID([.F38];6;1);[.C38];[.C38]+1)" office:value-type="float" office:value="11">
            <text:p>011</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3: Show list applications to add</text:p>
          </table:table-cell>
          <table:table-cell table:style-name="ce365" office:value-type="string">
            <text:p>In form click Add button</text:p>
          </table:table-cell>
          <table:table-cell table:style-name="ce369" office:value-type="string">
            <text:p>Show form which contains all applications which user has right to use.</text:p>
          </table:table-cell>
          <table:table-cell table:style-name="ce376" office:value-type="string">
            <text:p>Low</text:p>
          </table:table-cell>
          <table:table-cell table:style-name="ce322"/>
          <table:table-cell table:style-name="ce240" table:number-columns-repeated="1014"/>
        </table:table-row>
        <table:table-row table:style-name="ro40">
          <table:table-cell table:style-name="ce325" table:formula="of:=IF(MID([.F40];6;1)&gt;MID([.F39];6;1);&quot;&quot;;MAX([.A$7:.A39])+1)">
            <text:p/>
          </table:table-cell>
          <table:table-cell table:style-name="ce328" office:value-type="string">
            <text:p>FNC_SOC_SPC_MOD_10</text:p>
          </table:table-cell>
          <table:table-cell table:style-name="ce333" table:formula="of:=IF(MID([.F40];6;1)&gt;MID([.F39];6;1);[.C39];[.C39]+1)" office:value-type="float" office:value="11">
            <text:p>011</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4: Add applications into the space</text:p>
          </table:table-cell>
          <table:table-cell table:style-name="ce365" office:value-type="string">
            <text:p>- Select a application and click on [install] button.</text:p>
          </table:table-cell>
          <table:table-cell table:style-name="ce365"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6" office:value-type="string">
            <text:p>Low</text:p>
          </table:table-cell>
          <table:table-cell table:style-name="ce322"/>
          <table:table-cell table:style-name="ce240" table:number-columns-repeated="1014"/>
        </table:table-row>
        <table:table-row table:style-name="ro31">
          <table:table-cell table:style-name="ce325" table:formula="of:=IF(MID([.F41];6;1)&gt;MID([.F40];6;1);&quot;&quot;;MAX([.A$7:.A40])+1)">
            <text:p/>
          </table:table-cell>
          <table:table-cell table:style-name="ce328" office:value-type="string">
            <text:p>FNC_SOC_SPC_MOD_10</text:p>
          </table:table-cell>
          <table:table-cell table:style-name="ce333" table:formula="of:=IF(MID([.F41];6;1)&gt;MID([.F40];6;1);[.C40];[.C40]+1)" office:value-type="float" office:value="11">
            <text:p>011</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5: Rename application</text:p>
          </table:table-cell>
          <table:table-cell table:style-name="ce365" office:value-type="string">
            <text:p>- In the left pane, choose an application and double click, change name of application</text:p>
          </table:table-cell>
          <table:table-cell table:style-name="ce365" office:value-type="string">
            <text:p>- At the left pane, show Name of application is change successfully</text:p>
          </table:table-cell>
          <table:table-cell table:style-name="ce376" office:value-type="string">
            <text:p>Low</text:p>
          </table:table-cell>
          <table:table-cell table:style-name="ce322"/>
          <table:table-cell table:style-name="ce240" table:number-columns-repeated="1014"/>
        </table:table-row>
        <table:table-row table:style-name="ro37">
          <table:table-cell table:style-name="ce324" table:formula="of:=IF(MID([.F42];6;1)&gt;MID([.F41];6;1);&quot;&quot;;MAX([.A$7:.A41])+1)" office:value-type="float" office:value="12">
            <text:p>012</text:p>
          </table:table-cell>
          <table:table-cell table:style-name="ce329" office:value-type="string">
            <text:p>FNC_SOC_SPC_MOD_14</text:p>
          </table:table-cell>
          <table:table-cell table:style-name="ce334" office:value-type="float" office:value="1">
            <text:p>001</text:p>
          </table:table-cell>
          <table:table-cell table:style-name="ce338" office:value-type="string">
            <text:p>social/space/homePage</text:p>
          </table:table-cell>
          <table:table-cell table:style-name="ce192" office:value-type="string">
            <text:p>Add new your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7" office:value-type="string">
            <text:p>High</text:p>
          </table:table-cell>
          <table:table-cell table:number-columns-repeated="1015"/>
        </table:table-row>
        <table:table-row table:style-name="ro37">
          <table:table-cell table:style-name="ce324" table:formula="of:=IF(MID([.F43];6;1)&gt;MID([.F42];6;1);&quot;&quot;;MAX([.A$7:.A42])+1)">
            <text:p/>
          </table:table-cell>
          <table:table-cell table:style-name="ce329" office:value-type="string">
            <text:p>FNC_SOC_SPC_MOD_14</text:p>
          </table:table-cell>
          <table:table-cell table:style-name="ce332" table:formula="of:=IF(MID([.F43];6;1)&gt;MID([.F42];6;1);[.C42];[.C42]+1)" office:value-type="float" office:value="1">
            <text:p>001</text:p>
          </table:table-cell>
          <table:table-cell table:style-name="ce338" office:value-type="string">
            <text:p>social/space/homePage</text:p>
          </table:table-cell>
          <table:table-cell table:style-name="ce199" office:value-type="string">
            <text:p>Add new your activity</text:p>
          </table:table-cell>
          <table:table-cell table:style-name="ce206" office:value-type="string">
            <text:p>Step 2: Add new activities</text:p>
          </table:table-cell>
          <table:table-cell table:style-name="ce366" office:value-type="string">
            <text:p><text:span text:style-name="T11">- </text:span><text:span text:style-name="T14">Enter some text into text box</text:span></text:p>
            <text:p><text:span text:style-name="T14">- Click on share button</text:span></text:p>
          </table:table-cell>
          <table:table-cell table:style-name="ce370"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7" office:value-type="string">
            <text:p>High</text:p>
          </table:table-cell>
          <table:table-cell table:number-columns-repeated="1015"/>
        </table:table-row>
        <table:table-row table:style-name="ro36">
          <table:table-cell table:style-name="ce324" table:formula="of:=IF(MID([.F44];6;1)&gt;MID([.F43];6;1);&quot;&quot;;MAX([.A$7:.A43])+1)" office:value-type="float" office:value="13">
            <text:p>013</text:p>
          </table:table-cell>
          <table:table-cell table:style-name="ce329" office:value-type="string">
            <text:p>FNC_SOC_SPC_MOD_14</text:p>
          </table:table-cell>
          <table:table-cell table:style-name="ce332" table:formula="of:=IF(MID([.F44];6;1)&gt;MID([.F43];6;1);[.C43];[.C43]+1)" office:value-type="float" office:value="2">
            <text:p>002</text:p>
          </table:table-cell>
          <table:table-cell table:style-name="ce338" office:value-type="string">
            <text:p>social/space/homePage</text:p>
          </table:table-cell>
          <table:table-cell table:style-name="ce283" office:value-type="string">
            <text:p>Add new activities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45];6;1)&gt;MID([.F44];6;1);&quot;&quot;;MAX([.A$7:.A44])+1)">
            <text:p/>
          </table:table-cell>
          <table:table-cell table:style-name="ce329" office:value-type="string">
            <text:p>FNC_SOC_SPC_MOD_14</text:p>
          </table:table-cell>
          <table:table-cell table:style-name="ce332" table:formula="of:=IF(MID([.F45];6;1)&gt;MID([.F44];6;1);[.C44];[.C44]+1)" office:value-type="float" office:value="2">
            <text:p>002</text:p>
          </table:table-cell>
          <table:table-cell table:style-name="ce338" office:value-type="string">
            <text:p>social/space/homePage</text:p>
          </table:table-cell>
          <table:table-cell table:style-name="ce206" office:value-type="string">
            <text:p>Add new activities with special chars</text:p>
          </table:table-cell>
          <table:table-cell table:style-name="ce206" office:value-type="string">
            <text:p>Step 2: Add new activities with special chars</text:p>
          </table:table-cell>
          <table:table-cell table:style-name="ce366"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70" office:value-type="string">
            <text:p>Add an activity successfully:</text:p>
            <text:p>- New activity is added on Space activities stream with time created and name of creator</text:p>
          </table:table-cell>
          <table:table-cell table:style-name="ce377" office:value-type="string">
            <text:p>Low</text:p>
          </table:table-cell>
          <table:table-cell table:number-columns-repeated="1015"/>
        </table:table-row>
        <table:table-row table:style-name="ro36">
          <table:table-cell table:style-name="ce324" table:formula="of:=IF(MID([.F46];6;1)&gt;MID([.F45];6;1);&quot;&quot;;MAX([.A$7:.A45])+1)" office:value-type="float" office:value="14">
            <text:p>014</text:p>
          </table:table-cell>
          <table:table-cell table:style-name="ce329" office:value-type="string">
            <text:p>FNC_SOC_SPC_MOD_14</text:p>
          </table:table-cell>
          <table:table-cell table:style-name="ce332" table:formula="of:=IF(MID([.F46];6;1)&gt;MID([.F45];6;1);[.C45];[.C45]+1)" office:value-type="float" office:value="3">
            <text:p>003</text:p>
          </table:table-cell>
          <table:table-cell table:style-name="ce338" office:value-type="string">
            <text:p>social/space/homePage</text:p>
          </table:table-cell>
          <table:table-cell table:style-name="ce352" office:value-type="string">
            <text:p>Add new activities without any text</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0">
          <table:table-cell table:style-name="ce324" table:formula="of:=IF(MID([.F47];6;1)&gt;MID([.F46];6;1);&quot;&quot;;MAX([.A$7:.A46])+1)">
            <text:p/>
          </table:table-cell>
          <table:table-cell table:style-name="ce329" office:value-type="string">
            <text:p>FNC_SOC_SPC_MOD_14</text:p>
          </table:table-cell>
          <table:table-cell table:style-name="ce332" table:formula="of:=IF(MID([.F47];6;1)&gt;MID([.F46];6;1);[.C46];[.C46]+1)" office:value-type="float" office:value="3">
            <text:p>003</text:p>
          </table:table-cell>
          <table:table-cell table:style-name="ce338" office:value-type="string">
            <text:p>social/space/homePage</text:p>
          </table:table-cell>
          <table:table-cell table:style-name="ce353" office:value-type="string">
            <text:p>Add new activities without any text</text:p>
          </table:table-cell>
          <table:table-cell table:style-name="ce206" office:value-type="string">
            <text:p>Step 2: Add new activities</text:p>
          </table:table-cell>
          <table:table-cell table:style-name="ce366" office:value-type="string">
            <text:p><text:span text:style-name="T11">- </text:span><text:span text:style-name="T14">Keep text box is empty</text:span></text:p>
            <text:p><text:span text:style-name="T14">- Move mouse to Share button</text:span></text:p>
          </table:table-cell>
          <table:table-cell table:style-name="ce370" office:value-type="string">
            <text:p>Share button is disable</text:p>
          </table:table-cell>
          <table:table-cell table:style-name="ce377" office:value-type="string">
            <text:p>Low</text:p>
          </table:table-cell>
          <table:table-cell table:number-columns-repeated="1015"/>
        </table:table-row>
        <table:table-row table:style-name="ro36">
          <table:table-cell table:style-name="ce324" table:formula="of:=IF(MID([.F48];6;1)&gt;MID([.F47];6;1);&quot;&quot;;MAX([.A$7:.A47])+1)" office:value-type="float" office:value="15">
            <text:p>015</text:p>
          </table:table-cell>
          <table:table-cell table:style-name="ce329" office:value-type="string">
            <text:p>FNC_SOC_SPC_MOD_14</text:p>
          </table:table-cell>
          <table:table-cell table:style-name="ce332" table:formula="of:=IF(MID([.F48];6;1)&gt;MID([.F47];6;1);[.C47];[.C47]+1)" office:value-type="float" office:value="4">
            <text:p>004</text:p>
          </table:table-cell>
          <table:table-cell table:style-name="ce338" office:value-type="string">
            <text:p>social/space/homePage</text:p>
          </table:table-cell>
          <table:table-cell table:style-name="ce283" office:value-type="string">
            <text:p>Add new activities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able:table-cell>
          <table:table-cell table:style-name="ce377" office:value-type="string">
            <text:p>Low</text:p>
          </table:table-cell>
          <table:table-cell table:number-columns-repeated="1015"/>
        </table:table-row>
        <table:table-row table:style-name="ro34">
          <table:table-cell table:style-name="ce324" table:formula="of:=IF(MID([.F49];6;1)&gt;MID([.F48];6;1);&quot;&quot;;MAX([.A$7:.A48])+1)">
            <text:p/>
          </table:table-cell>
          <table:table-cell table:style-name="ce329" office:value-type="string">
            <text:p>FNC_SOC_SPC_MOD_14</text:p>
          </table:table-cell>
          <table:table-cell table:style-name="ce332" table:formula="of:=IF(MID([.F49];6;1)&gt;MID([.F48];6;1);[.C48];[.C48]+1)" office:value-type="float" office:value="4">
            <text:p>004</text:p>
          </table:table-cell>
          <table:table-cell table:style-name="ce338" office:value-type="string">
            <text:p>social/space/homePage</text:p>
          </table:table-cell>
          <table:table-cell table:style-name="ce206" office:value-type="string">
            <text:p>Add new activities with unlimited chars</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Click on Share button</text:span></text:p>
          </table:table-cell>
          <table:table-cell table:style-name="ce370" office:value-type="string">
            <text:p>Add an activity successfully:</text:p>
            <text:p>- New activity is added on Space activities stream with created time and name of creator</text:p>
            <text:p><text:span text:style-name="T41"/></text:p>
          </table:table-cell>
          <table:table-cell table:style-name="ce377" office:value-type="string">
            <text:p>Low</text:p>
          </table:table-cell>
          <table:table-cell table:number-columns-repeated="1015"/>
        </table:table-row>
        <table:table-row table:style-name="ro36">
          <table:table-cell table:style-name="ce324" table:formula="of:=IF(MID([.F50];6;1)&gt;MID([.F49];6;1);&quot;&quot;;MAX([.A$7:.A49])+1)" office:value-type="float" office:value="16">
            <text:p>016</text:p>
          </table:table-cell>
          <table:table-cell table:style-name="ce329" office:value-type="string">
            <text:p>FNC_SOC_SPC_MOD_14</text:p>
          </table:table-cell>
          <table:table-cell table:style-name="ce332" table:formula="of:=IF(MID([.F50];6;1)&gt;MID([.F49];6;1);[.C49];[.C49]+1)" office:value-type="float" office:value="5">
            <text:p>005</text:p>
          </table:table-cell>
          <table:table-cell table:style-name="ce338" office:value-type="string">
            <text:p>social/space/homePage</text:p>
          </table:table-cell>
          <table:table-cell table:style-name="ce283" office:value-type="string">
            <text:p>Add new activity without click on share button</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51];6;1)&gt;MID([.F50];6;1);&quot;&quot;;MAX([.A$7:.A50])+1)">
            <text:p/>
          </table:table-cell>
          <table:table-cell table:style-name="ce329" office:value-type="string">
            <text:p>FNC_SOC_SPC_MOD_14</text:p>
          </table:table-cell>
          <table:table-cell table:style-name="ce332" table:formula="of:=IF(MID([.F51];6;1)&gt;MID([.F50];6;1);[.C50];[.C50]+1)" office:value-type="float" office:value="5">
            <text:p>005</text:p>
          </table:table-cell>
          <table:table-cell table:style-name="ce338" office:value-type="string">
            <text:p>social/space/homePage</text:p>
          </table:table-cell>
          <table:table-cell table:style-name="ce206" office:value-type="string">
            <text:p>Add new activity without click on Add button</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70" office:value-type="string">
            <text:p>Activity is not added. </text:p>
          </table:table-cell>
          <table:table-cell table:style-name="ce377" office:value-type="string">
            <text:p>Low</text:p>
          </table:table-cell>
          <table:table-cell table:number-columns-repeated="1015"/>
        </table:table-row>
        <table:table-row table:style-name="ro36">
          <table:table-cell table:style-name="ce324" table:formula="of:=IF(MID([.F52];6;1)&gt;MID([.F51];6;1);&quot;&quot;;MAX([.A$7:.A51])+1)" office:value-type="float" office:value="17">
            <text:p>017</text:p>
          </table:table-cell>
          <table:table-cell table:style-name="ce329" office:value-type="string">
            <text:p>FNC_SOC_SPC_MOD_14</text:p>
          </table:table-cell>
          <table:table-cell table:style-name="ce332" table:formula="of:=IF(MID([.F52];6;1)&gt;MID([.F51];6;1);[.C51];[.C51]+1)" office:value-type="float" office:value="6">
            <text:p>006</text:p>
          </table:table-cell>
          <table:table-cell table:style-name="ce338" office:value-type="string">
            <text:p>social/space/homePage</text:p>
          </table:table-cell>
          <table:table-cell table:style-name="ce283" office:value-type="string">
            <text:p>Add new activities with HTML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53];6;1)&gt;MID([.F52];6;1);&quot;&quot;;MAX([.A$7:.A52])+1)">
            <text:p/>
          </table:table-cell>
          <table:table-cell table:style-name="ce329" office:value-type="string">
            <text:p>FNC_SOC_SPC_MOD_14</text:p>
          </table:table-cell>
          <table:table-cell table:style-name="ce332" table:formula="of:=IF(MID([.F53];6;1)&gt;MID([.F52];6;1);[.C52];[.C52]+1)" office:value-type="float" office:value="6">
            <text:p>006</text:p>
          </table:table-cell>
          <table:table-cell table:style-name="ce338" office:value-type="string">
            <text:p>social/space/homePage</text:p>
          </table:table-cell>
          <table:table-cell table:style-name="ce206" office:value-type="string">
            <text:p>Add new activities with HTML tag</text:p>
          </table:table-cell>
          <table:table-cell table:style-name="ce206" office:value-type="string">
            <text:p>Step 2: Add new activities</text:p>
          </table:table-cell>
          <table:table-cell table:style-name="ce366"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70" office:value-type="string">
            <text:p>- This activity is added into users activities list and follow HTML tag to display.</text:p>
            <text:p/>
          </table:table-cell>
          <table:table-cell table:style-name="ce377" office:value-type="string">
            <text:p>Low</text:p>
          </table:table-cell>
          <table:table-cell table:number-columns-repeated="1015"/>
        </table:table-row>
        <table:table-row table:style-name="ro36">
          <table:table-cell table:style-name="ce324" table:formula="of:=IF(MID([.F54];6;1)&gt;MID([.F53];6;1);&quot;&quot;;MAX([.A$7:.A53])+1)" office:value-type="float" office:value="18">
            <text:p>018</text:p>
          </table:table-cell>
          <table:table-cell table:style-name="ce329" office:value-type="string">
            <text:p>FNC_SOC_SPC_MOD_14</text:p>
          </table:table-cell>
          <table:table-cell table:style-name="ce332" table:formula="of:=IF(MID([.F54];6;1)&gt;MID([.F53];6;1);[.C53];[.C53]+1)" office:value-type="float" office:value="7">
            <text:p>007</text:p>
          </table:table-cell>
          <table:table-cell table:style-name="ce338" office:value-type="string">
            <text:p>social/space/homePage</text:p>
          </table:table-cell>
          <table:table-cell table:style-name="ce283" office:value-type="string">
            <text:p>Add new activities with other HTML tag or script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1">
          <table:table-cell table:style-name="ce324" table:formula="of:=IF(MID([.F55];6;1)&gt;MID([.F54];6;1);&quot;&quot;;MAX([.A$7:.A54])+1)">
            <text:p/>
          </table:table-cell>
          <table:table-cell table:style-name="ce329" office:value-type="string">
            <text:p>FNC_SOC_SPC_MOD_14</text:p>
          </table:table-cell>
          <table:table-cell table:style-name="ce332" table:formula="of:=IF(MID([.F55];6;1)&gt;MID([.F54];6;1);[.C54];[.C54]+1)" office:value-type="float" office:value="7">
            <text:p>007</text:p>
          </table:table-cell>
          <table:table-cell table:style-name="ce338" office:value-type="string">
            <text:p>social/space/homePage</text:p>
          </table:table-cell>
          <table:table-cell table:style-name="ce206" office:value-type="string">
            <text:p>Add new activities with other HTML tag or script tag</text:p>
          </table:table-cell>
          <table:table-cell table:style-name="ce206" office:value-type="string">
            <text:p>Step 2: Add new activities</text:p>
          </table:table-cell>
          <table:table-cell table:style-name="ce366"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70" office:value-type="string">
            <text:p>Add an activity successfully:</text:p>
            <text:p>- This activity is added into users activities list and keep its content.</text:p>
          </table:table-cell>
          <table:table-cell table:style-name="ce377" office:value-type="string">
            <text:p>Low</text:p>
          </table:table-cell>
          <table:table-cell table:number-columns-repeated="1015"/>
        </table:table-row>
        <table:table-row table:style-name="ro36">
          <table:table-cell table:style-name="ce324" table:formula="of:=IF(MID([.F56];6;1)&gt;MID([.F55];6;1);&quot;&quot;;MAX([.A$7:.A55])+1)" office:value-type="float" office:value="19">
            <text:p>019</text:p>
          </table:table-cell>
          <table:table-cell table:style-name="ce329" office:value-type="string">
            <text:p>FNC_SOC_SPC_MOD_14</text:p>
          </table:table-cell>
          <table:table-cell table:style-name="ce332" table:formula="of:=IF(MID([.F56];6;1)&gt;MID([.F55];6;1);[.C55];[.C55]+1)" office:value-type="float" office:value="8">
            <text:p>008</text:p>
          </table:table-cell>
          <table:table-cell table:style-name="ce338" office:value-type="string">
            <text:p>social/space/homePage</text:p>
          </table:table-cell>
          <table:table-cell table:style-name="ce192" office:value-type="string">
            <text:p>Add a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40">
          <table:table-cell table:style-name="ce324" table:formula="of:=IF(MID([.F57];6;1)&gt;MID([.F56];6;1);&quot;&quot;;MAX([.A$7:.A56])+1)">
            <text:p/>
          </table:table-cell>
          <table:table-cell table:style-name="ce329" office:value-type="string">
            <text:p>FNC_SOC_SPC_MOD_14</text:p>
          </table:table-cell>
          <table:table-cell table:style-name="ce332" table:formula="of:=IF(MID([.F57];6;1)&gt;MID([.F56];6;1);[.C56];[.C56]+1)" office:value-type="float" office:value="8">
            <text:p>008</text:p>
          </table:table-cell>
          <table:table-cell table:style-name="ce338" office:value-type="string">
            <text:p>social/space/homePage</text:p>
          </table:table-cell>
          <table:table-cell table:style-name="ce199" office:value-type="string">
            <text:p>Add a share link</text:p>
          </table:table-cell>
          <table:table-cell table:style-name="ce206" office:value-type="string">
            <text:p>Step 2: Share a link</text:p>
          </table:table-cell>
          <table:table-cell table:style-name="ce366"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70"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7" office:value-type="string">
            <text:p>High</text:p>
          </table:table-cell>
          <table:table-cell table:number-columns-repeated="1015"/>
        </table:table-row>
        <table:table-row table:style-name="ro31">
          <table:table-cell table:style-name="ce324" table:formula="of:=IF(MID([.F58];6;1)&gt;MID([.F57];6;1);&quot;&quot;;MAX([.A$7:.A57])+1)">
            <text:p/>
          </table:table-cell>
          <table:table-cell table:style-name="ce329" office:value-type="string">
            <text:p>FNC_SOC_SPC_MOD_14</text:p>
          </table:table-cell>
          <table:table-cell table:style-name="ce332" table:formula="of:=IF(MID([.F58];6;1)&gt;MID([.F57];6;1);[.C57];[.C57]+1)" office:value-type="float" office:value="8">
            <text:p>008</text:p>
          </table:table-cell>
          <table:table-cell table:style-name="ce338" office:value-type="string">
            <text:p>social/space/homePage</text:p>
          </table:table-cell>
          <table:table-cell table:style-name="ce354" office:value-type="string">
            <text:p>Add a share link</text:p>
          </table:table-cell>
          <table:table-cell table:style-name="ce206" office:value-type="string">
            <text:p>Step 3: Add share links on activity list</text:p>
          </table:table-cell>
          <table:table-cell table:style-name="ce366" office:value-type="string">
            <text:p><text:span text:style-name="T11">- </text:span><text:span text:style-name="T14">Enter chars into text box</text:span></text:p>
            <text:p><text:span text:style-name="T14">- Click on share button</text:span></text:p>
          </table:table-cell>
          <table:table-cell table:style-name="ce370" office:value-type="string">
            <text:p>A link is shared with some text on activity. Other user can view and click on shared link</text:p>
          </table:table-cell>
          <table:table-cell table:style-name="ce377" office:value-type="string">
            <text:p>High</text:p>
          </table:table-cell>
          <table:table-cell table:number-columns-repeated="1015"/>
        </table:table-row>
        <table:table-row table:style-name="ro36">
          <table:table-cell table:style-name="ce324" table:formula="of:=IF(MID([.F59];6;1)&gt;MID([.F58];6;1);&quot;&quot;;MAX([.A$7:.A58])+1)" office:value-type="float" office:value="20">
            <text:p>020</text:p>
          </table:table-cell>
          <table:table-cell table:style-name="ce329" office:value-type="string">
            <text:p>FNC_SOC_SPC_MOD_14</text:p>
          </table:table-cell>
          <table:table-cell table:style-name="ce332" table:formula="of:=IF(MID([.F59];6;1)&gt;MID([.F58];6;1);[.C58];[.C58]+1)" office:value-type="float" office:value="9">
            <text:p>009</text:p>
          </table:table-cell>
          <table:table-cell table:style-name="ce338" office:value-type="string">
            <text:p>social/space/homePage</text:p>
          </table:table-cell>
          <table:table-cell table:style-name="ce192" office:value-type="string">
            <text:p>Add new Share link without text on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7">
          <table:table-cell table:style-name="ce324" table:formula="of:=IF(MID([.F60];6;1)&gt;MID([.F59];6;1);&quot;&quot;;MAX([.A$7:.A59])+1)">
            <text:p/>
          </table:table-cell>
          <table:table-cell table:style-name="ce329" office:value-type="string">
            <text:p>FNC_SOC_SPC_MOD_14</text:p>
          </table:table-cell>
          <table:table-cell table:style-name="ce332" table:formula="of:=IF(MID([.F60];6;1)&gt;MID([.F59];6;1);[.C59];[.C59]+1)" office:value-type="float" office:value="9">
            <text:p>009</text:p>
          </table:table-cell>
          <table:table-cell table:style-name="ce338" office:value-type="string">
            <text:p>social/space/homePage</text:p>
          </table:table-cell>
          <table:table-cell table:style-name="ce193" office:value-type="string">
            <text:p>Add new Share link without text on activity</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70" office:value-type="string">
            <text:p>Only link is shared without status update</text:p>
          </table:table-cell>
          <table:table-cell table:style-name="ce377" office:value-type="string">
            <text:p>Low</text:p>
          </table:table-cell>
          <table:table-cell table:number-columns-repeated="1015"/>
        </table:table-row>
        <table:table-row table:style-name="ro36">
          <table:table-cell table:style-name="ce324" table:formula="of:=IF(MID([.F61];6;1)&gt;MID([.F60];6;1);&quot;&quot;;MAX([.A$7:.A60])+1)" office:value-type="float" office:value="21">
            <text:p>021</text:p>
          </table:table-cell>
          <table:table-cell table:style-name="ce329" office:value-type="string">
            <text:p>FNC_SOC_SPC_MOD_14</text:p>
          </table:table-cell>
          <table:table-cell table:style-name="ce332" table:formula="of:=IF(MID([.F61];6;1)&gt;MID([.F60];6;1);[.C60];[.C60]+1)" office:value-type="float" office:value="10">
            <text:p>010</text:p>
          </table:table-cell>
          <table:table-cell table:style-name="ce338" office:value-type="string">
            <text:p>social/space/homePage</text:p>
          </table:table-cell>
          <table:table-cell table:style-name="ce355" office:value-type="string">
            <text:p>View Link shared with 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2">
          <table:table-cell table:style-name="ce324" table:formula="of:=IF(MID([.F62];6;1)&gt;MID([.F61];6;1);&quot;&quot;;MAX([.A$7:.A61])+1)">
            <text:p/>
          </table:table-cell>
          <table:table-cell table:style-name="ce329" office:value-type="string">
            <text:p>FNC_SOC_SPC_MOD_14</text:p>
          </table:table-cell>
          <table:table-cell table:style-name="ce332" table:formula="of:=IF(MID([.F62];6;1)&gt;MID([.F61];6;1);[.C61];[.C61]+1)" office:value-type="float" office:value="10">
            <text:p>010</text:p>
          </table:table-cell>
          <table:table-cell table:style-name="ce338" office:value-type="string">
            <text:p>social/space/homePage</text:p>
          </table:table-cell>
          <table:table-cell table:style-name="ce356" office:value-type="string">
            <text:p>View Link shared with 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 image</text:p>
          </table:table-cell>
          <table:table-cell table:style-name="ce377" office:value-type="string">
            <text:p>Low</text:p>
          </table:table-cell>
          <table:table-cell table:number-columns-repeated="1015"/>
        </table:table-row>
        <table:table-row table:style-name="ro36">
          <table:table-cell table:style-name="ce324" table:formula="of:=IF(MID([.F63];6;1)&gt;MID([.F62];6;1);&quot;&quot;;MAX([.A$7:.A62])+1)" office:value-type="float" office:value="22">
            <text:p>022</text:p>
          </table:table-cell>
          <table:table-cell table:style-name="ce329" office:value-type="string">
            <text:p>FNC_SOC_SPC_MOD_14</text:p>
          </table:table-cell>
          <table:table-cell table:style-name="ce332" table:formula="of:=IF(MID([.F63];6;1)&gt;MID([.F62];6;1);[.C62];[.C62]+1)" office:value-type="float" office:value="11">
            <text:p>011</text:p>
          </table:table-cell>
          <table:table-cell table:style-name="ce338" office:value-type="string">
            <text:p>social/space/homePage</text:p>
          </table:table-cell>
          <table:table-cell table:style-name="ce357" office:value-type="string">
            <text:p>View Link shared without <text:s/>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2">
          <table:table-cell table:style-name="ce324" table:formula="of:=IF(MID([.F64];6;1)&gt;MID([.F63];6;1);&quot;&quot;;MAX([.A$7:.A63])+1)">
            <text:p/>
          </table:table-cell>
          <table:table-cell table:style-name="ce329" office:value-type="string">
            <text:p>FNC_SOC_SPC_MOD_14</text:p>
          </table:table-cell>
          <table:table-cell table:style-name="ce332" table:formula="of:=IF(MID([.F64];6;1)&gt;MID([.F63];6;1);[.C63];[.C63]+1)" office:value-type="float" office:value="11">
            <text:p>011</text:p>
          </table:table-cell>
          <table:table-cell table:style-name="ce338" office:value-type="string">
            <text:p>social/space/homePage</text:p>
          </table:table-cell>
          <table:table-cell table:style-name="ce358" office:value-type="string">
            <text:p>View Link shared without <text:s/>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out image</text:p>
          </table:table-cell>
          <table:table-cell table:style-name="ce377" office:value-type="string">
            <text:p>Low</text:p>
          </table:table-cell>
          <table:table-cell table:number-columns-repeated="1015"/>
        </table:table-row>
        <table:table-row table:style-name="ro36">
          <table:table-cell table:style-name="ce324" table:formula="of:=IF(MID([.F65];6;1)&gt;MID([.F64];6;1);&quot;&quot;;MAX([.A$7:.A64])+1)" office:value-type="float" office:value="23">
            <text:p>023</text:p>
          </table:table-cell>
          <table:table-cell table:style-name="ce329" office:value-type="string">
            <text:p>FNC_SOC_SPC_MOD_14</text:p>
          </table:table-cell>
          <table:table-cell table:style-name="ce332" table:formula="of:=IF(MID([.F65];6;1)&gt;MID([.F64];6;1);[.C64];[.C64]+1)" office:value-type="float" office:value="12">
            <text:p>012</text:p>
          </table:table-cell>
          <table:table-cell table:style-name="ce338" office:value-type="string">
            <text:p>social/space/homePage</text:p>
          </table:table-cell>
          <table:table-cell table:style-name="ce192" office:value-type="string">
            <text:p>Add a share link without click on Plus icon on share link form</text:p>
          </table:table-cell>
          <table:table-cell table:style-name="ce206" office:value-type="string">
            <text:p>Step 1: Go to my profile page</text:p>
          </table:table-cell>
          <table:table-cell table:style-name="ce366" office:value-type="string">
            <text:p>- Sign in system</text:p>
            <text:p>- Select <text:span text:style-name="T11">Activities</text:span> page on User Toolbar portlet in the upper right corner of the screen</text:p>
          </table:table-cell>
          <table:table-cell table:style-name="ce370" office:value-type="string">
            <text:p>- Show content of People page. It focus on activity list</text:p>
          </table:table-cell>
          <table:table-cell table:style-name="ce377" office:value-type="string">
            <text:p>Low</text:p>
          </table:table-cell>
          <table:table-cell table:number-columns-repeated="1015"/>
        </table:table-row>
        <table:table-row table:style-name="ro38">
          <table:table-cell table:style-name="ce324" table:formula="of:=IF(MID([.F66];6;1)&gt;MID([.F65];6;1);&quot;&quot;;MAX([.A$7:.A65])+1)">
            <text:p/>
          </table:table-cell>
          <table:table-cell table:style-name="ce329" office:value-type="string">
            <text:p>FNC_SOC_SPC_MOD_14</text:p>
          </table:table-cell>
          <table:table-cell table:style-name="ce332" table:formula="of:=IF(MID([.F66];6;1)&gt;MID([.F65];6;1);[.C65];[.C65]+1)" office:value-type="float" office:value="12">
            <text:p>012</text:p>
          </table:table-cell>
          <table:table-cell table:style-name="ce338" office:value-type="string">
            <text:p>social/space/homePage</text:p>
          </table:table-cell>
          <table:table-cell table:style-name="ce193" office:value-type="string">
            <text:p>Add a share link without click on Plus icon on share link form</text:p>
          </table:table-cell>
          <table:table-cell table:style-name="ce206" office:value-type="string">
            <text:p>Step 2: Share a link</text:p>
          </table:table-cell>
          <table:table-cell table:style-name="ce366"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70" office:value-type="string">
            <text:p>Share button is disabled. User cannot share link and activity</text:p>
          </table:table-cell>
          <table:table-cell table:style-name="ce377" office:value-type="string">
            <text:p>Low</text:p>
          </table:table-cell>
          <table:table-cell table:number-columns-repeated="1015"/>
        </table:table-row>
        <table:table-row table:style-name="ro36">
          <table:table-cell table:style-name="ce324" table:formula="of:=IF(MID([.F67];6;1)&gt;MID([.F66];6;1);&quot;&quot;;MAX([.A$7:.A66])+1)" office:value-type="float" office:value="24">
            <text:p>024</text:p>
          </table:table-cell>
          <table:table-cell table:style-name="ce329" office:value-type="string">
            <text:p>FNC_SOC_SPC_MOD_14</text:p>
          </table:table-cell>
          <table:table-cell table:style-name="ce332" table:formula="of:=IF(MID([.F67];6;1)&gt;MID([.F66];6;1);[.C66];[.C66]+1)" office:value-type="float" office:value="13">
            <text:p>013</text:p>
          </table:table-cell>
          <table:table-cell table:style-name="ce338" office:value-type="string">
            <text:p>social/space/homePage</text:p>
          </table:table-cell>
          <table:table-cell table:style-name="ce192" office:value-type="string">
            <text:p>Add a share link without click <text:s/>Share button on add activity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7">
          <table:table-cell table:style-name="ce324" table:formula="of:=IF(MID([.F68];6;1)&gt;MID([.F67];6;1);&quot;&quot;;MAX([.A$7:.A67])+1)">
            <text:p/>
          </table:table-cell>
          <table:table-cell table:style-name="ce329" office:value-type="string">
            <text:p>FNC_SOC_SPC_MOD_14</text:p>
          </table:table-cell>
          <table:table-cell table:style-name="ce332" table:formula="of:=IF(MID([.F68];6;1)&gt;MID([.F67];6;1);[.C67];[.C67]+1)" office:value-type="float" office:value="13">
            <text:p>013</text:p>
          </table:table-cell>
          <table:table-cell table:style-name="ce339" office:value-type="string">
            <text:p>social/space/homePage</text:p>
          </table:table-cell>
          <table:table-cell table:style-name="ce193" office:value-type="string">
            <text:p>Add a share link without click <text:s/>Share button on add activity form</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70" office:value-type="string">
            <text:p>Link is not shared, activity is not added. It keeps all text and link are entered</text:p>
          </table:table-cell>
          <table:table-cell table:style-name="ce377" office:value-type="string">
            <text:p>Low</text:p>
          </table:table-cell>
          <table:table-cell table:number-columns-repeated="1015"/>
        </table:table-row>
        <table:table-row table:style-name="ro36">
          <table:table-cell table:style-name="ce324" table:formula="of:=IF(MID([.F69];6;1)&gt;MID([.F68];6;1);&quot;&quot;;MAX([.A$7:.A68])+1)" office:value-type="float" office:value="25">
            <text:p>025</text:p>
          </table:table-cell>
          <table:table-cell table:style-name="ce329" office:value-type="string">
            <text:p>FNC_SOC_SPC_MOD_14</text:p>
          </table:table-cell>
          <table:table-cell table:style-name="ce332" table:formula="of:=IF(MID([.F69];6;1)&gt;MID([.F68];6;1);[.C68];[.C68]+1)" office:value-type="float" office:value="14">
            <text:p>014</text:p>
          </table:table-cell>
          <table:table-cell table:style-name="ce339" office:value-type="string">
            <text:p>social/space/homePage</text:p>
          </table:table-cell>
          <table:table-cell table:style-name="ce192" office:value-type="string">
            <text:p>Add a share link with url is not correct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70];6;1)&gt;MID([.F69];6;1);&quot;&quot;;MAX([.A$7:.A69])+1)">
            <text:p/>
          </table:table-cell>
          <table:table-cell table:style-name="ce329" office:value-type="string">
            <text:p>FNC_SOC_SPC_MOD_14</text:p>
          </table:table-cell>
          <table:table-cell table:style-name="ce332" table:formula="of:=IF(MID([.F70];6;1)&gt;MID([.F69];6;1);[.C69];[.C69]+1)" office:value-type="float" office:value="14">
            <text:p>014</text:p>
          </table:table-cell>
          <table:table-cell table:style-name="ce339" office:value-type="string">
            <text:p>social/space/homePage</text:p>
          </table:table-cell>
          <table:table-cell table:style-name="ce199" office:value-type="string">
            <text:p>Add a share link with url is not correct form</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70"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7" office:value-type="string">
            <text:p>Low</text:p>
          </table:table-cell>
          <table:table-cell table:number-columns-repeated="1015"/>
        </table:table-row>
        <table:table-row table:style-name="ro36">
          <table:table-cell table:style-name="ce326" table:formula="of:=IF(MID([.F71];6;1)&gt;MID([.F70];6;1);&quot;&quot;;MAX([.A$7:.A70])+1)" office:value-type="float" office:value="26">
            <text:p>026</text:p>
          </table:table-cell>
          <table:table-cell table:style-name="ce330" office:value-type="string">
            <text:p>FNC_SOC_SPC_MOD_14</text:p>
          </table:table-cell>
          <table:table-cell table:style-name="ce335" table:formula="of:=IF(MID([.F71];6;1)&gt;MID([.F70];6;1);[.C70];[.C70]+1)" office:value-type="float" office:value="15">
            <text:p>015</text:p>
          </table:table-cell>
          <table:table-cell table:style-name="ce340" office:value-type="string">
            <text:p>social/space/homePage</text:p>
          </table:table-cell>
          <table:table-cell table:style-name="ce359" office:value-type="string">
            <text:p>Share link with empty link</text:p>
          </table:table-cell>
          <table:table-cell table:style-name="ce207" office:value-type="string">
            <text:p>Step 1: Go to Space home page</text:p>
          </table:table-cell>
          <table:table-cell table:style-name="ce367" office:value-type="string">
            <text:p>- Sign in system</text:p>
            <text:p>- Select Space page on </text:p>
            <text:p>- Add new space</text:p>
            <text:p>- Access space</text:p>
          </table:table-cell>
          <table:table-cell table:style-name="ce371" office:value-type="string">
            <text:p>- New space is added</text:p>
            <text:p>- Space home page is shown with activities portlet</text:p>
          </table:table-cell>
          <table:table-cell table:style-name="ce378" office:value-type="string">
            <text:p>Low</text:p>
          </table:table-cell>
          <table:table-cell table:style-name="ce264" table:number-columns-repeated="1015"/>
        </table:table-row>
        <table:table-row table:style-name="ro36">
          <table:table-cell table:style-name="ce326" table:formula="of:=IF(MID([.F72];6;1)&gt;MID([.F71];6;1);&quot;&quot;;MAX([.A$7:.A71])+1)">
            <text:p/>
          </table:table-cell>
          <table:table-cell table:style-name="ce330" office:value-type="string">
            <text:p>FNC_SOC_SPC_MOD_14</text:p>
          </table:table-cell>
          <table:table-cell table:style-name="ce335" table:formula="of:=IF(MID([.F72];6;1)&gt;MID([.F71];6;1);[.C71];[.C71]+1)" office:value-type="float" office:value="15">
            <text:p>015</text:p>
          </table:table-cell>
          <table:table-cell table:style-name="ce340" office:value-type="string">
            <text:p>social/space/homePage</text:p>
          </table:table-cell>
          <table:table-cell table:style-name="ce360" office:value-type="string">
            <text:p>Share link with empty link</text:p>
          </table:table-cell>
          <table:table-cell table:style-name="ce207" office:value-type="string">
            <text:p>Step 2: Share a link</text:p>
          </table:table-cell>
          <table:table-cell table:style-name="ce367"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71" office:value-type="string">
            <text:p>Nothing happens. Activity is not added</text:p>
          </table:table-cell>
          <table:table-cell table:style-name="ce378" office:value-type="string">
            <text:p>Low</text:p>
          </table:table-cell>
          <table:table-cell table:style-name="ce264" table:number-columns-repeated="1015"/>
        </table:table-row>
        <table:table-row table:style-name="ro36">
          <table:table-cell table:style-name="ce324" table:formula="of:=IF(MID([.F73];6;1)&gt;MID([.F72];6;1);&quot;&quot;;MAX([.A$7:.A72])+1)" office:value-type="float" office:value="27">
            <text:p>027</text:p>
          </table:table-cell>
          <table:table-cell table:style-name="ce329" office:value-type="string">
            <text:p>FNC_SOC_SPC_MOD_14</text:p>
          </table:table-cell>
          <table:table-cell table:style-name="ce332" table:formula="of:=IF(MID([.F73];6;1)&gt;MID([.F72];6;1);[.C72];[.C72]+1)" office:value-type="float" office:value="16">
            <text:p>016</text:p>
          </table:table-cell>
          <table:table-cell table:style-name="ce338" office:value-type="string">
            <text:p>social/space/homePage</text:p>
          </table:table-cell>
          <table:table-cell table:style-name="ce192" office:value-type="string">
            <text:p>Share link with URL is not exited</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7">
          <table:table-cell table:style-name="ce324" table:formula="of:=IF(MID([.F74];6;1)&gt;MID([.F73];6;1);&quot;&quot;;MAX([.A$7:.A73])+1)">
            <text:p/>
          </table:table-cell>
          <table:table-cell table:style-name="ce329" office:value-type="string">
            <text:p>FNC_SOC_SPC_MOD_14</text:p>
          </table:table-cell>
          <table:table-cell table:style-name="ce332" table:formula="of:=IF(MID([.F74];6;1)&gt;MID([.F73];6;1);[.C73];[.C73]+1)" office:value-type="float" office:value="16">
            <text:p>016</text:p>
          </table:table-cell>
          <table:table-cell table:style-name="ce339" office:value-type="string">
            <text:p>social/space/homePage</text:p>
          </table:table-cell>
          <table:table-cell table:style-name="ce199" office:value-type="string">
            <text:p>Share link with URL is not exited</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It is displayed by URL form</text:p>
          </table:table-cell>
          <table:table-cell table:style-name="ce377" office:value-type="string">
            <text:p>Low</text:p>
          </table:table-cell>
          <table:table-cell table:number-columns-repeated="1015"/>
        </table:table-row>
        <table:table-row table:style-name="ro36">
          <table:table-cell table:style-name="ce324" table:formula="of:=IF(MID([.F75];6;1)&gt;MID([.F74];6;1);&quot;&quot;;MAX([.A$7:.A74])+1)" office:value-type="float" office:value="28">
            <text:p>028</text:p>
          </table:table-cell>
          <table:table-cell table:style-name="ce329" office:value-type="string">
            <text:p>FNC_SOC_SPC_MOD_14</text:p>
          </table:table-cell>
          <table:table-cell table:style-name="ce332" table:formula="of:=IF(MID([.F75];6;1)&gt;MID([.F74];6;1);[.C74];[.C74]+1)" office:value-type="float" office:value="17">
            <text:p>017</text:p>
          </table:table-cell>
          <table:table-cell table:style-name="ce339" office:value-type="string">
            <text:p>social/space/homePage</text:p>
          </table:table-cell>
          <table:table-cell table:style-name="ce192" office:value-type="string">
            <text:p>Edit title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76];6;1)&gt;MID([.F75];6;1);&quot;&quot;;MAX([.A$7:.A75])+1)">
            <text:p/>
          </table:table-cell>
          <table:table-cell table:style-name="ce329" office:value-type="string">
            <text:p>FNC_SOC_SPC_MOD_14</text:p>
          </table:table-cell>
          <table:table-cell table:style-name="ce332" table:formula="of:=IF(MID([.F76];6;1)&gt;MID([.F75];6;1);[.C75];[.C75]+1)" office:value-type="float" office:value="17">
            <text:p>017</text:p>
          </table:table-cell>
          <table:table-cell table:style-name="ce339" office:value-type="string">
            <text:p>social/space/homePage</text:p>
          </table:table-cell>
          <table:table-cell table:style-name="ce199" office:value-type="string">
            <text:p>Edit title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 Below the title, there is a link to shared URL </text:p>
          </table:table-cell>
          <table:table-cell table:style-name="ce377" office:value-type="string">
            <text:p>Low</text:p>
          </table:table-cell>
          <table:table-cell table:number-columns-repeated="1015"/>
        </table:table-row>
        <table:table-row table:style-name="ro36">
          <table:table-cell table:style-name="ce324" table:formula="of:=IF(MID([.F77];6;1)&gt;MID([.F76];6;1);&quot;&quot;;MAX([.A$7:.A76])+1)" office:value-type="float" office:value="29">
            <text:p>029</text:p>
          </table:table-cell>
          <table:table-cell table:style-name="ce329" office:value-type="string">
            <text:p>FNC_SOC_SPC_MOD_14</text:p>
          </table:table-cell>
          <table:table-cell table:style-name="ce332" table:formula="of:=IF(MID([.F77];6;1)&gt;MID([.F76];6;1);[.C76];[.C76]+1)" office:value-type="float" office:value="18">
            <text:p>018</text:p>
          </table:table-cell>
          <table:table-cell table:style-name="ce339" office:value-type="string">
            <text:p>social/space/homePage</text:p>
          </table:table-cell>
          <table:table-cell table:style-name="ce192" office:value-type="string">
            <text:p>Edit title of share link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6">
          <table:table-cell table:style-name="ce324" table:formula="of:=IF(MID([.F78];6;1)&gt;MID([.F77];6;1);&quot;&quot;;MAX([.A$7:.A77])+1)">
            <text:p/>
          </table:table-cell>
          <table:table-cell table:style-name="ce329" office:value-type="string">
            <text:p>FNC_SOC_SPC_MOD_14</text:p>
          </table:table-cell>
          <table:table-cell table:style-name="ce332" table:formula="of:=IF(MID([.F78];6;1)&gt;MID([.F77];6;1);[.C77];[.C77]+1)" office:value-type="float" office:value="18">
            <text:p>018</text:p>
          </table:table-cell>
          <table:table-cell table:style-name="ce339" office:value-type="string">
            <text:p>social/space/homePage</text:p>
          </table:table-cell>
          <table:table-cell table:style-name="ce199" office:value-type="string">
            <text:p>Edit title of share link with special chars</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6">
          <table:table-cell table:style-name="ce324" table:formula="of:=IF(MID([.F79];6;1)&gt;MID([.F78];6;1);&quot;&quot;;MAX([.A$7:.A78])+1)" office:value-type="float" office:value="30">
            <text:p>030</text:p>
          </table:table-cell>
          <table:table-cell table:style-name="ce329" office:value-type="string">
            <text:p>FNC_SOC_SPC_MOD_14</text:p>
          </table:table-cell>
          <table:table-cell table:style-name="ce332" table:formula="of:=IF(MID([.F79];6;1)&gt;MID([.F78];6;1);[.C78];[.C78]+1)" office:value-type="float" office:value="19">
            <text:p>019</text:p>
          </table:table-cell>
          <table:table-cell table:style-name="ce339" office:value-type="string">
            <text:p>social/space/homePage</text:p>
          </table:table-cell>
          <table:table-cell table:style-name="ce192" office:value-type="string">
            <text:p>Keep title of shared link is empty</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2" office:value-type="string">
            <text:p><text:span text:style-name="T20">- New space is added</text:span></text:p>
            <text:p><text:span text:style-name="T20">- Space home page is shown with </text:span><text:span text:style-name="T20">activities portlet</text:span></text:p>
          </table:table-cell>
          <table:table-cell table:style-name="ce377" office:value-type="string">
            <text:p>Low</text:p>
          </table:table-cell>
          <table:table-cell table:number-columns-repeated="1015"/>
        </table:table-row>
        <table:table-row table:style-name="ro40">
          <table:table-cell table:style-name="ce324" table:formula="of:=IF(MID([.F80];6;1)&gt;MID([.F79];6;1);&quot;&quot;;MAX([.A$7:.A79])+1)">
            <text:p/>
          </table:table-cell>
          <table:table-cell table:style-name="ce329" office:value-type="string">
            <text:p>FNC_SOC_SPC_MOD_14</text:p>
          </table:table-cell>
          <table:table-cell table:style-name="ce332" table:formula="of:=IF(MID([.F80];6;1)&gt;MID([.F79];6;1);[.C79];[.C79]+1)" office:value-type="float" office:value="19">
            <text:p>019</text:p>
          </table:table-cell>
          <table:table-cell table:style-name="ce338" office:value-type="string">
            <text:p>social/space/homePage</text:p>
          </table:table-cell>
          <table:table-cell table:style-name="ce199" office:value-type="string">
            <text:p>Kept title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title is the URL </text:p>
          </table:table-cell>
          <table:table-cell table:style-name="ce377" office:value-type="string">
            <text:p>Low</text:p>
          </table:table-cell>
          <table:table-cell table:number-columns-repeated="1015"/>
        </table:table-row>
        <table:table-row table:style-name="ro36">
          <table:table-cell table:style-name="ce324" table:formula="of:=IF(MID([.F81];6;1)&gt;MID([.F80];6;1);&quot;&quot;;MAX([.A$7:.A80])+1)" office:value-type="float" office:value="31">
            <text:p>031</text:p>
          </table:table-cell>
          <table:table-cell table:style-name="ce329" office:value-type="string">
            <text:p>FNC_SOC_SPC_MOD_14</text:p>
          </table:table-cell>
          <table:table-cell table:style-name="ce332" table:formula="of:=IF(MID([.F81];6;1)&gt;MID([.F80];6;1);[.C80];[.C80]+1)" office:value-type="float" office:value="20">
            <text:p>020</text:p>
          </table:table-cell>
          <table:table-cell table:style-name="ce338" office:value-type="string">
            <text:p>social/space/homePage</text:p>
          </table:table-cell>
          <table:table-cell table:style-name="ce192" office:value-type="string">
            <text:p>Edit title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2];6;1)&gt;MID([.F81];6;1);&quot;&quot;;MAX([.A$7:.A81])+1)">
            <text:p/>
          </table:table-cell>
          <table:table-cell table:style-name="ce329" office:value-type="string">
            <text:p>FNC_SOC_SPC_MOD_14</text:p>
          </table:table-cell>
          <table:table-cell table:style-name="ce332" table:formula="of:=IF(MID([.F82];6;1)&gt;MID([.F81];6;1);[.C81];[.C81]+1)" office:value-type="float" office:value="20">
            <text:p>020</text:p>
          </table:table-cell>
          <table:table-cell table:style-name="ce338" office:value-type="string">
            <text:p>social/space/homePage</text:p>
          </table:table-cell>
          <table:table-cell table:style-name="ce199" office:value-type="string">
            <text:p>Edit title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form</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6">
          <table:table-cell table:style-name="ce324" table:formula="of:=IF(MID([.F83];6;1)&gt;MID([.F82];6;1);&quot;&quot;;MAX([.A$7:.A82])+1)" office:value-type="float" office:value="32">
            <text:p>032</text:p>
          </table:table-cell>
          <table:table-cell table:style-name="ce329" office:value-type="string">
            <text:p>FNC_SOC_SPC_MOD_14</text:p>
          </table:table-cell>
          <table:table-cell table:style-name="ce332" table:formula="of:=IF(MID([.F83];6;1)&gt;MID([.F82];6;1);[.C82];[.C82]+1)" office:value-type="float" office:value="21">
            <text:p>021</text:p>
          </table:table-cell>
          <table:table-cell table:style-name="ce338" office:value-type="string">
            <text:p>social/space/homePage</text:p>
          </table:table-cell>
          <table:table-cell table:style-name="ce192" office:value-type="string">
            <text:p>Edit description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6">
          <table:table-cell table:style-name="ce324" table:formula="of:=IF(MID([.F84];6;1)&gt;MID([.F83];6;1);&quot;&quot;;MAX([.A$7:.A83])+1)">
            <text:p/>
          </table:table-cell>
          <table:table-cell table:style-name="ce329" office:value-type="string">
            <text:p>FNC_SOC_SPC_MOD_14</text:p>
          </table:table-cell>
          <table:table-cell table:style-name="ce332" table:formula="of:=IF(MID([.F84];6;1)&gt;MID([.F83];6;1);[.C83];[.C83]+1)" office:value-type="float" office:value="21">
            <text:p>021</text:p>
          </table:table-cell>
          <table:table-cell table:style-name="ce338" office:value-type="string">
            <text:p>social/space/homePage</text:p>
          </table:table-cell>
          <table:table-cell table:style-name="ce199" office:value-type="string">
            <text:p>Edit description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6">
          <table:table-cell table:style-name="ce324" table:formula="of:=IF(MID([.F85];6;1)&gt;MID([.F84];6;1);&quot;&quot;;MAX([.A$7:.A84])+1)" office:value-type="float" office:value="33">
            <text:p>033</text:p>
          </table:table-cell>
          <table:table-cell table:style-name="ce329" office:value-type="string">
            <text:p>FNC_SOC_SPC_MOD_14</text:p>
          </table:table-cell>
          <table:table-cell table:style-name="ce332" table:formula="of:=IF(MID([.F85];6;1)&gt;MID([.F84];6;1);[.C84];[.C84]+1)" office:value-type="float" office:value="22">
            <text:p>022</text:p>
          </table:table-cell>
          <table:table-cell table:style-name="ce338" office:value-type="string">
            <text:p>social/space/homePage</text:p>
          </table:table-cell>
          <table:table-cell table:style-name="ce192" office:value-type="string">
            <text:p>Edit description of share link with special chars</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6];6;1)&gt;MID([.F85];6;1);&quot;&quot;;MAX([.A$7:.A85])+1)">
            <text:p/>
          </table:table-cell>
          <table:table-cell table:style-name="ce329" office:value-type="string">
            <text:p>FNC_SOC_SPC_MOD_14</text:p>
          </table:table-cell>
          <table:table-cell table:style-name="ce332" table:formula="of:=IF(MID([.F86];6;1)&gt;MID([.F85];6;1);[.C85];[.C85]+1)" office:value-type="float" office:value="22">
            <text:p>022</text:p>
          </table:table-cell>
          <table:table-cell table:style-name="ce338" office:value-type="string">
            <text:p>social/space/homePage</text:p>
          </table:table-cell>
          <table:table-cell table:style-name="ce199" office:value-type="string">
            <text:p>Edit description of share link with special chars</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6">
          <table:table-cell table:style-name="ce324" table:formula="of:=IF(MID([.F87];6;1)&gt;MID([.F86];6;1);&quot;&quot;;MAX([.A$7:.A86])+1)" office:value-type="float" office:value="34">
            <text:p>034</text:p>
          </table:table-cell>
          <table:table-cell table:style-name="ce329" office:value-type="string">
            <text:p>FNC_SOC_SPC_MOD_14</text:p>
          </table:table-cell>
          <table:table-cell table:style-name="ce332" table:formula="of:=IF(MID([.F87];6;1)&gt;MID([.F86];6;1);[.C86];[.C86]+1)" office:value-type="float" office:value="23">
            <text:p>023</text:p>
          </table:table-cell>
          <table:table-cell table:style-name="ce338" office:value-type="string">
            <text:p>social/space/homePage</text:p>
          </table:table-cell>
          <table:table-cell table:style-name="ce192" office:value-type="string">
            <text:p>Keep description of shared link is emp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6">
          <table:table-cell table:style-name="ce324" table:formula="of:=IF(MID([.F88];6;1)&gt;MID([.F87];6;1);&quot;&quot;;MAX([.A$7:.A87])+1)">
            <text:p/>
          </table:table-cell>
          <table:table-cell table:style-name="ce329" office:value-type="string">
            <text:p>FNC_SOC_SPC_MOD_14</text:p>
          </table:table-cell>
          <table:table-cell table:style-name="ce332" table:formula="of:=IF(MID([.F88];6;1)&gt;MID([.F87];6;1);[.C87];[.C87]+1)" office:value-type="float" office:value="23">
            <text:p>023</text:p>
          </table:table-cell>
          <table:table-cell table:style-name="ce338" office:value-type="string">
            <text:p>social/space/homePage</text:p>
          </table:table-cell>
          <table:table-cell table:style-name="ce199" office:value-type="string">
            <text:p>Keep description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description is empty.</text:p>
          </table:table-cell>
          <table:table-cell table:style-name="ce377" office:value-type="string">
            <text:p>Low</text:p>
          </table:table-cell>
          <table:table-cell table:number-columns-repeated="1015"/>
        </table:table-row>
        <table:table-row table:style-name="ro36">
          <table:table-cell table:style-name="ce324" table:formula="of:=IF(MID([.F89];6;1)&gt;MID([.F88];6;1);&quot;&quot;;MAX([.A$7:.A88])+1)" office:value-type="float" office:value="35">
            <text:p>035</text:p>
          </table:table-cell>
          <table:table-cell table:style-name="ce329" office:value-type="string">
            <text:p>FNC_SOC_SPC_MOD_14</text:p>
          </table:table-cell>
          <table:table-cell table:style-name="ce332" table:formula="of:=IF(MID([.F89];6;1)&gt;MID([.F88];6;1);[.C88];[.C88]+1)" office:value-type="float" office:value="24">
            <text:p>024</text:p>
          </table:table-cell>
          <table:table-cell table:style-name="ce338" office:value-type="string">
            <text:p>social/space/homePage</text:p>
          </table:table-cell>
          <table:table-cell table:style-name="ce192" office:value-type="string">
            <text:p>Edit description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6">
          <table:table-cell table:style-name="ce324" table:formula="of:=IF(MID([.F90];6;1)&gt;MID([.F89];6;1);&quot;&quot;;MAX([.A$7:.A89])+1)">
            <text:p/>
          </table:table-cell>
          <table:table-cell table:style-name="ce329" office:value-type="string">
            <text:p>FNC_SOC_SPC_MOD_14</text:p>
          </table:table-cell>
          <table:table-cell table:style-name="ce332" table:formula="of:=IF(MID([.F90];6;1)&gt;MID([.F89];6;1);[.C89];[.C89]+1)" office:value-type="float" office:value="24">
            <text:p>024</text:p>
          </table:table-cell>
          <table:table-cell table:style-name="ce338" office:value-type="string">
            <text:p>social/space/homePage</text:p>
          </table:table-cell>
          <table:table-cell table:style-name="ce199" office:value-type="string">
            <text:p>Edit description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6">
          <table:table-cell table:style-name="ce324" table:formula="of:=IF(MID([.F91];6;1)&gt;MID([.F90];6;1);&quot;&quot;;MAX([.A$7:.A90])+1)" office:value-type="float" office:value="36">
            <text:p>036</text:p>
          </table:table-cell>
          <table:table-cell table:style-name="ce329" office:value-type="string">
            <text:p>FNC_SOC_SPC_MOD_14</text:p>
          </table:table-cell>
          <table:table-cell table:style-name="ce332" table:formula="of:=IF(MID([.F91];6;1)&gt;MID([.F90];6;1);[.C90];[.C90]+1)" office:value-type="float" office:value="25">
            <text:p>025</text:p>
          </table:table-cell>
          <table:table-cell table:style-name="ce338" office:value-type="string">
            <text:p>social/space/homePage</text:p>
          </table:table-cell>
          <table:table-cell table:style-name="ce192" office:value-type="string">
            <text:p>Close share link</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92];6;1)&gt;MID([.F91];6;1);&quot;&quot;;MAX([.A$7:.A91])+1)">
            <text:p/>
          </table:table-cell>
          <table:table-cell table:style-name="ce329" office:value-type="string">
            <text:p>FNC_SOC_SPC_MOD_14</text:p>
          </table:table-cell>
          <table:table-cell table:style-name="ce332" table:formula="of:=IF(MID([.F92];6;1)&gt;MID([.F91];6;1);[.C91];[.C91]+1)" office:value-type="float" office:value="25">
            <text:p>025</text:p>
          </table:table-cell>
          <table:table-cell table:style-name="ce338" office:value-type="string">
            <text:p>social/space/homePage</text:p>
          </table:table-cell>
          <table:table-cell table:style-name="ce199" office:value-type="string">
            <text:p>Close share link</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70" office:value-type="string">
            <text:p>Close share link form, and the link is not shared</text:p>
          </table:table-cell>
          <table:table-cell table:style-name="ce377" office:value-type="string">
            <text:p>Low</text:p>
          </table:table-cell>
          <table:table-cell table:number-columns-repeated="1015"/>
        </table:table-row>
        <table:table-row table:style-name="ro36">
          <table:table-cell table:style-name="ce324" table:formula="of:=IF(MID([.F93];6;1)&gt;MID([.F92];6;1);&quot;&quot;;MAX([.A$7:.A92])+1)" office:value-type="float" office:value="37">
            <text:p>037</text:p>
          </table:table-cell>
          <table:table-cell table:style-name="ce329" office:value-type="string">
            <text:p>FNC_SOC_SPC_MOD_14</text:p>
          </table:table-cell>
          <table:table-cell table:style-name="ce332" table:formula="of:=IF(MID([.F93];6;1)&gt;MID([.F92];6;1);[.C92];[.C92]+1)" office:value-type="float" office:value="26">
            <text:p>026</text:p>
          </table:table-cell>
          <table:table-cell table:style-name="ce338" office:value-type="string">
            <text:p>social/space/homePage</text:p>
          </table:table-cell>
          <table:table-cell table:style-name="ce192" office:value-type="string">
            <text:p>Add new activities by member of user</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Medium</text:p>
          </table:table-cell>
          <table:table-cell table:number-columns-repeated="1015"/>
        </table:table-row>
        <table:table-row table:style-name="ro36">
          <table:table-cell table:style-name="ce324" table:formula="of:=IF(MID([.F94];6;1)&gt;MID([.F93];6;1);&quot;&quot;;MAX([.A$7:.A93])+1)">
            <text:p/>
          </table:table-cell>
          <table:table-cell table:style-name="ce329" office:value-type="string">
            <text:p>FNC_SOC_SPC_MOD_14</text:p>
          </table:table-cell>
          <table:table-cell table:style-name="ce332" table:formula="of:=IF(MID([.F94];6;1)&gt;MID([.F93];6;1);[.C93];[.C93]+1)" office:value-type="float" office:value="26">
            <text:p>026</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2: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7" office:value-type="string">
            <text:p>Medium</text:p>
          </table:table-cell>
          <table:table-cell table:number-columns-repeated="1015"/>
        </table:table-row>
        <table:table-row table:style-name="ro34">
          <table:table-cell table:style-name="ce324" table:formula="of:=IF(MID([.F95];6;1)&gt;MID([.F94];6;1);&quot;&quot;;MAX([.A$7:.A94])+1)">
            <text:p/>
          </table:table-cell>
          <table:table-cell table:style-name="ce329" office:value-type="string">
            <text:p>FNC_SOC_SPC_MOD_14</text:p>
          </table:table-cell>
          <table:table-cell table:style-name="ce332" table:formula="of:=IF(MID([.F95];6;1)&gt;MID([.F94];6;1);[.C94];[.C94]+1)" office:value-type="float" office:value="26">
            <text:p>026</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3: Accept invitation</text:p>
          </table:table-cell>
          <table:table-cell table:style-name="ce366" office:value-type="string">
            <text:p>- Login by invited user </text:p>
            <text:p>- Go to spaces page</text:p>
            <text:p>- Access invitations list space</text:p>
            <text:p>- Click on Accept to accept invitation</text:p>
          </table:table-cell>
          <table:table-cell table:style-name="ce370" office:value-type="string">
            <text:p>User is member of the space. The Space is move to My Spaces list</text:p>
          </table:table-cell>
          <table:table-cell table:style-name="ce377" office:value-type="string">
            <text:p>Medium</text:p>
          </table:table-cell>
          <table:table-cell table:number-columns-repeated="1015"/>
        </table:table-row>
        <table:table-row table:style-name="ro34">
          <table:table-cell table:style-name="ce324" table:formula="of:=IF(MID([.F96];6;1)&gt;MID([.F95];6;1);&quot;&quot;;MAX([.A$7:.A95])+1)">
            <text:p/>
          </table:table-cell>
          <table:table-cell table:style-name="ce329" office:value-type="string">
            <text:p>FNC_SOC_SPC_MOD_14</text:p>
          </table:table-cell>
          <table:table-cell table:style-name="ce332" table:formula="of:=IF(MID([.F96];6;1)&gt;MID([.F95];6;1);[.C95];[.C95]+1)" office:value-type="float" office:value="26">
            <text:p>026</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4: User add activities</text:p>
          </table:table-cell>
          <table:table-cell table:style-name="ce206" office:value-type="string">
            <text:p>- User access the Space</text:p>
            <text:p><text:span text:style-name="T38">- </text:span><text:span text:style-name="T37">Enter some text into text box</text:span></text:p>
            <text:p><text:span text:style-name="T37">- Click on share button</text:span></text:p>
          </table:table-cell>
          <table:table-cell table:style-name="ce370" office:value-type="string">
            <text:p>Add an activity successfully:</text:p>
            <text:p>- New activity is added on Space activities stream</text:p>
            <text:p>All users who are the member of space, can view the space activities list</text:p>
          </table:table-cell>
          <table:table-cell table:style-name="ce377" office:value-type="string">
            <text:p>Medium</text:p>
          </table:table-cell>
          <table:table-cell table:number-columns-repeated="1015"/>
        </table:table-row>
        <table:table-row table:style-name="ro36">
          <table:table-cell table:style-name="ce324" table:formula="of:=IF(MID([.F97];6;1)&gt;MID([.F96];6;1);&quot;&quot;;MAX([.A$7:.A96])+1)" office:value-type="float" office:value="38">
            <text:p>038</text:p>
          </table:table-cell>
          <table:table-cell table:style-name="ce329" office:value-type="string">
            <text:p>FNC_SOC_SPC_MOD_14</text:p>
          </table:table-cell>
          <table:table-cell table:style-name="ce332" table:formula="of:=IF(MID([.F97];6;1)&gt;MID([.F96];6;1);[.C96];[.C96]+1)" office:value-type="float" office:value="27">
            <text:p>027</text:p>
          </table:table-cell>
          <table:table-cell table:style-name="ce338" office:value-type="string">
            <text:p>social/space/homePage</text:p>
          </table:table-cell>
          <table:table-cell table:style-name="ce192" office:value-type="string">
            <text:p><text:s/>Likes/unlike added activitie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1">
          <table:table-cell table:style-name="ce324" table:formula="of:=IF(MID([.F98];6;1)&gt;MID([.F97];6;1);&quot;&quot;;MAX([.A$7:.A97])+1)">
            <text:p/>
          </table:table-cell>
          <table:table-cell table:style-name="ce329" office:value-type="string">
            <text:p>FNC_SOC_SPC_MOD_14</text:p>
          </table:table-cell>
          <table:table-cell table:style-name="ce332" table:formula="of:=IF(MID([.F98];6;1)&gt;MID([.F97];6;1);[.C97];[.C97]+1)" office:value-type="float" office:value="27">
            <text:p>027</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2: Like activity</text:p>
          </table:table-cell>
          <table:table-cell table:style-name="ce366" office:value-type="string">
            <text:p>- Select an exited activity or add new an activity</text:p>
            <text:p>- Click on <text:span text:style-name="T11">Like </text:span><text:span text:style-name="T14">under activity</text:span></text:p>
          </table:table-cell>
          <table:table-cell table:style-name="ce370" office:value-type="string">
            <text:p>Show the message: “You like this”. </text:p>
            <text:p>Like link is change to Unlike link</text:p>
          </table:table-cell>
          <table:table-cell table:style-name="ce377" office:value-type="string">
            <text:p>High</text:p>
          </table:table-cell>
          <table:table-cell table:number-columns-repeated="1015"/>
        </table:table-row>
        <table:table-row table:style-name="ro36">
          <table:table-cell table:style-name="ce324" table:formula="of:=IF(MID([.F99];6;1)&gt;MID([.F98];6;1);&quot;&quot;;MAX([.A$7:.A98])+1)">
            <text:p/>
          </table:table-cell>
          <table:table-cell table:style-name="ce329" office:value-type="string">
            <text:p>FNC_SOC_SPC_MOD_14</text:p>
          </table:table-cell>
          <table:table-cell table:style-name="ce332" table:formula="of:=IF(MID([.F99];6;1)&gt;MID([.F98];6;1);[.C98];[.C98]+1)" office:value-type="float" office:value="27">
            <text:p>027</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3: Unlike a activity</text:p>
          </table:table-cell>
          <table:table-cell table:style-name="ce366" office:value-type="string">
            <text:p>- User who liked the activity logs in</text:p>
            <text:p>- Select the activity</text:p>
            <text:p>- Click on <text:span text:style-name="T11">Unlike</text:span> link</text:p>
          </table:table-cell>
          <table:table-cell table:style-name="ce366" office:value-type="string">
            <text:p>User is moved out list of users like the activity. Unlike link is changed to Like link</text:p>
          </table:table-cell>
          <table:table-cell table:style-name="ce377" office:value-type="string">
            <text:p>High</text:p>
          </table:table-cell>
          <table:table-cell table:number-columns-repeated="1015"/>
        </table:table-row>
        <table:table-row table:style-name="ro31">
          <table:table-cell table:style-name="ce324" table:formula="of:=IF(MID([.F100];6;1)&gt;MID([.F99];6;1);&quot;&quot;;MAX([.A$7:.A99])+1)">
            <text:p/>
          </table:table-cell>
          <table:table-cell table:style-name="ce329" office:value-type="string">
            <text:p>FNC_SOC_SPC_MOD_14</text:p>
          </table:table-cell>
          <table:table-cell table:style-name="ce332" table:formula="of:=IF(MID([.F100];6;1)&gt;MID([.F99];6;1);[.C99];[.C99]+1)" office:value-type="float" office:value="27">
            <text:p>027</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4: View all people like activity</text:p>
          </table:table-cell>
          <table:table-cell table:style-name="ce366" office:value-type="string">
            <text:p>- Click on Link “<text:span text:style-name="T17">number people</text:span>” </text:p>
          </table:table-cell>
          <table:table-cell table:style-name="ce366" office:value-type="string">
            <text:p>Show all people like the activity. Move mouse over each user, a tool-tip appears to show name of user who likes </text:p>
          </table:table-cell>
          <table:table-cell table:style-name="ce377" office:value-type="string">
            <text:p>High</text:p>
          </table:table-cell>
          <table:table-cell table:number-columns-repeated="1015"/>
        </table:table-row>
        <table:table-row table:style-name="ro36">
          <table:table-cell table:style-name="ce324" table:formula="of:=IF(MID([.F101];6;1)&gt;MID([.F100];6;1);&quot;&quot;;MAX([.A$7:.A100])+1)" office:value-type="float" office:value="39">
            <text:p>039</text:p>
          </table:table-cell>
          <table:table-cell table:style-name="ce329" office:value-type="string">
            <text:p>FNC_SOC_SPC_MOD_14</text:p>
          </table:table-cell>
          <table:table-cell table:style-name="ce332" table:formula="of:=IF(MID([.F101];6;1)&gt;MID([.F100];6;1);[.C100];[.C100]+1)" office:value-type="float" office:value="28">
            <text:p>028</text:p>
          </table:table-cell>
          <table:table-cell table:style-name="ce338" office:value-type="string">
            <text:p>social/space/homePage</text:p>
          </table:table-cell>
          <table:table-cell table:style-name="ce192" office:value-type="string">
            <text:p>Delete activities by manager of space</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1">
          <table:table-cell table:style-name="ce324" table:formula="of:=IF(MID([.F102];6;1)&gt;MID([.F101];6;1);&quot;&quot;;MAX([.A$7:.A101])+1)">
            <text:p/>
          </table:table-cell>
          <table:table-cell table:style-name="ce329" office:value-type="string">
            <text:p>FNC_SOC_SPC_MOD_14</text:p>
          </table:table-cell>
          <table:table-cell table:style-name="ce332" table:formula="of:=IF(MID([.F102];6;1)&gt;MID([.F101];6;1);[.C101];[.C101]+1)" office:value-type="float" office:value="28">
            <text:p>028</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2: Add more activities</text:p>
          </table:table-cell>
          <table:table-cell table:style-name="ce366" office:value-type="string">
            <text:p>- Login by manager of space</text:p>
            <text:p>- Access home page of the space</text:p>
            <text:p>- Add activities</text:p>
          </table:table-cell>
          <table:table-cell table:style-name="ce370" office:value-type="string">
            <text:p>New activities is added. Actor of activities is user. </text:p>
          </table:table-cell>
          <table:table-cell table:style-name="ce377" office:value-type="string">
            <text:p>High</text:p>
          </table:table-cell>
          <table:table-cell table:number-columns-repeated="1015"/>
        </table:table-row>
        <table:table-row table:style-name="ro31">
          <table:table-cell table:style-name="ce324" table:formula="of:=IF(MID([.F103];6;1)&gt;MID([.F102];6;1);&quot;&quot;;MAX([.A$7:.A102])+1)">
            <text:p/>
          </table:table-cell>
          <table:table-cell table:style-name="ce329" office:value-type="string">
            <text:p>FNC_SOC_SPC_MOD_14</text:p>
          </table:table-cell>
          <table:table-cell table:style-name="ce332" table:formula="of:=IF(MID([.F103];6;1)&gt;MID([.F102];6;1);[.C102];[.C102]+1)" office:value-type="float" office:value="28">
            <text:p>028</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3: Delete activity by manager</text:p>
          </table:table-cell>
          <table:table-cell table:style-name="ce366" office:value-type="string">
            <text:p>- Select the added activities in step 2</text:p>
            <text:p>- Click on delete icon</text:p>
          </table:table-cell>
          <table:table-cell table:style-name="ce366" office:value-type="string">
            <text:p>Activity is remove out space activity stream</text:p>
          </table:table-cell>
          <table:table-cell table:style-name="ce377" office:value-type="string">
            <text:p>High</text:p>
          </table:table-cell>
          <table:table-cell table:number-columns-repeated="1015"/>
        </table:table-row>
        <table:table-row table:style-name="ro31">
          <table:table-cell table:style-name="ce324" table:formula="of:=IF(MID([.F104];6;1)&gt;MID([.F103];6;1);&quot;&quot;;MAX([.A$7:.A103])+1)">
            <text:p/>
          </table:table-cell>
          <table:table-cell table:style-name="ce329" office:value-type="string">
            <text:p>FNC_SOC_SPC_MOD_14</text:p>
          </table:table-cell>
          <table:table-cell table:style-name="ce332" table:formula="of:=IF(MID([.F104];6;1)&gt;MID([.F103];6;1);[.C103];[.C103]+1)" office:value-type="float" office:value="28">
            <text:p>028</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4: Delete other user's activities on Space</text:p>
          </table:table-cell>
          <table:table-cell table:style-name="ce366" office:value-type="string">
            <text:p>- Select the activities which has created by other member of space</text:p>
            <text:p><text:span text:style-name="T23">- Click on delete icon</text:span></text:p>
          </table:table-cell>
          <table:table-cell table:style-name="ce366" office:value-type="string">
            <text:p>Activity is removed from space activity stream</text:p>
          </table:table-cell>
          <table:table-cell table:style-name="ce377" office:value-type="string">
            <text:p>High</text:p>
          </table:table-cell>
          <table:table-cell table:number-columns-repeated="1015"/>
        </table:table-row>
        <table:table-row table:style-name="ro36">
          <table:table-cell table:style-name="ce324" table:formula="of:=IF(MID([.F105];6;1)&gt;MID([.F104];6;1);&quot;&quot;;MAX([.A$7:.A104])+1)" office:value-type="float" office:value="40">
            <text:p>040</text:p>
          </table:table-cell>
          <table:table-cell table:style-name="ce329" office:value-type="string">
            <text:p>FNC_SOC_SPC_MOD_14</text:p>
          </table:table-cell>
          <table:table-cell table:style-name="ce332" table:formula="of:=IF(MID([.F105];6;1)&gt;MID([.F104];6;1);[.C104];[.C104]+1)" office:value-type="float" office:value="29">
            <text:p>029</text:p>
          </table:table-cell>
          <table:table-cell table:style-name="ce338" office:value-type="string">
            <text:p>social/space/homePage</text:p>
          </table:table-cell>
          <table:table-cell table:style-name="ce361" office:value-type="string">
            <text:p>Delete activities by member of space</text:p>
          </table:table-cell>
          <table:table-cell table:style-name="ce206" office:value-type="string">
            <text:p>Step 1: Add new space</text:p>
          </table:table-cell>
          <table:table-cell table:style-name="ce366" office:value-type="string">
            <text:p>- Sign in system</text:p>
            <text:p>- Select <text:span text:style-name="T11">Space</text:span> page</text:p>
            <text:p>- Add new space</text:p>
            <text:p/>
          </table:table-cell>
          <table:table-cell table:style-name="ce370" office:value-type="string">
            <text:p>- New space is added</text:p>
          </table:table-cell>
          <table:table-cell table:style-name="ce377" office:value-type="string">
            <text:p>Medium</text:p>
          </table:table-cell>
          <table:table-cell table:number-columns-repeated="1015"/>
        </table:table-row>
        <table:table-row table:style-name="ro36">
          <table:table-cell table:style-name="ce324" table:formula="of:=IF(MID([.F106];6;1)&gt;MID([.F105];6;1);&quot;&quot;;MAX([.A$7:.A105])+1)">
            <text:p/>
          </table:table-cell>
          <table:table-cell table:style-name="ce329" office:value-type="string">
            <text:p>FNC_SOC_SPC_MOD_14</text:p>
          </table:table-cell>
          <table:table-cell table:style-name="ce332" table:formula="of:=IF(MID([.F106];6;1)&gt;MID([.F105];6;1);[.C105];[.C105]+1)" office:value-type="float" office:value="29">
            <text:p>029</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2: invite member</text:p>
          </table:table-cell>
          <table:table-cell table:style-name="ce366" office:value-type="string">
            <text:p>- Access Space setting</text:p>
            <text:p>- Select member tab</text:p>
            <text:p>- Select user and send invitation</text:p>
            <text:p/>
          </table:table-cell>
          <table:table-cell table:style-name="ce366" office:value-type="string">
            <text:p>- send invitation successfully</text:p>
          </table:table-cell>
          <table:table-cell table:style-name="ce377" office:value-type="string">
            <text:p>Medium</text:p>
          </table:table-cell>
          <table:table-cell table:number-columns-repeated="1015"/>
        </table:table-row>
        <table:table-row table:style-name="ro31">
          <table:table-cell table:style-name="ce324" table:formula="of:=IF(MID([.F107];6;1)&gt;MID([.F106];6;1);&quot;&quot;;MAX([.A$7:.A106])+1)">
            <text:p/>
          </table:table-cell>
          <table:table-cell table:style-name="ce329" office:value-type="string">
            <text:p>FNC_SOC_SPC_MOD_14</text:p>
          </table:table-cell>
          <table:table-cell table:style-name="ce332" table:formula="of:=IF(MID([.F107];6;1)&gt;MID([.F106];6;1);[.C106];[.C106]+1)" office:value-type="float" office:value="29">
            <text:p>029</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3: Accept invitation</text:p>
          </table:table-cell>
          <table:table-cell table:style-name="ce366" office:value-type="string">
            <text:p>- Invited user logs in</text:p>
            <text:p>- Go to Spaces/invited list</text:p>
            <text:p>- Accept invitation of the space</text:p>
          </table:table-cell>
          <table:table-cell table:style-name="ce366" office:value-type="string">
            <text:p>- User becomes member of the space</text:p>
          </table:table-cell>
          <table:table-cell table:style-name="ce377" office:value-type="string">
            <text:p>Medium</text:p>
          </table:table-cell>
          <table:table-cell table:number-columns-repeated="1015"/>
        </table:table-row>
        <table:table-row table:style-name="ro30">
          <table:table-cell table:style-name="ce324" table:formula="of:=IF(MID([.F108];6;1)&gt;MID([.F107];6;1);&quot;&quot;;MAX([.A$7:.A107])+1)">
            <text:p/>
          </table:table-cell>
          <table:table-cell table:style-name="ce329" office:value-type="string">
            <text:p>FNC_SOC_SPC_MOD_14</text:p>
          </table:table-cell>
          <table:table-cell table:style-name="ce332" table:formula="of:=IF(MID([.F108];6;1)&gt;MID([.F107];6;1);[.C107];[.C107]+1)" office:value-type="float" office:value="29">
            <text:p>029</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4: Add activite</text:p>
          </table:table-cell>
          <table:table-cell table:style-name="ce366" office:value-type="string">
            <text:p>- Access the Space</text:p>
            <text:p>- Add some activites</text:p>
          </table:table-cell>
          <table:table-cell table:style-name="ce366" office:value-type="string">
            <text:p>- New activities ares added and dis play on space activition stream</text:p>
          </table:table-cell>
          <table:table-cell table:style-name="ce377" office:value-type="string">
            <text:p>Medium</text:p>
          </table:table-cell>
          <table:table-cell table:number-columns-repeated="1015"/>
        </table:table-row>
        <table:table-row table:style-name="ro31">
          <table:table-cell table:style-name="ce324" table:formula="of:=IF(MID([.F109];6;1)&gt;MID([.F108];6;1);&quot;&quot;;MAX([.A$7:.A108])+1)">
            <text:p/>
          </table:table-cell>
          <table:table-cell table:style-name="ce329" office:value-type="string">
            <text:p>FNC_SOC_SPC_MOD_14</text:p>
          </table:table-cell>
          <table:table-cell table:style-name="ce332" table:formula="of:=IF(MID([.F109];6;1)&gt;MID([.F108];6;1);[.C108];[.C108]+1)" office:value-type="float" office:value="29">
            <text:p>029</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5: Delete Activities</text:p>
          </table:table-cell>
          <table:table-cell table:style-name="ce366" office:value-type="string">
            <text:p>- Select the added activities of the space</text:p>
            <text:p>- Click on delete activites</text:p>
          </table:table-cell>
          <table:table-cell table:style-name="ce366" office:value-type="string">
            <text:p>The activity is deleted. All comments of activity are deleted too.</text:p>
          </table:table-cell>
          <table:table-cell table:style-name="ce379" office:value-type="string">
            <text:p>Medium</text:p>
          </table:table-cell>
          <table:table-cell table:style-name="ce381"/>
          <table:table-cell table:number-columns-repeated="1014"/>
        </table:table-row>
        <table:table-row table:style-name="ro34">
          <table:table-cell table:style-name="ce324" table:formula="of:=IF(MID([.F110];6;1)&gt;MID([.F109];6;1);&quot;&quot;;MAX([.A$7:.A109])+1)" office:value-type="float" office:value="41">
            <text:p>041</text:p>
          </table:table-cell>
          <table:table-cell table:style-name="ce329" office:value-type="string">
            <text:p>FNC_SOC_SPC_MOD_14</text:p>
          </table:table-cell>
          <table:table-cell table:style-name="ce332" table:formula="of:=IF(MID([.F110];6;1)&gt;MID([.F109];6;1);[.C109];[.C109]+1)" office:value-type="float" office:value="30">
            <text:p>030</text:p>
          </table:table-cell>
          <table:table-cell table:style-name="ce338" office:value-type="string">
            <text:p>social/space/homePage</text:p>
          </table:table-cell>
          <table:table-cell table:style-name="ce192" office:value-type="string">
            <text:p>Comment on your activity</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 User who is member of space can view this activity</text:p>
          </table:table-cell>
          <table:table-cell table:style-name="ce379" office:value-type="string">
            <text:p>High</text:p>
          </table:table-cell>
          <table:table-cell table:number-columns-repeated="1015"/>
        </table:table-row>
        <table:table-row table:style-name="ro30">
          <table:table-cell table:style-name="ce324" table:formula="of:=IF(MID([.F111];6;1)&gt;MID([.F110];6;1);&quot;&quot;;MAX([.A$7:.A110])+1)">
            <text:p/>
          </table:table-cell>
          <table:table-cell table:style-name="ce329" office:value-type="string">
            <text:p>FNC_SOC_SPC_MOD_14</text:p>
          </table:table-cell>
          <table:table-cell table:style-name="ce332" table:formula="of:=IF(MID([.F111];6;1)&gt;MID([.F110];6;1);[.C110];[.C110]+1)" office:value-type="float" office:value="30">
            <text:p>03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2: Show comment form</text:p>
          </table:table-cell>
          <table:table-cell table:style-name="ce366" office:value-type="string">
            <text:p>- Click on <text:span text:style-name="T11">Comment</text:span> link under the activity</text:p>
          </table:table-cell>
          <table:table-cell table:style-name="ce366" office:value-type="string">
            <text:p>Show a text box allow user add comment for activity</text:p>
          </table:table-cell>
          <table:table-cell table:style-name="ce379" office:value-type="string">
            <text:p>High</text:p>
          </table:table-cell>
          <table:table-cell table:number-columns-repeated="1015"/>
        </table:table-row>
        <table:table-row table:style-name="ro42">
          <table:table-cell table:style-name="ce324" table:formula="of:=IF(MID([.F112];6;1)&gt;MID([.F111];6;1);&quot;&quot;;MAX([.A$7:.A111])+1)">
            <text:p/>
          </table:table-cell>
          <table:table-cell table:style-name="ce329" office:value-type="string">
            <text:p>FNC_SOC_SPC_MOD_14</text:p>
          </table:table-cell>
          <table:table-cell table:style-name="ce332" table:formula="of:=IF(MID([.F112];6;1)&gt;MID([.F111];6;1);[.C111];[.C111]+1)" office:value-type="float" office:value="30">
            <text:p>03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3: Add a comment</text:p>
          </table:table-cell>
          <table:table-cell table:style-name="ce366" office:value-type="string">
            <text:p>- Enter some text into text box comment</text:p>
            <text:p>- Click on <text:span text:style-name="T11">Comment</text:span> button</text:p>
          </table:table-cell>
          <table:table-cell table:style-name="ce366"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9" office:value-type="string">
            <text:p>High</text:p>
          </table:table-cell>
          <table:table-cell table:number-columns-repeated="1015"/>
        </table:table-row>
        <table:table-row table:style-name="ro34">
          <table:table-cell table:style-name="ce324" table:formula="of:=IF(MID([.F113];6;1)&gt;MID([.F112];6;1);&quot;&quot;;MAX([.A$7:.A112])+1)" office:value-type="float" office:value="42">
            <text:p>042</text:p>
          </table:table-cell>
          <table:table-cell table:style-name="ce329" office:value-type="string">
            <text:p>FNC_SOC_SPC_MOD_14</text:p>
          </table:table-cell>
          <table:table-cell table:style-name="ce332" table:formula="of:=IF(MID([.F113];6;1)&gt;MID([.F112];6;1);[.C112];[.C112]+1)" office:value-type="float" office:value="31">
            <text:p>031</text:p>
          </table:table-cell>
          <table:table-cell table:style-name="ce338" office:value-type="string">
            <text:p>social/space/homePage</text:p>
          </table:table-cell>
          <table:table-cell table:style-name="ce362" office:value-type="string">
            <text:p>Delete comment by own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2">
          <table:table-cell table:style-name="ce324" table:formula="of:=IF(MID([.F114];6;1)&gt;MID([.F113];6;1);&quot;&quot;;MAX([.A$7:.A113])+1)">
            <text:p/>
          </table:table-cell>
          <table:table-cell table:style-name="ce329" office:value-type="string">
            <text:p>FNC_SOC_SPC_MOD_14</text:p>
          </table:table-cell>
          <table:table-cell table:style-name="ce332" table:formula="of:=IF(MID([.F114];6;1)&gt;MID([.F113];6;1);[.C113];[.C113]+1)" office:value-type="float" office:value="31">
            <text:p>031</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0">
          <table:table-cell table:style-name="ce324" table:formula="of:=IF(MID([.F115];6;1)&gt;MID([.F114];6;1);&quot;&quot;;MAX([.A$7:.A114])+1)">
            <text:p/>
          </table:table-cell>
          <table:table-cell table:style-name="ce329" office:value-type="string">
            <text:p>FNC_SOC_SPC_MOD_14</text:p>
          </table:table-cell>
          <table:table-cell table:style-name="ce332" table:formula="of:=IF(MID([.F115];6;1)&gt;MID([.F114];6;1);[.C114];[.C114]+1)" office:value-type="float" office:value="31">
            <text:p>031</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3: Delete activity by owner</text:p>
          </table:table-cell>
          <table:table-cell table:style-name="ce366" office:value-type="string">
            <text:p>- Click on delete icon</text:p>
            <text:p>- Click ok to cofirm</text:p>
          </table:table-cell>
          <table:table-cell table:style-name="ce373" office:value-type="string">
            <text:p>Comment is removed</text:p>
          </table:table-cell>
          <table:table-cell table:style-name="ce379" office:value-type="string">
            <text:p>High</text:p>
          </table:table-cell>
          <table:table-cell table:number-columns-repeated="1015"/>
        </table:table-row>
        <table:table-row table:style-name="ro34">
          <table:table-cell table:style-name="ce324" table:formula="of:=IF(MID([.F116];6;1)&gt;MID([.F115];6;1);&quot;&quot;;MAX([.A$7:.A115])+1)" office:value-type="float" office:value="43">
            <text:p>043</text:p>
          </table:table-cell>
          <table:table-cell table:style-name="ce329" office:value-type="string">
            <text:p>FNC_SOC_SPC_MOD_14</text:p>
          </table:table-cell>
          <table:table-cell table:style-name="ce332" table:formula="of:=IF(MID([.F116];6;1)&gt;MID([.F115];6;1);[.C115];[.C115]+1)" office:value-type="float" office:value="32">
            <text:p>032</text:p>
          </table:table-cell>
          <table:table-cell table:style-name="ce338" office:value-type="string">
            <text:p>social/space/homePage</text:p>
          </table:table-cell>
          <table:table-cell table:style-name="ce362" office:value-type="string">
            <text:p>Delete comment by other memb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2">
          <table:table-cell table:style-name="ce324" table:formula="of:=IF(MID([.F117];6;1)&gt;MID([.F116];6;1);&quot;&quot;;MAX([.A$7:.A116])+1)">
            <text:p/>
          </table:table-cell>
          <table:table-cell table:style-name="ce329" office:value-type="string">
            <text:p>FNC_SOC_SPC_MOD_14</text:p>
          </table:table-cell>
          <table:table-cell table:style-name="ce332" table:formula="of:=IF(MID([.F117];6;1)&gt;MID([.F116];6;1);[.C116];[.C116]+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6">
          <table:table-cell table:style-name="ce324" table:formula="of:=IF(MID([.F118];6;1)&gt;MID([.F117];6;1);&quot;&quot;;MAX([.A$7:.A117])+1)">
            <text:p/>
          </table:table-cell>
          <table:table-cell table:style-name="ce329" office:value-type="string">
            <text:p>FNC_SOC_SPC_MOD_14</text:p>
          </table:table-cell>
          <table:table-cell table:style-name="ce332" table:formula="of:=IF(MID([.F118];6;1)&gt;MID([.F117];6;1);[.C117];[.C117]+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3: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9" office:value-type="string">
            <text:p>High</text:p>
          </table:table-cell>
          <table:table-cell table:number-columns-repeated="1015"/>
        </table:table-row>
        <table:table-row table:style-name="ro34">
          <table:table-cell table:style-name="ce324" table:formula="of:=IF(MID([.F119];6;1)&gt;MID([.F118];6;1);&quot;&quot;;MAX([.A$7:.A118])+1)">
            <text:p/>
          </table:table-cell>
          <table:table-cell table:style-name="ce329" office:value-type="string">
            <text:p>FNC_SOC_SPC_MOD_14</text:p>
          </table:table-cell>
          <table:table-cell table:style-name="ce332" table:formula="of:=IF(MID([.F119];6;1)&gt;MID([.F118];6;1);[.C118];[.C118]+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4: Accept invitation</text:p>
          </table:table-cell>
          <table:table-cell table:style-name="ce366" office:value-type="string">
            <text:p>- Login by invited user </text:p>
            <text:p>- Go to spaces page</text:p>
            <text:p>- Access invitations list space</text:p>
            <text:p>- Click on Accept to acception invitation</text:p>
          </table:table-cell>
          <table:table-cell table:style-name="ce370" office:value-type="string">
            <text:p>User is member of the space. The Space is move to My Spaces list</text:p>
          </table:table-cell>
          <table:table-cell table:style-name="ce379" office:value-type="string">
            <text:p>High</text:p>
          </table:table-cell>
          <table:table-cell table:number-columns-repeated="1015"/>
        </table:table-row>
        <table:table-row table:style-name="ro31">
          <table:table-cell table:style-name="ce324" table:formula="of:=IF(MID([.F120];6;1)&gt;MID([.F119];6;1);&quot;&quot;;MAX([.A$7:.A119])+1)">
            <text:p/>
          </table:table-cell>
          <table:table-cell table:style-name="ce329" office:value-type="string">
            <text:p>FNC_SOC_SPC_MOD_14</text:p>
          </table:table-cell>
          <table:table-cell table:style-name="ce332" table:formula="of:=IF(MID([.F120];6;1)&gt;MID([.F119];6;1);[.C119];[.C119]+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5: Delete comment</text:p>
          </table:table-cell>
          <table:table-cell table:style-name="ce366" office:value-type="string">
            <text:p>- Access the space</text:p>
            <text:p>- Selected comment which added at step 2</text:p>
          </table:table-cell>
          <table:table-cell table:style-name="ce366" office:value-type="string">
            <text:p>User can not delete the comment of other user.</text:p>
          </table:table-cell>
          <table:table-cell table:style-name="ce379" office:value-type="string">
            <text:p>High</text:p>
          </table:table-cell>
          <table:table-cell table:number-columns-repeated="1015"/>
        </table:table-row>
        <table:table-row table:style-name="ro34">
          <table:table-cell table:style-name="ce324" table:formula="of:=IF(MID([.F121];6;1)&gt;MID([.F120];6;1);&quot;&quot;;MAX([.A$7:.A120])+1)">
            <text:p/>
          </table:table-cell>
          <table:table-cell table:style-name="ce329" office:value-type="string">
            <text:p>FNC_SOC_SPC_MOD_14</text:p>
          </table:table-cell>
          <table:table-cell table:style-name="ce332" table:formula="of:=IF(MID([.F121];6;1)&gt;MID([.F120];6;1);[.C120];[.C120]+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6: Add more comment</text:p>
          </table:table-cell>
          <table:table-cell table:style-name="ce366"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6" office:value-type="string">
            <text:p>- New comment is aded</text:p>
          </table:table-cell>
          <table:table-cell table:style-name="ce379" office:value-type="string">
            <text:p>High</text:p>
          </table:table-cell>
          <table:table-cell table:number-columns-repeated="1015"/>
        </table:table-row>
        <table:table-row table:style-name="ro34">
          <table:table-cell table:style-name="ce324" table:formula="of:=IF(MID([.F122];6;1)&gt;MID([.F121];6;1);&quot;&quot;;MAX([.A$7:.A121])+1)">
            <text:p/>
          </table:table-cell>
          <table:table-cell table:style-name="ce329" office:value-type="string">
            <text:p>FNC_SOC_SPC_MOD_14</text:p>
          </table:table-cell>
          <table:table-cell table:style-name="ce332" table:formula="of:=IF(MID([.F122];6;1)&gt;MID([.F121];6;1);[.C121];[.C121]+1)" office:value-type="float" office:value="32">
            <text:p>032</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7: delete comment by manager</text:p>
          </table:table-cell>
          <table:table-cell table:style-name="ce366" office:value-type="string">
            <text:p>- Log in by manager of space (who create space at step 1)</text:p>
            <text:p>- Select the comment which user has created at step 6</text:p>
            <text:p>- Delete space</text:p>
          </table:table-cell>
          <table:table-cell table:style-name="ce366" office:value-type="string">
            <text:p>- Comment is removed</text:p>
          </table:table-cell>
          <table:table-cell table:style-name="ce379" office:value-type="string">
            <text:p>High</text:p>
          </table:table-cell>
          <table:table-cell table:number-columns-repeated="1015"/>
        </table:table-row>
        <table:table-row table:style-name="ro38">
          <table:table-cell table:style-name="ce324" table:formula="of:=IF(MID([.F123];6;1)&gt;MID([.F122];6;1);&quot;&quot;;MAX([.A$7:.A122])+1)" office:value-type="float" office:value="44">
            <text:p>044</text:p>
          </table:table-cell>
          <table:table-cell table:style-name="ce329" office:value-type="string">
            <text:p>FNC_SOC_SPC_MOD_14</text:p>
          </table:table-cell>
          <table:table-cell table:style-name="ce332" table:formula="of:=IF(MID([.F123];6;1)&gt;MID([.F122];6;1);[.C122];[.C122]+1)" office:value-type="float" office:value="33">
            <text:p>033</text:p>
          </table:table-cell>
          <table:table-cell table:style-name="ce338" office:value-type="string">
            <text:p>social/space/homePage</text:p>
          </table:table-cell>
          <table:table-cell table:style-name="ce192" office:value-type="string">
            <text:p>Show/hide all comment</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73" office:value-type="string">
            <text:p>Add a comment successfully. Other user can view activity and comment of one. </text:p>
          </table:table-cell>
          <table:table-cell table:style-name="ce379" office:value-type="string">
            <text:p>Medium</text:p>
          </table:table-cell>
          <table:table-cell table:number-columns-repeated="1015"/>
        </table:table-row>
        <table:table-row table:style-name="ro38">
          <table:table-cell table:style-name="ce324" table:formula="of:=IF(MID([.F124];6;1)&gt;MID([.F123];6;1);&quot;&quot;;MAX([.A$7:.A123])+1)">
            <text:p/>
          </table:table-cell>
          <table:table-cell table:style-name="ce329" office:value-type="string">
            <text:p>FNC_SOC_SPC_MOD_14</text:p>
          </table:table-cell>
          <table:table-cell table:style-name="ce332" table:formula="of:=IF(MID([.F124];6;1)&gt;MID([.F123];6;1);[.C123];[.C123]+1)" office:value-type="float" office:value="33">
            <text:p>033</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2: Add a comment</text:p>
          </table:table-cell>
          <table:table-cell table:style-name="ce366"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70" office:value-type="string">
            <text:p>- Comments are added successfully. User who is member of space can view all comments</text:p>
          </table:table-cell>
          <table:table-cell table:style-name="ce379" office:value-type="string">
            <text:p>Medium</text:p>
          </table:table-cell>
          <table:table-cell table:number-columns-repeated="1015"/>
        </table:table-row>
        <table:table-row table:style-name="ro31">
          <table:table-cell table:style-name="ce324" table:formula="of:=IF(MID([.F125];6;1)&gt;MID([.F124];6;1);&quot;&quot;;MAX([.A$7:.A124])+1)">
            <text:p/>
          </table:table-cell>
          <table:table-cell table:style-name="ce329" office:value-type="string">
            <text:p>FNC_SOC_SPC_MOD_14</text:p>
          </table:table-cell>
          <table:table-cell table:style-name="ce332" table:formula="of:=IF(MID([.F125];6;1)&gt;MID([.F124];6;1);[.C124];[.C124]+1)" office:value-type="float" office:value="33">
            <text:p>033</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3: Move other page</text:p>
          </table:table-cell>
          <table:table-cell table:style-name="ce366" office:value-type="string">
            <text:p>- Select any other page to access</text:p>
            <text:p>- Return to <text:span text:style-name="T11">activity</text:span> page</text:p>
          </table:table-cell>
          <table:table-cell table:style-name="ce366" office:value-type="string">
            <text:p>-Show content of activity page. There are 2 lastest comments are showed. A link “show all <text:span text:style-name="T7">'number'</text:span> comments” is displayed</text:p>
          </table:table-cell>
          <table:table-cell table:style-name="ce379" office:value-type="string">
            <text:p>Medium</text:p>
          </table:table-cell>
          <table:table-cell table:number-columns-repeated="1015"/>
        </table:table-row>
        <table:table-row table:style-name="ro30">
          <table:table-cell table:style-name="ce324" table:formula="of:=IF(MID([.F126];6;1)&gt;MID([.F125];6;1);&quot;&quot;;MAX([.A$7:.A125])+1)">
            <text:p/>
          </table:table-cell>
          <table:table-cell table:style-name="ce329" office:value-type="string">
            <text:p>FNC_SOC_SPC_MOD_14</text:p>
          </table:table-cell>
          <table:table-cell table:style-name="ce332" table:formula="of:=IF(MID([.F126];6;1)&gt;MID([.F125];6;1);[.C125];[.C125]+1)" office:value-type="float" office:value="33">
            <text:p>033</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4: Show all comment</text:p>
          </table:table-cell>
          <table:table-cell table:style-name="ce366" office:value-type="string">
            <text:p>- Click on “show all <text:span text:style-name="T7">'number' </text:span><text:span text:style-name="T24">comments</text:span><text:span text:style-name="T7">” </text:span><text:span text:style-name="T24">link</text:span></text:p>
          </table:table-cell>
          <table:table-cell table:style-name="ce366" office:value-type="string">
            <text:p>Display all comments of activity. A link “hide all comments” is shown</text:p>
          </table:table-cell>
          <table:table-cell table:style-name="ce379" office:value-type="string">
            <text:p>Medium</text:p>
          </table:table-cell>
          <table:table-cell table:number-columns-repeated="1015"/>
        </table:table-row>
        <table:table-row table:style-name="ro30">
          <table:table-cell table:style-name="ce324" table:formula="of:=IF(MID([.F127];6;1)&gt;MID([.F126];6;1);&quot;&quot;;MAX([.A$7:.A126])+1)">
            <text:p/>
          </table:table-cell>
          <table:table-cell table:style-name="ce329" office:value-type="string">
            <text:p>FNC_SOC_SPC_MOD_14</text:p>
          </table:table-cell>
          <table:table-cell table:style-name="ce332" table:formula="of:=IF(MID([.F127];6;1)&gt;MID([.F126];6;1);[.C126];[.C126]+1)" office:value-type="float" office:value="33">
            <text:p>033</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5: Hide all comments</text:p>
          </table:table-cell>
          <table:table-cell table:style-name="ce366" office:value-type="string">
            <text:p>- Click on “hide all comments” l<text:span text:style-name="T24">ink</text:span></text:p>
          </table:table-cell>
          <table:table-cell table:style-name="ce366" office:value-type="string">
            <text:p>Hide all comment. A link “show all <text:span text:style-name="T7">'number'</text:span> comments” is displayed</text:p>
          </table:table-cell>
          <table:table-cell table:style-name="ce379" office:value-type="string">
            <text:p>Medium</text:p>
          </table:table-cell>
          <table:table-cell table:number-columns-repeated="1015"/>
        </table:table-row>
        <table:table-row table:style-name="ro1" table:number-rows-repeated="19">
          <table:table-cell table:number-columns-repeated="8"/>
          <table:table-cell table:style-name="ce379"/>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style-name="ce382"/>
          <table:table-cell table:style-name="ce168" office:value-type="string">
            <text:p>TEST CASES</text:p>
          </table:table-cell>
          <table:table-cell table:style-name="ce168"/>
          <table:table-cell table:style-name="ce385" table:number-columns-repeated="2"/>
          <table:table-cell table:style-name="ce382"/>
          <table:table-cell table:style-name="ce396"/>
          <table:table-cell table:style-name="ce385" table:number-columns-repeated="2"/>
          <table:table-cell table:style-name="ce452"/>
          <table:table-cell table:style-name="ce233" office:value-type="string">
            <text:p>Passed</text:p>
          </table:table-cell>
          <table:table-cell table:style-name="ce233" table:formula="of:=COUNTIF([.L$7:.L$878];[.$K1])" office:value-type="float" office:value="0">
            <text:p>0</text:p>
          </table:table-cell>
          <table:table-cell table:style-name="ce233" table:formula="of:=COUNTIF([.M$7:.M$878];[.$K1])" office:value-type="float" office:value="0">
            <text:p>0</text:p>
          </table:table-cell>
          <table:table-cell table:style-name="ce233" table:formula="of:=COUNTIF([.N$7:.N$878];[.$K1])" office:value-type="float" office:value="0">
            <text:p>0</text:p>
          </table:table-cell>
          <table:table-cell table:style-name="ce233" table:formula="of:=COUNTIF([.O$7:.O$878];[.$K1])"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385" table:number-columns-repeated="4"/>
          <table:table-cell table:style-name="ce382"/>
          <table:table-cell table:style-name="ce396"/>
          <table:table-cell table:style-name="ce385" table:number-columns-repeated="2"/>
          <table:table-cell table:style-name="ce453"/>
          <table:table-cell table:style-name="ce233" office:value-type="string">
            <text:p>Failed</text:p>
          </table:table-cell>
          <table:table-cell table:style-name="ce233" table:formula="of:=COUNTIF([.L$7:.L$878];[.$K2])" office:value-type="float" office:value="0">
            <text:p>0</text:p>
          </table:table-cell>
          <table:table-cell table:style-name="ce233" table:formula="of:=COUNTIF([.M$7:.M$878];[.$K2])" office:value-type="float" office:value="0">
            <text:p>0</text:p>
          </table:table-cell>
          <table:table-cell table:style-name="ce233" table:formula="of:=COUNTIF([.N$7:.N$878];[.$K2])" office:value-type="float" office:value="0">
            <text:p>0</text:p>
          </table:table-cell>
          <table:table-cell table:style-name="ce233" table:formula="of:=COUNTIF([.O$7:.O$878];[.$K2])"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53">
          <table:table-cell table:style-name="ce382"/>
          <table:table-cell table:style-name="ce294" office:value-type="string">
            <text:p>Functions List<text:span text:style-name="T12">:</text:span></text:p>
          </table:table-cell>
          <table:table-cell table:style-name="ce391" office:value-type="string" table:number-columns-spanned="3" table:number-rows-spanned="1">
            <text:p>Edit navigation of the space</text:p>
          </table:table-cell>
          <table:covered-table-cell table:style-name="ce183"/>
          <table:covered-table-cell table:style-name="ce189"/>
          <table:table-cell table:style-name="ce382"/>
          <table:table-cell table:style-name="ce396"/>
          <table:table-cell table:style-name="ce213"/>
          <table:table-cell table:style-name="ce450"/>
          <table:table-cell table:style-name="ce453"/>
          <table:table-cell table:style-name="ce233" office:value-type="string">
            <text:p>Blocked</text:p>
          </table:table-cell>
          <table:table-cell table:style-name="ce233" table:formula="of:=COUNTIF([.L$7:.L$878];[.$K3])" office:value-type="float" office:value="0">
            <text:p>0</text:p>
          </table:table-cell>
          <table:table-cell table:style-name="ce233" table:formula="of:=COUNTIF([.M$7:.M$878];[.$K3])" office:value-type="float" office:value="0">
            <text:p>0</text:p>
          </table:table-cell>
          <table:table-cell table:style-name="ce233" table:formula="of:=COUNTIF([.N$7:.N$878];[.$K3])" office:value-type="float" office:value="0">
            <text:p>0</text:p>
          </table:table-cell>
          <table:table-cell table:style-name="ce233" table:formula="of:=COUNTIF([.O$7:.O$878];[.$K3])"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294"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6"/>
          <table:table-cell table:style-name="ce382"/>
          <table:table-cell table:style-name="ce396"/>
          <table:table-cell table:style-name="ce213"/>
          <table:table-cell table:style-name="ce451"/>
          <table:table-cell table:style-name="ce453"/>
          <table:table-cell table:style-name="ce234" office:value-type="string">
            <text:p>Untested</text:p>
          </table:table-cell>
          <table:table-cell table:style-name="ce233" table:formula="of:=COUNTIF([.L$7:.L$878];[.$K4])" office:value-type="float" office:value="0">
            <text:p>0</text:p>
          </table:table-cell>
          <table:table-cell table:style-name="ce233" table:formula="of:=COUNTIF([.M$7:.M$878];[.$K4])" office:value-type="float" office:value="0">
            <text:p>0</text:p>
          </table:table-cell>
          <table:table-cell table:style-name="ce233" table:formula="of:=COUNTIF([.N$7:.N$878];[.$K4])" office:value-type="float" office:value="0">
            <text:p>0</text:p>
          </table:table-cell>
          <table:table-cell table:style-name="ce233" table:formula="of:=COUNTIF([.O$7:.O$878];[.$K4])"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3"/>
          <table:table-cell table:style-name="ce386"/>
          <table:table-cell table:style-name="ce383" table:number-columns-repeated="7"/>
          <table:table-cell table:style-name="ce454"/>
          <table:table-cell office:value-type="string">
            <text:p>N/A</text:p>
          </table:table-cell>
          <table:table-cell table:style-name="ce233" table:formula="of:=COUNTIF([.L$7:.L$878];[.$K5])" office:value-type="float" office:value="0">
            <text:p>0</text:p>
          </table:table-cell>
          <table:table-cell table:style-name="ce233" table:formula="of:=COUNTIF([.M$7:.M$878];[.$K5])" office:value-type="float" office:value="0">
            <text:p>0</text:p>
          </table:table-cell>
          <table:table-cell table:style-name="ce233" table:formula="of:=COUNTIF([.N$7:.N$878];[.$K5])" office:value-type="float" office:value="0">
            <text:p>0</text:p>
          </table:table-cell>
          <table:table-cell table:style-name="ce233" table:formula="of:=COUNTIF([.O$7:.O$878];[.$K5])" office:value-type="float" office:value="0">
            <text:p>0</text:p>
          </table:table-cell>
          <table:table-cell table:style-name="ce383" table:number-columns-repeated="232"/>
          <table:table-cell table:style-name="ce382" table:number-columns-repeated="9"/>
          <table:table-cell table:number-columns-repeated="768"/>
        </table:table-row>
        <table:table-row table:style-name="ro30">
          <table:table-cell table:style-name="ce384"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64" table:number-columns-repeated="211"/>
          <table:table-cell table:style-name="ce396" table:number-columns-repeated="17"/>
          <table:table-cell table:style-name="ce382" table:number-columns-repeated="9"/>
          <table:table-cell table:number-columns-repeated="768"/>
        </table:table-row>
        <table:table-row table:style-name="ro38">
          <table:table-cell table:style-name="ce323" office:value-type="float" office:value="1">
            <text:p>001</text:p>
          </table:table-cell>
          <table:table-cell table:style-name="ce387" office:value-type="string">
            <text:p>FNC_SOC_SPC_NAV_11</text:p>
          </table:table-cell>
          <table:table-cell table:style-name="ce331" office:value-type="float" office:value="1">
            <text:p>001</text:p>
          </table:table-cell>
          <table:table-cell table:style-name="ce397" office:value-type="string">
            <text:p>Social\Page_Nav\Navigation\Display</text:p>
          </table:table-cell>
          <table:table-cell table:style-name="ce400" office:value-type="string">
            <text:p>Check displaying Space Navigation tab</text:p>
          </table:table-cell>
          <table:table-cell table:style-name="ce421" office:value-type="string">
            <text:p>Step 1: Add new space</text:p>
          </table:table-cell>
          <table:table-cell table:style-name="ce410" office:value-type="string">
            <text:p>- User logs in system</text:p>
            <text:p>- Go to spaces page</text:p>
            <text:p>- Click <text:span text:style-name="T13">Add new space</text:span>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42">
          <table:table-cell table:style-name="ce324" table:formula="of:=IF(MID([.F8];6;1)&gt;MID([.F7];6;1);&quot;&quot;;MAX([.A$7:.A7])+1)">
            <text:p/>
          </table:table-cell>
          <table:table-cell table:style-name="ce387" office:value-type="string">
            <text:p>FNC_SOC_SPC_NAV_11</text:p>
          </table:table-cell>
          <table:table-cell table:style-name="ce332" table:formula="of:=IF(MID([.F8];6;1)&gt;MID([.F7];6;1);[.C7];[.C7]+1)" office:value-type="float" office:value="1">
            <text:p>001</text:p>
          </table:table-cell>
          <table:table-cell table:style-name="ce397" office:value-type="string">
            <text:p>Social\Page_Nav\Navigation\Display</text:p>
          </table:table-cell>
          <table:table-cell table:style-name="ce397" office:value-type="string">
            <text:p>Check displaying Space Navigation tab</text:p>
          </table:table-cell>
          <table:table-cell table:style-name="ce421" office:value-type="string">
            <text:p>Step 2: View Space navigation tab</text:p>
          </table:table-cell>
          <table:table-cell table:style-name="ce410" office:value-type="string">
            <text:p>- Access space and select Space, click on Space setting icon</text:p>
            <text:p>- Select Space navigation tab</text:p>
          </table:table-cell>
          <table:table-cell table:style-name="ce410"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38">
          <table:table-cell table:style-name="ce324" table:formula="of:=IF(MID([.F9];6;1)&gt;MID([.F8];6;1);&quot;&quot;;MAX([.A$7:.A8])+1)" office:value-type="float" office:value="2">
            <text:p>002</text:p>
          </table:table-cell>
          <table:table-cell table:style-name="ce387" office:value-type="string">
            <text:p>FNC_SOC_SPC_NAV_11</text:p>
          </table:table-cell>
          <table:table-cell table:style-name="ce332" table:formula="of:=IF(MID([.F9];6;1)&gt;MID([.F8];6;1);[.C8];[.C8]+1)" office:value-type="float" office:value="2">
            <text:p>002</text:p>
          </table:table-cell>
          <table:table-cell table:style-name="ce397" office:value-type="string">
            <text:p>Social\Page_Nav\Navigation\Display</text:p>
          </table:table-cell>
          <table:table-cell table:style-name="ce401" office:value-type="string">
            <text:p>Check navigations list by user who is manag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5" table:number-columns-repeated="237"/>
          <table:table-cell table:style-name="ce465"/>
          <table:table-cell table:style-name="ce382" table:number-columns-repeated="9"/>
          <table:table-cell table:number-columns-repeated="768"/>
        </table:table-row>
        <table:table-row table:style-name="ro31">
          <table:table-cell table:style-name="ce324" table:formula="of:=IF(MID([.F10];6;1)&gt;MID([.F9];6;1);&quot;&quot;;MAX([.A$7:.A9])+1)">
            <text:p/>
          </table:table-cell>
          <table:table-cell table:style-name="ce387" office:value-type="string">
            <text:p>FNC_SOC_SPC_NAV_11</text:p>
          </table:table-cell>
          <table:table-cell table:style-name="ce392" table:formula="of:=IF(MID([.F10];6;1)&gt;MID([.F9];6;1);[.C9];[.C9]+1)" office:value-type="float" office:value="2">
            <text:p>002</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2: Make user become the manager of space</text:p>
          </table:table-cell>
          <table:table-cell table:style-name="ce410" office:value-type="string">
            <text:p>Make user become the manager of the space [<text:a xlink:href="#make_user_become_Manager">detail</text:a>]</text:p>
            <text:p><text:span text:style-name="T14"/></text:p>
          </table:table-cell>
          <table:table-cell table:style-name="ce410" office:value-type="string">
            <text:p>User become the manager of the space</text:p>
          </table:table-cell>
          <table:table-cell table:style-name="ce410" office:value-type="string">
            <text:p>Medium</text:p>
          </table:table-cell>
          <table:table-cell table:style-name="ce456"/>
          <table:table-cell table:style-name="ce455" table:number-columns-repeated="2"/>
          <table:table-cell table:style-name="ce456" table:number-columns-repeated="235"/>
          <table:table-cell table:style-name="ce382" table:number-columns-repeated="9"/>
          <table:table-cell table:number-columns-repeated="768"/>
        </table:table-row>
        <table:table-row table:style-name="ro42">
          <table:table-cell table:style-name="ce324" table:formula="of:=IF(MID([.F11];6;1)&gt;MID([.F10];6;1);&quot;&quot;;MAX([.A$7:.A10])+1)">
            <text:p/>
          </table:table-cell>
          <table:table-cell table:style-name="ce387" office:value-type="string">
            <text:p>FNC_SOC_SPC_NAV_11</text:p>
          </table:table-cell>
          <table:table-cell table:style-name="ce392" table:formula="of:=IF(MID([.F11];6;1)&gt;MID([.F10];6;1);[.C10];[.C10]+1)" office:value-type="float" office:value="2">
            <text:p>002</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3: View space navigation</text:p>
          </table:table-cell>
          <table:table-cell table:style-name="ce410" office:value-type="string">
            <text:p>- User who was made be manager of the space at step 2, logs in</text:p>
            <text:p>- Go to spaces page</text:p>
            <text:p>- Access space, click on Space setting icon</text:p>
            <text:p>- Select Space navigation tab</text:p>
          </table:table-cell>
          <table:table-cell table:style-name="ce410"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8">
          <table:table-cell table:style-name="ce324" table:formula="of:=IF(MID([.F12];6;1)&gt;MID([.F11];6;1);&quot;&quot;;MAX([.A$7:.A11])+1)" office:value-type="float" office:value="3">
            <text:p>003</text:p>
          </table:table-cell>
          <table:table-cell table:style-name="ce387" office:value-type="string">
            <text:p>FNC_SOC_SPC_NAV_11</text:p>
          </table:table-cell>
          <table:table-cell table:style-name="ce392" table:formula="of:=IF(MID([.F12];6;1)&gt;MID([.F11];6;1);[.C11];[.C11]+1)" office:value-type="float" office:value="3">
            <text:p>003</text:p>
          </table:table-cell>
          <table:table-cell table:style-name="ce397" office:value-type="string">
            <text:p>Social\Page_Nav\Navigation\Display</text:p>
          </table:table-cell>
          <table:table-cell table:style-name="ce403" office:value-type="string">
            <text:p>Check navigations list by user who is memb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0">
          <table:table-cell table:style-name="ce324" table:formula="of:=IF(MID([.F13];6;1)&gt;MID([.F12];6;1);&quot;&quot;;MAX([.A$7:.A12])+1)">
            <text:p/>
          </table:table-cell>
          <table:table-cell table:style-name="ce387" office:value-type="string">
            <text:p>FNC_SOC_SPC_NAV_11</text:p>
          </table:table-cell>
          <table:table-cell table:style-name="ce392" table:formula="of:=IF(MID([.F13];6;1)&gt;MID([.F12];6;1);[.C12];[.C12]+1)" office:value-type="float" office:value="3">
            <text:p>003</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2: Make user become member of the space</text:p>
          </table:table-cell>
          <table:table-cell table:style-name="ce410" office:value-type="string">
            <text:p>make user become the member of the space <text:a xlink:href="#User_Become_member_of_space">[detail]</text:a></text:p>
          </table:table-cell>
          <table:table-cell table:style-name="ce410" office:value-type="string">
            <text:p>User becomes member of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6">
          <table:table-cell table:style-name="ce324" table:formula="of:=IF(MID([.F14];6;1)&gt;MID([.F13];6;1);&quot;&quot;;MAX([.A$7:.A13])+1)">
            <text:p/>
          </table:table-cell>
          <table:table-cell table:style-name="ce387" office:value-type="string">
            <text:p>FNC_SOC_SPC_NAV_11</text:p>
          </table:table-cell>
          <table:table-cell table:style-name="ce392" table:formula="of:=IF(MID([.F14];6;1)&gt;MID([.F13];6;1);[.C13];[.C13]+1)" office:value-type="float" office:value="3">
            <text:p>003</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3: View space navigation</text:p>
          </table:table-cell>
          <table:table-cell table:style-name="ce410" office:value-type="string">
            <text:p>- User who was made be member of the space at step 2, logs in</text:p>
            <text:p>- Go to spaces page</text:p>
            <text:p>- Access space</text:p>
          </table:table-cell>
          <table:table-cell table:style-name="ce410" office:value-type="string">
            <text:p>user can not see the space setting portlet so she/he can not view space navigation of the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8">
          <table:table-cell table:style-name="ce324" table:formula="of:=IF(MID([.F15];6;1)&gt;MID([.F14];6;1);&quot;&quot;;MAX([.A$7:.A14])+1)" office:value-type="float" office:value="4">
            <text:p>004</text:p>
          </table:table-cell>
          <table:table-cell table:style-name="ce388" office:value-type="string">
            <text:p>FNC_SOC_SPC_NAV_12_01</text:p>
          </table:table-cell>
          <table:table-cell table:style-name="ce393" office:value-type="float" office:value="1">
            <text:p>001</text:p>
          </table:table-cell>
          <table:table-cell table:style-name="ce397" office:value-type="string">
            <text:p>Social\Page_Nav\Node\Display</text:p>
          </table:table-cell>
          <table:table-cell table:style-name="ce405" office:value-type="string">
            <text:p>View right menu </text:p>
          </table:table-cell>
          <table:table-cell table:style-name="ce421" office:value-type="string">
            <text:p>Step 1: 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1">
          <table:table-cell table:style-name="ce324" table:formula="of:=IF(MID([.F16];6;1)&gt;MID([.F15];6;1);&quot;&quot;;MAX([.A$7:.A15])+1)">
            <text:p/>
          </table:table-cell>
          <table:table-cell table:style-name="ce388" office:value-type="string">
            <text:p>FNC_SOC_SPC_NAV_12_01</text:p>
          </table:table-cell>
          <table:table-cell table:style-name="ce393" table:formula="of:=IF(MID([.F16];6;1)&gt;MID([.F15];6;1);[.C15];[.C15]+1)" office:value-type="float" office:value="1">
            <text:p>001</text:p>
          </table:table-cell>
          <table:table-cell table:style-name="ce397" office:value-type="string">
            <text:p>Social\Page_Nav\Node\Display</text:p>
          </table:table-cell>
          <table:table-cell table:style-name="ce406" office:value-type="string">
            <text:p>View right menu </text:p>
          </table:table-cell>
          <table:table-cell table:style-name="ce421" office:value-type="string">
            <text:p>Step 2: View Space navigation tab</text:p>
          </table:table-cell>
          <table:table-cell table:style-name="ce410" office:value-type="string">
            <text:p>- Access space and click on Space setting ico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1">
          <table:table-cell table:style-name="ce324" table:formula="of:=IF(MID([.F17];6;1)&gt;MID([.F16];6;1);&quot;&quot;;MAX([.A$7:.A16])+1)">
            <text:p/>
          </table:table-cell>
          <table:table-cell table:style-name="ce388" office:value-type="string">
            <text:p>FNC_SOC_SPC_NAV_12_01</text:p>
          </table:table-cell>
          <table:table-cell table:style-name="ce393" table:formula="of:=IF(MID([.F17];6;1)&gt;MID([.F16];6;1);[.C16];[.C16]+1)" office:value-type="float" office:value="1">
            <text:p>001</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3: View right menu of area <text:s/>out site node</text:p>
          </table:table-cell>
          <table:table-cell table:style-name="ce410" office:value-type="string">
            <text:p>- Right click on area out site any node</text:p>
          </table:table-cell>
          <table:table-cell table:style-name="ce442" office:value-type="string">
            <text:p>- Show right menu with one function: Add new node. it allows user can add new node at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45">
          <table:table-cell table:style-name="ce324" table:formula="of:=IF(MID([.F18];6;1)&gt;MID([.F17];6;1);&quot;&quot;;MAX([.A$7:.A17])+1)">
            <text:p/>
          </table:table-cell>
          <table:table-cell table:style-name="ce388" office:value-type="string">
            <text:p>FNC_SOC_SPC_NAV_12_01</text:p>
          </table:table-cell>
          <table:table-cell table:style-name="ce393" table:formula="of:=IF(MID([.F18];6;1)&gt;MID([.F17];6;1);[.C17];[.C17]+1)" office:value-type="float" office:value="1">
            <text:p>001</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4: View right menu of node</text:p>
          </table:table-cell>
          <table:table-cell table:style-name="ce410" office:value-type="string">
            <text:p>- Select a node</text:p>
            <text:p>- right click on node</text:p>
          </table:table-cell>
          <table:table-cell table:style-name="ce44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7">
          <table:table-cell table:style-name="ce324" table:formula="of:=IF(MID([.F19];6;1)&gt;MID([.F18];6;1);&quot;&quot;;MAX([.A$7:.A18])+1)" office:value-type="float" office:value="5">
            <text:p>005</text:p>
          </table:table-cell>
          <table:table-cell table:style-name="ce388" office:value-type="string">
            <text:p>FNC_SOC_SPC_NAV_12_01</text:p>
          </table:table-cell>
          <table:table-cell table:style-name="ce392" table:formula="of:=IF(MID([.F19];6;1)&gt;MID([.F18];6;1);[.C18];[.C18]+1)" office:value-type="float" office:value="2">
            <text:p>002</text:p>
          </table:table-cell>
          <table:table-cell table:style-name="ce397" office:value-type="string">
            <text:p>Social\Page_Nav\Node\Display</text:p>
          </table:table-cell>
          <table:table-cell table:style-name="ce407" office:value-type="string">
            <text:p>Check when use Up level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20];6;1)&gt;MID([.F19];6;1);&quot;&quot;;MAX([.A$7:.A19])+1)">
            <text:p/>
          </table:table-cell>
          <table:table-cell table:style-name="ce388" office:value-type="string">
            <text:p>FNC_SOC_SPC_NAV_12_01</text:p>
          </table:table-cell>
          <table:table-cell table:style-name="ce392" table:formula="of:=IF(MID([.F20];6;1)&gt;MID([.F19];6;1);[.C19];[.C19]+1)" office:value-type="float" office:value="2">
            <text:p>002</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2: Select node(s)</text:p>
          </table:table-cell>
          <table:table-cell table:style-name="ce410" office:value-type="string">
            <text:p>- Select node</text:p>
          </table:table-cell>
          <table:table-cell table:style-name="ce442" office:value-type="string">
            <text:p>Selected node is expanded, its sub nodes are list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21];6;1)&gt;MID([.F20];6;1);&quot;&quot;;MAX([.A$7:.A20])+1)">
            <text:p/>
          </table:table-cell>
          <table:table-cell table:style-name="ce388" office:value-type="string">
            <text:p>FNC_SOC_SPC_NAV_12_01</text:p>
          </table:table-cell>
          <table:table-cell table:style-name="ce392" table:formula="of:=IF(MID([.F21];6;1)&gt;MID([.F20];6;1);[.C20];[.C20]+1)" office:value-type="float" office:value="2">
            <text:p>002</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3: Check Up level</text:p>
          </table:table-cell>
          <table:table-cell table:style-name="ce410" office:value-type="string">
            <text:p>Click Up level icon</text:p>
          </table:table-cell>
          <table:table-cell table:style-name="ce442" office:value-type="string">
            <text:p>Selecting node is collapsed, its sub nodes are hidden</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22];6;1)&gt;MID([.F21];6;1);&quot;&quot;;MAX([.A$7:.A21])+1)">
            <text:p/>
          </table:table-cell>
          <table:table-cell table:style-name="ce388" office:value-type="string">
            <text:p>FNC_SOC_SPC_NAV_12_01</text:p>
          </table:table-cell>
          <table:table-cell table:style-name="ce392" table:formula="of:=IF(MID([.F22];6;1)&gt;MID([.F21];6;1);[.C21];[.C21]+1)" office:value-type="float" office:value="2">
            <text:p>002</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4: Show nodes list at the first level</text:p>
          </table:table-cell>
          <table:table-cell table:style-name="ce410" office:value-type="string">
            <text:p>Click Up level icon still jump to the first level of node in list</text:p>
          </table:table-cell>
          <table:table-cell table:style-name="ce442" office:value-type="string">
            <text:p>All node at the first level are shown, no node is expan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23];6;1)&gt;MID([.F22];6;1);&quot;&quot;;MAX([.A$7:.A22])+1)">
            <text:p/>
          </table:table-cell>
          <table:table-cell table:style-name="ce388" office:value-type="string">
            <text:p>FNC_SOC_SPC_NAV_12_01</text:p>
          </table:table-cell>
          <table:table-cell table:style-name="ce392" table:formula="of:=IF(MID([.F23];6;1)&gt;MID([.F22];6;1);[.C22];[.C22]+1)" office:value-type="float" office:value="2">
            <text:p>002</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5: Check Up level</text:p>
          </table:table-cell>
          <table:table-cell table:style-name="ce410" office:value-type="string">
            <text:p>Click Up level icon</text:p>
          </table:table-cell>
          <table:table-cell table:style-name="ce442" office:value-type="string">
            <text:p>Nothing happens, can not do anything when current nodes are in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7">
          <table:table-cell table:style-name="ce324" table:formula="of:=IF(MID([.F24];6;1)&gt;MID([.F23];6;1);&quot;&quot;;MAX([.A$7:.A23])+1)" office:value-type="float" office:value="6">
            <text:p>006</text:p>
          </table:table-cell>
          <table:table-cell table:style-name="ce388" office:value-type="string">
            <text:p>FNC_SOC_SPC_NAV_12_02</text:p>
          </table:table-cell>
          <table:table-cell table:style-name="ce392" office:value-type="float" office:value="1">
            <text:p>001</text:p>
          </table:table-cell>
          <table:table-cell table:style-name="ce397" office:value-type="string">
            <text:p>Social\Page_Nav\Node\Create</text:p>
          </table:table-cell>
          <table:table-cell table:style-name="ce407" office:value-type="string">
            <text:p>Create new node in the first level</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25];6;1)&gt;MID([.F24];6;1);&quot;&quot;;MAX([.A$7:.A24])+1)">
            <text:p/>
          </table:table-cell>
          <table:table-cell table:style-name="ce388" office:value-type="string">
            <text:p>FNC_SOC_SPC_NAV_12_02</text:p>
          </table:table-cell>
          <table:table-cell table:style-name="ce392" table:formula="of:=IF(MID([.F25];6;1)&gt;MID([.F24];6;1);[.C24];[.C24]+1)" office:value-type="float" office:value="1">
            <text:p>001</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2: Show form to add new node</text:p>
          </table:table-cell>
          <table:table-cell table:style-name="ce410" office:value-type="string">
            <text:p>- Right click on blank area and select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26];6;1)&gt;MID([.F25];6;1);&quot;&quot;;MAX([.A$7:.A25])+1)">
            <text:p/>
          </table:table-cell>
          <table:table-cell table:style-name="ce388" office:value-type="string">
            <text:p>FNC_SOC_SPC_NAV_12_02</text:p>
          </table:table-cell>
          <table:table-cell table:style-name="ce392" table:formula="of:=IF(MID([.F26];6;1)&gt;MID([.F25];6;1);[.C25];[.C25]+1)" office:value-type="float" office:value="1">
            <text:p>001</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in the first level</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7">
          <table:table-cell table:style-name="ce324" table:formula="of:=IF(MID([.F27];6;1)&gt;MID([.F26];6;1);&quot;&quot;;MAX([.A$7:.A26])+1)" office:value-type="float" office:value="7">
            <text:p>007</text:p>
          </table:table-cell>
          <table:table-cell table:style-name="ce388" office:value-type="string">
            <text:p>FNC_SOC_SPC_NAV_12_02</text:p>
          </table:table-cell>
          <table:table-cell table:style-name="ce392" table:formula="of:=IF(MID([.F27];6;1)&gt;MID([.F26];6;1);[.C26];[.C26]+1)" office:value-type="float" office:value="2">
            <text:p>002</text:p>
          </table:table-cell>
          <table:table-cell table:style-name="ce397" office:value-type="string">
            <text:p>Social\Page_Nav\Node\Create</text:p>
          </table:table-cell>
          <table:table-cell table:style-name="ce407" office:value-type="string">
            <text:p>Create new node as child of existing nod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1">
          <table:table-cell table:style-name="ce324" table:formula="of:=IF(MID([.F28];6;1)&gt;MID([.F27];6;1);&quot;&quot;;MAX([.A$7:.A27])+1)">
            <text:p/>
          </table:table-cell>
          <table:table-cell table:style-name="ce388" office:value-type="string">
            <text:p>FNC_SOC_SPC_NAV_12_02</text:p>
          </table:table-cell>
          <table:table-cell table:style-name="ce392" table:formula="of:=IF(MID([.F28];6;1)&gt;MID([.F27];6;1);[.C27];[.C27]+1)" office:value-type="float" office:value="2">
            <text:p>002</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2: Show form to add new node</text:p>
          </table:table-cell>
          <table:table-cell table:style-name="ce410" office:value-type="string">
            <text:p>- Choose a parent node</text:p>
            <text:p>- Right click on selected node and click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29];6;1)&gt;MID([.F28];6;1);&quot;&quot;;MAX([.A$7:.A28])+1)">
            <text:p/>
          </table:table-cell>
          <table:table-cell table:style-name="ce388" office:value-type="string">
            <text:p>FNC_SOC_SPC_NAV_12_02</text:p>
          </table:table-cell>
          <table:table-cell table:style-name="ce392" table:formula="of:=IF(MID([.F29];6;1)&gt;MID([.F28];6;1);[.C28];[.C28]+1)" office:value-type="float" office:value="2">
            <text:p>002</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and displayed as sub node of selected parent</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7">
          <table:table-cell table:style-name="ce324" table:formula="of:=IF(MID([.F30];6;1)&gt;MID([.F29];6;1);&quot;&quot;;MAX([.A$7:.A29])+1)" office:value-type="float" office:value="8">
            <text:p>008</text:p>
          </table:table-cell>
          <table:table-cell table:style-name="ce388" office:value-type="string">
            <text:p>FNC_SOC_SPC_NAV_12_02</text:p>
          </table:table-cell>
          <table:table-cell table:style-name="ce392" table:formula="of:=IF(MID([.F30];6;1)&gt;MID([.F29];6;1);[.C29];[.C29]+1)" office:value-type="float" office:value="3">
            <text:p>003</text:p>
          </table:table-cell>
          <table:table-cell table:style-name="ce397" office:value-type="string">
            <text:p>Social\Page_Nav\Node\Create</text:p>
          </table:table-cell>
          <table:table-cell table:style-name="ce407" office:value-type="string">
            <text:p>Add new node with blank Na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1">
          <table:table-cell table:style-name="ce324" table:formula="of:=IF(MID([.F31];6;1)&gt;MID([.F30];6;1);&quot;&quot;;MAX([.A$7:.A30])+1)">
            <text:p/>
          </table:table-cell>
          <table:table-cell table:style-name="ce388" office:value-type="string">
            <text:p>FNC_SOC_SPC_NAV_12_02</text:p>
          </table:table-cell>
          <table:table-cell table:style-name="ce392" table:formula="of:=IF(MID([.F31];6;1)&gt;MID([.F30];6;1);[.C30];[.C30]+1)" office:value-type="float" office:value="3">
            <text:p>003</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1">
          <table:table-cell table:style-name="ce324" table:formula="of:=IF(MID([.F32];6;1)&gt;MID([.F31];6;1);&quot;&quot;;MAX([.A$7:.A31])+1)">
            <text:p/>
          </table:table-cell>
          <table:table-cell table:style-name="ce388" office:value-type="string">
            <text:p>FNC_SOC_SPC_NAV_12_02</text:p>
          </table:table-cell>
          <table:table-cell table:style-name="ce392" table:formula="of:=IF(MID([.F32];6;1)&gt;MID([.F31];6;1);[.C31];[.C31]+1)" office:value-type="float" office:value="3">
            <text:p>003</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3: Add new node with no name</text:p>
          </table:table-cell>
          <table:table-cell table:style-name="ce410" office:value-type="string">
            <text:p>- Leave <text:span text:style-name="T11">Node Name</text:span> blank</text:p>
            <text:p>- Input values for others</text:p>
            <text:p>- Click <text:span text:style-name="T11">Save</text:span></text:p>
          </table:table-cell>
          <table:table-cell table:style-name="ce442" office:value-type="string">
            <text:p>Show message alerts Node name can not be blank</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7">
          <table:table-cell table:style-name="ce324" table:formula="of:=IF(MID([.F33];6;1)&gt;MID([.F32];6;1);&quot;&quot;;MAX([.A$7:.A32])+1)" office:value-type="float" office:value="9">
            <text:p>009</text:p>
          </table:table-cell>
          <table:table-cell table:style-name="ce388" office:value-type="string">
            <text:p>FNC_SOC_SPC_NAV_12_02</text:p>
          </table:table-cell>
          <table:table-cell table:style-name="ce392" table:formula="of:=IF(MID([.F33];6;1)&gt;MID([.F32];6;1);[.C32];[.C32]+1)" office:value-type="float" office:value="4">
            <text:p>004</text:p>
          </table:table-cell>
          <table:table-cell table:style-name="ce397" office:value-type="string">
            <text:p>Social\Page_Nav\Node\Create</text:p>
          </table:table-cell>
          <table:table-cell table:style-name="ce407" office:value-type="string">
            <text:p>Add new node with Name starts by a number or dash character</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1">
          <table:table-cell table:style-name="ce324" table:formula="of:=IF(MID([.F34];6;1)&gt;MID([.F33];6;1);&quot;&quot;;MAX([.A$7:.A33])+1)">
            <text:p/>
          </table:table-cell>
          <table:table-cell table:style-name="ce388" office:value-type="string">
            <text:p>FNC_SOC_SPC_NAV_12_02</text:p>
          </table:table-cell>
          <table:table-cell table:style-name="ce392" table:formula="of:=IF(MID([.F34];6;1)&gt;MID([.F33];6;1);[.C33];[.C33]+1)" office:value-type="float" office:value="4">
            <text:p>004</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5];6;1)&gt;MID([.F34];6;1);&quot;&quot;;MAX([.A$7:.A34])+1)">
            <text:p/>
          </table:table-cell>
          <table:table-cell table:style-name="ce388" office:value-type="string">
            <text:p>FNC_SOC_SPC_NAV_12_02</text:p>
          </table:table-cell>
          <table:table-cell table:style-name="ce392" table:formula="of:=IF(MID([.F35];6;1)&gt;MID([.F34];6;1);[.C34];[.C34]+1)" office:value-type="float" office:value="4">
            <text:p>004</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3: Add new node</text:p>
          </table:table-cell>
          <table:table-cell table:style-name="ce410"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42"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7">
          <table:table-cell table:style-name="ce324" table:formula="of:=IF(MID([.F36];6;1)&gt;MID([.F35];6;1);&quot;&quot;;MAX([.A$7:.A35])+1)" office:value-type="float" office:value="10">
            <text:p>010</text:p>
          </table:table-cell>
          <table:table-cell table:style-name="ce388" office:value-type="string">
            <text:p>FNC_SOC_SPC_NAV_12_02</text:p>
          </table:table-cell>
          <table:table-cell table:style-name="ce392" table:formula="of:=IF(MID([.F36];6;1)&gt;MID([.F35];6;1);[.C35];[.C35]+1)" office:value-type="float" office:value="5">
            <text:p>005</text:p>
          </table:table-cell>
          <table:table-cell table:style-name="ce397" office:value-type="string">
            <text:p>Social\Page_Nav\Node\Create</text:p>
          </table:table-cell>
          <table:table-cell table:style-name="ce407" office:value-type="string">
            <text:p>Add new node with Name starts by underscore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7];6;1)&gt;MID([.F36];6;1);&quot;&quot;;MAX([.A$7:.A36])+1)">
            <text:p/>
          </table:table-cell>
          <table:table-cell table:style-name="ce388" office:value-type="string">
            <text:p>FNC_SOC_SPC_NAV_12_02</text:p>
          </table:table-cell>
          <table:table-cell table:style-name="ce392" table:formula="of:=IF(MID([.F37];6;1)&gt;MID([.F36];6;1);[.C36];[.C36]+1)" office:value-type="float" office:value="5">
            <text:p>005</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8];6;1)&gt;MID([.F37];6;1);&quot;&quot;;MAX([.A$7:.A37])+1)">
            <text:p/>
          </table:table-cell>
          <table:table-cell table:style-name="ce388" office:value-type="string">
            <text:p>FNC_SOC_SPC_NAV_12_02</text:p>
          </table:table-cell>
          <table:table-cell table:style-name="ce392" table:formula="of:=IF(MID([.F38];6;1)&gt;MID([.F37];6;1);[.C37];[.C37]+1)" office:value-type="float" office:value="5">
            <text:p>005</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42" office:value-type="string">
            <text:p>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9];6;1)&gt;MID([.F38];6;1);&quot;&quot;;MAX([.A$7:.A38])+1)" office:value-type="float" office:value="11">
            <text:p>011</text:p>
          </table:table-cell>
          <table:table-cell table:style-name="ce388" office:value-type="string">
            <text:p>FNC_SOC_SPC_NAV_12_02</text:p>
          </table:table-cell>
          <table:table-cell table:style-name="ce392" table:formula="of:=IF(MID([.F39];6;1)&gt;MID([.F38];6;1);[.C38];[.C38]+1)" office:value-type="float" office:value="6">
            <text:p>006</text:p>
          </table:table-cell>
          <table:table-cell table:style-name="ce397" office:value-type="string">
            <text:p>Social\Page_Nav\Node\Create</text:p>
          </table:table-cell>
          <table:table-cell table:style-name="ce407" office:value-type="string">
            <text:p>Add new node with Name starts by dot and comma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6;1)&gt;MID([.F39];6;1);&quot;&quot;;MAX([.A$7:.A39])+1)">
            <text:p/>
          </table:table-cell>
          <table:table-cell table:style-name="ce388" office:value-type="string">
            <text:p>FNC_SOC_SPC_NAV_12_02</text:p>
          </table:table-cell>
          <table:table-cell table:style-name="ce392" table:formula="of:=IF(MID([.F40];6;1)&gt;MID([.F39];6;1);[.C39];[.C39]+1)" office:value-type="float" office:value="6">
            <text:p>006</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6;1)&gt;MID([.F40];6;1);&quot;&quot;;MAX([.A$7:.A40])+1)">
            <text:p/>
          </table:table-cell>
          <table:table-cell table:style-name="ce388" office:value-type="string">
            <text:p>FNC_SOC_SPC_NAV_12_02</text:p>
          </table:table-cell>
          <table:table-cell table:style-name="ce392" table:formula="of:=IF(MID([.F41];6;1)&gt;MID([.F40];6;1);[.C40];[.C40]+1)" office:value-type="float" office:value="6">
            <text:p>006</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42"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2];6;1)&gt;MID([.F41];6;1);&quot;&quot;;MAX([.A$7:.A41])+1)" office:value-type="float" office:value="12">
            <text:p>012</text:p>
          </table:table-cell>
          <table:table-cell table:style-name="ce388" office:value-type="string">
            <text:p>FNC_SOC_SPC_NAV_12_02</text:p>
          </table:table-cell>
          <table:table-cell table:style-name="ce392" table:formula="of:=IF(MID([.F42];6;1)&gt;MID([.F41];6;1);[.C41];[.C41]+1)" office:value-type="float" office:value="7">
            <text:p>007</text:p>
          </table:table-cell>
          <table:table-cell table:style-name="ce397" office:value-type="string">
            <text:p>Social\Page_Nav\Node\Create</text:p>
          </table:table-cell>
          <table:table-cell table:style-name="ce407" office:value-type="string">
            <text:p>Add new node with Node name contains alpha, digit, underscore, dash in the middl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3];6;1)&gt;MID([.F42];6;1);&quot;&quot;;MAX([.A$7:.A42])+1)">
            <text:p/>
          </table:table-cell>
          <table:table-cell table:style-name="ce388" office:value-type="string">
            <text:p>FNC_SOC_SPC_NAV_12_02</text:p>
          </table:table-cell>
          <table:table-cell table:style-name="ce392" table:formula="of:=IF(MID([.F43];6;1)&gt;MID([.F42];6;1);[.C42];[.C42]+1)" office:value-type="float" office:value="7">
            <text:p>007</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6;1)&gt;MID([.F43];6;1);&quot;&quot;;MAX([.A$7:.A43])+1)">
            <text:p/>
          </table:table-cell>
          <table:table-cell table:style-name="ce388" office:value-type="string">
            <text:p>FNC_SOC_SPC_NAV_12_02</text:p>
          </table:table-cell>
          <table:table-cell table:style-name="ce392" table:formula="of:=IF(MID([.F44];6;1)&gt;MID([.F43];6;1);[.C43];[.C43]+1)" office:value-type="float" office:value="7">
            <text:p>007</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3: Add new node</text:p>
          </table:table-cell>
          <table:table-cell table:style-name="ce410" office:value-type="string">
            <text:p>- Input value for Node Name contains alpha, digit, underscore, dash in the middle</text:p>
            <text:p>- Input values for others</text:p>
            <text:p>- Click <text:span text:style-name="T11">Save</text:span></text:p>
          </table:table-cell>
          <table:table-cell table:style-name="ce442" office:value-type="string">
            <text:p>New node is created successfully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5];6;1)&gt;MID([.F44];6;1);&quot;&quot;;MAX([.A$7:.A44])+1)" office:value-type="float" office:value="13">
            <text:p>013</text:p>
          </table:table-cell>
          <table:table-cell table:style-name="ce388" office:value-type="string">
            <text:p>FNC_SOC_SPC_NAV_12_02</text:p>
          </table:table-cell>
          <table:table-cell table:style-name="ce392" table:formula="of:=IF(MID([.F45];6;1)&gt;MID([.F44];6;1);[.C44];[.C44]+1)" office:value-type="float" office:value="8">
            <text:p>008</text:p>
          </table:table-cell>
          <table:table-cell table:style-name="ce397" office:value-type="string">
            <text:p>Social\Page_Nav\Node\Create</text:p>
          </table:table-cell>
          <table:table-cell table:style-name="ce407" office:value-type="string">
            <text:p>Add new node with Name contains special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6];6;1)&gt;MID([.F45];6;1);&quot;&quot;;MAX([.A$7:.A45])+1)">
            <text:p/>
          </table:table-cell>
          <table:table-cell table:style-name="ce388" office:value-type="string">
            <text:p>FNC_SOC_SPC_NAV_12_02</text:p>
          </table:table-cell>
          <table:table-cell table:style-name="ce392" table:formula="of:=IF(MID([.F46];6;1)&gt;MID([.F45];6;1);[.C45];[.C45]+1)" office:value-type="float" office:value="8">
            <text:p>008</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7];6;1)&gt;MID([.F46];6;1);&quot;&quot;;MAX([.A$7:.A46])+1)">
            <text:p/>
          </table:table-cell>
          <table:table-cell table:style-name="ce388" office:value-type="string">
            <text:p>FNC_SOC_SPC_NAV_12_02</text:p>
          </table:table-cell>
          <table:table-cell table:style-name="ce392" table:formula="of:=IF(MID([.F47];6;1)&gt;MID([.F46];6;1);[.C46];[.C46]+1)" office:value-type="float" office:value="8">
            <text:p>008</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3: Add new node</text:p>
          </table:table-cell>
          <table:table-cell table:style-name="ce410" office:value-type="string">
            <text:p>- Input value for Node Name contains special characters ( !@#$%^and*()&lt;&gt;?) or space</text:p>
            <text:p>- Input values for others</text:p>
            <text:p>- Click Save</text:p>
          </table:table-cell>
          <table:table-cell table:style-name="ce442" office:value-type="string">
            <text:p>Show message alerts there're some invalid characters in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8];6;1)&gt;MID([.F47];6;1);&quot;&quot;;MAX([.A$7:.A47])+1)" office:value-type="float" office:value="14">
            <text:p>014</text:p>
          </table:table-cell>
          <table:table-cell table:style-name="ce388" office:value-type="string">
            <text:p>FNC_SOC_SPC_NAV_12_02</text:p>
          </table:table-cell>
          <table:table-cell table:style-name="ce392" table:formula="of:=IF(MID([.F48];6;1)&gt;MID([.F47];6;1);[.C47];[.C47]+1)" office:value-type="float" office:value="9">
            <text:p>009</text:p>
          </table:table-cell>
          <table:table-cell table:style-name="ce397" office:value-type="string">
            <text:p>Social\Page_Nav\Node\Create</text:p>
          </table:table-cell>
          <table:table-cell table:style-name="ce407" office:value-type="string">
            <text:p>Add new node with Name less than 3 or over 30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9];6;1)&gt;MID([.F48];6;1);&quot;&quot;;MAX([.A$7:.A48])+1)">
            <text:p/>
          </table:table-cell>
          <table:table-cell table:style-name="ce388" office:value-type="string">
            <text:p>FNC_SOC_SPC_NAV_12_02</text:p>
          </table:table-cell>
          <table:table-cell table:style-name="ce392" table:formula="of:=IF(MID([.F49];6;1)&gt;MID([.F48];6;1);[.C48];[.C48]+1)" office:value-type="float" office:value="9">
            <text:p>009</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50];6;1)&gt;MID([.F49];6;1);&quot;&quot;;MAX([.A$7:.A49])+1)">
            <text:p/>
          </table:table-cell>
          <table:table-cell table:style-name="ce388" office:value-type="string">
            <text:p>FNC_SOC_SPC_NAV_12_02</text:p>
          </table:table-cell>
          <table:table-cell table:style-name="ce392" table:formula="of:=IF(MID([.F50];6;1)&gt;MID([.F49];6;1);[.C49];[.C49]+1)" office:value-type="float" office:value="9">
            <text:p>009</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3: Add new node</text:p>
          </table:table-cell>
          <table:table-cell table:style-name="ce410"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42" office:value-type="string">
            <text:p>Show message alerts Node name must over 3 and less than 3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51];6;1)&gt;MID([.F50];6;1);&quot;&quot;;MAX([.A$7:.A50])+1)" office:value-type="float" office:value="15">
            <text:p>015</text:p>
          </table:table-cell>
          <table:table-cell table:style-name="ce388" office:value-type="string">
            <text:p>FNC_SOC_SPC_NAV_12_02</text:p>
          </table:table-cell>
          <table:table-cell table:style-name="ce392" table:formula="of:=IF(MID([.F51];6;1)&gt;MID([.F50];6;1);[.C50];[.C50]+1)" office:value-type="float" office:value="10">
            <text:p>010</text:p>
          </table:table-cell>
          <table:table-cell table:style-name="ce397" office:value-type="string">
            <text:p>Social\Page_Nav\Node\Create</text:p>
          </table:table-cell>
          <table:table-cell table:style-name="ce407" office:value-type="string">
            <text:p>Add new node with Name is the same with existing one in the same level in 1 navigation</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52];6;1)&gt;MID([.F51];6;1);&quot;&quot;;MAX([.A$7:.A51])+1)">
            <text:p/>
          </table:table-cell>
          <table:table-cell table:style-name="ce388" office:value-type="string">
            <text:p>FNC_SOC_SPC_NAV_12_02</text:p>
          </table:table-cell>
          <table:table-cell table:style-name="ce392" table:formula="of:=IF(MID([.F52];6;1)&gt;MID([.F51];6;1);[.C51];[.C51]+1)" office:value-type="float" office:value="10">
            <text:p>01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53];6;1)&gt;MID([.F52];6;1);&quot;&quot;;MAX([.A$7:.A52])+1)">
            <text:p/>
          </table:table-cell>
          <table:table-cell table:style-name="ce388" office:value-type="string">
            <text:p>FNC_SOC_SPC_NAV_12_02</text:p>
          </table:table-cell>
          <table:table-cell table:style-name="ce392" table:formula="of:=IF(MID([.F53];6;1)&gt;MID([.F52];6;1);[.C52];[.C52]+1)" office:value-type="float" office:value="10">
            <text:p>01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2">
          <table:table-cell table:style-name="ce324" table:formula="of:=IF(MID([.F54];6;1)&gt;MID([.F53];6;1);&quot;&quot;;MAX([.A$7:.A53])+1)">
            <text:p/>
          </table:table-cell>
          <table:table-cell table:style-name="ce388" office:value-type="string">
            <text:p>FNC_SOC_SPC_NAV_12_02</text:p>
          </table:table-cell>
          <table:table-cell table:style-name="ce392" table:formula="of:=IF(MID([.F54];6;1)&gt;MID([.F53];6;1);[.C53];[.C53]+1)" office:value-type="float" office:value="10">
            <text:p>01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4: Add same name node</text:p>
          </table:table-cell>
          <table:table-cell table:style-name="ce410"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42" office:value-type="string">
            <text:p>Show message this node name already exists, user can not create new same name on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55];6;1)&gt;MID([.F54];6;1);&quot;&quot;;MAX([.A$7:.A54])+1)" office:value-type="float" office:value="16">
            <text:p>016</text:p>
          </table:table-cell>
          <table:table-cell table:style-name="ce388" office:value-type="string">
            <text:p>FNC_SOC_SPC_NAV_12_02</text:p>
          </table:table-cell>
          <table:table-cell table:style-name="ce392" table:formula="of:=IF(MID([.F55];6;1)&gt;MID([.F54];6;1);[.C54];[.C54]+1)" office:value-type="float" office:value="11">
            <text:p>011</text:p>
          </table:table-cell>
          <table:table-cell table:style-name="ce397" office:value-type="string">
            <text:p>Social\Page_Nav\Node\Create</text:p>
          </table:table-cell>
          <table:table-cell table:style-name="ce407" office:value-type="string">
            <text:p>Add new node with Name is the same with existing one but in the different level in 1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6];6;1)&gt;MID([.F55];6;1);&quot;&quot;;MAX([.A$7:.A55])+1)">
            <text:p/>
          </table:table-cell>
          <table:table-cell table:style-name="ce388" office:value-type="string">
            <text:p>FNC_SOC_SPC_NAV_12_02</text:p>
          </table:table-cell>
          <table:table-cell table:style-name="ce392" table:formula="of:=IF(MID([.F56];6;1)&gt;MID([.F55];6;1);[.C55];[.C55]+1)" office:value-type="float" office:value="11">
            <text:p>011</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7];6;1)&gt;MID([.F56];6;1);&quot;&quot;;MAX([.A$7:.A56])+1)">
            <text:p/>
          </table:table-cell>
          <table:table-cell table:style-name="ce388" office:value-type="string">
            <text:p>FNC_SOC_SPC_NAV_12_02</text:p>
          </table:table-cell>
          <table:table-cell table:style-name="ce392" table:formula="of:=IF(MID([.F57];6;1)&gt;MID([.F56];6;1);[.C56];[.C56]+1)" office:value-type="float" office:value="11">
            <text:p>011</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8">
          <table:table-cell table:style-name="ce324" table:formula="of:=IF(MID([.F58];6;1)&gt;MID([.F57];6;1);&quot;&quot;;MAX([.A$7:.A57])+1)">
            <text:p/>
          </table:table-cell>
          <table:table-cell table:style-name="ce388" office:value-type="string">
            <text:p>FNC_SOC_SPC_NAV_12_02</text:p>
          </table:table-cell>
          <table:table-cell table:style-name="ce392" table:formula="of:=IF(MID([.F58];6;1)&gt;MID([.F57];6;1);[.C57];[.C57]+1)" office:value-type="float" office:value="11">
            <text:p>011</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4: Add same name node</text:p>
          </table:table-cell>
          <table:table-cell table:style-name="ce410"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59];6;1)&gt;MID([.F58];6;1);&quot;&quot;;MAX([.A$7:.A58])+1)" office:value-type="float" office:value="17">
            <text:p>017</text:p>
          </table:table-cell>
          <table:table-cell table:style-name="ce388" office:value-type="string">
            <text:p>FNC_SOC_SPC_NAV_12_02</text:p>
          </table:table-cell>
          <table:table-cell table:style-name="ce392" table:formula="of:=IF(MID([.F59];6;1)&gt;MID([.F58];6;1);[.C58];[.C58]+1)" office:value-type="float" office:value="12">
            <text:p>012</text:p>
          </table:table-cell>
          <table:table-cell table:style-name="ce397" office:value-type="string">
            <text:p>Social\Page_Nav\Node\Create</text:p>
          </table:table-cell>
          <table:table-cell table:style-name="ce407" office:value-type="string">
            <text:p>Add new node with blank Label</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60];6;1)&gt;MID([.F59];6;1);&quot;&quot;;MAX([.A$7:.A59])+1)">
            <text:p/>
          </table:table-cell>
          <table:table-cell table:style-name="ce388" office:value-type="string">
            <text:p>FNC_SOC_SPC_NAV_12_02</text:p>
          </table:table-cell>
          <table:table-cell table:style-name="ce392" table:formula="of:=IF(MID([.F60];6;1)&gt;MID([.F59];6;1);[.C59];[.C59]+1)" office:value-type="float" office:value="12">
            <text:p>012</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61];6;1)&gt;MID([.F60];6;1);&quot;&quot;;MAX([.A$7:.A60])+1)">
            <text:p/>
          </table:table-cell>
          <table:table-cell table:style-name="ce388" office:value-type="string">
            <text:p>FNC_SOC_SPC_NAV_12_02</text:p>
          </table:table-cell>
          <table:table-cell table:style-name="ce392" table:formula="of:=IF(MID([.F61];6;1)&gt;MID([.F60];6;1);[.C60];[.C60]+1)" office:value-type="float" office:value="12">
            <text:p>012</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3: Add new node</text:p>
          </table:table-cell>
          <table:table-cell table:style-name="ce410" office:value-type="string">
            <text:p>- Input valid Node Name</text:p>
            <text:p>- Leave Label blank</text:p>
            <text:p>- Click <text:span text:style-name="T11">Save</text:span></text:p>
          </table:table-cell>
          <table:table-cell table:style-name="ce442" office:value-type="string">
            <text:p>- Create node successfully</text:p>
            <text:p>- Added node is displayed with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2];6;1)&gt;MID([.F61];6;1);&quot;&quot;;MAX([.A$7:.A61])+1)">
            <text:p/>
          </table:table-cell>
          <table:table-cell table:style-name="ce388" office:value-type="string">
            <text:p>FNC_SOC_SPC_NAV_12_02</text:p>
          </table:table-cell>
          <table:table-cell table:style-name="ce392" table:formula="of:=IF(MID([.F62];6;1)&gt;MID([.F61];6;1);[.C61];[.C61]+1)" office:value-type="float" office:value="12">
            <text:p>012</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4: Check after created new blank label node</text:p>
          </table:table-cell>
          <table:table-cell table:style-name="ce410" office:value-type="string">
            <text:p>Right click on new added node and select <text:span text:style-name="T11">Edit this node</text:span></text:p>
          </table:table-cell>
          <table:table-cell table:style-name="ce442" office:value-type="string">
            <text:p>Current information of selected node is shown in edit node form: Label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63];6;1)&gt;MID([.F62];6;1);&quot;&quot;;MAX([.A$7:.A62])+1)" office:value-type="float" office:value="18">
            <text:p>018</text:p>
          </table:table-cell>
          <table:table-cell table:style-name="ce388" office:value-type="string">
            <text:p>FNC_SOC_SPC_NAV_12_02</text:p>
          </table:table-cell>
          <table:table-cell table:style-name="ce392" table:formula="of:=IF(MID([.F63];6;1)&gt;MID([.F62];6;1);[.C62];[.C62]+1)" office:value-type="float" office:value="13">
            <text:p>013</text:p>
          </table:table-cell>
          <table:table-cell table:style-name="ce397" office:value-type="string">
            <text:p>Social\Page_Nav\Node\Create</text:p>
          </table:table-cell>
          <table:table-cell table:style-name="ce407" office:value-type="string">
            <text:p>Add new node with Label less than 3 or over 120 character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64];6;1)&gt;MID([.F63];6;1);&quot;&quot;;MAX([.A$7:.A63])+1)">
            <text:p/>
          </table:table-cell>
          <table:table-cell table:style-name="ce388" office:value-type="string">
            <text:p>FNC_SOC_SPC_NAV_12_02</text:p>
          </table:table-cell>
          <table:table-cell table:style-name="ce392" table:formula="of:=IF(MID([.F64];6;1)&gt;MID([.F63];6;1);[.C63];[.C63]+1)" office:value-type="float" office:value="13">
            <text:p>013</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5];6;1)&gt;MID([.F64];6;1);&quot;&quot;;MAX([.A$7:.A64])+1)">
            <text:p/>
          </table:table-cell>
          <table:table-cell table:style-name="ce388" office:value-type="string">
            <text:p>FNC_SOC_SPC_NAV_12_02</text:p>
          </table:table-cell>
          <table:table-cell table:style-name="ce392" table:formula="of:=IF(MID([.F65];6;1)&gt;MID([.F64];6;1);[.C64];[.C64]+1)" office:value-type="float" office:value="13">
            <text:p>013</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3: Add new node</text:p>
          </table:table-cell>
          <table:table-cell table:style-name="ce410" office:value-type="string">
            <text:p>- Input valid Node Name</text:p>
            <text:p>- Input value for Label less than 3 or over 120 characters</text:p>
            <text:p>- Click <text:span text:style-name="T11">Save</text:span></text:p>
          </table:table-cell>
          <table:table-cell table:style-name="ce442" office:value-type="string">
            <text:p>Show message alerts Label must have length from "3" to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66];6;1)&gt;MID([.F65];6;1);&quot;&quot;;MAX([.A$7:.A65])+1)" office:value-type="float" office:value="19">
            <text:p>019</text:p>
          </table:table-cell>
          <table:table-cell table:style-name="ce388" office:value-type="string">
            <text:p>FNC_SOC_SPC_NAV_12_02</text:p>
          </table:table-cell>
          <table:table-cell table:style-name="ce392" table:formula="of:=IF(MID([.F66];6;1)&gt;MID([.F65];6;1);[.C65];[.C65]+1)" office:value-type="float" office:value="14">
            <text:p>014</text:p>
          </table:table-cell>
          <table:table-cell table:style-name="ce397" office:value-type="string">
            <text:p>Social\Page_Nav\Node\Create</text:p>
          </table:table-cell>
          <table:table-cell table:style-name="ce407" office:value-type="string">
            <text:p>Add new node with no Visible or Publication date time option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67];6;1)&gt;MID([.F66];6;1);&quot;&quot;;MAX([.A$7:.A66])+1)">
            <text:p/>
          </table:table-cell>
          <table:table-cell table:style-name="ce388" office:value-type="string">
            <text:p>FNC_SOC_SPC_NAV_12_02</text:p>
          </table:table-cell>
          <table:table-cell table:style-name="ce392" table:formula="of:=IF(MID([.F67];6;1)&gt;MID([.F66];6;1);[.C66];[.C66]+1)" office:value-type="float" office:value="14">
            <text:p>014</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68];6;1)&gt;MID([.F67];6;1);&quot;&quot;;MAX([.A$7:.A67])+1)">
            <text:p/>
          </table:table-cell>
          <table:table-cell table:style-name="ce388" office:value-type="string">
            <text:p>FNC_SOC_SPC_NAV_12_02</text:p>
          </table:table-cell>
          <table:table-cell table:style-name="ce392" table:formula="of:=IF(MID([.F68];6;1)&gt;MID([.F67];6;1);[.C67];[.C67]+1)" office:value-type="float" office:value="14">
            <text:p>014</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3: Add new node</text:p>
          </table:table-cell>
          <table:table-cell table:style-name="ce410" office:value-type="string">
            <text:p>- Input valid values for required fields</text:p>
            <text:p>- Do not check Visible and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69];6;1)&gt;MID([.F68];6;1);&quot;&quot;;MAX([.A$7:.A68])+1)">
            <text:p/>
          </table:table-cell>
          <table:table-cell table:style-name="ce388" office:value-type="string">
            <text:p>FNC_SOC_SPC_NAV_12_02</text:p>
          </table:table-cell>
          <table:table-cell table:style-name="ce392" table:formula="of:=IF(MID([.F69];6;1)&gt;MID([.F68];6;1);[.C68];[.C68]+1)" office:value-type="float" office:value="14">
            <text:p>014</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4: Check showing node after being created without any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not visible for anyone on space navigation menu</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70];6;1)&gt;MID([.F69];6;1);&quot;&quot;;MAX([.A$7:.A69])+1)" office:value-type="float" office:value="20">
            <text:p>020</text:p>
          </table:table-cell>
          <table:table-cell table:style-name="ce388" office:value-type="string">
            <text:p>FNC_SOC_SPC_NAV_12_02</text:p>
          </table:table-cell>
          <table:table-cell table:style-name="ce392" table:formula="of:=IF(MID([.F70];6;1)&gt;MID([.F69];6;1);[.C69];[.C69]+1)" office:value-type="float" office:value="15">
            <text:p>015</text:p>
          </table:table-cell>
          <table:table-cell table:style-name="ce397" office:value-type="string">
            <text:p>Social\Page_Nav\Node\Create</text:p>
          </table:table-cell>
          <table:table-cell table:style-name="ce407" office:value-type="string">
            <text:p>Add new node with Visible but no Publication date time op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71];6;1)&gt;MID([.F70];6;1);&quot;&quot;;MAX([.A$7:.A70])+1)">
            <text:p/>
          </table:table-cell>
          <table:table-cell table:style-name="ce388" office:value-type="string">
            <text:p>FNC_SOC_SPC_NAV_12_02</text:p>
          </table:table-cell>
          <table:table-cell table:style-name="ce392" table:formula="of:=IF(MID([.F71];6;1)&gt;MID([.F70];6;1);[.C70];[.C70]+1)" office:value-type="float" office:value="15">
            <text:p>015</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72];6;1)&gt;MID([.F71];6;1);&quot;&quot;;MAX([.A$7:.A71])+1)">
            <text:p/>
          </table:table-cell>
          <table:table-cell table:style-name="ce388" office:value-type="string">
            <text:p>FNC_SOC_SPC_NAV_12_02</text:p>
          </table:table-cell>
          <table:table-cell table:style-name="ce392" table:formula="of:=IF(MID([.F72];6;1)&gt;MID([.F71];6;1);[.C71];[.C71]+1)" office:value-type="float" office:value="15">
            <text:p>015</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3: Add new node</text:p>
          </table:table-cell>
          <table:table-cell table:style-name="ce410" office:value-type="string">
            <text:p>- Input valid values for required fields</text:p>
            <text:p>- Check Visible option</text:p>
            <text:p>- Do not check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73];6;1)&gt;MID([.F72];6;1);&quot;&quot;;MAX([.A$7:.A72])+1)">
            <text:p/>
          </table:table-cell>
          <table:table-cell table:style-name="ce388" office:value-type="string">
            <text:p>FNC_SOC_SPC_NAV_12_02</text:p>
          </table:table-cell>
          <table:table-cell table:style-name="ce392" table:formula="of:=IF(MID([.F73];6;1)&gt;MID([.F72];6;1);[.C72];[.C72]+1)" office:value-type="float" office:value="15">
            <text:p>015</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4: Check showing node after being created </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and ready to use at anytime for all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74];6;1)&gt;MID([.F73];6;1);&quot;&quot;;MAX([.A$7:.A73])+1)" office:value-type="float" office:value="21">
            <text:p>021</text:p>
          </table:table-cell>
          <table:table-cell table:style-name="ce388" office:value-type="string">
            <text:p>FNC_SOC_SPC_NAV_12_02</text:p>
          </table:table-cell>
          <table:table-cell table:style-name="ce392" table:formula="of:=IF(MID([.F74];6;1)&gt;MID([.F73];6;1);[.C73];[.C73]+1)" office:value-type="float" office:value="16">
            <text:p>016</text:p>
          </table:table-cell>
          <table:table-cell table:style-name="ce397" office:value-type="string">
            <text:p>Social\Page_Nav\Node\Create</text:p>
          </table:table-cell>
          <table:table-cell table:style-name="ce407" office:value-type="string">
            <text:p>Add new node with Visible option and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75];6;1)&gt;MID([.F74];6;1);&quot;&quot;;MAX([.A$7:.A74])+1)">
            <text:p/>
          </table:table-cell>
          <table:table-cell table:style-name="ce388" office:value-type="string">
            <text:p>FNC_SOC_SPC_NAV_12_02</text:p>
          </table:table-cell>
          <table:table-cell table:style-name="ce392" table:formula="of:=IF(MID([.F75];6;1)&gt;MID([.F74];6;1);[.C74];[.C74]+1)" office:value-type="float" office:value="16">
            <text:p>016</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76];6;1)&gt;MID([.F75];6;1);&quot;&quot;;MAX([.A$7:.A75])+1)">
            <text:p/>
          </table:table-cell>
          <table:table-cell table:style-name="ce388" office:value-type="string">
            <text:p>FNC_SOC_SPC_NAV_12_02</text:p>
          </table:table-cell>
          <table:table-cell table:style-name="ce392" table:formula="of:=IF(MID([.F76];6;1)&gt;MID([.F75];6;1);[.C75];[.C75]+1)" office:value-type="float" office:value="16">
            <text:p>016</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3: Add new node</text:p>
          </table:table-cell>
          <table:table-cell table:style-name="ce41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77];6;1)&gt;MID([.F76];6;1);&quot;&quot;;MAX([.A$7:.A76])+1)">
            <text:p/>
          </table:table-cell>
          <table:table-cell table:style-name="ce388" office:value-type="string">
            <text:p>FNC_SOC_SPC_NAV_12_02</text:p>
          </table:table-cell>
          <table:table-cell table:style-name="ce392" table:formula="of:=IF(MID([.F77];6;1)&gt;MID([.F76];6;1);[.C76];[.C76]+1)" office:value-type="float" office:value="16">
            <text:p>016</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4: Check showing node after being created with two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in specific Publication date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78];6;1)&gt;MID([.F77];6;1);&quot;&quot;;MAX([.A$7:.A77])+1)" office:value-type="float" office:value="22">
            <text:p>022</text:p>
          </table:table-cell>
          <table:table-cell table:style-name="ce388" office:value-type="string">
            <text:p>FNC_SOC_SPC_NAV_12_02</text:p>
          </table:table-cell>
          <table:table-cell table:style-name="ce392" table:formula="of:=IF(MID([.F78];6;1)&gt;MID([.F77];6;1);[.C77];[.C77]+1)" office:value-type="float" office:value="17">
            <text:p>017</text:p>
          </table:table-cell>
          <table:table-cell table:style-name="ce397" office:value-type="string">
            <text:p>Social\Page_Nav\Node\Create</text:p>
          </table:table-cell>
          <table:table-cell table:style-name="ce407" office:value-type="string">
            <text:p>Add new node without Visible but has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79];6;1)&gt;MID([.F78];6;1);&quot;&quot;;MAX([.A$7:.A78])+1)">
            <text:p/>
          </table:table-cell>
          <table:table-cell table:style-name="ce388" office:value-type="string">
            <text:p>FNC_SOC_SPC_NAV_12_02</text:p>
          </table:table-cell>
          <table:table-cell table:style-name="ce392" table:formula="of:=IF(MID([.F79];6;1)&gt;MID([.F78];6;1);[.C78];[.C78]+1)" office:value-type="float" office:value="17">
            <text:p>017</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0];6;1)&gt;MID([.F79];6;1);&quot;&quot;;MAX([.A$7:.A79])+1)">
            <text:p/>
          </table:table-cell>
          <table:table-cell table:style-name="ce388" office:value-type="string">
            <text:p>FNC_SOC_SPC_NAV_12_02</text:p>
          </table:table-cell>
          <table:table-cell table:style-name="ce392" table:formula="of:=IF(MID([.F80];6;1)&gt;MID([.F79];6;1);[.C79];[.C79]+1)" office:value-type="float" office:value="17">
            <text:p>017</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3: Add new node</text:p>
          </table:table-cell>
          <table:table-cell table:style-name="ce410" office:value-type="string">
            <text:p>- Input valid values for required fields</text:p>
            <text:p>- Do not check Visible </text:p>
            <text:p>- Click Save</text:p>
          </table:table-cell>
          <table:table-cell table:style-name="ce442" office:value-type="string">
            <text:p>- After un-check Visible option, Show publication date time is disappeared automatically</text:p>
            <text:p>- 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81];6;1)&gt;MID([.F80];6;1);&quot;&quot;;MAX([.A$7:.A80])+1)">
            <text:p/>
          </table:table-cell>
          <table:table-cell table:style-name="ce388" office:value-type="string">
            <text:p>FNC_SOC_SPC_NAV_12_02</text:p>
          </table:table-cell>
          <table:table-cell table:style-name="ce392" table:formula="of:=IF(MID([.F81];6;1)&gt;MID([.F80];6;1);[.C80];[.C80]+1)" office:value-type="float" office:value="17">
            <text:p>017</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4: Check showing node after being created without visible option</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invisible for anyo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82];6;1)&gt;MID([.F81];6;1);&quot;&quot;;MAX([.A$7:.A81])+1)" office:value-type="float" office:value="23">
            <text:p>023</text:p>
          </table:table-cell>
          <table:table-cell table:style-name="ce388" office:value-type="string">
            <text:p>FNC_SOC_SPC_NAV_12_02</text:p>
          </table:table-cell>
          <table:table-cell table:style-name="ce392" table:formula="of:=IF(MID([.F82];6;1)&gt;MID([.F81];6;1);[.C81];[.C81]+1)" office:value-type="float" office:value="18">
            <text:p>018</text:p>
          </table:table-cell>
          <table:table-cell table:style-name="ce397" office:value-type="string">
            <text:p>Social\Page_Nav\Node\Create</text:p>
          </table:table-cell>
          <table:table-cell table:style-name="ce407" office:value-type="string">
            <text:p>Add new node with Publication date time option but no specific date time for Start/End</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83];6;1)&gt;MID([.F82];6;1);&quot;&quot;;MAX([.A$7:.A82])+1)">
            <text:p/>
          </table:table-cell>
          <table:table-cell table:style-name="ce388" office:value-type="string">
            <text:p>FNC_SOC_SPC_NAV_12_02</text:p>
          </table:table-cell>
          <table:table-cell table:style-name="ce392" table:formula="of:=IF(MID([.F83];6;1)&gt;MID([.F82];6;1);[.C82];[.C82]+1)" office:value-type="float" office:value="18">
            <text:p>018</text:p>
          </table:table-cell>
          <table:table-cell table:style-name="ce397" office:value-type="string">
            <text:p>Social\Page_Nav\Node\Create</text:p>
          </table:table-cell>
          <table:table-cell table:style-name="ce408" office:value-type="string">
            <text:p>Add new node with Publication date time option but no specific date time for Start/End</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84];6;1)&gt;MID([.F83];6;1);&quot;&quot;;MAX([.A$7:.A83])+1)">
            <text:p/>
          </table:table-cell>
          <table:table-cell table:style-name="ce389" office:value-type="string">
            <text:p>FNC_SOC_SPC_NAV_12_02</text:p>
          </table:table-cell>
          <table:table-cell table:style-name="ce392" table:formula="of:=IF(MID([.F84];6;1)&gt;MID([.F83];6;1);[.C83];[.C83]+1)" office:value-type="float" office:value="18">
            <text:p>018</text:p>
          </table:table-cell>
          <table:table-cell table:style-name="ce398" office:value-type="string">
            <text:p>Social\Page_Nav\Node\Create</text:p>
          </table:table-cell>
          <table:table-cell table:style-name="ce409" office:value-type="string">
            <text:p>Add new node with Publication date time option but no specific date time for Start/End</text:p>
          </table:table-cell>
          <table:table-cell table:style-name="ce443" office:value-type="string">
            <text:p>Step 3: Add new node</text:p>
          </table:table-cell>
          <table:table-cell table:style-name="ce41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3" office:value-type="string">
            <text:p>- New node is created with time is current by default</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37">
          <table:table-cell table:style-name="ce324" table:formula="of:=IF(MID([.F85];6;1)&gt;MID([.F84];6;1);&quot;&quot;;MAX([.A$7:.A84])+1)" office:value-type="float" office:value="24">
            <text:p>024</text:p>
          </table:table-cell>
          <table:table-cell table:style-name="ce388" office:value-type="string">
            <text:p>FNC_SOC_SPC_NAV_12_02</text:p>
          </table:table-cell>
          <table:table-cell table:style-name="ce392" table:formula="of:=IF(MID([.F85];6;1)&gt;MID([.F84];6;1);[.C84];[.C84]+1)" office:value-type="float" office:value="19">
            <text:p>019</text:p>
          </table:table-cell>
          <table:table-cell table:style-name="ce397" office:value-type="string">
            <text:p>Social\Page_Nav\Node\Create</text:p>
          </table:table-cell>
          <table:table-cell table:style-name="ce407" office:value-type="string">
            <text:p>Add new node with Publication date time option but Start after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86];6;1)&gt;MID([.F85];6;1);&quot;&quot;;MAX([.A$7:.A85])+1)">
            <text:p/>
          </table:table-cell>
          <table:table-cell table:style-name="ce388" office:value-type="string">
            <text:p>FNC_SOC_SPC_NAV_12_02</text:p>
          </table:table-cell>
          <table:table-cell table:style-name="ce392" table:formula="of:=IF(MID([.F86];6;1)&gt;MID([.F85];6;1);[.C85];[.C85]+1)" office:value-type="float" office:value="19">
            <text:p>019</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87];6;1)&gt;MID([.F86];6;1);&quot;&quot;;MAX([.A$7:.A86])+1)">
            <text:p/>
          </table:table-cell>
          <table:table-cell table:style-name="ce388" office:value-type="string">
            <text:p>FNC_SOC_SPC_NAV_12_02</text:p>
          </table:table-cell>
          <table:table-cell table:style-name="ce392" table:formula="of:=IF(MID([.F87];6;1)&gt;MID([.F86];6;1);[.C86];[.C86]+1)" office:value-type="float" office:value="19">
            <text:p>019</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Choose Start and End date time (Start &gt; End)</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88];6;1)&gt;MID([.F87];6;1);&quot;&quot;;MAX([.A$7:.A87])+1)" office:value-type="float" office:value="25">
            <text:p>025</text:p>
          </table:table-cell>
          <table:table-cell table:style-name="ce388" office:value-type="string">
            <text:p>FNC_SOC_SPC_NAV_12_02</text:p>
          </table:table-cell>
          <table:table-cell table:style-name="ce392" table:formula="of:=IF(MID([.F88];6;1)&gt;MID([.F87];6;1);[.C87];[.C87]+1)" office:value-type="float" office:value="20">
            <text:p>020</text:p>
          </table:table-cell>
          <table:table-cell table:style-name="ce397" office:value-type="string">
            <text:p>Social\Page_Nav\Node\Create</text:p>
          </table:table-cell>
          <table:table-cell table:style-name="ce407" office:value-type="string">
            <text:p>Add new node with Publication date time option but invalid format for Start/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89];6;1)&gt;MID([.F88];6;1);&quot;&quot;;MAX([.A$7:.A88])+1)">
            <text:p/>
          </table:table-cell>
          <table:table-cell table:style-name="ce388" office:value-type="string">
            <text:p>FNC_SOC_SPC_NAV_12_02</text:p>
          </table:table-cell>
          <table:table-cell table:style-name="ce392" table:formula="of:=IF(MID([.F89];6;1)&gt;MID([.F88];6;1);[.C88];[.C88]+1)" office:value-type="float" office:value="20">
            <text:p>02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90];6;1)&gt;MID([.F89];6;1);&quot;&quot;;MAX([.A$7:.A89])+1)">
            <text:p/>
          </table:table-cell>
          <table:table-cell table:style-name="ce388" office:value-type="string">
            <text:p>FNC_SOC_SPC_NAV_12_02</text:p>
          </table:table-cell>
          <table:table-cell table:style-name="ce392" table:formula="of:=IF(MID([.F90];6;1)&gt;MID([.F89];6;1);[.C89];[.C89]+1)" office:value-type="float" office:value="20">
            <text:p>02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Input value for Start and End fields in invalid format (not mm/dd/y hh:mm:ss)</text:p>
            <text:p>- Click Save</text:p>
          </table:table-cell>
          <table:table-cell table:style-name="ce442" office:value-type="string">
            <text:p>Show message alerts Start/ End Publication Date tim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1];6;1)&gt;MID([.F90];6;1);&quot;&quot;;MAX([.A$7:.A90])+1)" office:value-type="float" office:value="26">
            <text:p>026</text:p>
          </table:table-cell>
          <table:table-cell table:style-name="ce388" office:value-type="string">
            <text:p>FNC_SOC_SPC_NAV_12_02</text:p>
          </table:table-cell>
          <table:table-cell table:style-name="ce392" table:formula="of:=IF(MID([.F91];6;1)&gt;MID([.F90];6;1);[.C90];[.C90]+1)" office:value-type="float" office:value="21">
            <text:p>021</text:p>
          </table:table-cell>
          <table:table-cell table:style-name="ce397" office:value-type="string">
            <text:p>Social\Page_Nav\Node\Create</text:p>
          </table:table-cell>
          <table:table-cell table:style-name="ce407" office:value-type="string">
            <text:p>Add new node with Publication date time option in case Start is the same with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92];6;1)&gt;MID([.F91];6;1);&quot;&quot;;MAX([.A$7:.A91])+1)">
            <text:p/>
          </table:table-cell>
          <table:table-cell table:style-name="ce388" office:value-type="string">
            <text:p>FNC_SOC_SPC_NAV_12_02</text:p>
          </table:table-cell>
          <table:table-cell table:style-name="ce392" table:formula="of:=IF(MID([.F92];6;1)&gt;MID([.F91];6;1);[.C91];[.C91]+1)" office:value-type="float" office:value="21">
            <text:p>021</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93];6;1)&gt;MID([.F92];6;1);&quot;&quot;;MAX([.A$7:.A92])+1)">
            <text:p/>
          </table:table-cell>
          <table:table-cell table:style-name="ce388" office:value-type="string">
            <text:p>FNC_SOC_SPC_NAV_12_02</text:p>
          </table:table-cell>
          <table:table-cell table:style-name="ce392" table:formula="of:=IF(MID([.F93];6;1)&gt;MID([.F92];6;1);[.C92];[.C92]+1)" office:value-type="float" office:value="21">
            <text:p>021</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3: Add new node</text:p>
          </table:table-cell>
          <table:table-cell table:style-name="ce41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42" office:value-type="string">
            <text:p>- Create node successfully</text:p>
            <text:p>- This node is visible for user in the selected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4];6;1)&gt;MID([.F93];6;1);&quot;&quot;;MAX([.A$7:.A93])+1)" office:value-type="float" office:value="27">
            <text:p>027</text:p>
          </table:table-cell>
          <table:table-cell table:style-name="ce388" office:value-type="string">
            <text:p>FNC_SOC_SPC_NAV_12_02</text:p>
          </table:table-cell>
          <table:table-cell table:style-name="ce392" table:formula="of:=IF(MID([.F94];6;1)&gt;MID([.F93];6;1);[.C93];[.C93]+1)" office:value-type="float" office:value="22">
            <text:p>022</text:p>
          </table:table-cell>
          <table:table-cell table:style-name="ce397" office:value-type="string">
            <text:p>Social\Page_Nav\Node\Create</text:p>
          </table:table-cell>
          <table:table-cell table:style-name="ce407" office:value-type="string">
            <text:p>Add new node with Publication date time option in case End date time is before current dat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5];6;1)&gt;MID([.F94];6;1);&quot;&quot;;MAX([.A$7:.A94])+1)">
            <text:p/>
          </table:table-cell>
          <table:table-cell table:style-name="ce388" office:value-type="string">
            <text:p>FNC_SOC_SPC_NAV_12_02</text:p>
          </table:table-cell>
          <table:table-cell table:style-name="ce392" table:formula="of:=IF(MID([.F95];6;1)&gt;MID([.F94];6;1);[.C94];[.C94]+1)" office:value-type="float" office:value="22">
            <text:p>022</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2: Show form to add new node</text:p>
          </table:table-cell>
          <table:table-cell table:style-name="ce410" office:value-type="string">
            <text:p>- Click on Add new node button or Choose a parent node and Right click on one node and select Add new node </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96];6;1)&gt;MID([.F95];6;1);&quot;&quot;;MAX([.A$7:.A95])+1)">
            <text:p/>
          </table:table-cell>
          <table:table-cell table:style-name="ce388" office:value-type="string">
            <text:p>FNC_SOC_SPC_NAV_12_02</text:p>
          </table:table-cell>
          <table:table-cell table:style-name="ce392" table:formula="of:=IF(MID([.F96];6;1)&gt;MID([.F95];6;1);[.C95];[.C95]+1)" office:value-type="float" office:value="22">
            <text:p>022</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3: Add new node</text:p>
          </table:table-cell>
          <table:table-cell table:style-name="ce41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42" office:value-type="string">
            <text:p>- Create node successfully</text:p>
            <text:p>- This node is not visible for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7];6;1)&gt;MID([.F96];6;1);&quot;&quot;;MAX([.A$7:.A96])+1)" office:value-type="float" office:value="28">
            <text:p>028</text:p>
          </table:table-cell>
          <table:table-cell table:style-name="ce388" office:value-type="string">
            <text:p>FNC_SOC_SPC_NAV_12_02</text:p>
          </table:table-cell>
          <table:table-cell table:style-name="ce392" table:formula="of:=IF(MID([.F97];6;1)&gt;MID([.F96];6;1);[.C96];[.C96]+1)" office:value-type="float" office:value="23">
            <text:p>023</text:p>
          </table:table-cell>
          <table:table-cell table:style-name="ce397" office:value-type="string">
            <text:p>Social\Page_Nav\Node\Create</text:p>
          </table:table-cell>
          <table:table-cell table:style-name="ce407" office:value-type="string">
            <text:p>Add new node without selecting any pag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98];6;1)&gt;MID([.F97];6;1);&quot;&quot;;MAX([.A$7:.A97])+1)">
            <text:p/>
          </table:table-cell>
          <table:table-cell table:style-name="ce388" office:value-type="string">
            <text:p>FNC_SOC_SPC_NAV_12_02</text:p>
          </table:table-cell>
          <table:table-cell table:style-name="ce392" table:formula="of:=IF(MID([.F98];6;1)&gt;MID([.F97];6;1);[.C97];[.C97]+1)" office:value-type="float" office:value="23">
            <text:p>023</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99];6;1)&gt;MID([.F98];6;1);&quot;&quot;;MAX([.A$7:.A98])+1)">
            <text:p/>
          </table:table-cell>
          <table:table-cell table:style-name="ce388" office:value-type="string">
            <text:p>FNC_SOC_SPC_NAV_12_02</text:p>
          </table:table-cell>
          <table:table-cell table:style-name="ce392" table:formula="of:=IF(MID([.F99];6;1)&gt;MID([.F98];6;1);[.C98];[.C98]+1)" office:value-type="float" office:value="23">
            <text:p>023</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3: Add new node</text:p>
          </table:table-cell>
          <table:table-cell table:style-name="ce410" office:value-type="string">
            <text:p>- Input valid values for required fields</text:p>
            <text:p>- Choose Visible option</text:p>
            <text:p>- Don't choose a page for new node</text:p>
            <text:p>- Click Save</text:p>
          </table:table-cell>
          <table:table-cell table:style-name="ce442" office:value-type="string">
            <text:p>Create node successfully</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00];6;1)&gt;MID([.F99];6;1);&quot;&quot;;MAX([.A$7:.A99])+1)">
            <text:p/>
          </table:table-cell>
          <table:table-cell table:style-name="ce388" office:value-type="string">
            <text:p>FNC_SOC_SPC_NAV_12_02</text:p>
          </table:table-cell>
          <table:table-cell table:style-name="ce392" table:formula="of:=IF(MID([.F100];6;1)&gt;MID([.F99];6;1);[.C99];[.C99]+1)" office:value-type="float" office:value="23">
            <text:p>023</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4: Check showing added node</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ode without specific page is not shown for user on navigation menu although is has Visible o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101];6;1)&gt;MID([.F100];6;1);&quot;&quot;;MAX([.A$7:.A100])+1)" office:value-type="float" office:value="29">
            <text:p>029</text:p>
          </table:table-cell>
          <table:table-cell table:style-name="ce388" office:value-type="string">
            <text:p>FNC_SOC_SPC_NAV_12_02</text:p>
          </table:table-cell>
          <table:table-cell table:style-name="ce392" table:formula="of:=IF(MID([.F101];6;1)&gt;MID([.F100];6;1);[.C100];[.C100]+1)" office:value-type="float" office:value="24">
            <text:p>024</text:p>
          </table:table-cell>
          <table:table-cell table:style-name="ce397" office:value-type="string">
            <text:p>Social\Page_Nav\Node\Create</text:p>
          </table:table-cell>
          <table:table-cell table:style-name="ce401" office:value-type="string">
            <text:p>Check when select page for new node by user has only access right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0">
          <table:table-cell table:style-name="ce324" table:formula="of:=IF(MID([.F102];6;1)&gt;MID([.F101];6;1);&quot;&quot;;MAX([.A$7:.A101])+1)">
            <text:p/>
          </table:table-cell>
          <table:table-cell table:style-name="ce388" office:value-type="string">
            <text:p>FNC_SOC_SPC_NAV_12_02</text:p>
          </table:table-cell>
          <table:table-cell table:style-name="ce392" table:formula="of:=IF(MID([.F102];6;1)&gt;MID([.F101];6;1);[.C101];[.C101]+1)" office:value-type="float" office:value="24">
            <text:p>024</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2: Show form to create new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03];6;1)&gt;MID([.F102];6;1);&quot;&quot;;MAX([.A$7:.A102])+1)">
            <text:p/>
          </table:table-cell>
          <table:table-cell table:style-name="ce388" office:value-type="string">
            <text:p>FNC_SOC_SPC_NAV_12_02</text:p>
          </table:table-cell>
          <table:table-cell table:style-name="ce392" table:formula="of:=IF(MID([.F103];6;1)&gt;MID([.F102];6;1);[.C102];[.C102]+1)" office:value-type="float" office:value="24">
            <text:p>024</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04];6;1)&gt;MID([.F103];6;1);&quot;&quot;;MAX([.A$7:.A103])+1)">
            <text:p/>
          </table:table-cell>
          <table:table-cell table:style-name="ce388" office:value-type="string">
            <text:p>FNC_SOC_SPC_NAV_12_02</text:p>
          </table:table-cell>
          <table:table-cell table:style-name="ce392" table:formula="of:=IF(MID([.F104];6;1)&gt;MID([.F103];6;1);[.C103];[.C103]+1)" office:value-type="float" office:value="24">
            <text:p>024</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4: Choose page for node by legal user</text:p>
          </table:table-cell>
          <table:table-cell table:style-name="ce410" office:value-type="string">
            <text:p>- <text:s/>Search and select created page at step 1</text:p>
            <text:p>- Click<text:span text:style-name="T11"> 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2">
          <table:table-cell table:style-name="ce324" table:formula="of:=IF(MID([.F105];6;1)&gt;MID([.F104];6;1);&quot;&quot;;MAX([.A$7:.A104])+1)" office:value-type="float" office:value="30">
            <text:p>030</text:p>
          </table:table-cell>
          <table:table-cell table:style-name="ce388" office:value-type="string">
            <text:p>FNC_SOC_SPC_NAV_12_02</text:p>
          </table:table-cell>
          <table:table-cell table:style-name="ce392" table:formula="of:=IF(MID([.F105];6;1)&gt;MID([.F104];6;1);[.C104];[.C104]+1)" office:value-type="float" office:value="25">
            <text:p>025</text:p>
          </table:table-cell>
          <table:table-cell table:style-name="ce397" office:value-type="string">
            <text:p>Social\Page_Nav\Node\Create</text:p>
          </table:table-cell>
          <table:table-cell table:style-name="ce401" office:value-type="string">
            <text:p>Check when select page for new node by user who is in edit right list of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0">
          <table:table-cell table:style-name="ce324" table:formula="of:=IF(MID([.F106];6;1)&gt;MID([.F105];6;1);&quot;&quot;;MAX([.A$7:.A105])+1)">
            <text:p/>
          </table:table-cell>
          <table:table-cell table:style-name="ce388" office:value-type="string">
            <text:p>FNC_SOC_SPC_NAV_12_02</text:p>
          </table:table-cell>
          <table:table-cell table:style-name="ce392" table:formula="of:=IF(MID([.F106];6;1)&gt;MID([.F105];6;1);[.C105];[.C105]+1)" office:value-type="float" office:value="25">
            <text:p>025</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07];6;1)&gt;MID([.F106];6;1);&quot;&quot;;MAX([.A$7:.A106])+1)">
            <text:p/>
          </table:table-cell>
          <table:table-cell table:style-name="ce388" office:value-type="string">
            <text:p>FNC_SOC_SPC_NAV_12_02</text:p>
          </table:table-cell>
          <table:table-cell table:style-name="ce392" table:formula="of:=IF(MID([.F107];6;1)&gt;MID([.F106];6;1);[.C106];[.C106]+1)" office:value-type="float" office:value="25">
            <text:p>025</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08];6;1)&gt;MID([.F107];6;1);&quot;&quot;;MAX([.A$7:.A107])+1)">
            <text:p/>
          </table:table-cell>
          <table:table-cell table:style-name="ce388" office:value-type="string">
            <text:p>FNC_SOC_SPC_NAV_12_02</text:p>
          </table:table-cell>
          <table:table-cell table:style-name="ce392" table:formula="of:=IF(MID([.F108];6;1)&gt;MID([.F107];6;1);[.C107];[.C107]+1)" office:value-type="float" office:value="25">
            <text:p>025</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4: Choose page for node by legal user</text:p>
          </table:table-cell>
          <table:table-cell table:style-name="ce410" office:value-type="string">
            <text:p>- Search and select created page at step 1</text:p>
            <text:p>- Click <text:span text:style-name="T11">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2">
          <table:table-cell table:style-name="ce324" table:formula="of:=IF(MID([.F109];6;1)&gt;MID([.F108];6;1);&quot;&quot;;MAX([.A$7:.A108])+1)" office:value-type="float" office:value="31">
            <text:p>031</text:p>
          </table:table-cell>
          <table:table-cell table:style-name="ce388" office:value-type="string">
            <text:p>FNC_SOC_SPC_NAV_12_02</text:p>
          </table:table-cell>
          <table:table-cell table:style-name="ce392" table:formula="of:=IF(MID([.F109];6;1)&gt;MID([.F108];6;1);[.C108];[.C108]+1)" office:value-type="float" office:value="26">
            <text:p>026</text:p>
          </table:table-cell>
          <table:table-cell table:style-name="ce397" office:value-type="string">
            <text:p>Social\Page_Nav\Node\Create</text:p>
          </table:table-cell>
          <table:table-cell table:style-name="ce401" office:value-type="string">
            <text:p>Check when select page for new node by user who has both access and edit right on page</text:p>
          </table:table-cell>
          <table:table-cell table:style-name="ce442" office:value-type="string">
            <text:p>Step 1: Create page</text:p>
          </table:table-cell>
          <table:table-cell table:style-name="ce410"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0">
          <table:table-cell table:style-name="ce324" table:formula="of:=IF(MID([.F110];6;1)&gt;MID([.F109];6;1);&quot;&quot;;MAX([.A$7:.A109])+1)">
            <text:p/>
          </table:table-cell>
          <table:table-cell table:style-name="ce388" office:value-type="string">
            <text:p>FNC_SOC_SPC_NAV_12_02</text:p>
          </table:table-cell>
          <table:table-cell table:style-name="ce392" table:formula="of:=IF(MID([.F110];6;1)&gt;MID([.F109];6;1);[.C109];[.C109]+1)" office:value-type="float" office:value="26">
            <text:p>026</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11];6;1)&gt;MID([.F110];6;1);&quot;&quot;;MAX([.A$7:.A110])+1)">
            <text:p/>
          </table:table-cell>
          <table:table-cell table:style-name="ce388" office:value-type="string">
            <text:p>FNC_SOC_SPC_NAV_12_02</text:p>
          </table:table-cell>
          <table:table-cell table:style-name="ce392" table:formula="of:=IF(MID([.F111];6;1)&gt;MID([.F110];6;1);[.C110];[.C110]+1)" office:value-type="float" office:value="26">
            <text:p>026</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12];6;1)&gt;MID([.F111];6;1);&quot;&quot;;MAX([.A$7:.A111])+1)">
            <text:p/>
          </table:table-cell>
          <table:table-cell table:style-name="ce388" office:value-type="string">
            <text:p>FNC_SOC_SPC_NAV_12_02</text:p>
          </table:table-cell>
          <table:table-cell table:style-name="ce392" table:formula="of:=IF(MID([.F112];6;1)&gt;MID([.F111];6;1);[.C111];[.C111]+1)" office:value-type="float" office:value="26">
            <text:p>026</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4: Choose page for node by legal user</text:p>
          </table:table-cell>
          <table:table-cell table:style-name="ce410" office:value-type="string">
            <text:p>- Search and select created page at step 1</text:p>
            <text:p>- Click Save</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113];6;1)&gt;MID([.F112];6;1);&quot;&quot;;MAX([.A$7:.A112])+1)" office:value-type="float" office:value="32">
            <text:p>032</text:p>
          </table:table-cell>
          <table:table-cell table:style-name="ce388" office:value-type="string">
            <text:p>FNC_SOC_SPC_NAV_12_02</text:p>
          </table:table-cell>
          <table:table-cell table:style-name="ce392" table:formula="of:=IF(MID([.F113];6;1)&gt;MID([.F112];6;1);[.C112];[.C112]+1)" office:value-type="float" office:value="27">
            <text:p>027</text:p>
          </table:table-cell>
          <table:table-cell table:style-name="ce397" office:value-type="string">
            <text:p>Social\Page_Nav\Node\Create</text:p>
          </table:table-cell>
          <table:table-cell table:style-name="ce401" office:value-type="string">
            <text:p>Create new node without select any ic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14];6;1)&gt;MID([.F113];6;1);&quot;&quot;;MAX([.A$7:.A113])+1)">
            <text:p/>
          </table:table-cell>
          <table:table-cell table:style-name="ce388" office:value-type="string">
            <text:p>FNC_SOC_SPC_NAV_12_02</text:p>
          </table:table-cell>
          <table:table-cell table:style-name="ce392" table:formula="of:=IF(MID([.F114];6;1)&gt;MID([.F113];6;1);[.C113];[.C113]+1)" office:value-type="float" office:value="27">
            <text:p>027</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5];6;1)&gt;MID([.F114];6;1);&quot;&quot;;MAX([.A$7:.A114])+1)">
            <text:p/>
          </table:table-cell>
          <table:table-cell table:style-name="ce388" office:value-type="string">
            <text:p>FNC_SOC_SPC_NAV_12_02</text:p>
          </table:table-cell>
          <table:table-cell table:style-name="ce392" table:formula="of:=IF(MID([.F115];6;1)&gt;MID([.F114];6;1);[.C114];[.C114]+1)" office:value-type="float" office:value="27">
            <text:p>027</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3: Create node</text:p>
          </table:table-cell>
          <table:table-cell table:style-name="ce410" office:value-type="string">
            <text:p>- Input value for required fields</text:p>
            <text:p>- Click <text:span text:style-name="T11">Save</text:span></text:p>
          </table:table-cell>
          <table:table-cell table:style-name="ce442" office:value-type="string">
            <text:p>Add new node successfully with a default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16];6;1)&gt;MID([.F115];6;1);&quot;&quot;;MAX([.A$7:.A115])+1)" office:value-type="float" office:value="33">
            <text:p>033</text:p>
          </table:table-cell>
          <table:table-cell table:style-name="ce388" office:value-type="string">
            <text:p>FNC_SOC_SPC_NAV_12_02</text:p>
          </table:table-cell>
          <table:table-cell table:style-name="ce392" table:formula="of:=IF(MID([.F116];6;1)&gt;MID([.F115];6;1);[.C115];[.C115]+1)" office:value-type="float" office:value="28">
            <text:p>028</text:p>
          </table:table-cell>
          <table:table-cell table:style-name="ce397" office:value-type="string">
            <text:p>Social\Page_Nav\Node\Create</text:p>
          </table:table-cell>
          <table:table-cell table:style-name="ce407" office:value-type="string">
            <text:p>Check choosing new icon for node while creating</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17];6;1)&gt;MID([.F116];6;1);&quot;&quot;;MAX([.A$7:.A116])+1)">
            <text:p/>
          </table:table-cell>
          <table:table-cell table:style-name="ce388" office:value-type="string">
            <text:p>FNC_SOC_SPC_NAV_12_02</text:p>
          </table:table-cell>
          <table:table-cell table:style-name="ce392" table:formula="of:=IF(MID([.F117];6;1)&gt;MID([.F116];6;1);[.C116];[.C116]+1)" office:value-type="float" office:value="28">
            <text:p>028</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8];6;1)&gt;MID([.F117];6;1);&quot;&quot;;MAX([.A$7:.A117])+1)">
            <text:p/>
          </table:table-cell>
          <table:table-cell table:style-name="ce388" office:value-type="string">
            <text:p>FNC_SOC_SPC_NAV_12_02</text:p>
          </table:table-cell>
          <table:table-cell table:style-name="ce392" table:formula="of:=IF(MID([.F118];6;1)&gt;MID([.F117];6;1);[.C117];[.C117]+1)" office:value-type="float" office:value="28">
            <text:p>028</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3: Show form to choose new icon for node</text:p>
          </table:table-cell>
          <table:table-cell table:style-name="ce410" office:value-type="string">
            <text:p>- Choose <text:span text:style-name="T11">Icon </text:span><text:span text:style-name="T14">tab</text:span></text:p>
          </table:table-cell>
          <table:table-cell table:style-name="ce442" office:value-type="string">
            <text:p>A form is shown, list all existing icons for user to cho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9];6;1)&gt;MID([.F118];6;1);&quot;&quot;;MAX([.A$7:.A118])+1)">
            <text:p/>
          </table:table-cell>
          <table:table-cell table:style-name="ce388" office:value-type="string">
            <text:p>FNC_SOC_SPC_NAV_12_02</text:p>
          </table:table-cell>
          <table:table-cell table:style-name="ce392" table:formula="of:=IF(MID([.F119];6;1)&gt;MID([.F118];6;1);[.C118];[.C118]+1)" office:value-type="float" office:value="28">
            <text:p>028</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4: Check when choose one icon from list</text:p>
          </table:table-cell>
          <table:table-cell table:style-name="ce410" office:value-type="string">
            <text:p>Choose icon from list by click on it</text:p>
          </table:table-cell>
          <table:table-cell table:style-name="ce442" office:value-type="string">
            <text:p>Selected icon is marked, its name is displayed below the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20];6;1)&gt;MID([.F119];6;1);&quot;&quot;;MAX([.A$7:.A119])+1)">
            <text:p/>
          </table:table-cell>
          <table:table-cell table:style-name="ce388" office:value-type="string">
            <text:p>FNC_SOC_SPC_NAV_12_02</text:p>
          </table:table-cell>
          <table:table-cell table:style-name="ce392" table:formula="of:=IF(MID([.F120];6;1)&gt;MID([.F119];6;1);[.C119];[.C119]+1)" office:value-type="float" office:value="28">
            <text:p>028</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5: Create node</text:p>
          </table:table-cell>
          <table:table-cell table:style-name="ce410" office:value-type="string">
            <text:p>- Input valid values for required fields </text:p>
            <text:p>- Click <text:span text:style-name="T11">Save</text:span></text:p>
          </table:table-cell>
          <table:table-cell table:style-name="ce442" office:value-type="string">
            <text:p>New node is created successfully and displayed with new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21];6;1)&gt;MID([.F120];6;1);&quot;&quot;;MAX([.A$7:.A120])+1)" office:value-type="float" office:value="34">
            <text:p>034</text:p>
          </table:table-cell>
          <table:table-cell table:style-name="ce388" office:value-type="string">
            <text:p>FNC_SOC_SPC_NAV_12_02</text:p>
          </table:table-cell>
          <table:table-cell table:style-name="ce392" table:formula="of:=IF(MID([.F121];6;1)&gt;MID([.F120];6;1);[.C120];[.C120]+1)" office:value-type="float" office:value="29">
            <text:p>029</text:p>
          </table:table-cell>
          <table:table-cell table:style-name="ce397" office:value-type="string">
            <text:p>Social\Page_Nav\Node\Create</text:p>
          </table:table-cell>
          <table:table-cell table:style-name="ce407" office:value-type="string">
            <text:p>Check when close navigation after create new node for current navigation without saving that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2">
          <table:table-cell table:style-name="ce324" table:formula="of:=IF(MID([.F122];6;1)&gt;MID([.F121];6;1);&quot;&quot;;MAX([.A$7:.A121])+1)">
            <text:p/>
          </table:table-cell>
          <table:table-cell table:style-name="ce388" office:value-type="string">
            <text:p>FNC_SOC_SPC_NAV_12_02</text:p>
          </table:table-cell>
          <table:table-cell table:style-name="ce392" table:formula="of:=IF(MID([.F122];6;1)&gt;MID([.F121];6;1);[.C121];[.C121]+1)" office:value-type="float" office:value="29">
            <text:p>029</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2: Add node</text:p>
          </table:table-cell>
          <table:table-cell table:style-name="ce410" office:value-type="string">
            <text:p>- Click on Add new node button or Choose a parent node and Right click on one node and select Add new node </text:p>
            <text:p>- Input valid value for required fields</text:p>
            <text:p>- Click Save</text:p>
            <text:p/>
          </table:table-cell>
          <table:table-cell table:style-name="ce442" office:value-type="string">
            <text:p>Add new node successfully, it is displayed in the lef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123];6;1)&gt;MID([.F122];6;1);&quot;&quot;;MAX([.A$7:.A122])+1)">
            <text:p/>
          </table:table-cell>
          <table:table-cell table:style-name="ce388" office:value-type="string">
            <text:p>FNC_SOC_SPC_NAV_12_02</text:p>
          </table:table-cell>
          <table:table-cell table:style-name="ce392" table:formula="of:=IF(MID([.F123];6;1)&gt;MID([.F122];6;1);[.C122];[.C122]+1)" office:value-type="float" office:value="29">
            <text:p>029</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3: Close Navigation without Save</text:p>
          </table:table-cell>
          <table:table-cell table:style-name="ce410"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42" office:value-type="string">
            <text:p>Navigation management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124];6;1)&gt;MID([.F123];6;1);&quot;&quot;;MAX([.A$7:.A123])+1)">
            <text:p/>
          </table:table-cell>
          <table:table-cell table:style-name="ce388" office:value-type="string">
            <text:p>FNC_SOC_SPC_NAV_12_02</text:p>
          </table:table-cell>
          <table:table-cell table:style-name="ce392" table:formula="of:=IF(MID([.F124];6;1)&gt;MID([.F123];6;1);[.C123];[.C123]+1)" office:value-type="float" office:value="29">
            <text:p>029</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4: Check changing of previous selected navigation</text:p>
          </table:table-cell>
          <table:table-cell table:style-name="ce410" office:value-type="string">
            <text:p>Select navigation at step 2 again, check new added node</text:p>
          </table:table-cell>
          <table:table-cell table:style-name="ce442" office:value-type="string">
            <text:p>No new node is add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125];6;1)&gt;MID([.F124];6;1);&quot;&quot;;MAX([.A$7:.A124])+1)" office:value-type="float" office:value="35">
            <text:p>035</text:p>
          </table:table-cell>
          <table:table-cell table:style-name="ce390" office:value-type="string">
            <text:p>FNC_SOC_SPC_NAV_12_03</text:p>
          </table:table-cell>
          <table:table-cell table:style-name="ce392" office:value-type="float" office:value="1">
            <text:p>001</text:p>
          </table:table-cell>
          <table:table-cell table:style-name="ce399" office:value-type="string">
            <text:p>Social\Page_Nav\Node\Edit</text:p>
          </table:table-cell>
          <table:table-cell table:style-name="ce411" office:value-type="string">
            <text:p>Check edit node form from Group navigation</text:p>
          </table:table-cell>
          <table:table-cell table:style-name="ce444" office:value-type="string">
            <text:p>Step 1: Show form to edit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26];6;1)&gt;MID([.F125];6;1);&quot;&quot;;MAX([.A$7:.A125])+1)">
            <text:p/>
          </table:table-cell>
          <table:table-cell table:style-name="ce390" office:value-type="string">
            <text:p>FNC_SOC_SPC_NAV_12_03</text:p>
          </table:table-cell>
          <table:table-cell table:style-name="ce392" table:formula="of:=IF(MID([.F126];6;1)&gt;MID([.F125];6;1);[.C125];[.C125]+1)" office:value-type="float" office:value="1">
            <text:p>001</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2: Check Page node setting</text:p>
          </table:table-cell>
          <table:table-cell table:style-name="ce410" office:value-type="string">
            <text:p>Choose <text:span text:style-name="T11">Page node setting </text:span><text:span text:style-name="T14">tab</text:span></text:p>
          </table:table-cell>
          <table:table-cell table:style-name="ce444" office:value-type="string">
            <text:p>All current informations are displayed in form, only can edit Label and change Visible and Publication date ti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7];6;1)&gt;MID([.F126];6;1);&quot;&quot;;MAX([.A$7:.A126])+1)">
            <text:p/>
          </table:table-cell>
          <table:table-cell table:style-name="ce390" office:value-type="string">
            <text:p>FNC_SOC_SPC_NAV_12_03</text:p>
          </table:table-cell>
          <table:table-cell table:style-name="ce392" table:formula="of:=IF(MID([.F127];6;1)&gt;MID([.F126];6;1);[.C126];[.C126]+1)" office:value-type="float" office:value="1">
            <text:p>001</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3: Check Page Selector</text:p>
          </table:table-cell>
          <table:table-cell table:style-name="ce410" office:value-type="string">
            <text:p>Choose <text:span text:style-name="T11">Page Selector</text:span> tab</text:p>
          </table:table-cell>
          <table:table-cell table:style-name="ce444" office:value-type="string">
            <text:p>Information of page that node is selecting is displayed in form</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8];6;1)&gt;MID([.F127];6;1);&quot;&quot;;MAX([.A$7:.A127])+1)">
            <text:p/>
          </table:table-cell>
          <table:table-cell table:style-name="ce390" office:value-type="string">
            <text:p>FNC_SOC_SPC_NAV_12_03</text:p>
          </table:table-cell>
          <table:table-cell table:style-name="ce392" table:formula="of:=IF(MID([.F128];6;1)&gt;MID([.F127];6;1);[.C127];[.C127]+1)" office:value-type="float" office:value="1">
            <text:p>001</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4: Check Icon setting</text:p>
          </table:table-cell>
          <table:table-cell table:style-name="ce410" office:value-type="string">
            <text:p>Choose <text:span text:style-name="T11">Icon</text:span> tab</text:p>
          </table:table-cell>
          <table:table-cell table:style-name="ce444" office:value-type="string">
            <text:p>Name of current using icon is displayed, existing icons are listed</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29];6;1)&gt;MID([.F128];6;1);&quot;&quot;;MAX([.A$7:.A128])+1)" office:value-type="float" office:value="36">
            <text:p>036</text:p>
          </table:table-cell>
          <table:table-cell table:style-name="ce390" office:value-type="string">
            <text:p>FNC_SOC_SPC_NAV_12_03</text:p>
          </table:table-cell>
          <table:table-cell table:style-name="ce392" table:formula="of:=IF(MID([.F129];6;1)&gt;MID([.F128];6;1);[.C128];[.C128]+1)" office:value-type="float" office:value="2">
            <text:p>002</text:p>
          </table:table-cell>
          <table:table-cell table:style-name="ce399" office:value-type="string">
            <text:p>Social\Page_Nav\Node\Edit</text:p>
          </table:table-cell>
          <table:table-cell table:style-name="ce411" office:value-type="string">
            <text:p>Edit node with blank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30];6;1)&gt;MID([.F129];6;1);&quot;&quot;;MAX([.A$7:.A129])+1)">
            <text:p/>
          </table:table-cell>
          <table:table-cell table:style-name="ce390" office:value-type="string">
            <text:p>FNC_SOC_SPC_NAV_12_03</text:p>
          </table:table-cell>
          <table:table-cell table:style-name="ce392" table:formula="of:=IF(MID([.F130];6;1)&gt;MID([.F129];6;1);[.C129];[.C129]+1)" office:value-type="float" office:value="2">
            <text:p>002</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2: Change label</text:p>
          </table:table-cell>
          <table:table-cell table:style-name="ce410" office:value-type="string">
            <text:p>- Clean current value in Label</text:p>
            <text:p>- Click <text:span text:style-name="T11">Save</text:span></text:p>
          </table:table-cell>
          <table:table-cell table:style-name="ce444" office:value-type="string">
            <text:p>- Edit node form is closed</text:p>
            <text:p>- Edited node is displayed with Node na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31];6;1)&gt;MID([.F130];6;1);&quot;&quot;;MAX([.A$7:.A130])+1)">
            <text:p/>
          </table:table-cell>
          <table:table-cell table:style-name="ce390" office:value-type="string">
            <text:p>FNC_SOC_SPC_NAV_12_03</text:p>
          </table:table-cell>
          <table:table-cell table:style-name="ce394" table:formula="of:=IF(MID([.F131];6;1)&gt;MID([.F130];6;1);[.C130];[.C130]+1)" office:value-type="float" office:value="2">
            <text:p>002</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3: Check after blank label</text:p>
          </table:table-cell>
          <table:table-cell table:style-name="ce410" office:value-type="string">
            <text:p>Show form to edit that node again</text:p>
          </table:table-cell>
          <table:table-cell table:style-name="ce444" office:value-type="string">
            <text:p>Edit node form is shown: Node name is displayed in Label instead of blank</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32];6;1)&gt;MID([.F131];6;1);&quot;&quot;;MAX([.A$7:.A131])+1)" office:value-type="float" office:value="37">
            <text:p>037</text:p>
          </table:table-cell>
          <table:table-cell table:style-name="ce390" office:value-type="string">
            <text:p>FNC_SOC_SPC_NAV_12_03</text:p>
          </table:table-cell>
          <table:table-cell table:style-name="ce394" table:formula="of:=IF(MID([.F132];6;1)&gt;MID([.F131];6;1);[.C131];[.C131]+1)" office:value-type="float" office:value="3">
            <text:p>003</text:p>
          </table:table-cell>
          <table:table-cell table:style-name="ce399" office:value-type="string">
            <text:p>Social\Page_Nav\Node\Edit</text:p>
          </table:table-cell>
          <table:table-cell table:style-name="ce411" office:value-type="string">
            <text:p>Edit node with label less than 3 or over 120 characters</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33];6;1)&gt;MID([.F132];6;1);&quot;&quot;;MAX([.A$7:.A132])+1)">
            <text:p/>
          </table:table-cell>
          <table:table-cell table:style-name="ce390" office:value-type="string">
            <text:p>FNC_SOC_SPC_NAV_12_03</text:p>
          </table:table-cell>
          <table:table-cell table:style-name="ce394" table:formula="of:=IF(MID([.F133];6;1)&gt;MID([.F132];6;1);[.C132];[.C132]+1)" office:value-type="float" office:value="3">
            <text:p>003</text:p>
          </table:table-cell>
          <table:table-cell table:style-name="ce399" office:value-type="string">
            <text:p>Social\Page_Nav\Node\Edit</text:p>
          </table:table-cell>
          <table:table-cell table:style-name="ce412" office:value-type="string">
            <text:p>Edit node with label less than 3 or over 120 characters</text:p>
          </table:table-cell>
          <table:table-cell table:style-name="ce444" office:value-type="string">
            <text:p>Step 2: Change label</text:p>
          </table:table-cell>
          <table:table-cell table:style-name="ce410" office:value-type="string">
            <text:p>- Change current label with new value less than 3 or over 120 characters</text:p>
            <text:p>- Click <text:span text:style-name="T11">Save</text:span></text:p>
          </table:table-cell>
          <table:table-cell table:style-name="ce444" office:value-type="string">
            <text:p>Show message alerts Label must have length from "3" to "120" characters.</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34];6;1)&gt;MID([.F133];6;1);&quot;&quot;;MAX([.A$7:.A133])+1)" office:value-type="float" office:value="38">
            <text:p>038</text:p>
          </table:table-cell>
          <table:table-cell table:style-name="ce390" office:value-type="string">
            <text:p>FNC_SOC_SPC_NAV_12_03</text:p>
          </table:table-cell>
          <table:table-cell table:style-name="ce394" table:formula="of:=IF(MID([.F134];6;1)&gt;MID([.F133];6;1);[.C133];[.C133]+1)" office:value-type="float" office:value="4">
            <text:p>004</text:p>
          </table:table-cell>
          <table:table-cell table:style-name="ce399" office:value-type="string">
            <text:p>Social\Page_Nav\Node\Edit</text:p>
          </table:table-cell>
          <table:table-cell table:style-name="ce411" office:value-type="string">
            <text:p>Edit node with valid new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35];6;1)&gt;MID([.F134];6;1);&quot;&quot;;MAX([.A$7:.A134])+1)">
            <text:p/>
          </table:table-cell>
          <table:table-cell table:style-name="ce388" office:value-type="string">
            <text:p>FNC_SOC_SPC_NAV_12_03</text:p>
          </table:table-cell>
          <table:table-cell table:style-name="ce394" table:formula="of:=IF(MID([.F135];6;1)&gt;MID([.F134];6;1);[.C134];[.C134]+1)" office:value-type="float" office:value="4">
            <text:p>004</text:p>
          </table:table-cell>
          <table:table-cell table:style-name="ce397" office:value-type="string">
            <text:p>Social\Page_Nav\Node\Edit</text:p>
          </table:table-cell>
          <table:table-cell table:style-name="ce408" office:value-type="string">
            <text:p>Edit node with valid new Label</text:p>
          </table:table-cell>
          <table:table-cell table:style-name="ce442" office:value-type="string">
            <text:p>Step 2: Change label</text:p>
          </table:table-cell>
          <table:table-cell table:style-name="ce410" office:value-type="string">
            <text:p>- Change current label with new valid value (not blank or less than 3 or over 120 characters)</text:p>
            <text:p>- Click <text:span text:style-name="T11">Save</text:span></text:p>
          </table:table-cell>
          <table:table-cell table:style-name="ce442" office:value-type="string">
            <text:p>Save successfully, node is displayed in new labe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136];6;1)&gt;MID([.F135];6;1);&quot;&quot;;MAX([.A$7:.A135])+1)" office:value-type="float" office:value="39">
            <text:p>039</text:p>
          </table:table-cell>
          <table:table-cell table:style-name="ce388" office:value-type="string">
            <text:p>FNC_SOC_SPC_NAV_12_03</text:p>
          </table:table-cell>
          <table:table-cell table:style-name="ce394" table:formula="of:=IF(MID([.F136];6;1)&gt;MID([.F135];6;1);[.C135];[.C135]+1)" office:value-type="float" office:value="5">
            <text:p>005</text:p>
          </table:table-cell>
          <table:table-cell table:style-name="ce397" office:value-type="string">
            <text:p>Social\Page_Nav\Node\Edit</text:p>
          </table:table-cell>
          <table:table-cell table:style-name="ce407" office:value-type="string">
            <text:p>Edit visible node with specific Start and End publication date time to be invisible</text:p>
          </table:table-cell>
          <table:table-cell table:style-name="ce442" office:value-type="string">
            <text:p>Step 1: Create limited publication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42" office:value-type="string">
            <text:p>- Node is created successfully</text:p>
            <text:p>- Added node is always visible for user if it link to a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37];6;1)&gt;MID([.F136];6;1);&quot;&quot;;MAX([.A$7:.A136])+1)">
            <text:p/>
          </table:table-cell>
          <table:table-cell table:style-name="ce388" office:value-type="string">
            <text:p>FNC_SOC_SPC_NAV_12_03</text:p>
          </table:table-cell>
          <table:table-cell table:style-name="ce394" table:formula="of:=IF(MID([.F137];6;1)&gt;MID([.F136];6;1);[.C136];[.C136]+1)" office:value-type="float" office:value="5">
            <text:p>005</text:p>
          </table:table-cell>
          <table:table-cell table:style-name="ce397" office:value-type="string">
            <text:p>Social\Page_Nav\Node\Edit</text:p>
          </table:table-cell>
          <table:table-cell table:style-name="ce408" office:value-type="string">
            <text:p>Edit visible node with specific Start and End publication date time to be invisible</text:p>
          </table:table-cell>
          <table:table-cell table:style-name="ce442" office:value-type="string">
            <text:p>Step 2: Edit node</text:p>
          </table:table-cell>
          <table:table-cell table:style-name="ce410" office:value-type="string">
            <text:p>- Right click on new node and select <text:span text:style-name="T13">Edit this node</text:span> </text:p>
            <text:p>- Un-check Visible option</text:p>
            <text:p>- Click Save</text:p>
          </table:table-cell>
          <table:table-cell table:style-name="ce442" office:value-type="string">
            <text:p>- After un-check visible option, option Publication date time disappear automatically</text:p>
            <text:p>- Node is sav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38];6;1)&gt;MID([.F137];6;1);&quot;&quot;;MAX([.A$7:.A137])+1)">
            <text:p/>
          </table:table-cell>
          <table:table-cell table:style-name="ce388" office:value-type="string">
            <text:p>FNC_SOC_SPC_NAV_12_03</text:p>
          </table:table-cell>
          <table:table-cell table:style-name="ce394" table:formula="of:=IF(MID([.F138];6;1)&gt;MID([.F137];6;1);[.C137];[.C137]+1)" office:value-type="float" office:value="5">
            <text:p>005</text:p>
          </table:table-cell>
          <table:table-cell table:style-name="ce397" office:value-type="string">
            <text:p>Social\Page_Nav\Node\Edit</text:p>
          </table:table-cell>
          <table:table-cell table:style-name="ce408" office:value-type="string">
            <text:p>Edit visible node with specific Start and End publication date time to be invisible </text:p>
          </table:table-cell>
          <table:table-cell table:style-name="ce442" office:value-type="string">
            <text:p>Step 3: View nodes page</text:p>
          </table:table-cell>
          <table:table-cell table:style-name="ce410" office:value-type="string">
            <text:p>- Hover the mouse over Spaces --&gt; Space's name and check displaying of edited node on space navigation menu</text:p>
          </table:table-cell>
          <table:table-cell table:style-name="ce442" office:value-type="string">
            <text:p>Node (Page) is not visible for user to view</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39];6;1)&gt;MID([.F138];6;1);&quot;&quot;;MAX([.A$7:.A138])+1)" office:value-type="float" office:value="40">
            <text:p>040</text:p>
          </table:table-cell>
          <table:table-cell table:style-name="ce388" office:value-type="string">
            <text:p>FNC_SOC_SPC_NAV_12_03</text:p>
          </table:table-cell>
          <table:table-cell table:style-name="ce394" table:formula="of:=IF(MID([.F139];6;1)&gt;MID([.F138];6;1);[.C138];[.C138]+1)" office:value-type="float" office:value="6">
            <text:p>006</text:p>
          </table:table-cell>
          <table:table-cell table:style-name="ce397" office:value-type="string">
            <text:p>Social\Page_Nav\Node\Edit</text:p>
          </table:table-cell>
          <table:table-cell table:style-name="ce407" office:value-type="string">
            <text:p>Edit visible node page with specific Start and End publication date time to be invisible and no publication date time</text:p>
          </table:table-cell>
          <table:table-cell table:style-name="ce442" office:value-type="string">
            <text:p>Step 1: Create limited publication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42" office:value-type="string">
            <text:p>- Node is created successfully</text:p>
            <text:p>- Added node is always visible for user in publication tim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8">
          <table:table-cell table:style-name="ce324" table:formula="of:=IF(MID([.F140];6;1)&gt;MID([.F139];6;1);&quot;&quot;;MAX([.A$7:.A139])+1)">
            <text:p/>
          </table:table-cell>
          <table:table-cell table:style-name="ce388" office:value-type="string">
            <text:p>FNC_SOC_SPC_NAV_12_03</text:p>
          </table:table-cell>
          <table:table-cell table:style-name="ce394" table:formula="of:=IF(MID([.F140];6;1)&gt;MID([.F139];6;1);[.C139];[.C139]+1)" office:value-type="float" office:value="6">
            <text:p>006</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2: Edit node</text:p>
          </table:table-cell>
          <table:table-cell table:style-name="ce410" office:value-type="string">
            <text:p>- Right click on new node and select <text:span text:style-name="T13">Edit this node</text:span></text:p>
            <text:p>- Un-check Visible and Publication date time options</text:p>
            <text:p>- Click Save</text:p>
            <text:p/>
          </table:table-cell>
          <table:table-cell table:style-name="ce442" office:value-type="string">
            <text:p>Edit node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4">
          <table:table-cell table:style-name="ce324" table:formula="of:=IF(MID([.F141];6;1)&gt;MID([.F140];6;1);&quot;&quot;;MAX([.A$7:.A140])+1)">
            <text:p/>
          </table:table-cell>
          <table:table-cell table:style-name="ce388" office:value-type="string">
            <text:p>FNC_SOC_SPC_NAV_12_03</text:p>
          </table:table-cell>
          <table:table-cell table:style-name="ce394" table:formula="of:=IF(MID([.F141];6;1)&gt;MID([.F140];6;1);[.C140];[.C140]+1)" office:value-type="float" office:value="6">
            <text:p>006</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3: Check showing node without Visible and Publication options after being edited</text:p>
          </table:table-cell>
          <table:table-cell table:style-name="ce410" office:value-type="string">
            <text:p>- Check showing node on space navigation menu</text:p>
          </table:table-cell>
          <table:table-cell table:style-name="ce442" office:value-type="string">
            <text:p>Node (Page) is always invisibl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6">
          <table:table-cell table:style-name="ce324" table:formula="of:=IF(MID([.F142];6;1)&gt;MID([.F141];6;1);&quot;&quot;;MAX([.A$7:.A141])+1)" office:value-type="float" office:value="41">
            <text:p>041</text:p>
          </table:table-cell>
          <table:table-cell table:style-name="ce388" office:value-type="string">
            <text:p>FNC_SOC_SPC_NAV_12_03</text:p>
          </table:table-cell>
          <table:table-cell table:style-name="ce394" table:formula="of:=IF(MID([.F142];6;1)&gt;MID([.F141];6;1);[.C141];[.C141]+1)" office:value-type="float" office:value="7">
            <text:p>007</text:p>
          </table:table-cell>
          <table:table-cell table:style-name="ce397" office:value-type="string">
            <text:p>Social\Page_Nav\Node\Edit</text:p>
          </table:table-cell>
          <table:table-cell table:style-name="ce407" office:value-type="string">
            <text:p>Edit invisible node without specific Start and End publication date time to be visible</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43];6;1)&gt;MID([.F142];6;1);&quot;&quot;;MAX([.A$7:.A142])+1)">
            <text:p/>
          </table:table-cell>
          <table:table-cell table:style-name="ce388" office:value-type="string">
            <text:p>FNC_SOC_SPC_NAV_12_03</text:p>
          </table:table-cell>
          <table:table-cell table:style-name="ce394" table:formula="of:=IF(MID([.F143];6;1)&gt;MID([.F142];6;1);[.C142];[.C142]+1)" office:value-type="float" office:value="7">
            <text:p>007</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4];6;1)&gt;MID([.F143];6;1);&quot;&quot;;MAX([.A$7:.A143])+1)">
            <text:p/>
          </table:table-cell>
          <table:table-cell table:style-name="ce388" office:value-type="string">
            <text:p>FNC_SOC_SPC_NAV_12_03</text:p>
          </table:table-cell>
          <table:table-cell table:style-name="ce394" table:formula="of:=IF(MID([.F144];6;1)&gt;MID([.F143];6;1);[.C143];[.C143]+1)" office:value-type="float" office:value="7">
            <text:p>007</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always 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145];6;1)&gt;MID([.F144];6;1);&quot;&quot;;MAX([.A$7:.A144])+1)" office:value-type="float" office:value="42">
            <text:p>042</text:p>
          </table:table-cell>
          <table:table-cell table:style-name="ce388" office:value-type="string">
            <text:p>FNC_SOC_SPC_NAV_12_03</text:p>
          </table:table-cell>
          <table:table-cell table:style-name="ce394" table:formula="of:=IF(MID([.F145];6;1)&gt;MID([.F144];6;1);[.C144];[.C144]+1)" office:value-type="float" office:value="8">
            <text:p>008</text:p>
          </table:table-cell>
          <table:table-cell table:style-name="ce397" office:value-type="string">
            <text:p>Social\Page_Nav\Node\Edit</text:p>
          </table:table-cell>
          <table:table-cell table:style-name="ce407" office:value-type="string">
            <text:p>Edit visible node without specific Start and End publication date time to be visible with limited Start and End date for publication</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9" office:value-type="string">
            <text:p>Node (Page) is created successfully and 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146];6;1)&gt;MID([.F145];6;1);&quot;&quot;;MAX([.A$7:.A145])+1)">
            <text:p/>
          </table:table-cell>
          <table:table-cell table:style-name="ce388" office:value-type="string">
            <text:p>FNC_SOC_SPC_NAV_12_03</text:p>
          </table:table-cell>
          <table:table-cell table:style-name="ce394" table:formula="of:=IF(MID([.F146];6;1)&gt;MID([.F145];6;1);[.C145];[.C145]+1)" office:value-type="float" office:value="8">
            <text:p>008</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147];6;1)&gt;MID([.F146];6;1);&quot;&quot;;MAX([.A$7:.A146])+1)">
            <text:p/>
          </table:table-cell>
          <table:table-cell table:style-name="ce388" office:value-type="string">
            <text:p>FNC_SOC_SPC_NAV_12_03</text:p>
          </table:table-cell>
          <table:table-cell table:style-name="ce394" table:formula="of:=IF(MID([.F147];6;1)&gt;MID([.F146];6;1);[.C146];[.C146]+1)" office:value-type="float" office:value="8">
            <text:p>008</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visible between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48];6;1)&gt;MID([.F147];6;1);&quot;&quot;;MAX([.A$7:.A147])+1)" office:value-type="float" office:value="43">
            <text:p>043</text:p>
          </table:table-cell>
          <table:table-cell table:style-name="ce388" office:value-type="string">
            <text:p>FNC_SOC_SPC_NAV_12_03</text:p>
          </table:table-cell>
          <table:table-cell table:style-name="ce394" table:formula="of:=IF(MID([.F148];6;1)&gt;MID([.F147];6;1);[.C147];[.C147]+1)" office:value-type="float" office:value="9">
            <text:p>009</text:p>
          </table:table-cell>
          <table:table-cell table:style-name="ce397" office:value-type="string">
            <text:p>Social\Page_Nav\Node\Edit</text:p>
          </table:table-cell>
          <table:table-cell table:style-name="ce407" office:value-type="string">
            <text:p>Edit node with new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9" office:value-type="string">
            <text:p>Node (Page) is created successfully and visible for user in publication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49];6;1)&gt;MID([.F148];6;1);&quot;&quot;;MAX([.A$7:.A148])+1)">
            <text:p/>
          </table:table-cell>
          <table:table-cell table:style-name="ce388" office:value-type="string">
            <text:p>FNC_SOC_SPC_NAV_12_03</text:p>
          </table:table-cell>
          <table:table-cell table:style-name="ce394" table:formula="of:=IF(MID([.F149];6;1)&gt;MID([.F148];6;1);[.C148];[.C148]+1)" office:value-type="float" office:value="9">
            <text:p>009</text:p>
          </table:table-cell>
          <table:table-cell table:style-name="ce397" office:value-type="string">
            <text:p>Social\Page_Nav\Node\Edit</text:p>
          </table:table-cell>
          <table:table-cell table:style-name="ce410" office:value-type="string">
            <text:p>Edit node with new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21"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150];6;1)&gt;MID([.F149];6;1);&quot;&quot;;MAX([.A$7:.A149])+1)">
            <text:p/>
          </table:table-cell>
          <table:table-cell table:style-name="ce388" office:value-type="string">
            <text:p>FNC_SOC_SPC_NAV_12_03</text:p>
          </table:table-cell>
          <table:table-cell table:style-name="ce394" table:formula="of:=IF(MID([.F150];6;1)&gt;MID([.F149];6;1);[.C149];[.C149]+1)" office:value-type="float" office:value="9">
            <text:p>009</text:p>
          </table:table-cell>
          <table:table-cell table:style-name="ce397" office:value-type="string">
            <text:p>Social\Page_Nav\Node\Edit</text:p>
          </table:table-cell>
          <table:table-cell table:style-name="ce408" office:value-type="string">
            <text:p>Edit node with new Start and End date time for publication</text:p>
          </table:table-cell>
          <table:table-cell table:style-name="ce442" office:value-type="string">
            <text:p>Step 3: Check showing Node (page) after being edited</text:p>
          </table:table-cell>
          <table:table-cell table:style-name="ce410" office:value-type="string">
            <text:p>- Check showing node on space navigation menu</text:p>
          </table:table-cell>
          <table:table-cell table:style-name="ce442" office:value-type="string">
            <text:p>Node (Page) is visible between new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151];6;1)&gt;MID([.F150];6;1);&quot;&quot;;MAX([.A$7:.A150])+1)" office:value-type="float" office:value="44">
            <text:p>044</text:p>
          </table:table-cell>
          <table:table-cell table:style-name="ce388" office:value-type="string">
            <text:p>FNC_SOC_SPC_NAV_12_03</text:p>
          </table:table-cell>
          <table:table-cell table:style-name="ce394" table:formula="of:=IF(MID([.F151];6;1)&gt;MID([.F150];6;1);[.C150];[.C150]+1)" office:value-type="float" office:value="10">
            <text:p>010</text:p>
          </table:table-cell>
          <table:table-cell table:style-name="ce397" office:value-type="string">
            <text:p>Social\Page_Nav\Node\Edit</text:p>
          </table:table-cell>
          <table:table-cell table:style-name="ce407" office:value-type="string">
            <text:p>Edit node with blank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152];6;1)&gt;MID([.F151];6;1);&quot;&quot;;MAX([.A$7:.A151])+1)">
            <text:p/>
          </table:table-cell>
          <table:table-cell table:style-name="ce388" office:value-type="string">
            <text:p>FNC_SOC_SPC_NAV_12_03</text:p>
          </table:table-cell>
          <table:table-cell table:style-name="ce394" table:formula="of:=IF(MID([.F152];6;1)&gt;MID([.F151];6;1);[.C151];[.C151]+1)" office:value-type="float" office:value="10">
            <text:p>010</text:p>
          </table:table-cell>
          <table:table-cell table:style-name="ce397" office:value-type="string">
            <text:p>Social\Page_Nav\Node\Edit</text:p>
          </table:table-cell>
          <table:table-cell table:style-name="ce408" office:value-type="string">
            <text:p>Edit node with blank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42" office:value-type="string">
            <text:p>- Node is saved successfully and always visible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153];6;1)&gt;MID([.F152];6;1);&quot;&quot;;MAX([.A$7:.A152])+1)" office:value-type="float" office:value="45">
            <text:p>045</text:p>
          </table:table-cell>
          <table:table-cell table:style-name="ce388" office:value-type="string">
            <text:p>FNC_SOC_SPC_NAV_12_03</text:p>
          </table:table-cell>
          <table:table-cell table:style-name="ce394" table:formula="of:=IF(MID([.F153];6;1)&gt;MID([.F152];6;1);[.C152];[.C152]+1)" office:value-type="float" office:value="11">
            <text:p>011</text:p>
          </table:table-cell>
          <table:table-cell table:style-name="ce397" office:value-type="string">
            <text:p>Social\Page_Nav\Node\Edit</text:p>
          </table:table-cell>
          <table:table-cell table:style-name="ce407" office:value-type="string">
            <text:p>Edit node with invalid values for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154];6;1)&gt;MID([.F153];6;1);&quot;&quot;;MAX([.A$7:.A153])+1)">
            <text:p/>
          </table:table-cell>
          <table:table-cell table:style-name="ce388" office:value-type="string">
            <text:p>FNC_SOC_SPC_NAV_12_03</text:p>
          </table:table-cell>
          <table:table-cell table:style-name="ce394" table:formula="of:=IF(MID([.F154];6;1)&gt;MID([.F153];6;1);[.C153];[.C153]+1)" office:value-type="float" office:value="11">
            <text:p>011</text:p>
          </table:table-cell>
          <table:table-cell table:style-name="ce397" office:value-type="string">
            <text:p>Social\Page_Nav\Node\Edit</text:p>
          </table:table-cell>
          <table:table-cell table:style-name="ce408" office:value-type="string">
            <text:p>Edit node with invalid values for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42" office:value-type="string">
            <text:p>Show message alerts Start/ End Publication Dat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155];6;1)&gt;MID([.F154];6;1);&quot;&quot;;MAX([.A$7:.A154])+1)" office:value-type="float" office:value="46">
            <text:p>046</text:p>
          </table:table-cell>
          <table:table-cell table:style-name="ce388" office:value-type="string">
            <text:p>FNC_SOC_SPC_NAV_12_03</text:p>
          </table:table-cell>
          <table:table-cell table:style-name="ce394" table:formula="of:=IF(MID([.F155];6;1)&gt;MID([.F154];6;1);[.C154];[.C154]+1)" office:value-type="float" office:value="12">
            <text:p>012</text:p>
          </table:table-cell>
          <table:table-cell table:style-name="ce397" office:value-type="string">
            <text:p>Social\Page_Nav\Node\Edit</text:p>
          </table:table-cell>
          <table:table-cell table:style-name="ce407" office:value-type="string">
            <text:p>Edit node with Start after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56];6;1)&gt;MID([.F155];6;1);&quot;&quot;;MAX([.A$7:.A155])+1)">
            <text:p/>
          </table:table-cell>
          <table:table-cell table:style-name="ce388" office:value-type="string">
            <text:p>FNC_SOC_SPC_NAV_12_03</text:p>
          </table:table-cell>
          <table:table-cell table:style-name="ce394" table:formula="of:=IF(MID([.F156];6;1)&gt;MID([.F155];6;1);[.C155];[.C155]+1)" office:value-type="float" office:value="12">
            <text:p>012</text:p>
          </table:table-cell>
          <table:table-cell table:style-name="ce397" office:value-type="string">
            <text:p>Social\Page_Nav\Node\Edit</text:p>
          </table:table-cell>
          <table:table-cell table:style-name="ce408" office:value-type="string">
            <text:p>Edit node with Start after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57];6;1)&gt;MID([.F156];6;1);&quot;&quot;;MAX([.A$7:.A156])+1)" office:value-type="float" office:value="47">
            <text:p>047</text:p>
          </table:table-cell>
          <table:table-cell table:style-name="ce388" office:value-type="string">
            <text:p>FNC_SOC_SPC_NAV_12_04</text:p>
          </table:table-cell>
          <table:table-cell table:style-name="ce394" office:value-type="float" office:value="1">
            <text:p>001</text:p>
          </table:table-cell>
          <table:table-cell table:style-name="ce397" office:value-type="string">
            <text:p>Social\Page_Nav\Node\Copy_Paste</text:p>
          </table:table-cell>
          <table:table-cell table:style-name="ce407" office:value-type="string">
            <text:p>Copy and Paste a node into another node in the same navigation</text:p>
          </table:table-cell>
          <table:table-cell table:style-name="ce442" office:value-type="string">
            <text:p>Step 1: Show Edit page and Nav form</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58];6;1)&gt;MID([.F157];6;1);&quot;&quot;;MAX([.A$7:.A157])+1)">
            <text:p/>
          </table:table-cell>
          <table:table-cell table:style-name="ce388" office:value-type="string">
            <text:p>FNC_SOC_SPC_NAV_12_04</text:p>
          </table:table-cell>
          <table:table-cell table:style-name="ce394" table:formula="of:=IF(MID([.F158];6;1)&gt;MID([.F157];6;1);[.C157];[.C157]+1)" office:value-type="float" office:value="1">
            <text:p>001</text:p>
          </table:table-cell>
          <table:table-cell table:style-name="ce397" office:value-type="string">
            <text:p>Social\Page_Nav\Node\Copy_Paste</text:p>
          </table:table-cell>
          <table:table-cell table:style-name="ce408" office:value-type="string">
            <text:p>Copy and Paste a node into another node in the same navigation</text:p>
          </table:table-cell>
          <table:table-cell table:style-name="ce442" office:value-type="string">
            <text:p>Step 2: Copy or Paste node</text:p>
          </table:table-cell>
          <table:table-cell table:style-name="ce410"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42" office:value-type="string">
            <text:p>Node is made a copy in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6">
          <table:table-cell table:style-name="ce324" table:formula="of:=IF(MID([.F159];6;1)&gt;MID([.F158];6;1);&quot;&quot;;MAX([.A$7:.A158])+1)" office:value-type="float" office:value="48">
            <text:p>048</text:p>
          </table:table-cell>
          <table:table-cell table:style-name="ce388" office:value-type="string">
            <text:p>FNC_SOC_SPC_NAV_12_04</text:p>
          </table:table-cell>
          <table:table-cell table:style-name="ce394" table:formula="of:=IF(MID([.F159];6;1)&gt;MID([.F158];6;1);[.C158];[.C158]+1)" office:value-type="float" office:value="2">
            <text:p>002</text:p>
          </table:table-cell>
          <table:table-cell table:style-name="ce397" office:value-type="string">
            <text:p>Social\Page_Nav\Node\Copy_Paste</text:p>
          </table:table-cell>
          <table:table-cell table:style-name="ce407" office:value-type="string">
            <text:p>Copy and Paste a node into another node on different space navigation</text:p>
          </table:table-cell>
          <table:table-cell table:style-name="ce442" office:value-type="string">
            <text:p>Step 1: Copy node</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10" office:value-type="string">
            <text:p>Node is copi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2">
          <table:table-cell table:style-name="ce324" table:formula="of:=IF(MID([.F160];6;1)&gt;MID([.F159];6;1);&quot;&quot;;MAX([.A$7:.A159])+1)">
            <text:p/>
          </table:table-cell>
          <table:table-cell table:style-name="ce388" office:value-type="string">
            <text:p>FNC_SOC_SPC_NAV_12_04</text:p>
          </table:table-cell>
          <table:table-cell table:style-name="ce394" table:formula="of:=IF(MID([.F160];6;1)&gt;MID([.F159];6;1);[.C159];[.C159]+1)" office:value-type="float" office:value="2">
            <text:p>002</text:p>
          </table:table-cell>
          <table:table-cell table:style-name="ce397" office:value-type="string">
            <text:p>Social\Page_Nav\Node\Copy_Paste</text:p>
          </table:table-cell>
          <table:table-cell table:style-name="ce408" office:value-type="string">
            <text:p>Copy and Paste a node into another node on different space navigation</text:p>
          </table:table-cell>
          <table:table-cell table:style-name="ce442" office:value-type="string">
            <text:p>Step 2: Paste node into another <text:s/>space navigation</text:p>
          </table:table-cell>
          <table:table-cell table:style-name="ce410"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42" office:value-type="string">
            <text:p>Don't see the Paste function. Can not Coppy/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161];6;1)&gt;MID([.F160];6;1);&quot;&quot;;MAX([.A$7:.A160])+1)" office:value-type="float" office:value="49">
            <text:p>049</text:p>
          </table:table-cell>
          <table:table-cell table:style-name="ce388" office:value-type="string">
            <text:p>FNC_SOC_SPC_NAV_12_04</text:p>
          </table:table-cell>
          <table:table-cell table:style-name="ce394" table:formula="of:=IF(MID([.F161];6;1)&gt;MID([.F160];6;1);[.C160];[.C160]+1)" office:value-type="float" office:value="3">
            <text:p>003</text:p>
          </table:table-cell>
          <table:table-cell table:style-name="ce397" office:value-type="string">
            <text:p>Social\Page_Nav\Node\Copy_Paste</text:p>
          </table:table-cell>
          <table:table-cell table:style-name="ce407" office:value-type="string">
            <text:p>Copy and Paste a node into the same pl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62];6;1)&gt;MID([.F161];6;1);&quot;&quot;;MAX([.A$7:.A161])+1)">
            <text:p/>
          </table:table-cell>
          <table:table-cell table:style-name="ce388" office:value-type="string">
            <text:p>FNC_SOC_SPC_NAV_12_04</text:p>
          </table:table-cell>
          <table:table-cell table:style-name="ce394" table:formula="of:=IF(MID([.F162];6;1)&gt;MID([.F161];6;1);[.C161];[.C161]+1)" office:value-type="float" office:value="3">
            <text:p>003</text:p>
          </table:table-cell>
          <table:table-cell table:style-name="ce397" office:value-type="string">
            <text:p>Social\Page_Nav\Node\Copy_Paste</text:p>
          </table:table-cell>
          <table:table-cell table:style-name="ce408" office:value-type="string">
            <text:p>Copy and Paste a node into the same pla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163];6;1)&gt;MID([.F162];6;1);&quot;&quot;;MAX([.A$7:.A162])+1)" office:value-type="float" office:value="50">
            <text:p>050</text:p>
          </table:table-cell>
          <table:table-cell table:style-name="ce388" office:value-type="string">
            <text:p>FNC_SOC_SPC_NAV_12_04</text:p>
          </table:table-cell>
          <table:table-cell table:style-name="ce394" table:formula="of:=IF(MID([.F163];6;1)&gt;MID([.F162];6;1);[.C162];[.C162]+1)" office:value-type="float" office:value="4">
            <text:p>004</text:p>
          </table:table-cell>
          <table:table-cell table:style-name="ce397" office:value-type="string">
            <text:p>Social\Page_Nav\Node\Copy_Paste</text:p>
          </table:table-cell>
          <table:table-cell table:style-name="ce407" office:value-type="string">
            <text:p>Copy or Paste a node into the same this source</text:p>
          </table:table-cell>
          <table:table-cell table:style-name="ce442" office:value-type="string">
            <text:p>Step 1: Show Edit page and Nav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64];6;1)&gt;MID([.F163];6;1);&quot;&quot;;MAX([.A$7:.A163])+1)">
            <text:p/>
          </table:table-cell>
          <table:table-cell table:style-name="ce388" office:value-type="string">
            <text:p>FNC_SOC_SPC_NAV_12_04</text:p>
          </table:table-cell>
          <table:table-cell table:style-name="ce394" table:formula="of:=IF(MID([.F164];6;1)&gt;MID([.F163];6;1);[.C163];[.C163]+1)" office:value-type="float" office:value="4">
            <text:p>004</text:p>
          </table:table-cell>
          <table:table-cell table:style-name="ce397" office:value-type="string">
            <text:p>Social\Page_Nav\Node\Copy_Paste</text:p>
          </table:table-cell>
          <table:table-cell table:style-name="ce408" office:value-type="string">
            <text:p>Copy or Paste a node into the same this sour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165];6;1)&gt;MID([.F164];6;1);&quot;&quot;;MAX([.A$7:.A164])+1)" office:value-type="float" office:value="51">
            <text:p>051</text:p>
          </table:table-cell>
          <table:table-cell table:style-name="ce388" office:value-type="string">
            <text:p>FNC_SOC_SPC_NAV_12_04</text:p>
          </table:table-cell>
          <table:table-cell table:style-name="ce394" table:formula="of:=IF(MID([.F165];6;1)&gt;MID([.F164];6;1);[.C164];[.C164]+1)" office:value-type="float" office:value="5">
            <text:p>005</text:p>
          </table:table-cell>
          <table:table-cell table:style-name="ce397" office:value-type="string">
            <text:p>Social\Page_Nav\Node\Copy_Paste</text:p>
          </table:table-cell>
          <table:table-cell table:style-name="ce407" office:value-type="string">
            <text:p>Check when change page for node after being copied</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6];6;1)&gt;MID([.F165];6;1);&quot;&quot;;MAX([.A$7:.A165])+1)">
            <text:p/>
          </table:table-cell>
          <table:table-cell table:style-name="ce388" office:value-type="string">
            <text:p>FNC_SOC_SPC_NAV_12_04</text:p>
          </table:table-cell>
          <table:table-cell table:style-name="ce394" table:formula="of:=IF(MID([.F166];6;1)&gt;MID([.F165];6;1);[.C165];[.C165]+1)" office:value-type="float" office:value="5">
            <text:p>005</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2: Copy and Paste node</text:p>
          </table:table-cell>
          <table:table-cell table:style-name="ce410" office:value-type="string">
            <text:p>Copy a node (contains page) to another place</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7];6;1)&gt;MID([.F166];6;1);&quot;&quot;;MAX([.A$7:.A166])+1)">
            <text:p/>
          </table:table-cell>
          <table:table-cell table:style-name="ce388" office:value-type="string">
            <text:p>FNC_SOC_SPC_NAV_12_04</text:p>
          </table:table-cell>
          <table:table-cell table:style-name="ce394" table:formula="of:=IF(MID([.F167];6;1)&gt;MID([.F166];6;1);[.C166];[.C166]+1)" office:value-type="float" office:value="5">
            <text:p>005</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3: Change page for copied node in new place</text:p>
          </table:table-cell>
          <table:table-cell table:style-name="ce410" office:value-type="string">
            <text:p>Edit copied node in new place, choose another page for it</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68];6;1)&gt;MID([.F167];6;1);&quot;&quot;;MAX([.A$7:.A167])+1)">
            <text:p/>
          </table:table-cell>
          <table:table-cell table:style-name="ce388" office:value-type="string">
            <text:p>FNC_SOC_SPC_NAV_12_04</text:p>
          </table:table-cell>
          <table:table-cell table:style-name="ce394" table:formula="of:=IF(MID([.F168];6;1)&gt;MID([.F167];6;1);[.C167];[.C167]+1)" office:value-type="float" office:value="5">
            <text:p>005</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4: Check original node after changed page of copied node</text:p>
          </table:table-cell>
          <table:table-cell table:style-name="ce410" office:value-type="string">
            <text:p>Edit original node that was made a copy at step 2, check page of this node</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69];6;1)&gt;MID([.F168];6;1);&quot;&quot;;MAX([.A$7:.A168])+1)">
            <text:p/>
          </table:table-cell>
          <table:table-cell table:style-name="ce388" office:value-type="string">
            <text:p>FNC_SOC_SPC_NAV_12_04</text:p>
          </table:table-cell>
          <table:table-cell table:style-name="ce394" table:formula="of:=IF(MID([.F169];6;1)&gt;MID([.F168];6;1);[.C168];[.C168]+1)" office:value-type="float" office:value="5">
            <text:p>005</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5: Change page for original node </text:p>
          </table:table-cell>
          <table:table-cell table:style-name="ce410" office:value-type="string">
            <text:p>Edit original node that was made a copy at step 2, choose new page for this node</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70];6;1)&gt;MID([.F169];6;1);&quot;&quot;;MAX([.A$7:.A169])+1)">
            <text:p/>
          </table:table-cell>
          <table:table-cell table:style-name="ce388" office:value-type="string">
            <text:p>FNC_SOC_SPC_NAV_12_04</text:p>
          </table:table-cell>
          <table:table-cell table:style-name="ce394" table:formula="of:=IF(MID([.F170];6;1)&gt;MID([.F169];6;1);[.C169];[.C169]+1)" office:value-type="float" office:value="5">
            <text:p>005</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6: Check copied node after changed page for original node</text:p>
          </table:table-cell>
          <table:table-cell table:style-name="ce410" office:value-type="string">
            <text:p>Edit copied node in new place, check page of it</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71];6;1)&gt;MID([.F170];6;1);&quot;&quot;;MAX([.A$7:.A170])+1)" office:value-type="float" office:value="52">
            <text:p>052</text:p>
          </table:table-cell>
          <table:table-cell table:style-name="ce388" office:value-type="string">
            <text:p>FNC_SOC_SPC_NAV_12_05</text:p>
          </table:table-cell>
          <table:table-cell table:style-name="ce394" office:value-type="float" office:value="1">
            <text:p>001</text:p>
          </table:table-cell>
          <table:table-cell table:style-name="ce397" office:value-type="string">
            <text:p>Social\Page_Nav\Node\Cut_Paste</text:p>
          </table:table-cell>
          <table:table-cell table:style-name="ce407" office:value-type="string">
            <text:p>Cut and Paste node to same place</text:p>
          </table:table-cell>
          <table:table-cell table:style-name="ce442" office:value-type="string">
            <text:p>Step 1: Show Edit Navigation form</text:p>
          </table:table-cell>
          <table:table-cell table:style-name="ce410" office:value-type="string">
            <text:p><text:span text:style-name="T43">- Login by admin or user is manager </text:span><text:span text:style-name="T43">of at least the exited group </text:span><text:span text:style-name="T43">navigation</text:span></text:p>
            <text:p>- Go to Navigation management</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2];6;1)&gt;MID([.F171];6;1);&quot;&quot;;MAX([.A$7:.A171])+1)">
            <text:p/>
          </table:table-cell>
          <table:table-cell table:style-name="ce388" office:value-type="string">
            <text:p>FNC_SOC_SPC_NAV_12_05</text:p>
          </table:table-cell>
          <table:table-cell table:style-name="ce394" table:formula="of:=IF(MID([.F172];6;1)&gt;MID([.F171];6;1);[.C171];[.C171]+1)" office:value-type="float" office:value="1">
            <text:p>001</text:p>
          </table:table-cell>
          <table:table-cell table:style-name="ce397" office:value-type="string">
            <text:p>Social\Page_Nav\Node\Cut_Paste</text:p>
          </table:table-cell>
          <table:table-cell table:style-name="ce408" office:value-type="string">
            <text:p>Cut and Paste node to same place</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173];6;1)&gt;MID([.F172];6;1);&quot;&quot;;MAX([.A$7:.A172])+1)" office:value-type="float" office:value="53">
            <text:p>053</text:p>
          </table:table-cell>
          <table:table-cell table:style-name="ce388" office:value-type="string">
            <text:p>FNC_SOC_SPC_NAV_12_05</text:p>
          </table:table-cell>
          <table:table-cell table:style-name="ce394" table:formula="of:=IF(MID([.F173];6;1)&gt;MID([.F172];6;1);[.C172];[.C172]+1)" office:value-type="float" office:value="2">
            <text:p>002</text:p>
          </table:table-cell>
          <table:table-cell table:style-name="ce397" office:value-type="string">
            <text:p>Social\Page_Nav\Node\Cut_Paste</text:p>
          </table:table-cell>
          <table:table-cell table:style-name="ce407" office:value-type="string">
            <text:p>Cut and Paste a node to new place in the same navig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4];6;1)&gt;MID([.F173];6;1);&quot;&quot;;MAX([.A$7:.A173])+1)">
            <text:p/>
          </table:table-cell>
          <table:table-cell table:style-name="ce388" office:value-type="string">
            <text:p>FNC_SOC_SPC_NAV_12_05</text:p>
          </table:table-cell>
          <table:table-cell table:style-name="ce394" table:formula="of:=IF(MID([.F174];6;1)&gt;MID([.F173];6;1);[.C173];[.C173]+1)" office:value-type="float" office:value="2">
            <text:p>002</text:p>
          </table:table-cell>
          <table:table-cell table:style-name="ce397" office:value-type="string">
            <text:p>Social\Page_Nav\Node\Cut_Paste</text:p>
          </table:table-cell>
          <table:table-cell table:style-name="ce408" office:value-type="string">
            <text:p>Cut and Paste a node to new place in the same navigation</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42" office:value-type="string">
            <text:p>Node is removed from current place to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0">
          <table:table-cell table:style-name="ce324" table:formula="of:=IF(MID([.F175];6;1)&gt;MID([.F174];6;1);&quot;&quot;;MAX([.A$7:.A174])+1)" office:value-type="float" office:value="54">
            <text:p>054</text:p>
          </table:table-cell>
          <table:table-cell table:style-name="ce388" office:value-type="string">
            <text:p>FNC_SOC_SPC_NAV_12_05</text:p>
          </table:table-cell>
          <table:table-cell table:style-name="ce394" table:formula="of:=IF(MID([.F175];6;1)&gt;MID([.F174];6;1);[.C174];[.C174]+1)" office:value-type="float" office:value="3">
            <text:p>003</text:p>
          </table:table-cell>
          <table:table-cell table:style-name="ce397" office:value-type="string">
            <text:p>Social\Page_Nav\Node\Cut_Paste</text:p>
          </table:table-cell>
          <table:table-cell table:style-name="ce407" office:value-type="string">
            <text:p>Cut and Paste a node to new place on different space navigation</text:p>
          </table:table-cell>
          <table:table-cell table:style-name="ce442" office:value-type="string">
            <text:p>Step 1: Cut nod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2">
          <table:table-cell table:style-name="ce324" table:formula="of:=IF(MID([.F176];6;1)&gt;MID([.F175];6;1);&quot;&quot;;MAX([.A$7:.A175])+1)">
            <text:p/>
          </table:table-cell>
          <table:table-cell table:style-name="ce388" office:value-type="string">
            <text:p>FNC_SOC_SPC_NAV_12_05</text:p>
          </table:table-cell>
          <table:table-cell table:style-name="ce394" table:formula="of:=IF(MID([.F176];6;1)&gt;MID([.F175];6;1);[.C175];[.C175]+1)" office:value-type="float" office:value="3">
            <text:p>003</text:p>
          </table:table-cell>
          <table:table-cell table:style-name="ce397" office:value-type="string">
            <text:p>Social\Page_Nav\Node\Cut_Paste</text:p>
          </table:table-cell>
          <table:table-cell table:style-name="ce408" office:value-type="string">
            <text:p>Cut and Paste a node to new place on different space navigation</text:p>
          </table:table-cell>
          <table:table-cell table:style-name="ce442" office:value-type="string">
            <text:p>Step 2: Paste node on onother space navigation</text:p>
          </table:table-cell>
          <table:table-cell table:style-name="ce410"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text:span><text:span text:style-name="T11">node</text:span></text:p>
          </table:table-cell>
          <table:table-cell table:style-name="ce442" office:value-type="string">
            <text:p>Don't see the Paste function. Can not Cut/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177];6;1)&gt;MID([.F176];6;1);&quot;&quot;;MAX([.A$7:.A176])+1)" office:value-type="float" office:value="55">
            <text:p>055</text:p>
          </table:table-cell>
          <table:table-cell table:style-name="ce388" office:value-type="string">
            <text:p>FNC_SOC_SPC_NAV_12_05</text:p>
          </table:table-cell>
          <table:table-cell table:style-name="ce394" table:formula="of:=IF(MID([.F177];6;1)&gt;MID([.F176];6;1);[.C176];[.C176]+1)" office:value-type="float" office:value="4">
            <text:p>004</text:p>
          </table:table-cell>
          <table:table-cell table:style-name="ce397" office:value-type="string">
            <text:p>Social\Page_Nav\Node\Cut_Paste</text:p>
          </table:table-cell>
          <table:table-cell table:style-name="ce407" office:value-type="string">
            <text:p>Cut and Paste a node into the same this source</text:p>
          </table:table-cell>
          <table:table-cell table:style-name="ce442" office:value-type="string">
            <text:p>Step 1: Show Edit Navigation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78];6;1)&gt;MID([.F177];6;1);&quot;&quot;;MAX([.A$7:.A177])+1)">
            <text:p/>
          </table:table-cell>
          <table:table-cell table:style-name="ce388" office:value-type="string">
            <text:p>FNC_SOC_SPC_NAV_12_05</text:p>
          </table:table-cell>
          <table:table-cell table:style-name="ce394" table:formula="of:=IF(MID([.F178];6;1)&gt;MID([.F177];6;1);[.C177];[.C177]+1)" office:value-type="float" office:value="4">
            <text:p>004</text:p>
          </table:table-cell>
          <table:table-cell table:style-name="ce397" office:value-type="string">
            <text:p>Social\Page_Nav\Node\Cut_Paste</text:p>
          </table:table-cell>
          <table:table-cell table:style-name="ce408" office:value-type="string">
            <text:p>Cut and Paste a node into the same this source</text:p>
          </table:table-cell>
          <table:table-cell table:style-name="ce442" office:value-type="string">
            <text:p>Step 2: Cut or Paste node</text:p>
          </table:table-cell>
          <table:table-cell table:style-name="ce410"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179];6;1)&gt;MID([.F178];6;1);&quot;&quot;;MAX([.A$7:.A178])+1)" office:value-type="float" office:value="56">
            <text:p>056</text:p>
          </table:table-cell>
          <table:table-cell table:style-name="ce388" office:value-type="string">
            <text:p>FNC_SOC_SPC_NAV_12_06</text:p>
          </table:table-cell>
          <table:table-cell table:style-name="ce394" office:value-type="float" office:value="1">
            <text:p>001</text:p>
          </table:table-cell>
          <table:table-cell table:style-name="ce397" office:value-type="string">
            <text:p>Social\Page_Nav\Node\Delete</text:p>
          </table:table-cell>
          <table:table-cell table:style-name="ce407" office:value-type="string">
            <text:p>Delete node with deleting confirm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80];6;1)&gt;MID([.F179];6;1);&quot;&quot;;MAX([.A$7:.A179])+1)">
            <text:p/>
          </table:table-cell>
          <table:table-cell table:style-name="ce388" office:value-type="string">
            <text:p>FNC_SOC_SPC_NAV_12_06</text:p>
          </table:table-cell>
          <table:table-cell table:style-name="ce394" table:formula="of:=IF(MID([.F180];6;1)&gt;MID([.F179];6;1);[.C179];[.C179]+1)" office:value-type="float" office:value="1">
            <text:p>001</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2: Delete node</text:p>
          </table:table-cell>
          <table:table-cell table:style-name="ce410" office:value-type="string">
            <text:p>- choose a node</text:p>
            <text:p>- Right click on node and select Delete node</text:p>
            <text:p>- Click OK to confirm</text:p>
          </table:table-cell>
          <table:table-cell table:style-name="ce442" office:value-type="string">
            <text:p>Node is removed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81];6;1)&gt;MID([.F180];6;1);&quot;&quot;;MAX([.A$7:.A180])+1)">
            <text:p/>
          </table:table-cell>
          <table:table-cell table:style-name="ce388" office:value-type="string">
            <text:p>FNC_SOC_SPC_NAV_12_06</text:p>
          </table:table-cell>
          <table:table-cell table:style-name="ce394" table:formula="of:=IF(MID([.F181];6;1)&gt;MID([.F180];6;1);[.C180];[.C180]+1)" office:value-type="float" office:value="1">
            <text:p>001</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3: Check page of deleted node</text:p>
          </table:table-cell>
          <table:table-cell table:style-name="ce410" office:value-type="string">
            <text:p>- Login as administrator</text:p>
            <text:p>- Go to Page Management, check existing of page that deleted node linked to</text:p>
          </table:table-cell>
          <table:table-cell table:style-name="ce442" office:value-type="string">
            <text:p>Page still exists</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182];6;1)&gt;MID([.F181];6;1);&quot;&quot;;MAX([.A$7:.A181])+1)" office:value-type="float" office:value="57">
            <text:p>057</text:p>
          </table:table-cell>
          <table:table-cell table:style-name="ce388" office:value-type="string">
            <text:p>FNC_SOC_SPC_NAV_12_06</text:p>
          </table:table-cell>
          <table:table-cell table:style-name="ce394" table:formula="of:=IF(MID([.F182];6;1)&gt;MID([.F181];6;1);[.C181];[.C181]+1)" office:value-type="float" office:value="2">
            <text:p>002</text:p>
          </table:table-cell>
          <table:table-cell table:style-name="ce397" office:value-type="string">
            <text:p>Social\Page_Nav\Node\Delete</text:p>
          </table:table-cell>
          <table:table-cell table:style-name="ce407" office:value-type="string">
            <text:p>Check when try to cancel deleting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83];6;1)&gt;MID([.F182];6;1);&quot;&quot;;MAX([.A$7:.A182])+1)">
            <text:p/>
          </table:table-cell>
          <table:table-cell table:style-name="ce388" office:value-type="string">
            <text:p>FNC_SOC_SPC_NAV_12_06</text:p>
          </table:table-cell>
          <table:table-cell table:style-name="ce394" table:formula="of:=IF(MID([.F183];6;1)&gt;MID([.F182];6;1);[.C182];[.C182]+1)" office:value-type="float" office:value="2">
            <text:p>002</text:p>
          </table:table-cell>
          <table:table-cell table:style-name="ce397" office:value-type="string">
            <text:p>Social\Page_Nav\Node\Delete</text:p>
          </table:table-cell>
          <table:table-cell table:style-name="ce408" office:value-type="string">
            <text:p>Check when try to cancel deleting node</text:p>
          </table:table-cell>
          <table:table-cell table:style-name="ce442" office:value-type="string">
            <text:p>Step 2: Delete node</text:p>
          </table:table-cell>
          <table:table-cell table:style-name="ce410" office:value-type="string">
            <text:p>- Choose a node</text:p>
            <text:p>- Right click on node and select Delete node</text:p>
            <text:p>- Click Cancel to confirm</text:p>
          </table:table-cell>
          <table:table-cell table:style-name="ce442" office:value-type="string">
            <text:p>Node is not removed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84];6;1)&gt;MID([.F183];6;1);&quot;&quot;;MAX([.A$7:.A183])+1)" office:value-type="float" office:value="58">
            <text:p>058</text:p>
          </table:table-cell>
          <table:table-cell table:style-name="ce388" office:value-type="string">
            <text:p>FNC_SOC_SPC_NAV_12_06</text:p>
          </table:table-cell>
          <table:table-cell table:style-name="ce394" table:formula="of:=IF(MID([.F184];6;1)&gt;MID([.F183];6;1);[.C183];[.C183]+1)" office:value-type="float" office:value="3">
            <text:p>003</text:p>
          </table:table-cell>
          <table:table-cell table:style-name="ce397" office:value-type="string">
            <text:p>Social\Page_Nav\Node\Delete</text:p>
          </table:table-cell>
          <table:table-cell table:style-name="ce407" office:value-type="string">
            <text:p>Delete node in case node contains sub nodes</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5];6;1)&gt;MID([.F184];6;1);&quot;&quot;;MAX([.A$7:.A184])+1)">
            <text:p/>
          </table:table-cell>
          <table:table-cell table:style-name="ce388" office:value-type="string">
            <text:p>FNC_SOC_SPC_NAV_12_06</text:p>
          </table:table-cell>
          <table:table-cell table:style-name="ce394" table:formula="of:=IF(MID([.F185];6;1)&gt;MID([.F184];6;1);[.C184];[.C184]+1)" office:value-type="float" office:value="3">
            <text:p>003</text:p>
          </table:table-cell>
          <table:table-cell table:style-name="ce397" office:value-type="string">
            <text:p>Social\Page_Nav\Node\Delete</text:p>
          </table:table-cell>
          <table:table-cell table:style-name="ce408" office:value-type="string">
            <text:p>Delete node in case node contains sub nodes</text:p>
          </table:table-cell>
          <table:table-cell table:style-name="ce442" office:value-type="string">
            <text:p>Step 2: Delete node</text:p>
          </table:table-cell>
          <table:table-cell table:style-name="ce410" office:value-type="string">
            <text:p>- Right click on node contains some sub nodes and select <text:span text:style-name="T11">Delete node</text:span></text:p>
            <text:p>- Click <text:span text:style-name="T11">OK</text:span> to confirm</text:p>
          </table:table-cell>
          <table:table-cell table:style-name="ce442" office:value-type="string">
            <text:p>Selected node and its sub nodes are remov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186];6;1)&gt;MID([.F185];6;1);&quot;&quot;;MAX([.A$7:.A185])+1)" office:value-type="float" office:value="59">
            <text:p>059</text:p>
          </table:table-cell>
          <table:table-cell table:style-name="ce388" office:value-type="string">
            <text:p>FNC_SOC_SPC_NAV_12_06</text:p>
          </table:table-cell>
          <table:table-cell table:style-name="ce394" table:formula="of:=IF(MID([.F186];6;1)&gt;MID([.F185];6;1);[.C185];[.C185]+1)" office:value-type="float" office:value="4">
            <text:p>004</text:p>
          </table:table-cell>
          <table:table-cell table:style-name="ce397" office:value-type="string">
            <text:p>Social\Page_Nav\Node\Delete</text:p>
          </table:table-cell>
          <table:table-cell table:style-name="ce405" office:value-type="string">
            <text:p>Delete root node of sp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87];6;1)&gt;MID([.F186];6;1);&quot;&quot;;MAX([.A$7:.A186])+1)">
            <text:p/>
          </table:table-cell>
          <table:table-cell table:style-name="ce388" office:value-type="string">
            <text:p>FNC_SOC_SPC_NAV_12_06</text:p>
          </table:table-cell>
          <table:table-cell table:style-name="ce394" table:formula="of:=IF(MID([.F187];6;1)&gt;MID([.F186];6;1);[.C186];[.C186]+1)" office:value-type="float" office:value="4">
            <text:p>004</text:p>
          </table:table-cell>
          <table:table-cell table:style-name="ce397" office:value-type="string">
            <text:p>Social\Page_Nav\Node\Delete</text:p>
          </table:table-cell>
          <table:table-cell table:style-name="ce406" office:value-type="string">
            <text:p>Delete root node of space</text:p>
          </table:table-cell>
          <table:table-cell table:style-name="ce442" office:value-type="string">
            <text:p>Step 2: Delete root node of the Space</text:p>
          </table:table-cell>
          <table:table-cell table:style-name="ce410" office:value-type="string">
            <text:p>- Select Root node of the space</text:p>
            <text:p>- Right click on select delete</text:p>
            <text:p>- Click OK on confirmation message</text:p>
          </table:table-cell>
          <table:table-cell table:style-name="ce442" office:value-type="string">
            <text:p>- Display message confirm deleting node</text:p>
            <text:p>- Display warning “Cannot delete a system node.”. Node is not deleted</text:p>
            <text:p/>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188];6;1)&gt;MID([.F187];6;1);&quot;&quot;;MAX([.A$7:.A187])+1)" office:value-type="float" office:value="60">
            <text:p>060</text:p>
          </table:table-cell>
          <table:table-cell table:style-name="ce388" office:value-type="string">
            <text:p>FNC_SOC_SPC_NAV_12_07</text:p>
          </table:table-cell>
          <table:table-cell table:style-name="ce394" office:value-type="float" office:value="1">
            <text:p>001</text:p>
          </table:table-cell>
          <table:table-cell table:style-name="ce397" office:value-type="string">
            <text:p>Social\Page_Nav\Node\Move</text:p>
          </table:table-cell>
          <table:table-cell table:style-name="ce407" office:value-type="string">
            <text:p>Change order of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189];6;1)&gt;MID([.F188];6;1);&quot;&quot;;MAX([.A$7:.A188])+1)">
            <text:p/>
          </table:table-cell>
          <table:table-cell table:style-name="ce388" office:value-type="string">
            <text:p>FNC_SOC_SPC_NAV_12_07</text:p>
          </table:table-cell>
          <table:table-cell table:style-name="ce394" table:formula="of:=IF(MID([.F189];6;1)&gt;MID([.F188];6;1);[.C188];[.C188]+1)" office:value-type="float" office:value="1">
            <text:p>001</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2: Check move up when node is the first </text:p>
          </table:table-cell>
          <table:table-cell table:style-name="ce410" office:value-type="string">
            <text:p>- Select the first node</text:p>
            <text:p>- Right click on the first node in list and select<text:span text:style-name="T11"> Move Up</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90];6;1)&gt;MID([.F189];6;1);&quot;&quot;;MAX([.A$7:.A189])+1)">
            <text:p/>
          </table:table-cell>
          <table:table-cell table:style-name="ce388" office:value-type="string">
            <text:p>FNC_SOC_SPC_NAV_12_07</text:p>
          </table:table-cell>
          <table:table-cell table:style-name="ce394" table:formula="of:=IF(MID([.F190];6;1)&gt;MID([.F189];6;1);[.C189];[.C189]+1)" office:value-type="float" office:value="1">
            <text:p>001</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3: Check move down when node is the last</text:p>
          </table:table-cell>
          <table:table-cell table:style-name="ce410" office:value-type="string">
            <text:p>Right click on the last node in list and select <text:span text:style-name="T11">Move Down</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91];6;1)&gt;MID([.F190];6;1);&quot;&quot;;MAX([.A$7:.A190])+1)">
            <text:p/>
          </table:table-cell>
          <table:table-cell table:style-name="ce388" office:value-type="string">
            <text:p>FNC_SOC_SPC_NAV_12_07</text:p>
          </table:table-cell>
          <table:table-cell table:style-name="ce394" table:formula="of:=IF(MID([.F191];6;1)&gt;MID([.F190];6;1);[.C190];[.C190]+1)" office:value-type="float" office:value="1">
            <text:p>001</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4: Move up valid node</text:p>
          </table:table-cell>
          <table:table-cell table:style-name="ce410" office:value-type="string">
            <text:p>- Right click on node that is not in the first of list and select <text:span text:style-name="T11">Move up</text:span></text:p>
          </table:table-cell>
          <table:table-cell table:style-name="ce442" office:value-type="string">
            <text:p>That node and the node above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192];6;1)&gt;MID([.F191];6;1);&quot;&quot;;MAX([.A$7:.A191])+1)">
            <text:p/>
          </table:table-cell>
          <table:table-cell table:style-name="ce388" office:value-type="string">
            <text:p>FNC_SOC_SPC_NAV_12_07</text:p>
          </table:table-cell>
          <table:table-cell table:style-name="ce394" table:formula="of:=IF(MID([.F192];6;1)&gt;MID([.F191];6;1);[.C191];[.C191]+1)" office:value-type="float" office:value="1">
            <text:p>001</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5: Move down valid node</text:p>
          </table:table-cell>
          <table:table-cell table:style-name="ce410" office:value-type="string">
            <text:p>- Right click on node that is not in the last of list and select <text:span text:style-name="T11">Move </text:span><text:span text:style-name="T11">down</text:span></text:p>
          </table:table-cell>
          <table:table-cell table:style-name="ce442" office:value-type="string">
            <text:p>That node and the node beLow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93];6;1)&gt;MID([.F192];6;1);&quot;&quot;;MAX([.A$7:.A192])+1)" office:value-type="float" office:value="61">
            <text:p>061</text:p>
          </table:table-cell>
          <table:table-cell table:style-name="ce388" office:value-type="string">
            <text:p>FNC_SOC_SPC_NAV_12_08</text:p>
          </table:table-cell>
          <table:table-cell table:style-name="ce394" office:value-type="float" office:value="1">
            <text:p>001</text:p>
          </table:table-cell>
          <table:table-cell table:style-name="ce397" office:value-type="string">
            <text:p>Social\Page_Nav\Node\Clone</text:p>
          </table:table-cell>
          <table:table-cell table:style-name="ce407" office:value-type="string">
            <text:p>Check Clone node does not contain sub node</text:p>
          </table:table-cell>
          <table:table-cell table:style-name="ce442" office:value-type="string">
            <text:p>Step 1: Add new spac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42" office:value-type="string">
            <text:p>- New space is created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4];6;1)&gt;MID([.F193];6;1);&quot;&quot;;MAX([.A$7:.A193])+1)">
            <text:p/>
          </table:table-cell>
          <table:table-cell table:style-name="ce388" office:value-type="string">
            <text:p>FNC_SOC_SPC_NAV_12_08</text:p>
          </table:table-cell>
          <table:table-cell table:style-name="ce394" table:formula="of:=IF(MID([.F194];6;1)&gt;MID([.F193];6;1);[.C193];[.C193]+1)" office:value-type="float" office:value="1">
            <text:p>001</text:p>
          </table:table-cell>
          <table:table-cell table:style-name="ce397" office:value-type="string">
            <text:p>Social\Page_Nav\Node\Clone</text:p>
          </table:table-cell>
          <table:table-cell table:style-name="ce397" office:value-type="string">
            <text:p>Check Clone node does not contain sub node</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0">
          <table:table-cell table:style-name="ce324" table:formula="of:=IF(MID([.F195];6;1)&gt;MID([.F194];6;1);&quot;&quot;;MAX([.A$7:.A194])+1)">
            <text:p/>
          </table:table-cell>
          <table:table-cell table:style-name="ce388" office:value-type="string">
            <text:p>FNC_SOC_SPC_NAV_12_08</text:p>
          </table:table-cell>
          <table:table-cell table:style-name="ce394" table:formula="of:=IF(MID([.F195];6;1)&gt;MID([.F194];6;1);[.C194];[.C194]+1)" office:value-type="float" office:value="1">
            <text:p>001</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3: Clone node</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42" office:value-type="string">
            <text:p>A node with same properties and page is added in new place as a cop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96];6;1)&gt;MID([.F195];6;1);&quot;&quot;;MAX([.A$7:.A195])+1)">
            <text:p/>
          </table:table-cell>
          <table:table-cell table:style-name="ce388" office:value-type="string">
            <text:p>FNC_SOC_SPC_NAV_12_08</text:p>
          </table:table-cell>
          <table:table-cell table:style-name="ce394" table:formula="of:=IF(MID([.F196];6;1)&gt;MID([.F195];6;1);[.C195];[.C195]+1)" office:value-type="float" office:value="1">
            <text:p>001</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4: Edit page of clone node</text:p>
          </table:table-cell>
          <table:table-cell table:style-name="ce410" office:value-type="string">
            <text:p>- Change content of page of clone node</text:p>
            <text:p>- Check content of original nodes page</text:p>
          </table:table-cell>
          <table:table-cell table:style-name="ce442" office:value-type="string">
            <text:p>- Page of clone node is changed</text:p>
            <text:p>- Page of original node is not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197];6;1)&gt;MID([.F196];6;1);&quot;&quot;;MAX([.A$7:.A196])+1)">
            <text:p/>
          </table:table-cell>
          <table:table-cell table:style-name="ce388" office:value-type="string">
            <text:p>FNC_SOC_SPC_NAV_12_08</text:p>
          </table:table-cell>
          <table:table-cell table:style-name="ce394" table:formula="of:=IF(MID([.F197];6;1)&gt;MID([.F196];6;1);[.C196];[.C196]+1)" office:value-type="float" office:value="1">
            <text:p>001</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5: Check pages list</text:p>
          </table:table-cell>
          <table:table-cell table:style-name="ce410" office:value-type="string">
            <text:p>Go to Page Management, check existing of page with title of created page at step 1</text:p>
          </table:table-cell>
          <table:table-cell table:style-name="ce442" office:value-type="string">
            <text:p>There're 2 pages with the same title. New page with the same title was created when cloned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98];6;1)&gt;MID([.F197];6;1);&quot;&quot;;MAX([.A$7:.A197])+1)" office:value-type="float" office:value="62">
            <text:p>062</text:p>
          </table:table-cell>
          <table:table-cell table:style-name="ce388" office:value-type="string">
            <text:p>FNC_SOC_SPC_NAV_12_08</text:p>
          </table:table-cell>
          <table:table-cell table:style-name="ce394" table:formula="of:=IF(MID([.F198];6;1)&gt;MID([.F197];6;1);[.C197];[.C197]+1)" office:value-type="float" office:value="2">
            <text:p>002</text:p>
          </table:table-cell>
          <table:table-cell table:style-name="ce397" office:value-type="string">
            <text:p>Social\Page_Nav\Node\Clone</text:p>
          </table:table-cell>
          <table:table-cell table:style-name="ce407" office:value-type="string">
            <text:p>Check Clone node contains sub nodes</text:p>
          </table:table-cell>
          <table:table-cell table:style-name="ce442" office:value-type="string">
            <text:p>Step 1: Add new spac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42" office:value-type="string">
            <text:p>Space is add.</text:p>
            <text:p>Cotnent of the Space is shown</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9];6;1)&gt;MID([.F198];6;1);&quot;&quot;;MAX([.A$7:.A198])+1)">
            <text:p/>
          </table:table-cell>
          <table:table-cell table:style-name="ce388" office:value-type="string">
            <text:p>FNC_SOC_SPC_NAV_12_08</text:p>
          </table:table-cell>
          <table:table-cell table:style-name="ce394" table:formula="of:=IF(MID([.F199];6;1)&gt;MID([.F198];6;1);[.C198];[.C198]+1)" office:value-type="float" office:value="2">
            <text:p>002</text:p>
          </table:table-cell>
          <table:table-cell table:style-name="ce397" office:value-type="string">
            <text:p>Social\Page_Nav\Node\Clone</text:p>
          </table:table-cell>
          <table:table-cell table:style-name="ce397" office:value-type="string">
            <text:p>Check Clone node contains sub nodes</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8">
          <table:table-cell table:style-name="ce324" table:formula="of:=IF(MID([.F200];6;1)&gt;MID([.F199];6;1);&quot;&quot;;MAX([.A$7:.A199])+1)">
            <text:p/>
          </table:table-cell>
          <table:table-cell table:style-name="ce388" office:value-type="string">
            <text:p>FNC_SOC_SPC_NAV_12_08</text:p>
          </table:table-cell>
          <table:table-cell table:style-name="ce394" table:formula="of:=IF(MID([.F200];6;1)&gt;MID([.F199];6;1);[.C199];[.C199]+1)" office:value-type="float" office:value="2">
            <text:p>002</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3: Clone node</text:p>
          </table:table-cell>
          <table:table-cell table:style-name="ce410"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42" office:value-type="string">
            <text:p>Nodes with same properties and pages <text:s/>added in new place as a copy, include parent and sub nodes</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1">
          <table:table-cell table:style-name="ce324" table:formula="of:=IF(MID([.F201];6;1)&gt;MID([.F200];6;1);&quot;&quot;;MAX([.A$7:.A200])+1)">
            <text:p/>
          </table:table-cell>
          <table:table-cell table:style-name="ce388" office:value-type="string">
            <text:p>FNC_SOC_SPC_NAV_12_08</text:p>
          </table:table-cell>
          <table:table-cell table:style-name="ce394" table:formula="of:=IF(MID([.F201];6;1)&gt;MID([.F200];6;1);[.C200];[.C200]+1)" office:value-type="float" office:value="2">
            <text:p>002</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4: Check pages list</text:p>
          </table:table-cell>
          <table:table-cell table:style-name="ce410" office:value-type="string">
            <text:p>Go to Page Management, check existing of pages has link to cloned nodes</text:p>
          </table:table-cell>
          <table:table-cell table:style-name="ce442" office:value-type="string">
            <text:p>Each node (sub node) is cloned, new page with the same title is created and displayed in list</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0">
          <table:table-cell table:style-name="ce324" table:formula="of:=IF(MID([.F202];6;1)&gt;MID([.F201];6;1);&quot;&quot;;MAX([.A$7:.A201])+1)" office:value-type="float" office:value="63">
            <text:p>063</text:p>
          </table:table-cell>
          <table:table-cell table:style-name="ce388" office:value-type="string">
            <text:p>FNC_SOC_SPC_NAV_12_08</text:p>
          </table:table-cell>
          <table:table-cell table:style-name="ce394" table:formula="of:=IF(MID([.F202];6;1)&gt;MID([.F201];6;1);[.C201];[.C201]+1)" office:value-type="float" office:value="3">
            <text:p>003</text:p>
          </table:table-cell>
          <table:table-cell table:style-name="ce397" office:value-type="string">
            <text:p>Social\Page_Nav\Node\Clone</text:p>
          </table:table-cell>
          <table:table-cell table:style-name="ce407" office:value-type="string">
            <text:p>Check Clone node does not link to any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203];6;1)&gt;MID([.F202];6;1);&quot;&quot;;MAX([.A$7:.A202])+1)">
            <text:p/>
          </table:table-cell>
          <table:table-cell table:style-name="ce388" office:value-type="string">
            <text:p>FNC_SOC_SPC_NAV_12_08</text:p>
          </table:table-cell>
          <table:table-cell table:style-name="ce394" table:formula="of:=IF(MID([.F203];6;1)&gt;MID([.F202];6;1);[.C202];[.C202]+1)" office:value-type="float" office:value="3">
            <text:p>003</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2: Clone node</text:p>
          </table:table-cell>
          <table:table-cell table:style-name="ce410"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204];6;1)&gt;MID([.F203];6;1);&quot;&quot;;MAX([.A$7:.A203])+1)">
            <text:p/>
          </table:table-cell>
          <table:table-cell table:style-name="ce388" office:value-type="string">
            <text:p>FNC_SOC_SPC_NAV_12_08</text:p>
          </table:table-cell>
          <table:table-cell table:style-name="ce394" table:formula="of:=IF(MID([.F204];6;1)&gt;MID([.F203];6;1);[.C203];[.C203]+1)" office:value-type="float" office:value="3">
            <text:p>003</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3: Check page list</text:p>
          </table:table-cell>
          <table:table-cell table:style-name="ce410" office:value-type="string">
            <text:p>Go to Page Management, check existing pages list</text:p>
          </table:table-cell>
          <table:table-cell table:style-name="ce442" office:value-type="string">
            <text:p>No new page is creat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205];6;1)&gt;MID([.F204];6;1);&quot;&quot;;MAX([.A$7:.A204])+1)" office:value-type="float" office:value="64">
            <text:p>064</text:p>
          </table:table-cell>
          <table:table-cell table:style-name="ce388" office:value-type="string">
            <text:p>FNC_SOC_SPC_NAV_13_01</text:p>
          </table:table-cell>
          <table:table-cell table:style-name="ce394" table:formula="of:=IF(MID([.F205];6;1)&gt;MID([.F204];6;1);[.C204];[.C204]+1)" office:value-type="float" office:value="4">
            <text:p>004</text:p>
          </table:table-cell>
          <table:table-cell table:style-name="ce397" office:value-type="string">
            <text:p>Social\Page_Nav\Node\Edit page\Properties</text:p>
          </table:table-cell>
          <table:table-cell table:style-name="ce401" office:value-type="string">
            <text:p>Check when user does not have right to edit a page of nod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 Space navigation page is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206];6;1)&gt;MID([.F205];6;1);&quot;&quot;;MAX([.A$7:.A205])+1)">
            <text:p/>
          </table:table-cell>
          <table:table-cell table:style-name="ce388" office:value-type="string">
            <text:p>FNC_SOC_SPC_NAV_13_01</text:p>
          </table:table-cell>
          <table:table-cell table:style-name="ce394" office:value-type="float" office:value="1">
            <text:p>001</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2: Add node link to page</text:p>
          </table:table-cell>
          <table:table-cell table:style-name="ce410" office:value-type="string">
            <text:p>- Click on add node</text:p>
            <text:p>- Enter all valid and require data. Select page which user has access right but no edit right to link node</text:p>
            <text:p>- Click save all</text:p>
          </table:table-cell>
          <table:table-cell table:style-name="ce421"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07];6;1)&gt;MID([.F206];6;1);&quot;&quot;;MAX([.A$7:.A206])+1)">
            <text:p/>
          </table:table-cell>
          <table:table-cell table:style-name="ce388" office:value-type="string">
            <text:p>FNC_SOC_SPC_NAV_13_01</text:p>
          </table:table-cell>
          <table:table-cell table:style-name="ce394" table:formula="of:=IF(MID([.F207];6;1)&gt;MID([.F206];6;1);[.C206];[.C206]+1)" office:value-type="float" office:value="1">
            <text:p>001</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3: View nodes page</text:p>
          </table:table-cell>
          <table:table-cell table:style-name="ce410" office:value-type="string">
            <text:p>Select to view added node</text:p>
          </table:table-cell>
          <table:table-cell table:style-name="ce421" office:value-type="string">
            <text:p>- Node is selected, nodes page content is display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08];6;1)&gt;MID([.F207];6;1);&quot;&quot;;MAX([.A$7:.A207])+1)">
            <text:p/>
          </table:table-cell>
          <table:table-cell table:style-name="ce388" office:value-type="string">
            <text:p>FNC_SOC_SPC_NAV_13_01</text:p>
          </table:table-cell>
          <table:table-cell table:style-name="ce394" table:formula="of:=IF(MID([.F208];6;1)&gt;MID([.F207];6;1);[.C207];[.C207]+1)" office:value-type="float" office:value="1">
            <text:p>001</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4: Check edit page right when choose edit page action from right-click menu</text:p>
          </table:table-cell>
          <table:table-cell table:style-name="ce410" office:value-type="string">
            <text:p>Right click on new added node and select Edit nodes page</text:p>
          </table:table-cell>
          <table:table-cell table:style-name="ce421" office:value-type="string">
            <text:p>Show message alerts user does not have right to do this ac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09];6;1)&gt;MID([.F208];6;1);&quot;&quot;;MAX([.A$7:.A208])+1)" office:value-type="float" office:value="65">
            <text:p>065</text:p>
          </table:table-cell>
          <table:table-cell table:style-name="ce388" office:value-type="string">
            <text:p>FNC_SOC_SPC_NAV_13_01</text:p>
          </table:table-cell>
          <table:table-cell table:style-name="ce394" table:formula="of:=IF(MID([.F209];6;1)&gt;MID([.F208];6;1);[.C208];[.C208]+1)" office:value-type="float" office:value="2">
            <text:p>002</text:p>
          </table:table-cell>
          <table:table-cell table:style-name="ce397" office:value-type="string">
            <text:p>Social\Page_Nav\Node\Edit page\Properties</text:p>
          </table:table-cell>
          <table:table-cell table:style-name="ce407" office:value-type="string">
            <text:p>Check when edit a nodes page while there is no page for that n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42" office:value-type="string">
            <text:p>Node is created successfully and displayed in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10];6;1)&gt;MID([.F209];6;1);&quot;&quot;;MAX([.A$7:.A209])+1)">
            <text:p/>
          </table:table-cell>
          <table:table-cell table:style-name="ce388" office:value-type="string">
            <text:p>FNC_SOC_SPC_NAV_13_01</text:p>
          </table:table-cell>
          <table:table-cell table:style-name="ce394" table:formula="of:=IF(MID([.F210];6;1)&gt;MID([.F209];6;1);[.C209];[.C209]+1)" office:value-type="float" office:value="2">
            <text:p>002</text:p>
          </table:table-cell>
          <table:table-cell table:style-name="ce397" office:value-type="string">
            <text:p>Social\Page_Nav\Node\Edit page\Properties</text:p>
          </table:table-cell>
          <table:table-cell table:style-name="ce408" office:value-type="string">
            <text:p>Check when edit a nodes page while there is no page for that node</text:p>
          </table:table-cell>
          <table:table-cell table:style-name="ce442" office:value-type="string">
            <text:p>Step 2: <text:s/>Check edit page when choose edit page action from right-click menu</text:p>
          </table:table-cell>
          <table:table-cell table:style-name="ce410" office:value-type="string">
            <text:p>Right click on new added node and select Edit nodes page</text:p>
          </table:table-cell>
          <table:table-cell table:style-name="ce442" office:value-type="string">
            <text:p>Show message alerts there is no page for thi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11];6;1)&gt;MID([.F210];6;1);&quot;&quot;;MAX([.A$7:.A210])+1)" office:value-type="float" office:value="66">
            <text:p>066</text:p>
          </table:table-cell>
          <table:table-cell table:style-name="ce388" office:value-type="string">
            <text:p>FNC_SOC_SPC_NAV_13_01</text:p>
          </table:table-cell>
          <table:table-cell table:style-name="ce394" table:formula="of:=IF(MID([.F211];6;1)&gt;MID([.F210];6;1);[.C210];[.C210]+1)" office:value-type="float" office:value="3">
            <text:p>003</text:p>
          </table:table-cell>
          <table:table-cell table:style-name="ce397" office:value-type="string">
            <text:p>Social\Page_Nav\Node\Edit page\Properties</text:p>
          </table:table-cell>
          <table:table-cell table:style-name="ce407" office:value-type="string">
            <text:p>Check Switch view mode function while in node m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2];6;1)&gt;MID([.F211];6;1);&quot;&quot;;MAX([.A$7:.A211])+1)">
            <text:p/>
          </table:table-cell>
          <table:table-cell table:style-name="ce388" office:value-type="string">
            <text:p>FNC_SOC_SPC_NAV_13_01</text:p>
          </table:table-cell>
          <table:table-cell table:style-name="ce394" table:formula="of:=IF(MID([.F212];6;1)&gt;MID([.F211];6;1);[.C211];[.C211]+1)" office:value-type="float" office:value="3">
            <text:p>003</text:p>
          </table:table-cell>
          <table:table-cell table:style-name="ce397" office:value-type="string">
            <text:p>Social\Page_Nav\Node\Edit page\Properties</text:p>
          </table:table-cell>
          <table:table-cell table:style-name="ce397" office:value-type="string">
            <text:p>Check Switch view mode function while in node mode</text:p>
          </table:table-cell>
          <table:table-cell table:style-name="ce442" office:value-type="string">
            <text:p>Step 2: Check Switch view mode</text:p>
          </table:table-cell>
          <table:table-cell table:style-name="ce410" office:value-type="string">
            <text:p>- Select this node</text:p>
            <text:p>- Right click and select Edit nodes page</text:p>
            <text:p>- Click on Switch view mode button on Page editor</text:p>
          </table:table-cell>
          <table:table-cell table:style-name="ce442" office:value-type="string">
            <text:p>Page editor show and page is displayed by content of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13];6;1)&gt;MID([.F212];6;1);&quot;&quot;;MAX([.A$7:.A212])+1)" office:value-type="float" office:value="67">
            <text:p>067</text:p>
          </table:table-cell>
          <table:table-cell table:style-name="ce388" office:value-type="string">
            <text:p>FNC_SOC_SPC_NAV_13_01</text:p>
          </table:table-cell>
          <table:table-cell table:style-name="ce394" table:formula="of:=IF(MID([.F213];6;1)&gt;MID([.F212];6;1);[.C212];[.C212]+1)" office:value-type="float" office:value="4">
            <text:p>004</text:p>
          </table:table-cell>
          <table:table-cell table:style-name="ce397" office:value-type="string">
            <text:p>Social\Page_Nav\Node\Edit page\Properties</text:p>
          </table:table-cell>
          <table:table-cell table:style-name="ce407" office:value-type="string">
            <text:p>Check Edit page properties form when edit a nodes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4];6;1)&gt;MID([.F213];6;1);&quot;&quot;;MAX([.A$7:.A213])+1)">
            <text:p/>
          </table:table-cell>
          <table:table-cell table:style-name="ce388" office:value-type="string">
            <text:p>FNC_SOC_SPC_NAV_13_01</text:p>
          </table:table-cell>
          <table:table-cell table:style-name="ce394" table:formula="of:=IF(MID([.F214];6;1)&gt;MID([.F213];6;1);[.C213];[.C213]+1)" office:value-type="float" office:value="4">
            <text:p>004</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2: View nodes page</text:p>
          </table:table-cell>
          <table:table-cell table:style-name="ce410" office:value-type="string">
            <text:p>Select added node and right click and select Edit nodes page</text:p>
          </table:table-cell>
          <table:table-cell table:style-name="ce442" office:value-type="string">
            <text:p>nodes page is shown at page editor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215];6;1)&gt;MID([.F214];6;1);&quot;&quot;;MAX([.A$7:.A214])+1)">
            <text:p/>
          </table:table-cell>
          <table:table-cell table:style-name="ce388" office:value-type="string">
            <text:p>FNC_SOC_SPC_NAV_13_01</text:p>
          </table:table-cell>
          <table:table-cell table:style-name="ce394" table:formula="of:=IF(MID([.F215];6;1)&gt;MID([.F214];6;1);[.C214];[.C214]+1)" office:value-type="float" office:value="4">
            <text:p>004</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3: Show Page properties form to edit</text:p>
          </table:table-cell>
          <table:table-cell table:style-name="ce410" office:value-type="string">
            <text:p>Click <text:span text:style-name="T11">View Page properties</text:span> button on Page editor</text:p>
          </table:table-cell>
          <table:table-cell table:style-name="ce442" office:value-type="string">
            <text:p>Edit page properties form appears, includes:</text:p>
            <text:p>- Page Setting</text:p>
            <text:p>- Page Templates</text:p>
            <text:p>there is no way for user to change permission for page of himself</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16];6;1)&gt;MID([.F215];6;1);&quot;&quot;;MAX([.A$7:.A215])+1)">
            <text:p/>
          </table:table-cell>
          <table:table-cell table:style-name="ce388" office:value-type="string">
            <text:p>FNC_SOC_SPC_NAV_13_01</text:p>
          </table:table-cell>
          <table:table-cell table:style-name="ce394" table:formula="of:=IF(MID([.F216];6;1)&gt;MID([.F215];6;1);[.C215];[.C215]+1)" office:value-type="float" office:value="4">
            <text:p>004</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4: Check Page settings</text:p>
          </table:table-cell>
          <table:table-cell table:style-name="ce410" office:value-type="string">
            <text:p>Select <text:span text:style-name="T11">Page</text:span> <text:span text:style-name="T11">Setting</text:span> tab</text:p>
          </table:table-cell>
          <table:table-cell table:style-name="ce44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17];6;1)&gt;MID([.F216];6;1);&quot;&quot;;MAX([.A$7:.A216])+1)">
            <text:p/>
          </table:table-cell>
          <table:table-cell table:style-name="ce388" office:value-type="string">
            <text:p>FNC_SOC_SPC_NAV_13_01</text:p>
          </table:table-cell>
          <table:table-cell table:style-name="ce394" table:formula="of:=IF(MID([.F217];6;1)&gt;MID([.F216];6;1);[.C216];[.C216]+1)" office:value-type="float" office:value="4">
            <text:p>004</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5: Check Permission Settings</text:p>
          </table:table-cell>
          <table:table-cell table:style-name="ce410" office:value-type="string">
            <text:p>Select <text:span text:style-name="T11">Permission Settings</text:span> tab</text:p>
          </table:table-cell>
          <table:table-cell table:style-name="ce442" office:value-type="string">
            <text:p>- Display access permission and edit permission Settings</text:p>
            <text:p>- User can change the page permiss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18];6;1)&gt;MID([.F217];6;1);&quot;&quot;;MAX([.A$7:.A217])+1)" office:value-type="float" office:value="68">
            <text:p>068</text:p>
          </table:table-cell>
          <table:table-cell table:style-name="ce388" office:value-type="string">
            <text:p>FNC_SOC_SPC_NAV_13_01</text:p>
          </table:table-cell>
          <table:table-cell table:style-name="ce394" table:formula="of:=IF(MID([.F218];6;1)&gt;MID([.F217];6;1);[.C217];[.C217]+1)" office:value-type="float" office:value="5">
            <text:p>005</text:p>
          </table:table-cell>
          <table:table-cell table:style-name="ce397" office:value-type="string">
            <text:p>Social\Page_Nav\Node\Edit page\Properties</text:p>
          </table:table-cell>
          <table:table-cell table:style-name="ce407" office:value-type="string">
            <text:p>Edit nodes page with blank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9];6;1)&gt;MID([.F218];6;1);&quot;&quot;;MAX([.A$7:.A218])+1)">
            <text:p/>
          </table:table-cell>
          <table:table-cell table:style-name="ce388" office:value-type="string">
            <text:p>FNC_SOC_SPC_NAV_13_01</text:p>
          </table:table-cell>
          <table:table-cell table:style-name="ce394" table:formula="of:=IF(MID([.F219];6;1)&gt;MID([.F218];6;1);[.C218];[.C218]+1)" office:value-type="float" office:value="5">
            <text:p>005</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20];6;1)&gt;MID([.F219];6;1);&quot;&quot;;MAX([.A$7:.A219])+1)">
            <text:p/>
          </table:table-cell>
          <table:table-cell table:style-name="ce388" office:value-type="string">
            <text:p>FNC_SOC_SPC_NAV_13_01</text:p>
          </table:table-cell>
          <table:table-cell table:style-name="ce394" table:formula="of:=IF(MID([.F220];6;1)&gt;MID([.F219];6;1);[.C219];[.C219]+1)" office:value-type="float" office:value="5">
            <text:p>005</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3: Change pages title by blank</text:p>
          </table:table-cell>
          <table:table-cell table:style-name="ce410" office:value-type="string">
            <text:p>- Select Page setting</text:p>
            <text:p>- Clean current value in <text:span text:style-name="T11">Page Title</text:span> </text:p>
            <text:p>- Click <text:span text:style-name="T11">Save</text:span></text:p>
          </table:table-cell>
          <table:table-cell table:style-name="ce442" office:value-type="string">
            <text:p>Edit page properties form is clos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21];6;1)&gt;MID([.F220];6;1);&quot;&quot;;MAX([.A$7:.A220])+1)">
            <text:p/>
          </table:table-cell>
          <table:table-cell table:style-name="ce388" office:value-type="string">
            <text:p>FNC_SOC_SPC_NAV_13_01</text:p>
          </table:table-cell>
          <table:table-cell table:style-name="ce394" table:formula="of:=IF(MID([.F221];6;1)&gt;MID([.F220];6;1);[.C220];[.C220]+1)" office:value-type="float" office:value="5">
            <text:p>005</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4: Check page title again</text:p>
          </table:table-cell>
          <table:table-cell table:style-name="ce410"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42" office:value-type="string">
            <text:p>Page title now is page name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22];6;1)&gt;MID([.F221];6;1);&quot;&quot;;MAX([.A$7:.A221])+1)" office:value-type="float" office:value="69">
            <text:p>069</text:p>
          </table:table-cell>
          <table:table-cell table:style-name="ce388" office:value-type="string">
            <text:p>FNC_SOC_SPC_NAV_13_01</text:p>
          </table:table-cell>
          <table:table-cell table:style-name="ce394" table:formula="of:=IF(MID([.F222];6;1)&gt;MID([.F221];6;1);[.C221];[.C221]+1)" office:value-type="float" office:value="6">
            <text:p>006</text:p>
          </table:table-cell>
          <table:table-cell table:style-name="ce397" office:value-type="string">
            <text:p>Social\Page_Nav\Node\Edit page\Properties</text:p>
          </table:table-cell>
          <table:table-cell table:style-name="ce407" office:value-type="string">
            <text:p>Edit nodes page with title less than 3 or over 120 characters</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3];6;1)&gt;MID([.F222];6;1);&quot;&quot;;MAX([.A$7:.A222])+1)">
            <text:p/>
          </table:table-cell>
          <table:table-cell table:style-name="ce388" office:value-type="string">
            <text:p>FNC_SOC_SPC_NAV_13_01</text:p>
          </table:table-cell>
          <table:table-cell table:style-name="ce394" table:formula="of:=IF(MID([.F223];6;1)&gt;MID([.F222];6;1);[.C222];[.C222]+1)" office:value-type="float" office:value="6">
            <text:p>006</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4];6;1)&gt;MID([.F223];6;1);&quot;&quot;;MAX([.A$7:.A223])+1)">
            <text:p/>
          </table:table-cell>
          <table:table-cell table:style-name="ce388" office:value-type="string">
            <text:p>FNC_SOC_SPC_NAV_13_01</text:p>
          </table:table-cell>
          <table:table-cell table:style-name="ce394" table:formula="of:=IF(MID([.F224];6;1)&gt;MID([.F223];6;1);[.C223];[.C223]+1)" office:value-type="float" office:value="6">
            <text:p>006</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3: Change pages title </text:p>
          </table:table-cell>
          <table:table-cell table:style-name="ce410" office:value-type="string">
            <text:p>- Select Page setting</text:p>
            <text:p>- Change current <text:span text:style-name="T11">Page Title</text:span> with new value less than 3 or over 120 characters</text:p>
            <text:p>- Click <text:span text:style-name="T11">Save</text:span></text:p>
          </table:table-cell>
          <table:table-cell table:style-name="ce442" office:value-type="string">
            <text:p>Show message alerts Title must be over 3 and less than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25];6;1)&gt;MID([.F224];6;1);&quot;&quot;;MAX([.A$7:.A224])+1)" office:value-type="float" office:value="70">
            <text:p>070</text:p>
          </table:table-cell>
          <table:table-cell table:style-name="ce388" office:value-type="string">
            <text:p>FNC_SOC_SPC_NAV_13_01</text:p>
          </table:table-cell>
          <table:table-cell table:style-name="ce394" table:formula="of:=IF(MID([.F225];6;1)&gt;MID([.F224];6;1);[.C224];[.C224]+1)" office:value-type="float" office:value="7">
            <text:p>007</text:p>
          </table:table-cell>
          <table:table-cell table:style-name="ce397" office:value-type="string">
            <text:p>Social\Page_Nav\Node\Edit page\Properties</text:p>
          </table:table-cell>
          <table:table-cell table:style-name="ce407" office:value-type="string">
            <text:p>Change nodes page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6];6;1)&gt;MID([.F225];6;1);&quot;&quot;;MAX([.A$7:.A225])+1)">
            <text:p/>
          </table:table-cell>
          <table:table-cell table:style-name="ce388" office:value-type="string">
            <text:p>FNC_SOC_SPC_NAV_13_01</text:p>
          </table:table-cell>
          <table:table-cell table:style-name="ce394" table:formula="of:=IF(MID([.F226];6;1)&gt;MID([.F225];6;1);[.C225];[.C225]+1)" office:value-type="float" office:value="7">
            <text:p>007</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227];6;1)&gt;MID([.F226];6;1);&quot;&quot;;MAX([.A$7:.A226])+1)">
            <text:p/>
          </table:table-cell>
          <table:table-cell table:style-name="ce388" office:value-type="string">
            <text:p>FNC_SOC_SPC_NAV_13_01</text:p>
          </table:table-cell>
          <table:table-cell table:style-name="ce394" table:formula="of:=IF(MID([.F227];6;1)&gt;MID([.F226];6;1);[.C226];[.C226]+1)" office:value-type="float" office:value="7">
            <text:p>007</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3: Change pages title </text:p>
          </table:table-cell>
          <table:table-cell table:style-name="ce410" office:value-type="string">
            <text:p>- Select Page setting</text:p>
            <text:p>- Change current Page Title with new valid value (even special characters: space, !@#$%^and*()&lt;&gt;)</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28];6;1)&gt;MID([.F227];6;1);&quot;&quot;;MAX([.A$7:.A227])+1)" office:value-type="float" office:value="71">
            <text:p>071</text:p>
          </table:table-cell>
          <table:table-cell table:style-name="ce388" office:value-type="string">
            <text:p>FNC_SOC_SPC_NAV_13_01</text:p>
          </table:table-cell>
          <table:table-cell table:style-name="ce394" table:formula="of:=IF(MID([.F228];6;1)&gt;MID([.F227];6;1);[.C227];[.C227]+1)" office:value-type="float" office:value="8">
            <text:p>008</text:p>
          </table:table-cell>
          <table:table-cell table:style-name="ce397" office:value-type="string">
            <text:p>Social\Page_Nav\Node\Edit page\Properties</text:p>
          </table:table-cell>
          <table:table-cell table:style-name="ce407" office:value-type="string">
            <text:p>Edit node's page from unchecked to checked Show max window option</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29];6;1)&gt;MID([.F228];6;1);&quot;&quot;;MAX([.A$7:.A228])+1)">
            <text:p/>
          </table:table-cell>
          <table:table-cell table:style-name="ce388" office:value-type="string">
            <text:p>FNC_SOC_SPC_NAV_13_01</text:p>
          </table:table-cell>
          <table:table-cell table:style-name="ce394" table:formula="of:=IF(MID([.F229];6;1)&gt;MID([.F228];6;1);[.C228];[.C228]+1)" office:value-type="float" office:value="8">
            <text:p>008</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2: Edit nodes page</text:p>
          </table:table-cell>
          <table:table-cell table:style-name="ce41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30];6;1)&gt;MID([.F229];6;1);&quot;&quot;;MAX([.A$7:.A229])+1)">
            <text:p/>
          </table:table-cell>
          <table:table-cell table:style-name="ce388" office:value-type="string">
            <text:p>FNC_SOC_SPC_NAV_13_01</text:p>
          </table:table-cell>
          <table:table-cell table:style-name="ce394" table:formula="of:=IF(MID([.F230];6;1)&gt;MID([.F229];6;1);[.C229];[.C229]+1)" office:value-type="float" office:value="8">
            <text:p>008</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3: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31];6;1)&gt;MID([.F230];6;1);&quot;&quot;;MAX([.A$7:.A230])+1)">
            <text:p/>
          </table:table-cell>
          <table:table-cell table:style-name="ce388" office:value-type="string">
            <text:p>FNC_SOC_SPC_NAV_13_01</text:p>
          </table:table-cell>
          <table:table-cell table:style-name="ce394" table:formula="of:=IF(MID([.F231];6;1)&gt;MID([.F230];6;1);[.C230];[.C230]+1)" office:value-type="float" office:value="8">
            <text:p>008</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4: Check showing page after page is being edited</text:p>
          </table:table-cell>
          <table:table-cell table:style-name="ce410" office:value-type="string">
            <text:p>Select above node (page) from portal or group navigation</text:p>
          </table:table-cell>
          <table:table-cell table:style-name="ce442" office:value-type="string">
            <text:p>nodes page content is shown in maximize side. Banner, navigation, breadcumbs, footer are not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32];6;1)&gt;MID([.F231];6;1);&quot;&quot;;MAX([.A$7:.A231])+1)" office:value-type="float" office:value="72">
            <text:p>072</text:p>
          </table:table-cell>
          <table:table-cell table:style-name="ce388" office:value-type="string">
            <text:p>FNC_SOC_SPC_NAV_13_01</text:p>
          </table:table-cell>
          <table:table-cell table:style-name="ce394" table:formula="of:=IF(MID([.F232];6;1)&gt;MID([.F231];6;1);[.C231];[.C231]+1)" office:value-type="float" office:value="9">
            <text:p>009</text:p>
          </table:table-cell>
          <table:table-cell table:style-name="ce397" office:value-type="string">
            <text:p>Social\Page_Nav\Node\Edit page\Properties</text:p>
          </table:table-cell>
          <table:table-cell table:style-name="ce407" office:value-type="string">
            <text:p>Edit node's page from checked to unchecked Show max window opt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42" office:value-type="string">
            <text:p>Created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33];6;1)&gt;MID([.F232];6;1);&quot;&quot;;MAX([.A$7:.A232])+1)">
            <text:p/>
          </table:table-cell>
          <table:table-cell table:style-name="ce388" office:value-type="string">
            <text:p>FNC_SOC_SPC_NAV_13_01</text:p>
          </table:table-cell>
          <table:table-cell table:style-name="ce394" table:formula="of:=IF(MID([.F233];6;1)&gt;MID([.F232];6;1);[.C232];[.C232]+1)" office:value-type="float" office:value="9">
            <text:p>009</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2: Add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42"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34];6;1)&gt;MID([.F233];6;1);&quot;&quot;;MAX([.A$7:.A233])+1)">
            <text:p/>
          </table:table-cell>
          <table:table-cell table:style-name="ce388" office:value-type="string">
            <text:p>FNC_SOC_SPC_NAV_13_01</text:p>
          </table:table-cell>
          <table:table-cell table:style-name="ce394" table:formula="of:=IF(MID([.F234];6;1)&gt;MID([.F233];6;1);[.C233];[.C233]+1)" office:value-type="float" office:value="9">
            <text:p>009</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3: Edit nodes page</text:p>
          </table:table-cell>
          <table:table-cell table:style-name="ce41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35];6;1)&gt;MID([.F234];6;1);&quot;&quot;;MAX([.A$7:.A234])+1)">
            <text:p/>
          </table:table-cell>
          <table:table-cell table:style-name="ce388" office:value-type="string">
            <text:p>FNC_SOC_SPC_NAV_13_01</text:p>
          </table:table-cell>
          <table:table-cell table:style-name="ce394" table:formula="of:=IF(MID([.F235];6;1)&gt;MID([.F234];6;1);[.C234];[.C234]+1)" office:value-type="float" office:value="9">
            <text:p>009</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4: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36];6;1)&gt;MID([.F235];6;1);&quot;&quot;;MAX([.A$7:.A235])+1)">
            <text:p/>
          </table:table-cell>
          <table:table-cell table:style-name="ce388" office:value-type="string">
            <text:p>FNC_SOC_SPC_NAV_13_01</text:p>
          </table:table-cell>
          <table:table-cell table:style-name="ce394" table:formula="of:=IF(MID([.F236];6;1)&gt;MID([.F235];6;1);[.C235];[.C235]+1)" office:value-type="float" office:value="9">
            <text:p>009</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5: Check showing page after page is being edited</text:p>
          </table:table-cell>
          <table:table-cell table:style-name="ce410" office:value-type="string">
            <text:p>Select above node (page) from navigation bar</text:p>
          </table:table-cell>
          <table:table-cell table:style-name="ce442" office:value-type="string">
            <text:p>nodes page content is shown in normal side. Banner, navigation, breadcumbs, footer are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237];6;1)&gt;MID([.F236];6;1);&quot;&quot;;MAX([.A$7:.A236])+1)" office:value-type="float" office:value="73">
            <text:p>073</text:p>
          </table:table-cell>
          <table:table-cell table:style-name="ce388" office:value-type="string">
            <text:p>FNC_SOC_SPC_NAV_13_01</text:p>
          </table:table-cell>
          <table:table-cell table:style-name="ce394" table:formula="of:=IF(MID([.F237];6;1)&gt;MID([.F236];6;1);[.C236];[.C236]+1)" office:value-type="float" office:value="10">
            <text:p>010</text:p>
          </table:table-cell>
          <table:table-cell table:style-name="ce397" office:value-type="string">
            <text:p>Social\Page_Nav\Node\Edit page\Properties</text:p>
          </table:table-cell>
          <table:table-cell table:style-name="ce407" office:value-type="string">
            <text:p>Edit node's page with blank access right</text:p>
          </table:table-cell>
          <table:table-cell table:style-name="ce442" office:value-type="string">
            <text:p>Step 1: Show form to edit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38];6;1)&gt;MID([.F237];6;1);&quot;&quot;;MAX([.A$7:.A237])+1)">
            <text:p/>
          </table:table-cell>
          <table:table-cell table:style-name="ce388" office:value-type="string">
            <text:p>FNC_SOC_SPC_NAV_13_01</text:p>
          </table:table-cell>
          <table:table-cell table:style-name="ce394" table:formula="of:=IF(MID([.F238];6;1)&gt;MID([.F237];6;1);[.C237];[.C237]+1)" office:value-type="float" office:value="10">
            <text:p>01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2: Show Access permission setting form of editing page</text:p>
          </table:table-cell>
          <table:table-cell table:style-name="ce410" office:value-type="string">
            <text:p>Choose Permission Setting tab then Access Permission</text:p>
          </table:table-cell>
          <table:table-cell table:style-name="ce442" office:value-type="string">
            <text:p>Access right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9];6;1)&gt;MID([.F238];6;1);&quot;&quot;;MAX([.A$7:.A238])+1)">
            <text:p/>
          </table:table-cell>
          <table:table-cell table:style-name="ce388" office:value-type="string">
            <text:p>FNC_SOC_SPC_NAV_13_01</text:p>
          </table:table-cell>
          <table:table-cell table:style-name="ce394" table:formula="of:=IF(MID([.F239];6;1)&gt;MID([.F238];6;1);[.C238];[.C238]+1)" office:value-type="float" office:value="10">
            <text:p>01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3: Remove access right</text:p>
          </table:table-cell>
          <table:table-cell table:style-name="ce410" office:value-type="string">
            <text:p>- Remove all access right in list</text:p>
            <text:p>- Click <text:span text:style-name="T11">Save </text:span></text:p>
          </table:table-cell>
          <table:table-cell table:style-name="ce442" office:value-type="string">
            <text:p>Show message alerts access right list can not be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40];6;1)&gt;MID([.F239];6;1);&quot;&quot;;MAX([.A$7:.A239])+1)" office:value-type="float" office:value="74">
            <text:p>074</text:p>
          </table:table-cell>
          <table:table-cell table:style-name="ce388" office:value-type="string">
            <text:p>FNC_SOC_SPC_NAV_13_01</text:p>
          </table:table-cell>
          <table:table-cell table:style-name="ce394" table:formula="of:=IF(MID([.F240];6;1)&gt;MID([.F239];6;1);[.C239];[.C239]+1)" office:value-type="float" office:value="11">
            <text:p>011</text:p>
          </table:table-cell>
          <table:table-cell table:style-name="ce397" office:value-type="string">
            <text:p>Social\Page_Nav\Node\Edit page\Properties</text:p>
          </table:table-cell>
          <table:table-cell table:style-name="ce407" office:value-type="string">
            <text:p>Change node's page from limited by users to public for access permiss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41];6;1)&gt;MID([.F240];6;1);&quot;&quot;;MAX([.A$7:.A240])+1)">
            <text:p/>
          </table:table-cell>
          <table:table-cell table:style-name="ce388" office:value-type="string">
            <text:p>FNC_SOC_SPC_NAV_13_01</text:p>
          </table:table-cell>
          <table:table-cell table:style-name="ce394" table:formula="of:=IF(MID([.F241];6;1)&gt;MID([.F240];6;1);[.C240];[.C240]+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2: Check using added page with limited access right</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42" office:value-type="string">
            <text:p>- Only users who can access that page can select it for new node</text:p>
            <text:p>- New node is added successfully with selected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2];6;1)&gt;MID([.F241];6;1);&quot;&quot;;MAX([.A$7:.A241])+1)">
            <text:p/>
          </table:table-cell>
          <table:table-cell table:style-name="ce388" office:value-type="string">
            <text:p>FNC_SOC_SPC_NAV_13_01</text:p>
          </table:table-cell>
          <table:table-cell table:style-name="ce394" table:formula="of:=IF(MID([.F242];6;1)&gt;MID([.F241];6;1);[.C241];[.C241]+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3: Show form to edit nodes page</text:p>
          </table:table-cell>
          <table:table-cell table:style-name="ce410" office:value-type="string">
            <text:p>- Select above added node</text:p>
            <text:p>- Right click on node and click on Edit nodes page</text:p>
            <text:p>- Click on View page properties button on Page editor</text:p>
          </table:table-cell>
          <table:table-cell table:style-name="ce442" office:value-type="string">
            <text:p>Edit nodes page properties form 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43];6;1)&gt;MID([.F242];6;1);&quot;&quot;;MAX([.A$7:.A242])+1)">
            <text:p/>
          </table:table-cell>
          <table:table-cell table:style-name="ce388" office:value-type="string">
            <text:p>FNC_SOC_SPC_NAV_13_01</text:p>
          </table:table-cell>
          <table:table-cell table:style-name="ce394" table:formula="of:=IF(MID([.F243];6;1)&gt;MID([.F242];6;1);[.C242];[.C242]+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4: Check current access right information</text:p>
          </table:table-cell>
          <table:table-cell table:style-name="ce410" office:value-type="string">
            <text:p>Choose Permission Setting tab then Access Permission</text:p>
          </table:table-cell>
          <table:table-cell table:style-name="ce442" office:value-type="string">
            <text:p>- “Make it public” option is unchecked</text:p>
            <text:p>- Access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44];6;1)&gt;MID([.F243];6;1);&quot;&quot;;MAX([.A$7:.A243])+1)">
            <text:p/>
          </table:table-cell>
          <table:table-cell table:style-name="ce388" office:value-type="string">
            <text:p>FNC_SOC_SPC_NAV_13_01</text:p>
          </table:table-cell>
          <table:table-cell table:style-name="ce394" table:formula="of:=IF(MID([.F244];6;1)&gt;MID([.F243];6;1);[.C243];[.C243]+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5: Change access right</text:p>
          </table:table-cell>
          <table:table-cell table:style-name="ce410" office:value-type="string">
            <text:p>Check “Make it public” option</text:p>
          </table:table-cell>
          <table:table-cell table:style-name="ce442" office:value-type="string">
            <text:p>Access list below dis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45];6;1)&gt;MID([.F244];6;1);&quot;&quot;;MAX([.A$7:.A244])+1)">
            <text:p/>
          </table:table-cell>
          <table:table-cell table:style-name="ce388" office:value-type="string">
            <text:p>FNC_SOC_SPC_NAV_13_01</text:p>
          </table:table-cell>
          <table:table-cell table:style-name="ce394" table:formula="of:=IF(MID([.F245];6;1)&gt;MID([.F244];6;1);[.C244];[.C244]+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Change on pa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6];6;1)&gt;MID([.F245];6;1);&quot;&quot;;MAX([.A$7:.A245])+1)">
            <text:p/>
          </table:table-cell>
          <table:table-cell table:style-name="ce388" office:value-type="string">
            <text:p>FNC_SOC_SPC_NAV_13_01</text:p>
          </table:table-cell>
          <table:table-cell table:style-name="ce394" table:formula="of:=IF(MID([.F246];6;1)&gt;MID([.F245];6;1);[.C245];[.C245]+1)" office:value-type="float" office:value="11">
            <text:p>011</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7: Check accessing page by different users</text:p>
          </table:table-cell>
          <table:table-cell table:style-name="ce410" office:value-type="string">
            <text:p>- Login by users in different groups and memberships</text:p>
            <text:p>- Go to Navigation management: create new node and select above page </text:p>
          </table:table-cell>
          <table:table-cell table:style-name="ce442" office:value-type="string">
            <text:p>Anyone can select this page for new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47];6;1)&gt;MID([.F246];6;1);&quot;&quot;;MAX([.A$7:.A246])+1)" office:value-type="float" office:value="75">
            <text:p>075</text:p>
          </table:table-cell>
          <table:table-cell table:style-name="ce388" office:value-type="string">
            <text:p>FNC_SOC_SPC_NAV_13_01</text:p>
          </table:table-cell>
          <table:table-cell table:style-name="ce394" table:formula="of:=IF(MID([.F247];6;1)&gt;MID([.F246];6;1);[.C246];[.C246]+1)" office:value-type="float" office:value="12">
            <text:p>012</text:p>
          </table:table-cell>
          <table:table-cell table:style-name="ce397" office:value-type="string">
            <text:p>Social\Page_Nav\Node\Edit page\Properties</text:p>
          </table:table-cell>
          <table:table-cell table:style-name="ce407" office:value-type="string">
            <text:p>Edit node's page with blank edit right</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48];6;1)&gt;MID([.F247];6;1);&quot;&quot;;MAX([.A$7:.A247])+1)">
            <text:p/>
          </table:table-cell>
          <table:table-cell table:style-name="ce388" office:value-type="string">
            <text:p>FNC_SOC_SPC_NAV_13_01</text:p>
          </table:table-cell>
          <table:table-cell table:style-name="ce394" table:formula="of:=IF(MID([.F248];6;1)&gt;MID([.F247];6;1);[.C247];[.C247]+1)" office:value-type="float" office:value="12">
            <text:p>012</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2: Show form to edit pages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9];6;1)&gt;MID([.F248];6;1);&quot;&quot;;MAX([.A$7:.A248])+1)">
            <text:p/>
          </table:table-cell>
          <table:table-cell table:style-name="ce388" office:value-type="string">
            <text:p>FNC_SOC_SPC_NAV_13_01</text:p>
          </table:table-cell>
          <table:table-cell table:style-name="ce394" table:formula="of:=IF(MID([.F249];6;1)&gt;MID([.F248];6;1);[.C248];[.C248]+1)" office:value-type="float" office:value="12">
            <text:p>012</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0];6;1)&gt;MID([.F249];6;1);&quot;&quot;;MAX([.A$7:.A249])+1)">
            <text:p/>
          </table:table-cell>
          <table:table-cell table:style-name="ce388" office:value-type="string">
            <text:p>FNC_SOC_SPC_NAV_13_01</text:p>
          </table:table-cell>
          <table:table-cell table:style-name="ce394" table:formula="of:=IF(MID([.F250];6;1)&gt;MID([.F249];6;1);[.C249];[.C249]+1)" office:value-type="float" office:value="12">
            <text:p>012</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4: Remove current edit right</text:p>
          </table:table-cell>
          <table:table-cell table:style-name="ce410" office:value-type="string">
            <text:p>Click <text:span text:style-name="T11">Delete Permission</text:span></text:p>
          </table:table-cell>
          <table:table-cell table:style-name="ce442" office:value-type="string">
            <text:p>Current group/membership in form disappe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1];6;1)&gt;MID([.F250];6;1);&quot;&quot;;MAX([.A$7:.A250])+1)">
            <text:p/>
          </table:table-cell>
          <table:table-cell table:style-name="ce388" office:value-type="string">
            <text:p>FNC_SOC_SPC_NAV_13_01</text:p>
          </table:table-cell>
          <table:table-cell table:style-name="ce394" table:formula="of:=IF(MID([.F251];6;1)&gt;MID([.F250];6;1);[.C250];[.C250]+1)" office:value-type="float" office:value="12">
            <text:p>012</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5: Complete editing page with no one for edit right </text:p>
          </table:table-cell>
          <table:table-cell table:style-name="ce410" office:value-type="string">
            <text:p>Click <text:span text:style-name="T11">Save</text:span> in Edit Page Properties form</text:p>
          </table:table-cell>
          <table:table-cell table:style-name="ce442" office:value-type="string">
            <text:p>Show message alerts edit right can not empt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52];6;1)&gt;MID([.F251];6;1);&quot;&quot;;MAX([.A$7:.A251])+1)" office:value-type="float" office:value="76">
            <text:p>076</text:p>
          </table:table-cell>
          <table:table-cell table:style-name="ce388" office:value-type="string">
            <text:p>FNC_SOC_SPC_NAV_13_01</text:p>
          </table:table-cell>
          <table:table-cell table:style-name="ce394" table:formula="of:=IF(MID([.F252];6;1)&gt;MID([.F251];6;1);[.C251];[.C251]+1)" office:value-type="float" office:value="13">
            <text:p>013</text:p>
          </table:table-cell>
          <table:table-cell table:style-name="ce397" office:value-type="string">
            <text:p>Social\Page_Nav\Node\Edit page\Properties</text:p>
          </table:table-cell>
          <table:table-cell table:style-name="ce407" office:value-type="string">
            <text:p>Change edit right of node's page that is a portal page</text:p>
          </table:table-cell>
          <table:table-cell table:style-name="ce442" office:value-type="string">
            <text:p>Step 1: Create portal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42" office:value-type="string">
            <text:p>New page is created with a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3];6;1)&gt;MID([.F252];6;1);&quot;&quot;;MAX([.A$7:.A252])+1)">
            <text:p/>
          </table:table-cell>
          <table:table-cell table:style-name="ce388" office:value-type="string">
            <text:p>FNC_SOC_SPC_NAV_13_01</text:p>
          </table:table-cell>
          <table:table-cell table:style-name="ce394" table:formula="of:=IF(MID([.F253];6;1)&gt;MID([.F252];6;1);[.C252];[.C252]+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2: Show form to edit page property</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4];6;1)&gt;MID([.F253];6;1);&quot;&quot;;MAX([.A$7:.A253])+1)">
            <text:p/>
          </table:table-cell>
          <table:table-cell table:style-name="ce388" office:value-type="string">
            <text:p>FNC_SOC_SPC_NAV_13_01</text:p>
          </table:table-cell>
          <table:table-cell table:style-name="ce394" table:formula="of:=IF(MID([.F254];6;1)&gt;MID([.F253];6;1);[.C253];[.C253]+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55];6;1)&gt;MID([.F254];6;1);&quot;&quot;;MAX([.A$7:.A254])+1)">
            <text:p/>
          </table:table-cell>
          <table:table-cell table:style-name="ce388" office:value-type="string">
            <text:p>FNC_SOC_SPC_NAV_13_01</text:p>
          </table:table-cell>
          <table:table-cell table:style-name="ce394" table:formula="of:=IF(MID([.F255];6;1)&gt;MID([.F254];6;1);[.C254];[.C254]+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4: Show form to choose new group/membership for edit right</text:p>
          </table:table-cell>
          <table:table-cell table:style-name="ce410" office:value-type="string">
            <text:p>Click <text:span text:style-name="T11">Select Permission</text:span></text:p>
          </table:table-cell>
          <table:table-cell table:style-name="ce442" office:value-type="string">
            <text:p>A form is shown to choose specific group and membership for edit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6];6;1)&gt;MID([.F255];6;1);&quot;&quot;;MAX([.A$7:.A255])+1)">
            <text:p/>
          </table:table-cell>
          <table:table-cell table:style-name="ce388" office:value-type="string">
            <text:p>FNC_SOC_SPC_NAV_13_01</text:p>
          </table:table-cell>
          <table:table-cell table:style-name="ce394" table:formula="of:=IF(MID([.F256];6;1)&gt;MID([.F255];6;1);[.C255];[.C255]+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5: Change edit right</text:p>
          </table:table-cell>
          <table:table-cell table:style-name="ce410" office:value-type="string">
            <text:p>Choose new group/membership </text:p>
          </table:table-cell>
          <table:table-cell table:style-name="ce442" office:value-type="string">
            <text:p>Selected group and membership type are displayed in edit righ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57];6;1)&gt;MID([.F256];6;1);&quot;&quot;;MAX([.A$7:.A256])+1)">
            <text:p/>
          </table:table-cell>
          <table:table-cell table:style-name="ce388" office:value-type="string">
            <text:p>FNC_SOC_SPC_NAV_13_01</text:p>
          </table:table-cell>
          <table:table-cell table:style-name="ce394" table:formula="of:=IF(MID([.F257];6;1)&gt;MID([.F256];6;1);[.C256];[.C256]+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 Change is saved</text:p>
            <text:p>- Navigation management form is clos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258];6;1)&gt;MID([.F257];6;1);&quot;&quot;;MAX([.A$7:.A257])+1)">
            <text:p/>
          </table:table-cell>
          <table:table-cell table:style-name="ce388" office:value-type="string">
            <text:p>FNC_SOC_SPC_NAV_13_01</text:p>
          </table:table-cell>
          <table:table-cell table:style-name="ce394" table:formula="of:=IF(MID([.F258];6;1)&gt;MID([.F257];6;1);[.C257];[.C257]+1)" office:value-type="float" office:value="13">
            <text:p>013</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7: Check edit right on page after changed</text:p>
          </table:table-cell>
          <table:table-cell table:style-name="ce410" office:value-type="string">
            <text:p>- Login by user in new selected group/membership for edit right above</text:p>
            <text:p>- Try to edit that page (in navigation manager or in Manage Pages)</text:p>
          </table:table-cell>
          <table:table-cell table:style-name="ce442" office:value-type="string">
            <text:p>Edit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59];6;1)&gt;MID([.F258];6;1);&quot;&quot;;MAX([.A$7:.A258])+1)" office:value-type="float" office:value="77">
            <text:p>077</text:p>
          </table:table-cell>
          <table:table-cell table:style-name="ce388" office:value-type="string">
            <text:p>FNC_SOC_SPC_NAV_13_01</text:p>
          </table:table-cell>
          <table:table-cell table:style-name="ce394" table:formula="of:=IF(MID([.F259];6;1)&gt;MID([.F258];6;1);[.C258];[.C258]+1)" office:value-type="float" office:value="14">
            <text:p>014</text:p>
          </table:table-cell>
          <table:table-cell table:style-name="ce397" office:value-type="string">
            <text:p>Social\Page_Nav\Node\Edit page\Properties</text:p>
          </table:table-cell>
          <table:table-cell table:style-name="ce407" office:value-type="string">
            <text:p>Change membership in edit right of node's page that is group page</text:p>
          </table:table-cell>
          <table:table-cell table:style-name="ce442" office:value-type="string">
            <text:p>Step 1: Create group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0];6;1)&gt;MID([.F259];6;1);&quot;&quot;;MAX([.A$7:.A259])+1)">
            <text:p/>
          </table:table-cell>
          <table:table-cell table:style-name="ce388" office:value-type="string">
            <text:p>FNC_SOC_SPC_NAV_13_01</text:p>
          </table:table-cell>
          <table:table-cell table:style-name="ce394" table:formula="of:=IF(MID([.F260];6;1)&gt;MID([.F259];6;1);[.C259];[.C259]+1)" office:value-type="float" office:value="14">
            <text:p>014</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61];6;1)&gt;MID([.F260];6;1);&quot;&quot;;MAX([.A$7:.A260])+1)">
            <text:p/>
          </table:table-cell>
          <table:table-cell table:style-name="ce388" office:value-type="string">
            <text:p>FNC_SOC_SPC_NAV_13_01</text:p>
          </table:table-cell>
          <table:table-cell table:style-name="ce394" table:formula="of:=IF(MID([.F261];6;1)&gt;MID([.F260];6;1);[.C260];[.C260]+1)" office:value-type="float" office:value="14">
            <text:p>014</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3: Change edit right on page for other users in the same group but different role</text:p>
          </table:table-cell>
          <table:table-cell table:style-name="ce410" office:value-type="string">
            <text:p>In Edit Permission tab:</text:p>
            <text:p>- Click Select Permission button</text:p>
            <text:p>- Choose current group and select another membership type</text:p>
          </table:table-cell>
          <table:table-cell table:style-name="ce442" office:value-type="string">
            <text:p>Selected group and membership type are displayed in edit right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62];6;1)&gt;MID([.F261];6;1);&quot;&quot;;MAX([.A$7:.A261])+1)">
            <text:p/>
          </table:table-cell>
          <table:table-cell table:style-name="ce388" office:value-type="string">
            <text:p>FNC_SOC_SPC_NAV_13_01</text:p>
          </table:table-cell>
          <table:table-cell table:style-name="ce394" table:formula="of:=IF(MID([.F262];6;1)&gt;MID([.F261];6;1);[.C261];[.C261]+1)" office:value-type="float" office:value="14">
            <text:p>014</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 Owner Id has no chan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63];6;1)&gt;MID([.F262];6;1);&quot;&quot;;MAX([.A$7:.A262])+1)">
            <text:p/>
          </table:table-cell>
          <table:table-cell table:style-name="ce388" office:value-type="string">
            <text:p>FNC_SOC_SPC_NAV_13_01</text:p>
          </table:table-cell>
          <table:table-cell table:style-name="ce394" table:formula="of:=IF(MID([.F263];6;1)&gt;MID([.F262];6;1);[.C262];[.C262]+1)" office:value-type="float" office:value="14">
            <text:p>014</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5: Check editing page after edited</text:p>
          </table:table-cell>
          <table:table-cell table:style-name="ce410" office:value-type="string">
            <text:p>- Login by different users</text:p>
            <text:p>- Go to Manage Pages to edit above page</text:p>
          </table:table-cell>
          <table:table-cell table:style-name="ce442" office:value-type="string">
            <text:p>Only user with new selected membership type in that group can edit that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264];6;1)&gt;MID([.F263];6;1);&quot;&quot;;MAX([.A$7:.A263])+1)" office:value-type="float" office:value="78">
            <text:p>078</text:p>
          </table:table-cell>
          <table:table-cell table:style-name="ce388" office:value-type="string">
            <text:p>FNC_SOC_SPC_NAV_13_01</text:p>
          </table:table-cell>
          <table:table-cell table:style-name="ce394" table:formula="of:=IF(MID([.F264];6;1)&gt;MID([.F263];6;1);[.C263];[.C263]+1)" office:value-type="float" office:value="15">
            <text:p>015</text:p>
          </table:table-cell>
          <table:table-cell table:style-name="ce397" office:value-type="string">
            <text:p>Social\Page_Nav\Node\Edit page\Properties</text:p>
          </table:table-cell>
          <table:table-cell table:style-name="ce407" office:value-type="string">
            <text:p>Change edit right for other group/membership when edit a node's page</text:p>
          </table:table-cell>
          <table:table-cell table:style-name="ce442" office:value-type="string">
            <text:p>Step 1: Create group page</text:p>
          </table:table-cell>
          <table:table-cell table:style-name="ce410"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ext:span><text:span text:style-name="T23">to step 3 and Save</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5];6;1)&gt;MID([.F264];6;1);&quot;&quot;;MAX([.A$7:.A264])+1)">
            <text:p/>
          </table:table-cell>
          <table:table-cell table:style-name="ce388" office:value-type="string">
            <text:p>FNC_SOC_SPC_NAV_13_01</text:p>
          </table:table-cell>
          <table:table-cell table:style-name="ce394" table:formula="of:=IF(MID([.F265];6;1)&gt;MID([.F264];6;1);[.C264];[.C264]+1)" office:value-type="float" office:value="15">
            <text:p>015</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66];6;1)&gt;MID([.F265];6;1);&quot;&quot;;MAX([.A$7:.A265])+1)">
            <text:p/>
          </table:table-cell>
          <table:table-cell table:style-name="ce389" office:value-type="string">
            <text:p>FNC_SOC_SPC_NAV_13_01</text:p>
          </table:table-cell>
          <table:table-cell table:style-name="ce395" table:formula="of:=IF(MID([.F266];6;1)&gt;MID([.F265];6;1);[.C265];[.C265]+1)" office:value-type="float" office:value="15">
            <text:p>015</text:p>
          </table:table-cell>
          <table:table-cell table:style-name="ce398" office:value-type="string">
            <text:p>Social\Page_Nav\Node\Edit page\Properties</text:p>
          </table:table-cell>
          <table:table-cell table:style-name="ce397" office:value-type="string">
            <text:p>Change edit right for other group/membership when edit a node's page</text:p>
          </table:table-cell>
          <table:table-cell table:style-name="ce443" office:value-type="string">
            <text:p>Step 3: Change edit right on page for other users in the same group but different role</text:p>
          </table:table-cell>
          <table:table-cell table:style-name="ce410" office:value-type="string">
            <text:p>In Edit Permission tab:</text:p>
            <text:p>- Click Select Permission button</text:p>
            <text:p>- Choose another group and membership type</text:p>
          </table:table-cell>
          <table:table-cell table:style-name="ce443" office:value-type="string">
            <text:p>- Selected group and membership type are displayed in edit right list</text:p>
            <text:p>- Owner Id is stil the same</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6">
          <table:table-cell table:style-name="ce324" table:formula="of:=IF(MID([.F267];6;1)&gt;MID([.F266];6;1);&quot;&quot;;MAX([.A$7:.A266])+1)">
            <text:p/>
          </table:table-cell>
          <table:table-cell table:style-name="ce388" office:value-type="string">
            <text:p>FNC_SOC_SPC_NAV_13_01</text:p>
          </table:table-cell>
          <table:table-cell table:style-name="ce394" table:formula="of:=IF(MID([.F267];6;1)&gt;MID([.F266];6;1);[.C266];[.C266]+1)" office:value-type="float" office:value="15">
            <text:p>015</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68];6;1)&gt;MID([.F267];6;1);&quot;&quot;;MAX([.A$7:.A267])+1)" office:value-type="float" office:value="79">
            <text:p>079</text:p>
          </table:table-cell>
          <table:table-cell table:style-name="ce388" office:value-type="string">
            <text:p>FNC_SOC_SPC_NAV_13_01</text:p>
          </table:table-cell>
          <table:table-cell table:style-name="ce394" table:formula="of:=IF(MID([.F268];6;1)&gt;MID([.F267];6;1);[.C267];[.C267]+1)" office:value-type="float" office:value="16">
            <text:p>016</text:p>
          </table:table-cell>
          <table:table-cell table:style-name="ce397" office:value-type="string">
            <text:p>Social\Page_Nav\Node\Edit page\Properties</text:p>
          </table:table-cell>
          <table:table-cell table:style-name="ce407" office:value-type="string">
            <text:p>Check after changing edit right of a nodes page for another group/membership type that does not contains editor</text:p>
          </table:table-cell>
          <table:table-cell table:style-name="ce442" office:value-type="string">
            <text:p>Step 1: Create page</text:p>
          </table:table-cell>
          <table:table-cell table:style-name="ce410"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6">
          <table:table-cell table:style-name="ce324" table:formula="of:=IF(MID([.F269];6;1)&gt;MID([.F268];6;1);&quot;&quot;;MAX([.A$7:.A268])+1)">
            <text:p/>
          </table:table-cell>
          <table:table-cell table:style-name="ce388" office:value-type="string">
            <text:p>FNC_SOC_SPC_NAV_13_01</text:p>
          </table:table-cell>
          <table:table-cell table:style-name="ce394" table:formula="of:=IF(MID([.F269];6;1)&gt;MID([.F268];6;1);[.C268];[.C268]+1)" office:value-type="float" office:value="16">
            <text:p>016</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2: Change Edit righ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42" office:value-type="string">
            <text:p>New selected group or membership are displayed in edit permissio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270];6;1)&gt;MID([.F269];6;1);&quot;&quot;;MAX([.A$7:.A269])+1)">
            <text:p/>
          </table:table-cell>
          <table:table-cell table:style-name="ce388" office:value-type="string">
            <text:p>FNC_SOC_SPC_NAV_13_01</text:p>
          </table:table-cell>
          <table:table-cell table:style-name="ce394" table:formula="of:=IF(MID([.F270];6;1)&gt;MID([.F269];6;1);[.C269];[.C269]+1)" office:value-type="float" office:value="16">
            <text:p>016</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3: Check affect of changing before saving change on page</text:p>
          </table:table-cell>
          <table:table-cell table:style-name="ce410" office:value-type="string">
            <text:p>- Click <text:span text:style-name="T11">Save</text:span></text:p>
          </table:table-cell>
          <table:table-cell table:style-name="ce442" office:value-type="string">
            <text:p>- Change is saved and displayed in form if show Edit page properties form again</text:p>
            <text:p>- Action bar to edit page is still show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271];6;1)&gt;MID([.F270];6;1);&quot;&quot;;MAX([.A$7:.A270])+1)">
            <text:p/>
          </table:table-cell>
          <table:table-cell table:style-name="ce388" office:value-type="string">
            <text:p>FNC_SOC_SPC_NAV_13_01</text:p>
          </table:table-cell>
          <table:table-cell table:style-name="ce394" table:formula="of:=IF(MID([.F271];6;1)&gt;MID([.F270];6;1);[.C270];[.C270]+1)" office:value-type="float" office:value="16">
            <text:p>016</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4: Check affect of changing after saving change on page</text:p>
          </table:table-cell>
          <table:table-cell table:style-name="ce410" office:value-type="string">
            <text:p>- Click finish icon on page editor</text:p>
            <text:p>- Select that pages node again to view page content</text:p>
          </table:table-cell>
          <table:table-cell table:style-name="ce442" office:value-type="string">
            <text:p>Default theme image is displayed in righ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1">
          <table:table-cell table:style-name="ce324" table:formula="of:=IF(MID([.F272];6;1)&gt;MID([.F271];6;1);&quot;&quot;;MAX([.A$7:.A271])+1)" office:value-type="float" office:value="80">
            <text:p>080</text:p>
          </table:table-cell>
          <table:table-cell table:style-name="ce388" office:value-type="string">
            <text:p>FNC_SOC_SPC_NAV_13_01</text:p>
          </table:table-cell>
          <table:table-cell table:style-name="ce394" table:formula="of:=IF(MID([.F272];6;1)&gt;MID([.F271];6;1);[.C271];[.C271]+1)" office:value-type="float" office:value="17">
            <text:p>017</text:p>
          </table:table-cell>
          <table:table-cell table:style-name="ce397" office:value-type="string">
            <text:p>Social\Page_Nav\Node\Edit page\Properties</text:p>
          </table:table-cell>
          <table:table-cell table:style-name="ce407" office:value-type="string">
            <text:p>Check abort function after change nodes pages </text:p>
          </table:table-cell>
          <table:table-cell table:style-name="ce442" office:value-type="string">
            <text:p>Step 1: Create space</text:p>
          </table:table-cell>
          <table:table-cell table:style-name="ce410" office:value-type="string">
            <text:p>- Login</text:p>
            <text:p>- Go to space page</text:p>
            <text:p>- Create new space</text:p>
          </table:table-cell>
          <table:table-cell table:style-name="ce442" office:value-type="string">
            <text:p>- Spac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73];6;1)&gt;MID([.F272];6;1);&quot;&quot;;MAX([.A$7:.A272])+1)">
            <text:p/>
          </table:table-cell>
          <table:table-cell table:style-name="ce388" office:value-type="string">
            <text:p>FNC_SOC_SPC_NAV_13_01</text:p>
          </table:table-cell>
          <table:table-cell table:style-name="ce394" table:formula="of:=IF(MID([.F273];6;1)&gt;MID([.F272];6;1);[.C272];[.C272]+1)" office:value-type="float" office:value="17">
            <text:p>017</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4];6;1)&gt;MID([.F273];6;1);&quot;&quot;;MAX([.A$7:.A273])+1)">
            <text:p/>
          </table:table-cell>
          <table:table-cell table:style-name="ce388" office:value-type="string">
            <text:p>FNC_SOC_SPC_NAV_13_01</text:p>
          </table:table-cell>
          <table:table-cell table:style-name="ce394" table:formula="of:=IF(MID([.F274];6;1)&gt;MID([.F273];6;1);[.C273];[.C273]+1)" office:value-type="float" office:value="17">
            <text:p>017</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3: Leave Edit Page and Nav</text:p>
          </table:table-cell>
          <table:table-cell table:style-name="ce410" office:value-type="string">
            <text:p>- Click <text:span text:style-name="T11">Abort</text:span> icon P<text:span text:style-name="T11">age editor</text:spa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75];6;1)&gt;MID([.F274];6;1);&quot;&quot;;MAX([.A$7:.A274])+1)">
            <text:p/>
          </table:table-cell>
          <table:table-cell table:style-name="ce388" office:value-type="string">
            <text:p>FNC_SOC_SPC_NAV_13_01</text:p>
          </table:table-cell>
          <table:table-cell table:style-name="ce394" table:formula="of:=IF(MID([.F275];6;1)&gt;MID([.F274];6;1);[.C274];[.C274]+1)" office:value-type="float" office:value="17">
            <text:p>017</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4: Check edited information in page properties</text:p>
          </table:table-cell>
          <table:table-cell table:style-name="ce410" office:value-type="string">
            <text:p>- Go to navigation management of node again</text:p>
            <text:p>- Select added node (page)</text:p>
            <text:p>- Right click on node and select edit nodes page</text:p>
            <text:p>- Click view page properties button on page editor</text:p>
          </table:table-cell>
          <table:table-cell table:style-name="ce442" office:value-type="string">
            <text:p>Edit nodes page properties form appears: All changes at step 2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76];6;1)&gt;MID([.F275];6;1);&quot;&quot;;MAX([.A$7:.A275])+1)" office:value-type="float" office:value="81">
            <text:p>081</text:p>
          </table:table-cell>
          <table:table-cell table:style-name="ce388" office:value-type="string">
            <text:p>FNC_SOC_SPC_NAV_13_01</text:p>
          </table:table-cell>
          <table:table-cell table:style-name="ce394" table:formula="of:=IF(MID([.F276];6;1)&gt;MID([.F275];6;1);[.C275];[.C275]+1)" office:value-type="float" office:value="18">
            <text:p>018</text:p>
          </table:table-cell>
          <table:table-cell table:style-name="ce397" office:value-type="string">
            <text:p>Social\Page_Nav\Node\Edit page\Properties</text:p>
          </table:table-cell>
          <table:table-cell table:style-name="ce407" office:value-type="string">
            <text:p>Check Finish function after edit nodes page properties with saving page</text:p>
          </table:table-cell>
          <table:table-cell table:style-name="ce442" office:value-type="string">
            <text:p>Step 1: Create page</text:p>
          </table:table-cell>
          <table:table-cell table:style-name="ce410" office:value-type="string">
            <text:p>- Login</text:p>
            <text:p>- Go to space page</text:p>
            <text:p>- Create new space</text:p>
          </table:table-cell>
          <table:table-cell table:style-name="ce442" office:value-type="string">
            <text:p>Pag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77];6;1)&gt;MID([.F276];6;1);&quot;&quot;;MAX([.A$7:.A276])+1)">
            <text:p/>
          </table:table-cell>
          <table:table-cell table:style-name="ce388" office:value-type="string">
            <text:p>FNC_SOC_SPC_NAV_13_01</text:p>
          </table:table-cell>
          <table:table-cell table:style-name="ce394" table:formula="of:=IF(MID([.F277];6;1)&gt;MID([.F276];6;1);[.C276];[.C276]+1)" office:value-type="float" office:value="18">
            <text:p>018</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78];6;1)&gt;MID([.F277];6;1);&quot;&quot;;MAX([.A$7:.A277])+1)">
            <text:p/>
          </table:table-cell>
          <table:table-cell table:style-name="ce388" office:value-type="string">
            <text:p>FNC_SOC_SPC_NAV_13_01</text:p>
          </table:table-cell>
          <table:table-cell table:style-name="ce394" table:formula="of:=IF(MID([.F278];6;1)&gt;MID([.F277];6;1);[.C277];[.C277]+1)" office:value-type="float" office:value="18">
            <text:p>018</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3: Leave Edit Page and Nav</text:p>
          </table:table-cell>
          <table:table-cell table:style-name="ce410" office:value-type="string">
            <text:p>- Click<text:span text:style-name="T11"> Finish</text:span> ico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79];6;1)&gt;MID([.F278];6;1);&quot;&quot;;MAX([.A$7:.A278])+1)">
            <text:p/>
          </table:table-cell>
          <table:table-cell table:style-name="ce388" office:value-type="string">
            <text:p>FNC_SOC_SPC_NAV_13_01</text:p>
          </table:table-cell>
          <table:table-cell table:style-name="ce394" table:formula="of:=IF(MID([.F279];6;1)&gt;MID([.F278];6;1);[.C278];[.C278]+1)" office:value-type="float" office:value="18">
            <text:p>018</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again</text:p>
            <text:p>- Select edited node and click<text:span text:style-name="T11"> Edit </text:span><text:span text:style-name="T11">Page Properties</text:span> icon </text:p>
          </table:table-cell>
          <table:table-cell table:style-name="ce442" office:value-type="string">
            <text:p>Edit nodes page properties form appears: All changes at step 2 was <text:s/>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80];6;1)&gt;MID([.F279];6;1);&quot;&quot;;MAX([.A$7:.A279])+1)" office:value-type="float" office:value="82">
            <text:p>082</text:p>
          </table:table-cell>
          <table:table-cell table:style-name="ce388" office:value-type="string">
            <text:p>FNC_SOC_SPC_NAV_13_01</text:p>
          </table:table-cell>
          <table:table-cell table:style-name="ce394" table:formula="of:=IF(MID([.F280];6;1)&gt;MID([.F279];6;1);[.C279];[.C279]+1)" office:value-type="float" office:value="19">
            <text:p>019</text:p>
          </table:table-cell>
          <table:table-cell table:style-name="ce397" office:value-type="string">
            <text:p>Social\Page_Nav\Node\Edit page\Properties</text:p>
          </table:table-cell>
          <table:table-cell table:style-name="ce407" office:value-type="string">
            <text:p>Check close function after edit nodes page properties with saving page</text:p>
          </table:table-cell>
          <table:table-cell table:style-name="ce442" office:value-type="string">
            <text:p>Step 1: Create page</text:p>
          </table:table-cell>
          <table:table-cell table:style-name="ce410" office:value-type="string">
            <text:p>Create a page for group</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2">
          <table:table-cell table:style-name="ce324" table:formula="of:=IF(MID([.F281];6;1)&gt;MID([.F280];6;1);&quot;&quot;;MAX([.A$7:.A280])+1)">
            <text:p/>
          </table:table-cell>
          <table:table-cell table:style-name="ce388" office:value-type="string">
            <text:p>FNC_SOC_SPC_NAV_13_01</text:p>
          </table:table-cell>
          <table:table-cell table:style-name="ce394" table:formula="of:=IF(MID([.F281];6;1)&gt;MID([.F280];6;1);[.C280];[.C280]+1)" office:value-type="float" office:value="19">
            <text:p>019</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2: Edit page properties</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1">
          <table:table-cell table:style-name="ce324" table:formula="of:=IF(MID([.F282];6;1)&gt;MID([.F281];6;1);&quot;&quot;;MAX([.A$7:.A281])+1)">
            <text:p/>
          </table:table-cell>
          <table:table-cell table:style-name="ce388" office:value-type="string">
            <text:p>FNC_SOC_SPC_NAV_13_01</text:p>
          </table:table-cell>
          <table:table-cell table:style-name="ce394" table:formula="of:=IF(MID([.F282];6;1)&gt;MID([.F281];6;1);[.C281];[.C281]+1)" office:value-type="float" office:value="19">
            <text:p>019</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3: Leave Edit Page and Nav</text:p>
          </table:table-cell>
          <table:table-cell table:style-name="ce410" office:value-type="string">
            <text:p>- Click <text:span text:style-name="T11">Finish</text:span> icon on page editor</text:p>
            <text:p>- Click <text:span text:style-name="T11">Close</text:span> icon on Navigation management form</text:p>
          </table:table-cell>
          <table:table-cell table:style-name="ce442" office:value-type="string">
            <text:p>Edit Page and Nav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283];6;1)&gt;MID([.F282];6;1);&quot;&quot;;MAX([.A$7:.A282])+1)">
            <text:p/>
          </table:table-cell>
          <table:table-cell table:style-name="ce388" office:value-type="string">
            <text:p>FNC_SOC_SPC_NAV_13_01</text:p>
          </table:table-cell>
          <table:table-cell table:style-name="ce394" table:formula="of:=IF(MID([.F283];6;1)&gt;MID([.F282];6;1);[.C282];[.C282]+1)" office:value-type="float" office:value="19">
            <text:p>019</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form again</text:p>
            <text:p>- Select added node (page)</text:p>
            <text:p>- Right click on node and select edit nodes page</text:p>
            <text:p>- Click view page properties button on page editor </text:p>
          </table:table-cell>
          <table:table-cell table:style-name="ce442" office:value-type="string">
            <text:p>Edit nodes page properties form appears: All changes at step 2 was <text:s/>saved and displayed i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8">
          <table:table-cell table:style-name="ce324" table:formula="of:=IF(MID([.F284];6;1)&gt;MID([.F283];6;1);&quot;&quot;;MAX([.A$7:.A283])+1)" office:value-type="float" office:value="83">
            <text:p>083</text:p>
          </table:table-cell>
          <table:table-cell table:style-name="ce388" office:value-type="string">
            <text:p>FNC_SOC_SPC_NAV_13_02</text:p>
          </table:table-cell>
          <table:table-cell table:style-name="ce394" office:value-type="float" office:value="1">
            <text:p>001</text:p>
          </table:table-cell>
          <table:table-cell table:style-name="ce397" office:value-type="string">
            <text:p>Social\Page_Nav\Node\Edit page\Portlet</text:p>
          </table:table-cell>
          <table:table-cell table:style-name="ce407" office:value-type="string">
            <text:p>Check showing portlet control form while edit nodes page in case page has no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Do not add any portlet in step 3</text:p>
          </table:table-cell>
          <table:table-cell table:style-name="ce442" office:value-type="string">
            <text:p>- Create page successfully</text:p>
            <text:p>- Page is displayed with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85];6;1)&gt;MID([.F284];6;1);&quot;&quot;;MAX([.A$7:.A284])+1)">
            <text:p/>
          </table:table-cell>
          <table:table-cell table:style-name="ce388" office:value-type="string">
            <text:p>FNC_SOC_SPC_NAV_13_02</text:p>
          </table:table-cell>
          <table:table-cell table:style-name="ce394" table:formula="of:=IF(MID([.F285];6;1)&gt;MID([.F284];6;1);[.C284];[.C284]+1)" office:value-type="float" office:value="1">
            <text:p>001</text:p>
          </table:table-cell>
          <table:table-cell table:style-name="ce397" office:value-type="string">
            <text:p>Social\Page_Nav\Node\Edit page\Portlet</text:p>
          </table:table-cell>
          <table:table-cell table:style-name="ce408" office:value-type="string">
            <text:p>Check showing portlet control form while edit nodes page in case page has no portle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currently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86];6;1)&gt;MID([.F285];6;1);&quot;&quot;;MAX([.A$7:.A285])+1)" office:value-type="float" office:value="84">
            <text:p>084</text:p>
          </table:table-cell>
          <table:table-cell table:style-name="ce388" office:value-type="string">
            <text:p>FNC_SOC_SPC_NAV_13_02</text:p>
          </table:table-cell>
          <table:table-cell table:style-name="ce394" table:formula="of:=IF(MID([.F286];6;1)&gt;MID([.F285];6;1);[.C285];[.C285]+1)" office:value-type="float" office:value="2">
            <text:p>002</text:p>
          </table:table-cell>
          <table:table-cell table:style-name="ce397" office:value-type="string">
            <text:p>Social\Page_Nav\Node\Edit page\Portlet</text:p>
          </table:table-cell>
          <table:table-cell table:style-name="ce407" office:value-type="string">
            <text:p>Check showing portlet control form while edit nodes page in case page contains portlets</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select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87];6;1)&gt;MID([.F286];6;1);&quot;&quot;;MAX([.A$7:.A286])+1)">
            <text:p/>
          </table:table-cell>
          <table:table-cell table:style-name="ce388" office:value-type="string">
            <text:p>FNC_SOC_SPC_NAV_13_02</text:p>
          </table:table-cell>
          <table:table-cell table:style-name="ce394" table:formula="of:=IF(MID([.F287];6;1)&gt;MID([.F286];6;1);[.C286];[.C286]+1)" office:value-type="float" office:value="2">
            <text:p>002</text:p>
          </table:table-cell>
          <table:table-cell table:style-name="ce397" office:value-type="string">
            <text:p>Social\Page_Nav\Node\Edit page\Portlet</text:p>
          </table:table-cell>
          <table:table-cell table:style-name="ce408" office:value-type="string">
            <text:p>Check showing portlet control form while edit nodes page in case page contains portlets</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at </text:span><text:span text:style-name="T23">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88];6;1)&gt;MID([.F287];6;1);&quot;&quot;;MAX([.A$7:.A287])+1)" office:value-type="float" office:value="85">
            <text:p>085</text:p>
          </table:table-cell>
          <table:table-cell table:style-name="ce388" office:value-type="string">
            <text:p>FNC_SOC_SPC_NAV_13_02</text:p>
          </table:table-cell>
          <table:table-cell table:style-name="ce394" table:formula="of:=IF(MID([.F288];6;1)&gt;MID([.F287];6;1);[.C287];[.C287]+1)" office:value-type="float" office:value="3">
            <text:p>003</text:p>
          </table:table-cell>
          <table:table-cell table:style-name="ce397" office:value-type="string">
            <text:p>Social\Page_Nav\Node\Edit page\Portlet</text:p>
          </table:table-cell>
          <table:table-cell table:style-name="ce407" office:value-type="string">
            <text:p>Check showing current information of portlet in edit portlet form</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89];6;1)&gt;MID([.F288];6;1);&quot;&quot;;MAX([.A$7:.A288])+1)">
            <text:p/>
          </table:table-cell>
          <table:table-cell table:style-name="ce388" office:value-type="string">
            <text:p>FNC_SOC_SPC_NAV_13_02</text:p>
          </table:table-cell>
          <table:table-cell table:style-name="ce394" table:formula="of:=IF(MID([.F289];6;1)&gt;MID([.F288];6;1);[.C288];[.C288]+1)" office:value-type="float" office:value="3">
            <text:p>003</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90];6;1)&gt;MID([.F289];6;1);&quot;&quot;;MAX([.A$7:.A289])+1)">
            <text:p/>
          </table:table-cell>
          <table:table-cell table:style-name="ce388" office:value-type="string">
            <text:p>FNC_SOC_SPC_NAV_13_02</text:p>
          </table:table-cell>
          <table:table-cell table:style-name="ce394" table:formula="of:=IF(MID([.F290];6;1)&gt;MID([.F289];6;1);[.C289];[.C289]+1)" office:value-type="float" office:value="3">
            <text:p>003</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3: Show form to edit a portlet in page content</text:p>
          </table:table-cell>
          <table:table-cell table:style-name="ce410" office:value-type="string">
            <text:p>Move mouse over the portlet and click <text:span text:style-name="T11">Edit</text:span>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291];6;1)&gt;MID([.F290];6;1);&quot;&quot;;MAX([.A$7:.A290])+1)">
            <text:p/>
          </table:table-cell>
          <table:table-cell table:style-name="ce388" office:value-type="string">
            <text:p>FNC_SOC_SPC_NAV_13_02</text:p>
          </table:table-cell>
          <table:table-cell table:style-name="ce394" table:formula="of:=IF(MID([.F291];6;1)&gt;MID([.F290];6;1);[.C290];[.C290]+1)" office:value-type="float" office:value="3">
            <text:p>003</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5" office:value-type="string">
            <text:p>Step 4: Check showing information in Portlet Settings</text:p>
          </table:table-cell>
          <table:table-cell table:style-name="ce410" office:value-type="string">
            <text:p>Choose <text:span text:style-name="T13">Window</text:span><text:span text:style-name="T11"> Settings</text:span>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92];6;1)&gt;MID([.F291];6;1);&quot;&quot;;MAX([.A$7:.A291])+1)">
            <text:p/>
          </table:table-cell>
          <table:table-cell table:style-name="ce388" office:value-type="string">
            <text:p>FNC_SOC_SPC_NAV_13_02</text:p>
          </table:table-cell>
          <table:table-cell table:style-name="ce394" table:formula="of:=IF(MID([.F292];6;1)&gt;MID([.F291];6;1);[.C291];[.C291]+1)" office:value-type="float" office:value="3">
            <text:p>003</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5: Check showing form to choose icon for portlet</text:p>
          </table:table-cell>
          <table:table-cell table:style-name="ce410" office:value-type="string">
            <text:p>Choose <text:span text:style-name="T11">Select Icon</text:span><text:span text:style-name="T14"> tab</text:span></text:p>
          </table:table-cell>
          <table:table-cell table:style-name="ce44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293];6;1)&gt;MID([.F292];6;1);&quot;&quot;;MAX([.A$7:.A292])+1)">
            <text:p/>
          </table:table-cell>
          <table:table-cell table:style-name="ce388" office:value-type="string">
            <text:p>FNC_SOC_SPC_NAV_13_02</text:p>
          </table:table-cell>
          <table:table-cell table:style-name="ce394" table:formula="of:=IF(MID([.F293];6;1)&gt;MID([.F292];6;1);[.C292];[.C292]+1)" office:value-type="float" office:value="3">
            <text:p>003</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6: Check showing Decoration theme</text:p>
          </table:table-cell>
          <table:table-cell table:style-name="ce410" office:value-type="string">
            <text:p>Choose <text:span text:style-name="T11">Decoration Theme </text:span><text:span text:style-name="T14">tab</text:span></text:p>
          </table:table-cell>
          <table:table-cell table:style-name="ce44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4];6;1)&gt;MID([.F293];6;1);&quot;&quot;;MAX([.A$7:.A293])+1)">
            <text:p/>
          </table:table-cell>
          <table:table-cell table:style-name="ce388" office:value-type="string">
            <text:p>FNC_SOC_SPC_NAV_13_02</text:p>
          </table:table-cell>
          <table:table-cell table:style-name="ce394" table:formula="of:=IF(MID([.F294];6;1)&gt;MID([.F293];6;1);[.C293];[.C293]+1)" office:value-type="float" office:value="3">
            <text:p>003</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7: check showing Access permission</text:p>
          </table:table-cell>
          <table:table-cell table:style-name="ce410" office:value-type="string">
            <text:p>Choose <text:span text:style-name="T11">access permission</text:span></text:p>
          </table:table-cell>
          <table:table-cell table:style-name="ce449" office:value-type="string">
            <text:p>Show list all membership/group have access right on portlet and a check box to alow user can set public access for all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95];6;1)&gt;MID([.F294];6;1);&quot;&quot;;MAX([.A$7:.A294])+1)" office:value-type="float" office:value="86">
            <text:p>086</text:p>
          </table:table-cell>
          <table:table-cell table:style-name="ce388" office:value-type="string">
            <text:p>FNC_SOC_SPC_NAV_13_02</text:p>
          </table:table-cell>
          <table:table-cell table:style-name="ce394" table:formula="of:=IF(MID([.F295];6;1)&gt;MID([.F294];6;1);[.C294];[.C294]+1)" office:value-type="float" office:value="4">
            <text:p>004</text:p>
          </table:table-cell>
          <table:table-cell table:style-name="ce397" office:value-type="string">
            <text:p>Social\Page_Nav\Node\Edit page\Portlet</text:p>
          </table:table-cell>
          <table:table-cell table:style-name="ce413" office:value-type="string">
            <text:p>Change Portlet title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296];6;1)&gt;MID([.F295];6;1);&quot;&quot;;MAX([.A$7:.A295])+1)">
            <text:p/>
          </table:table-cell>
          <table:table-cell table:style-name="ce388" office:value-type="string">
            <text:p>FNC_SOC_SPC_NAV_13_02</text:p>
          </table:table-cell>
          <table:table-cell table:style-name="ce394" table:formula="of:=IF(MID([.F296];6;1)&gt;MID([.F295];6;1);[.C295];[.C295]+1)" office:value-type="float" office:value="4">
            <text:p>004</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297];6;1)&gt;MID([.F296];6;1);&quot;&quot;;MAX([.A$7:.A296])+1)">
            <text:p/>
          </table:table-cell>
          <table:table-cell table:style-name="ce388" office:value-type="string">
            <text:p>FNC_SOC_SPC_NAV_13_02</text:p>
          </table:table-cell>
          <table:table-cell table:style-name="ce394" table:formula="of:=IF(MID([.F297];6;1)&gt;MID([.F296];6;1);[.C296];[.C296]+1)" office:value-type="float" office:value="4">
            <text:p>004</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298];6;1)&gt;MID([.F297];6;1);&quot;&quot;;MAX([.A$7:.A297])+1)">
            <text:p/>
          </table:table-cell>
          <table:table-cell table:style-name="ce388" office:value-type="string">
            <text:p>FNC_SOC_SPC_NAV_13_02</text:p>
          </table:table-cell>
          <table:table-cell table:style-name="ce394" table:formula="of:=IF(MID([.F298];6;1)&gt;MID([.F297];6;1);[.C297];[.C297]+1)" office:value-type="float" office:value="4">
            <text:p>004</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7" office:value-type="string">
            <text:p>Step 4: Change Portlet title</text:p>
          </table:table-cell>
          <table:table-cell table:style-name="ce410" office:value-type="string">
            <text:p>- Change current Window title</text:p>
            <text:p>- Click <text:span text:style-name="T11">Save and Close</text:span></text:p>
          </table:table-cell>
          <table:table-cell table:style-name="ce447" office:value-type="string">
            <text:p>- Change is saved</text:p>
            <text:p>- New title is displayed in title bar of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99];6;1)&gt;MID([.F298];6;1);&quot;&quot;;MAX([.A$7:.A298])+1)" office:value-type="float" office:value="87">
            <text:p>087</text:p>
          </table:table-cell>
          <table:table-cell table:style-name="ce388" office:value-type="string">
            <text:p>FNC_SOC_SPC_NAV_13_02</text:p>
          </table:table-cell>
          <table:table-cell table:style-name="ce394" table:formula="of:=IF(MID([.F299];6;1)&gt;MID([.F298];6;1);[.C298];[.C298]+1)" office:value-type="float" office:value="5">
            <text:p>005</text:p>
          </table:table-cell>
          <table:table-cell table:style-name="ce397" office:value-type="string">
            <text:p>Social\Page_Nav\Node\Edit page\Portlet</text:p>
          </table:table-cell>
          <table:table-cell table:style-name="ce413" office:value-type="string">
            <text:p>Change Portlet title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3">
          <table:table-cell table:style-name="ce324" table:formula="of:=IF(MID([.F300];6;1)&gt;MID([.F299];6;1);&quot;&quot;;MAX([.A$7:.A299])+1)">
            <text:p/>
          </table:table-cell>
          <table:table-cell table:style-name="ce388" office:value-type="string">
            <text:p>FNC_SOC_SPC_NAV_13_02</text:p>
          </table:table-cell>
          <table:table-cell table:style-name="ce394" table:formula="of:=IF(MID([.F300];6;1)&gt;MID([.F299];6;1);[.C299];[.C299]+1)" office:value-type="float" office:value="5">
            <text:p>005</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6">
          <table:table-cell table:style-name="ce324" table:formula="of:=IF(MID([.F301];6;1)&gt;MID([.F300];6;1);&quot;&quot;;MAX([.A$7:.A300])+1)">
            <text:p/>
          </table:table-cell>
          <table:table-cell table:style-name="ce388" office:value-type="string">
            <text:p>FNC_SOC_SPC_NAV_13_02</text:p>
          </table:table-cell>
          <table:table-cell table:style-name="ce394" table:formula="of:=IF(MID([.F301];6;1)&gt;MID([.F300];6;1);[.C300];[.C300]+1)" office:value-type="float" office:value="5">
            <text:p>005</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1">
          <table:table-cell table:style-name="ce324" table:formula="of:=IF(MID([.F302];6;1)&gt;MID([.F301];6;1);&quot;&quot;;MAX([.A$7:.A301])+1)">
            <text:p/>
          </table:table-cell>
          <table:table-cell table:style-name="ce388" office:value-type="string">
            <text:p>FNC_SOC_SPC_NAV_13_02</text:p>
          </table:table-cell>
          <table:table-cell table:style-name="ce394" table:formula="of:=IF(MID([.F302];6;1)&gt;MID([.F301];6;1);[.C301];[.C301]+1)" office:value-type="float" office:value="5">
            <text:p>005</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7" office:value-type="string">
            <text:p>Step 4: Change Portlet title</text:p>
          </table:table-cell>
          <table:table-cell table:style-name="ce410" office:value-type="string">
            <text:p>- Change current Portlet Title less than 3 or over 60 characters</text:p>
            <text:p>- Click <text:span text:style-name="T11">Save and Close</text:span></text:p>
          </table:table-cell>
          <table:table-cell table:style-name="ce448" office:value-type="string">
            <text:p>Show message alerts Title must over 3 and less than 60 characters</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303];6;1)&gt;MID([.F302];6;1);&quot;&quot;;MAX([.A$7:.A302])+1)" office:value-type="float" office:value="88">
            <text:p>088</text:p>
          </table:table-cell>
          <table:table-cell table:style-name="ce388" office:value-type="string">
            <text:p>FNC_SOC_SPC_NAV_13_02</text:p>
          </table:table-cell>
          <table:table-cell table:style-name="ce394" table:formula="of:=IF(MID([.F303];6;1)&gt;MID([.F302];6;1);[.C302];[.C302]+1)" office:value-type="float" office:value="6">
            <text:p>006</text:p>
          </table:table-cell>
          <table:table-cell table:style-name="ce397" office:value-type="string">
            <text:p>Social\Page_Nav\Node\Edit page\Portlet</text:p>
          </table:table-cell>
          <table:table-cell table:style-name="ce415" office:value-type="string">
            <text:p>Change width/height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4];6;1)&gt;MID([.F303];6;1);&quot;&quot;;MAX([.A$7:.A303])+1)">
            <text:p/>
          </table:table-cell>
          <table:table-cell table:style-name="ce388" office:value-type="string">
            <text:p>FNC_SOC_SPC_NAV_13_02</text:p>
          </table:table-cell>
          <table:table-cell table:style-name="ce394" table:formula="of:=IF(MID([.F304];6;1)&gt;MID([.F303];6;1);[.C303];[.C303]+1)" office:value-type="float" office:value="6">
            <text:p>006</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05];6;1)&gt;MID([.F304];6;1);&quot;&quot;;MAX([.A$7:.A304])+1)">
            <text:p/>
          </table:table-cell>
          <table:table-cell table:style-name="ce388" office:value-type="string">
            <text:p>FNC_SOC_SPC_NAV_13_02</text:p>
          </table:table-cell>
          <table:table-cell table:style-name="ce394" table:formula="of:=IF(MID([.F305];6;1)&gt;MID([.F304];6;1);[.C304];[.C304]+1)" office:value-type="float" office:value="6">
            <text:p>006</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06];6;1)&gt;MID([.F305];6;1);&quot;&quot;;MAX([.A$7:.A305])+1)">
            <text:p/>
          </table:table-cell>
          <table:table-cell table:style-name="ce388" office:value-type="string">
            <text:p>FNC_SOC_SPC_NAV_13_02</text:p>
          </table:table-cell>
          <table:table-cell table:style-name="ce394" table:formula="of:=IF(MID([.F306];6;1)&gt;MID([.F305];6;1);[.C305];[.C305]+1)" office:value-type="float" office:value="6">
            <text:p>006</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7" office:value-type="string">
            <text:p>Step 4: Change width/height of portlet</text:p>
          </table:table-cell>
          <table:table-cell table:style-name="ce410" office:value-type="string">
            <text:p>- Change current Width/Height with valid values (number with “px”)</text:p>
            <text:p>- Click <text:span text:style-name="T11">Save and Close</text:span></text:p>
          </table:table-cell>
          <table:table-cell table:style-name="ce447" office:value-type="string">
            <text:p>Changes are saved and displayed in those fields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07];6;1)&gt;MID([.F306];6;1);&quot;&quot;;MAX([.A$7:.A306])+1)">
            <text:p/>
          </table:table-cell>
          <table:table-cell table:style-name="ce388" office:value-type="string">
            <text:p>FNC_SOC_SPC_NAV_13_02</text:p>
          </table:table-cell>
          <table:table-cell table:style-name="ce394" table:formula="of:=IF(MID([.F307];6;1)&gt;MID([.F306];6;1);[.C306];[.C306]+1)" office:value-type="float" office:value="6">
            <text:p>006</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18" office:value-type="string">
            <text:p>Step 5: Check when change width/height of portlet with blank while editing nodes page</text:p>
          </table:table-cell>
          <table:table-cell table:style-name="ce410" office:value-type="string">
            <text:p>- Show edit porlet form again</text:p>
            <text:p>- Leave Width/Height blank</text:p>
            <text:p>- Click <text:span text:style-name="T11">Save and Close</text:span></text:p>
          </table:table-cell>
          <table:table-cell table:style-name="ce44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08];6;1)&gt;MID([.F307];6;1);&quot;&quot;;MAX([.A$7:.A307])+1)" office:value-type="float" office:value="89">
            <text:p>089</text:p>
          </table:table-cell>
          <table:table-cell table:style-name="ce388" office:value-type="string">
            <text:p>FNC_SOC_SPC_NAV_13_02</text:p>
          </table:table-cell>
          <table:table-cell table:style-name="ce394" table:formula="of:=IF(MID([.F308];6;1)&gt;MID([.F307];6;1);[.C307];[.C307]+1)" office:value-type="float" office:value="7">
            <text:p>007</text:p>
          </table:table-cell>
          <table:table-cell table:style-name="ce397" office:value-type="string">
            <text:p>Social\Page_Nav\Node\Edit page\Portlet</text:p>
          </table:table-cell>
          <table:table-cell table:style-name="ce415" office:value-type="string">
            <text:p>Change width/height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9];6;1)&gt;MID([.F308];6;1);&quot;&quot;;MAX([.A$7:.A308])+1)">
            <text:p/>
          </table:table-cell>
          <table:table-cell table:style-name="ce388" office:value-type="string">
            <text:p>FNC_SOC_SPC_NAV_13_02</text:p>
          </table:table-cell>
          <table:table-cell table:style-name="ce394" table:formula="of:=IF(MID([.F309];6;1)&gt;MID([.F308];6;1);[.C308];[.C308]+1)" office:value-type="float" office:value="7">
            <text:p>007</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10];6;1)&gt;MID([.F309];6;1);&quot;&quot;;MAX([.A$7:.A309])+1)">
            <text:p/>
          </table:table-cell>
          <table:table-cell table:style-name="ce388" office:value-type="string">
            <text:p>FNC_SOC_SPC_NAV_13_02</text:p>
          </table:table-cell>
          <table:table-cell table:style-name="ce394" table:formula="of:=IF(MID([.F310];6;1)&gt;MID([.F309];6;1);[.C309];[.C309]+1)" office:value-type="float" office:value="7">
            <text:p>007</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1];6;1)&gt;MID([.F310];6;1);&quot;&quot;;MAX([.A$7:.A310])+1)">
            <text:p/>
          </table:table-cell>
          <table:table-cell table:style-name="ce388" office:value-type="string">
            <text:p>FNC_SOC_SPC_NAV_13_02</text:p>
          </table:table-cell>
          <table:table-cell table:style-name="ce394" table:formula="of:=IF(MID([.F311];6;1)&gt;MID([.F310];6;1);[.C310];[.C310]+1)" office:value-type="float" office:value="7">
            <text:p>007</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7" office:value-type="string">
            <text:p>Step 4: Change width/height of portlet</text:p>
          </table:table-cell>
          <table:table-cell table:style-name="ce410" office:value-type="string">
            <text:p>- Change current value of Width/height with invalid value (number no have with “px” )</text:p>
            <text:p>- Click <text:span text:style-name="T11">Save</text:span></text:p>
          </table:table-cell>
          <table:table-cell table:style-name="ce448" office:value-type="string">
            <text:p>Show message alerts Width/Height must use pixel valu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12];6;1)&gt;MID([.F311];6;1);&quot;&quot;;MAX([.A$7:.A311])+1)" office:value-type="float" office:value="90">
            <text:p>090</text:p>
          </table:table-cell>
          <table:table-cell table:style-name="ce388" office:value-type="string">
            <text:p>FNC_SOC_SPC_NAV_13_02</text:p>
          </table:table-cell>
          <table:table-cell table:style-name="ce394" table:formula="of:=IF(MID([.F312];6;1)&gt;MID([.F311];6;1);[.C311];[.C311]+1)" office:value-type="float" office:value="8">
            <text:p>008</text:p>
          </table:table-cell>
          <table:table-cell table:style-name="ce397" office:value-type="string">
            <text:p>Social\Page_Nav\Node\Edit page\Portlet</text:p>
          </table:table-cell>
          <table:table-cell table:style-name="ce413" office:value-type="string">
            <text:p>Change Show Info bar option of por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3];6;1)&gt;MID([.F312];6;1);&quot;&quot;;MAX([.A$7:.A312])+1)">
            <text:p/>
          </table:table-cell>
          <table:table-cell table:style-name="ce388" office:value-type="string">
            <text:p>FNC_SOC_SPC_NAV_13_02</text:p>
          </table:table-cell>
          <table:table-cell table:style-name="ce394" table:formula="of:=IF(MID([.F313];6;1)&gt;MID([.F312];6;1);[.C312];[.C312]+1)" office:value-type="float" office:value="8">
            <text:p>008</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14];6;1)&gt;MID([.F313];6;1);&quot;&quot;;MAX([.A$7:.A313])+1)">
            <text:p/>
          </table:table-cell>
          <table:table-cell table:style-name="ce388" office:value-type="string">
            <text:p>FNC_SOC_SPC_NAV_13_02</text:p>
          </table:table-cell>
          <table:table-cell table:style-name="ce394" table:formula="of:=IF(MID([.F314];6;1)&gt;MID([.F313];6;1);[.C313];[.C313]+1)" office:value-type="float" office:value="8">
            <text:p>008</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15];6;1)&gt;MID([.F314];6;1);&quot;&quot;;MAX([.A$7:.A314])+1)">
            <text:p/>
          </table:table-cell>
          <table:table-cell table:style-name="ce388" office:value-type="string">
            <text:p>FNC_SOC_SPC_NAV_13_02</text:p>
          </table:table-cell>
          <table:table-cell table:style-name="ce394" table:formula="of:=IF(MID([.F315];6;1)&gt;MID([.F314];6;1);[.C314];[.C314]+1)" office:value-type="float" office:value="8">
            <text:p>008</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7" office:value-type="string">
            <text:p>Step 4: Change Show Info bar option</text:p>
          </table:table-cell>
          <table:table-cell table:style-name="ce410" office:value-type="string">
            <text:p>- Check/uncheck Show Info bar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16];6;1)&gt;MID([.F315];6;1);&quot;&quot;;MAX([.A$7:.A315])+1)" office:value-type="float" office:value="91">
            <text:p>091</text:p>
          </table:table-cell>
          <table:table-cell table:style-name="ce388" office:value-type="string">
            <text:p>FNC_SOC_SPC_NAV_13_02</text:p>
          </table:table-cell>
          <table:table-cell table:style-name="ce394" table:formula="of:=IF(MID([.F316];6;1)&gt;MID([.F315];6;1);[.C315];[.C315]+1)" office:value-type="float" office:value="9">
            <text:p>009</text:p>
          </table:table-cell>
          <table:table-cell table:style-name="ce397" office:value-type="string">
            <text:p>Social\Page_Nav\Node\Edit page\Portlet</text:p>
          </table:table-cell>
          <table:table-cell table:style-name="ce413" office:value-type="string">
            <text:p>Change Show Portlet Mod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7];6;1)&gt;MID([.F316];6;1);&quot;&quot;;MAX([.A$7:.A316])+1)">
            <text:p/>
          </table:table-cell>
          <table:table-cell table:style-name="ce388" office:value-type="string">
            <text:p>FNC_SOC_SPC_NAV_13_02</text:p>
          </table:table-cell>
          <table:table-cell table:style-name="ce394" table:formula="of:=IF(MID([.F317];6;1)&gt;MID([.F316];6;1);[.C316];[.C316]+1)" office:value-type="float" office:value="9">
            <text:p>009</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18];6;1)&gt;MID([.F317];6;1);&quot;&quot;;MAX([.A$7:.A317])+1)">
            <text:p/>
          </table:table-cell>
          <table:table-cell table:style-name="ce388" office:value-type="string">
            <text:p>FNC_SOC_SPC_NAV_13_02</text:p>
          </table:table-cell>
          <table:table-cell table:style-name="ce394" table:formula="of:=IF(MID([.F318];6;1)&gt;MID([.F317];6;1);[.C317];[.C317]+1)" office:value-type="float" office:value="9">
            <text:p>009</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19];6;1)&gt;MID([.F318];6;1);&quot;&quot;;MAX([.A$7:.A318])+1)">
            <text:p/>
          </table:table-cell>
          <table:table-cell table:style-name="ce388" office:value-type="string">
            <text:p>FNC_SOC_SPC_NAV_13_02</text:p>
          </table:table-cell>
          <table:table-cell table:style-name="ce394" table:formula="of:=IF(MID([.F319];6;1)&gt;MID([.F318];6;1);[.C318];[.C318]+1)" office:value-type="float" office:value="9">
            <text:p>009</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7" office:value-type="string">
            <text:p>Step 4: Change Show Portlet Mode option</text:p>
          </table:table-cell>
          <table:table-cell table:style-name="ce410" office:value-type="string">
            <text:p>- Check/uncheck Show Portlet mode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0];6;1)&gt;MID([.F319];6;1);&quot;&quot;;MAX([.A$7:.A319])+1)" office:value-type="float" office:value="92">
            <text:p>092</text:p>
          </table:table-cell>
          <table:table-cell table:style-name="ce388" office:value-type="string">
            <text:p>FNC_SOC_SPC_NAV_13_02</text:p>
          </table:table-cell>
          <table:table-cell table:style-name="ce394" table:formula="of:=IF(MID([.F320];6;1)&gt;MID([.F319];6;1);[.C319];[.C319]+1)" office:value-type="float" office:value="10">
            <text:p>010</text:p>
          </table:table-cell>
          <table:table-cell table:style-name="ce397" office:value-type="string">
            <text:p>Social\Page_Nav\Node\Edit page\Portlet</text:p>
          </table:table-cell>
          <table:table-cell table:style-name="ce413" office:value-type="string">
            <text:p>Change Show Window Stat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1];6;1)&gt;MID([.F320];6;1);&quot;&quot;;MAX([.A$7:.A320])+1)">
            <text:p/>
          </table:table-cell>
          <table:table-cell table:style-name="ce388" office:value-type="string">
            <text:p>FNC_SOC_SPC_NAV_13_02</text:p>
          </table:table-cell>
          <table:table-cell table:style-name="ce394" table:formula="of:=IF(MID([.F321];6;1)&gt;MID([.F320];6;1);[.C320];[.C320]+1)" office:value-type="float" office:value="10">
            <text:p>01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22];6;1)&gt;MID([.F321];6;1);&quot;&quot;;MAX([.A$7:.A321])+1)">
            <text:p/>
          </table:table-cell>
          <table:table-cell table:style-name="ce388" office:value-type="string">
            <text:p>FNC_SOC_SPC_NAV_13_02</text:p>
          </table:table-cell>
          <table:table-cell table:style-name="ce394" table:formula="of:=IF(MID([.F322];6;1)&gt;MID([.F321];6;1);[.C321];[.C321]+1)" office:value-type="float" office:value="10">
            <text:p>01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323];6;1)&gt;MID([.F322];6;1);&quot;&quot;;MAX([.A$7:.A322])+1)">
            <text:p/>
          </table:table-cell>
          <table:table-cell table:style-name="ce388" office:value-type="string">
            <text:p>FNC_SOC_SPC_NAV_13_02</text:p>
          </table:table-cell>
          <table:table-cell table:style-name="ce394" table:formula="of:=IF(MID([.F323];6;1)&gt;MID([.F322];6;1);[.C322];[.C322]+1)" office:value-type="float" office:value="10">
            <text:p>01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7" office:value-type="string">
            <text:p>Step 4: Change Show Window State option</text:p>
          </table:table-cell>
          <table:table-cell table:style-name="ce410"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7" office:value-type="string">
            <text:p>- Change is saved</text:p>
            <text:p>- If Show window state is checked, icon minimize and maximize are displayed on info bar, else they are not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4];6;1)&gt;MID([.F323];6;1);&quot;&quot;;MAX([.A$7:.A323])+1)" office:value-type="float" office:value="93">
            <text:p>093</text:p>
          </table:table-cell>
          <table:table-cell table:style-name="ce388" office:value-type="string">
            <text:p>FNC_SOC_SPC_NAV_13_02</text:p>
          </table:table-cell>
          <table:table-cell table:style-name="ce394" table:formula="of:=IF(MID([.F324];6;1)&gt;MID([.F323];6;1);[.C323];[.C323]+1)" office:value-type="float" office:value="11">
            <text:p>011</text:p>
          </table:table-cell>
          <table:table-cell table:style-name="ce397" office:value-type="string">
            <text:p>Social\Page_Nav\Node\Edit page\Portlet</text:p>
          </table:table-cell>
          <table:table-cell table:style-name="ce407" office:value-type="string">
            <text:p>Edit nodes page to show portlet mode/window state without showing Infor bar</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5];6;1)&gt;MID([.F324];6;1);&quot;&quot;;MAX([.A$7:.A324])+1)">
            <text:p/>
          </table:table-cell>
          <table:table-cell table:style-name="ce388" office:value-type="string">
            <text:p>FNC_SOC_SPC_NAV_13_02</text:p>
          </table:table-cell>
          <table:table-cell table:style-name="ce394" table:formula="of:=IF(MID([.F325];6;1)&gt;MID([.F324];6;1);[.C324];[.C324]+1)" office:value-type="float" office:value="11">
            <text:p>011</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26];6;1)&gt;MID([.F325];6;1);&quot;&quot;;MAX([.A$7:.A325])+1)">
            <text:p/>
          </table:table-cell>
          <table:table-cell table:style-name="ce388" office:value-type="string">
            <text:p>FNC_SOC_SPC_NAV_13_02</text:p>
          </table:table-cell>
          <table:table-cell table:style-name="ce394" table:formula="of:=IF(MID([.F326];6;1)&gt;MID([.F325];6;1);[.C325];[.C325]+1)" office:value-type="float" office:value="11">
            <text:p>011</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327];6;1)&gt;MID([.F326];6;1);&quot;&quot;;MAX([.A$7:.A326])+1)">
            <text:p/>
          </table:table-cell>
          <table:table-cell table:style-name="ce388" office:value-type="string">
            <text:p>FNC_SOC_SPC_NAV_13_02</text:p>
          </table:table-cell>
          <table:table-cell table:style-name="ce394" table:formula="of:=IF(MID([.F327];6;1)&gt;MID([.F326];6;1);[.C326];[.C326]+1)" office:value-type="float" office:value="11">
            <text:p>011</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21" office:value-type="string">
            <text:p>Step 4: Don't show Infor bar</text:p>
          </table:table-cell>
          <table:table-cell table:style-name="ce410"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10" office:value-type="string">
            <text:p>- Change is saved</text:p>
            <text:p>- Edited page is shown without Infor bar and of course no window state/<text:span text:style-name="T53">porlet</text:span> mode for edited portlet in page cont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8];6;1)&gt;MID([.F327];6;1);&quot;&quot;;MAX([.A$7:.A327])+1)" office:value-type="float" office:value="94">
            <text:p>094</text:p>
          </table:table-cell>
          <table:table-cell table:style-name="ce388" office:value-type="string">
            <text:p>FNC_SOC_SPC_NAV_13_02</text:p>
          </table:table-cell>
          <table:table-cell table:style-name="ce394" table:formula="of:=IF(MID([.F328];6;1)&gt;MID([.F327];6;1);[.C327];[.C327]+1)" office:value-type="float" office:value="12">
            <text:p>012</text:p>
          </table:table-cell>
          <table:table-cell table:style-name="ce397" office:value-type="string">
            <text:p>Social\Page_Nav\Node\Edit page\Portlet</text:p>
          </table:table-cell>
          <table:table-cell table:style-name="ce417" office:value-type="string">
            <text:p>Change description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9];6;1)&gt;MID([.F328];6;1);&quot;&quot;;MAX([.A$7:.A328])+1)">
            <text:p/>
          </table:table-cell>
          <table:table-cell table:style-name="ce388" office:value-type="string">
            <text:p>FNC_SOC_SPC_NAV_13_02</text:p>
          </table:table-cell>
          <table:table-cell table:style-name="ce394" table:formula="of:=IF(MID([.F329];6;1)&gt;MID([.F328];6;1);[.C328];[.C328]+1)" office:value-type="float" office:value="12">
            <text:p>012</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30];6;1)&gt;MID([.F329];6;1);&quot;&quot;;MAX([.A$7:.A329])+1)">
            <text:p/>
          </table:table-cell>
          <table:table-cell table:style-name="ce388" office:value-type="string">
            <text:p>FNC_SOC_SPC_NAV_13_02</text:p>
          </table:table-cell>
          <table:table-cell table:style-name="ce394" table:formula="of:=IF(MID([.F330];6;1)&gt;MID([.F329];6;1);[.C329];[.C329]+1)" office:value-type="float" office:value="12">
            <text:p>012</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31];6;1)&gt;MID([.F330];6;1);&quot;&quot;;MAX([.A$7:.A330])+1)">
            <text:p/>
          </table:table-cell>
          <table:table-cell table:style-name="ce388" office:value-type="string">
            <text:p>FNC_SOC_SPC_NAV_13_02</text:p>
          </table:table-cell>
          <table:table-cell table:style-name="ce394" table:formula="of:=IF(MID([.F331];6;1)&gt;MID([.F330];6;1);[.C330];[.C330]+1)" office:value-type="float" office:value="12">
            <text:p>012</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7" office:value-type="string">
            <text:p>Step 4: Change Description</text:p>
          </table:table-cell>
          <table:table-cell table:style-name="ce410" office:value-type="string">
            <text:p>- Change current Portlet description</text:p>
            <text:p>- Click <text:span text:style-name="T11">Save</text:span></text:p>
          </table:table-cell>
          <table:table-cell table:style-name="ce447" office:value-type="string">
            <text:p>- Change is saved</text:p>
            <text:p>- New description is displayed in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32];6;1)&gt;MID([.F331];6;1);&quot;&quot;;MAX([.A$7:.A331])+1)" office:value-type="float" office:value="95">
            <text:p>095</text:p>
          </table:table-cell>
          <table:table-cell table:style-name="ce388" office:value-type="string">
            <text:p>FNC_SOC_SPC_NAV_13_02</text:p>
          </table:table-cell>
          <table:table-cell table:style-name="ce394" table:formula="of:=IF(MID([.F332];6;1)&gt;MID([.F331];6;1);[.C331];[.C331]+1)" office:value-type="float" office:value="13">
            <text:p>013</text:p>
          </table:table-cell>
          <table:table-cell table:style-name="ce397" office:value-type="string">
            <text:p>Social\Page_Nav\Node\Edit page\Portlet</text:p>
          </table:table-cell>
          <table:table-cell table:style-name="ce388" office:value-type="string">
            <text:p>Change description of portlet with blank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3];6;1)&gt;MID([.F332];6;1);&quot;&quot;;MAX([.A$7:.A332])+1)">
            <text:p/>
          </table:table-cell>
          <table:table-cell table:style-name="ce388" office:value-type="string">
            <text:p>FNC_SOC_SPC_NAV_13_02</text:p>
          </table:table-cell>
          <table:table-cell table:style-name="ce394" table:formula="of:=IF(MID([.F333];6;1)&gt;MID([.F332];6;1);[.C332];[.C332]+1)" office:value-type="float" office:value="13">
            <text:p>013</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34];6;1)&gt;MID([.F333];6;1);&quot;&quot;;MAX([.A$7:.A333])+1)">
            <text:p/>
          </table:table-cell>
          <table:table-cell table:style-name="ce388" office:value-type="string">
            <text:p>FNC_SOC_SPC_NAV_13_02</text:p>
          </table:table-cell>
          <table:table-cell table:style-name="ce394" table:formula="of:=IF(MID([.F334];6;1)&gt;MID([.F333];6;1);[.C333];[.C333]+1)" office:value-type="float" office:value="13">
            <text:p>013</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35];6;1)&gt;MID([.F334];6;1);&quot;&quot;;MAX([.A$7:.A334])+1)">
            <text:p/>
          </table:table-cell>
          <table:table-cell table:style-name="ce388" office:value-type="string">
            <text:p>FNC_SOC_SPC_NAV_13_02</text:p>
          </table:table-cell>
          <table:table-cell table:style-name="ce394" table:formula="of:=IF(MID([.F335];6;1)&gt;MID([.F334];6;1);[.C334];[.C334]+1)" office:value-type="float" office:value="13">
            <text:p>013</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7" office:value-type="string">
            <text:p>Step 4: Change Description</text:p>
          </table:table-cell>
          <table:table-cell table:style-name="ce410" office:value-type="string">
            <text:p>- Leave <text:span text:style-name="T11">Description</text:span> blank</text:p>
            <text:p>- Click <text:span text:style-name="T11">Save</text:span></text:p>
          </table:table-cell>
          <table:table-cell table:style-name="ce442" office:value-type="string">
            <text:p>Edit portlet form is closed, return to show portlet control, edited portlet is displayed with default description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36];6;1)&gt;MID([.F335];6;1);&quot;&quot;;MAX([.A$7:.A335])+1)" office:value-type="float" office:value="96">
            <text:p>096</text:p>
          </table:table-cell>
          <table:table-cell table:style-name="ce388" office:value-type="string">
            <text:p>FNC_SOC_SPC_NAV_13_02</text:p>
          </table:table-cell>
          <table:table-cell table:style-name="ce394" table:formula="of:=IF(MID([.F336];6;1)&gt;MID([.F335];6;1);[.C335];[.C335]+1)" office:value-type="float" office:value="14">
            <text:p>014</text:p>
          </table:table-cell>
          <table:table-cell table:style-name="ce397" office:value-type="string">
            <text:p>Social\Page_Nav\Node\Edit page\Portlet</text:p>
          </table:table-cell>
          <table:table-cell table:style-name="ce417" office:value-type="string">
            <text:p>Change description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7];6;1)&gt;MID([.F336];6;1);&quot;&quot;;MAX([.A$7:.A336])+1)">
            <text:p/>
          </table:table-cell>
          <table:table-cell table:style-name="ce388" office:value-type="string">
            <text:p>FNC_SOC_SPC_NAV_13_02</text:p>
          </table:table-cell>
          <table:table-cell table:style-name="ce394" table:formula="of:=IF(MID([.F337];6;1)&gt;MID([.F336];6;1);[.C336];[.C336]+1)" office:value-type="float" office:value="14">
            <text:p>014</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38];6;1)&gt;MID([.F337];6;1);&quot;&quot;;MAX([.A$7:.A337])+1)">
            <text:p/>
          </table:table-cell>
          <table:table-cell table:style-name="ce388" office:value-type="string">
            <text:p>FNC_SOC_SPC_NAV_13_02</text:p>
          </table:table-cell>
          <table:table-cell table:style-name="ce394" table:formula="of:=IF(MID([.F338];6;1)&gt;MID([.F337];6;1);[.C337];[.C337]+1)" office:value-type="float" office:value="14">
            <text:p>014</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39];6;1)&gt;MID([.F338];6;1);&quot;&quot;;MAX([.A$7:.A338])+1)">
            <text:p/>
          </table:table-cell>
          <table:table-cell table:style-name="ce388" office:value-type="string">
            <text:p>FNC_SOC_SPC_NAV_13_02</text:p>
          </table:table-cell>
          <table:table-cell table:style-name="ce394" table:formula="of:=IF(MID([.F339];6;1)&gt;MID([.F338];6;1);[.C338];[.C338]+1)" office:value-type="float" office:value="14">
            <text:p>014</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7" office:value-type="string">
            <text:p>Step 4: Change Description</text:p>
          </table:table-cell>
          <table:table-cell table:style-name="ce410" office:value-type="string">
            <text:p>- Edit current Description with new value over 255 characters</text:p>
            <text:p>- Click <text:span text:style-name="T11">Save</text:span></text:p>
          </table:table-cell>
          <table:table-cell table:style-name="ce448" office:value-type="string">
            <text:p>Show message alerts Description must be less than 255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40];6;1)&gt;MID([.F339];6;1);&quot;&quot;;MAX([.A$7:.A339])+1)" office:value-type="float" office:value="97">
            <text:p>097</text:p>
          </table:table-cell>
          <table:table-cell table:style-name="ce388" office:value-type="string">
            <text:p>FNC_SOC_SPC_NAV_13_02</text:p>
          </table:table-cell>
          <table:table-cell table:style-name="ce394" table:formula="of:=IF(MID([.F340];6;1)&gt;MID([.F339];6;1);[.C339];[.C339]+1)" office:value-type="float" office:value="15">
            <text:p>015</text:p>
          </table:table-cell>
          <table:table-cell table:style-name="ce397" office:value-type="string">
            <text:p>Social\Page_Nav\Node\Edit page\Portlet</text:p>
          </table:table-cell>
          <table:table-cell table:style-name="ce413" office:value-type="string">
            <text:p>Check editing display icon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1];6;1)&gt;MID([.F340];6;1);&quot;&quot;;MAX([.A$7:.A340])+1)">
            <text:p/>
          </table:table-cell>
          <table:table-cell table:style-name="ce388" office:value-type="string">
            <text:p>FNC_SOC_SPC_NAV_13_02</text:p>
          </table:table-cell>
          <table:table-cell table:style-name="ce394" table:formula="of:=IF(MID([.F341];6;1)&gt;MID([.F340];6;1);[.C340];[.C340]+1)" office:value-type="float" office:value="15">
            <text:p>015</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42];6;1)&gt;MID([.F341];6;1);&quot;&quot;;MAX([.A$7:.A341])+1)">
            <text:p/>
          </table:table-cell>
          <table:table-cell table:style-name="ce388" office:value-type="string">
            <text:p>FNC_SOC_SPC_NAV_13_02</text:p>
          </table:table-cell>
          <table:table-cell table:style-name="ce394" table:formula="of:=IF(MID([.F342];6;1)&gt;MID([.F341];6;1);[.C341];[.C341]+1)" office:value-type="float" office:value="15">
            <text:p>015</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3: Check when choose a specific icon from list</text:p>
          </table:table-cell>
          <table:table-cell table:style-name="ce410" office:value-type="string">
            <text:p>In Edit icon form:</text:p>
            <text:p>- Choose category</text:p>
            <text:p>- Click on one icon from right pane</text:p>
          </table:table-cell>
          <table:table-cell table:style-name="ce447" office:value-type="string">
            <text:p>- Selected icon is marked</text:p>
            <text:p>- Selected icon's name is displayed at the bottom of edi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3];6;1)&gt;MID([.F342];6;1);&quot;&quot;;MAX([.A$7:.A342])+1)">
            <text:p/>
          </table:table-cell>
          <table:table-cell table:style-name="ce388" office:value-type="string">
            <text:p>FNC_SOC_SPC_NAV_13_02</text:p>
          </table:table-cell>
          <table:table-cell table:style-name="ce394" table:formula="of:=IF(MID([.F343];6;1)&gt;MID([.F342];6;1);[.C342];[.C342]+1)" office:value-type="float" office:value="15">
            <text:p>015</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4: Check when choose default icon for editing portlet</text:p>
          </table:table-cell>
          <table:table-cell table:style-name="ce410" office:value-type="string">
            <text:p>Click <text:span text:style-name="T11">Get Default</text:span> link from top right pane</text:p>
          </table:table-cell>
          <table:table-cell table:style-name="ce447" office:value-type="string">
            <text:p>Value for Current selected icon name is “Defaul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44];6;1)&gt;MID([.F343];6;1);&quot;&quot;;MAX([.A$7:.A343])+1)">
            <text:p/>
          </table:table-cell>
          <table:table-cell table:style-name="ce388" office:value-type="string">
            <text:p>FNC_SOC_SPC_NAV_13_02</text:p>
          </table:table-cell>
          <table:table-cell table:style-name="ce394" table:formula="of:=IF(MID([.F344];6;1)&gt;MID([.F343];6;1);[.C343];[.C343]+1)" office:value-type="float" office:value="15">
            <text:p>015</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5: Change icon for editing portlet</text:p>
          </table:table-cell>
          <table:table-cell table:style-name="ce410" office:value-type="string">
            <text:p>- Choose one icon from right pane</text:p>
            <text:p>- Click <text:span text:style-name="T11">Save</text:span></text:p>
          </table:table-cell>
          <table:table-cell table:style-name="ce447" office:value-type="string">
            <text:p>- Change is saved </text:p>
            <text:p>- New selected icon is displayed in portlet title b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45];6;1)&gt;MID([.F344];6;1);&quot;&quot;;MAX([.A$7:.A344])+1)" office:value-type="float" office:value="98">
            <text:p>098</text:p>
          </table:table-cell>
          <table:table-cell table:style-name="ce388" office:value-type="string">
            <text:p>FNC_SOC_SPC_NAV_13_02</text:p>
          </table:table-cell>
          <table:table-cell table:style-name="ce394" table:formula="of:=IF(MID([.F345];6;1)&gt;MID([.F344];6;1);[.C344];[.C344]+1)" office:value-type="float" office:value="16">
            <text:p>016</text:p>
          </table:table-cell>
          <table:table-cell table:style-name="ce397" office:value-type="string">
            <text:p>Social\Page_Nav\Node\Edit page\Portlet</text:p>
          </table:table-cell>
          <table:table-cell table:style-name="ce413" office:value-type="string">
            <text:p>Check editing display themes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6];6;1)&gt;MID([.F345];6;1);&quot;&quot;;MAX([.A$7:.A345])+1)">
            <text:p/>
          </table:table-cell>
          <table:table-cell table:style-name="ce388" office:value-type="string">
            <text:p>FNC_SOC_SPC_NAV_13_02</text:p>
          </table:table-cell>
          <table:table-cell table:style-name="ce394" table:formula="of:=IF(MID([.F346];6;1)&gt;MID([.F345];6;1);[.C345];[.C345]+1)" office:value-type="float" office:value="16">
            <text:p>016</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47];6;1)&gt;MID([.F346];6;1);&quot;&quot;;MAX([.A$7:.A346])+1)">
            <text:p/>
          </table:table-cell>
          <table:table-cell table:style-name="ce388" office:value-type="string">
            <text:p>FNC_SOC_SPC_NAV_13_02</text:p>
          </table:table-cell>
          <table:table-cell table:style-name="ce394" table:formula="of:=IF(MID([.F347];6;1)&gt;MID([.F346];6;1);[.C346];[.C346]+1)" office:value-type="float" office:value="16">
            <text:p>016</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3: Change theme for portlet</text:p>
          </table:table-cell>
          <table:table-cell table:style-name="ce410" office:value-type="string">
            <text:p>- Go to <text:span text:style-name="T13">Decoration themes</text:span> tab</text:p>
            <text:p>- Choose a theme from list</text:p>
            <text:p>- Click <text:span text:style-name="T11">Save</text:span></text:p>
          </table:table-cell>
          <table:table-cell table:style-name="ce447" office:value-type="string">
            <text:p>Change is saved and selected theme is displayed as default when show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8];6;1)&gt;MID([.F347];6;1);&quot;&quot;;MAX([.A$7:.A347])+1)">
            <text:p/>
          </table:table-cell>
          <table:table-cell table:style-name="ce388" office:value-type="string">
            <text:p>FNC_SOC_SPC_NAV_13_02</text:p>
          </table:table-cell>
          <table:table-cell table:style-name="ce394" table:formula="of:=IF(MID([.F348];6;1)&gt;MID([.F347];6;1);[.C347];[.C347]+1)" office:value-type="float" office:value="16">
            <text:p>016</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4: Get default theme</text:p>
          </table:table-cell>
          <table:table-cell table:style-name="ce410" office:value-type="string">
            <text:p>- Click on link <text:span text:style-name="T13">Get default</text:span></text:p>
          </table:table-cell>
          <table:table-cell table:style-name="ce447" office:value-type="string">
            <text:p>- Default theme is selected and display on the right pa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49];6;1)&gt;MID([.F348];6;1);&quot;&quot;;MAX([.A$7:.A348])+1)" office:value-type="float" office:value="99">
            <text:p>099</text:p>
          </table:table-cell>
          <table:table-cell table:style-name="ce388" office:value-type="string">
            <text:p>FNC_SOC_SPC_NAV_13_02</text:p>
          </table:table-cell>
          <table:table-cell table:style-name="ce394" table:formula="of:=IF(MID([.F349];6;1)&gt;MID([.F348];6;1);[.C348];[.C348]+1)" office:value-type="float" office:value="17">
            <text:p>017</text:p>
          </table:table-cell>
          <table:table-cell table:style-name="ce397" office:value-type="string">
            <text:p>Social\Page_Nav\Node\Edit page\Portlet</text:p>
          </table:table-cell>
          <table:table-cell table:style-name="ce413" office:value-type="string">
            <text:p>Check Abort function after edit portlet without saving the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50];6;1)&gt;MID([.F349];6;1);&quot;&quot;;MAX([.A$7:.A349])+1)">
            <text:p/>
          </table:table-cell>
          <table:table-cell table:style-name="ce388" office:value-type="string">
            <text:p>FNC_SOC_SPC_NAV_13_02</text:p>
          </table:table-cell>
          <table:table-cell table:style-name="ce394" table:formula="of:=IF(MID([.F350];6;1)&gt;MID([.F349];6;1);[.C349];[.C349]+1)" office:value-type="float" office:value="17">
            <text:p>017</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51];6;1)&gt;MID([.F350];6;1);&quot;&quot;;MAX([.A$7:.A350])+1)">
            <text:p/>
          </table:table-cell>
          <table:table-cell table:style-name="ce388" office:value-type="string">
            <text:p>FNC_SOC_SPC_NAV_13_02</text:p>
          </table:table-cell>
          <table:table-cell table:style-name="ce394" table:formula="of:=IF(MID([.F351];6;1)&gt;MID([.F350];6;1);[.C350];[.C350]+1)" office:value-type="float" office:value="17">
            <text:p>017</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52];6;1)&gt;MID([.F351];6;1);&quot;&quot;;MAX([.A$7:.A351])+1)">
            <text:p/>
          </table:table-cell>
          <table:table-cell table:style-name="ce388" office:value-type="string">
            <text:p>FNC_SOC_SPC_NAV_13_02</text:p>
          </table:table-cell>
          <table:table-cell table:style-name="ce394" table:formula="of:=IF(MID([.F352];6;1)&gt;MID([.F351];6;1);[.C351];[.C351]+1)" office:value-type="float" office:value="17">
            <text:p>017</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4: Check Abort</text:p>
          </table:table-cell>
          <table:table-cell table:style-name="ce410" office:value-type="string">
            <text:p>- Click <text:span text:style-name="T11">Abort </text:span><text:span text:style-name="T14">icon page editor</text:span></text:p>
            <text:p><text:span text:style-name="T14">- Open edit portlet again</text:span></text:p>
          </table:table-cell>
          <table:table-cell table:style-name="ce447" office:value-type="string">
            <text:p>- Navigation management form is closed</text:p>
            <text:p>- When shown form to edit above portlet like step 3, change was not saved, return to show value before edi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53];6;1)&gt;MID([.F352];6;1);&quot;&quot;;MAX([.A$7:.A352])+1)" office:value-type="float" office:value="100">
            <text:p>100</text:p>
          </table:table-cell>
          <table:table-cell table:style-name="ce388" office:value-type="string">
            <text:p>FNC_SOC_SPC_NAV_13_02</text:p>
          </table:table-cell>
          <table:table-cell table:style-name="ce394" table:formula="of:=IF(MID([.F353];6;1)&gt;MID([.F352];6;1);[.C352];[.C352]+1)" office:value-type="float" office:value="18">
            <text:p>018</text:p>
          </table:table-cell>
          <table:table-cell table:style-name="ce397" office:value-type="string">
            <text:p>Social\Page_Nav\Node\Edit page\Portlet</text:p>
          </table:table-cell>
          <table:table-cell table:style-name="ce413" office:value-type="string">
            <text:p>Check Finish function after edit porlet with sav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354];6;1)&gt;MID([.F353];6;1);&quot;&quot;;MAX([.A$7:.A353])+1)">
            <text:p/>
          </table:table-cell>
          <table:table-cell table:style-name="ce388" office:value-type="string">
            <text:p>FNC_SOC_SPC_NAV_13_02</text:p>
          </table:table-cell>
          <table:table-cell table:style-name="ce394" table:formula="of:=IF(MID([.F354];6;1)&gt;MID([.F353];6;1);[.C353];[.C353]+1)" office:value-type="float" office:value="18">
            <text:p>018</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55];6;1)&gt;MID([.F354];6;1);&quot;&quot;;MAX([.A$7:.A354])+1)">
            <text:p/>
          </table:table-cell>
          <table:table-cell table:style-name="ce388" office:value-type="string">
            <text:p>FNC_SOC_SPC_NAV_13_02</text:p>
          </table:table-cell>
          <table:table-cell table:style-name="ce394" table:formula="of:=IF(MID([.F355];6;1)&gt;MID([.F354];6;1);[.C354];[.C354]+1)" office:value-type="float" office:value="18">
            <text:p>018</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356];6;1)&gt;MID([.F355];6;1);&quot;&quot;;MAX([.A$7:.A355])+1)">
            <text:p/>
          </table:table-cell>
          <table:table-cell table:style-name="ce388" office:value-type="string">
            <text:p>FNC_SOC_SPC_NAV_13_02</text:p>
          </table:table-cell>
          <table:table-cell table:style-name="ce394" table:formula="of:=IF(MID([.F356];6;1)&gt;MID([.F355];6;1);[.C355];[.C355]+1)" office:value-type="float" office:value="18">
            <text:p>018</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4: Check Finish</text:p>
          </table:table-cell>
          <table:table-cell table:style-name="ce410" office:value-type="string">
            <text:p>- Click <text:span text:style-name="T11">finish </text:span><text:span text:style-name="T14">icon on page editor</text:span></text:p>
            <text:p><text:span text:style-name="T14">- Open edit portlet again</text:span></text:p>
          </table:table-cell>
          <table:table-cell table:style-name="ce447" office:value-type="string">
            <text:p>- Edit page and Nav form is closed</text:p>
            <text:p>- When shown form to edit above portlet like step 3, chang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357];6;1)&gt;MID([.F356];6;1);&quot;&quot;;MAX([.A$7:.A356])+1)" office:value-type="float" office:value="101">
            <text:p>101</text:p>
          </table:table-cell>
          <table:table-cell table:style-name="ce388" office:value-type="string">
            <text:p>FNC_SOC_SPC_NAV_13_02</text:p>
          </table:table-cell>
          <table:table-cell table:style-name="ce394" table:formula="of:=IF(MID([.F357];6;1)&gt;MID([.F356];6;1);[.C356];[.C356]+1)" office:value-type="float" office:value="19">
            <text:p>019</text:p>
          </table:table-cell>
          <table:table-cell table:style-name="ce397" office:value-type="string">
            <text:p>Social\Page_Nav\Node\Edit page\Portlet</text:p>
          </table:table-cell>
          <table:table-cell table:style-name="ce413" office:value-type="string">
            <text:p>Check when remove added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58];6;1)&gt;MID([.F357];6;1);&quot;&quot;;MAX([.A$7:.A357])+1)">
            <text:p/>
          </table:table-cell>
          <table:table-cell table:style-name="ce388" office:value-type="string">
            <text:p>FNC_SOC_SPC_NAV_13_02</text:p>
          </table:table-cell>
          <table:table-cell table:style-name="ce394" table:formula="of:=IF(MID([.F358];6;1)&gt;MID([.F357];6;1);[.C357];[.C357]+1)" office:value-type="float" office:value="19">
            <text:p>019</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59];6;1)&gt;MID([.F358];6;1);&quot;&quot;;MAX([.A$7:.A358])+1)">
            <text:p/>
          </table:table-cell>
          <table:table-cell table:style-name="ce388" office:value-type="string">
            <text:p>FNC_SOC_SPC_NAV_13_02</text:p>
          </table:table-cell>
          <table:table-cell table:style-name="ce394" table:formula="of:=IF(MID([.F359];6;1)&gt;MID([.F358];6;1);[.C358];[.C358]+1)" office:value-type="float" office:value="19">
            <text:p>019</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7" office:value-type="string">
            <text:p>Step 3: Remove portlet from page area</text:p>
          </table:table-cell>
          <table:table-cell table:style-name="ce410" office:value-type="string">
            <text:p>- Move mouse over the portler and Click <text:span text:style-name="T11">Delete</text:span> (x) icon on mark layer</text:p>
            <text:p>- Click <text:span text:style-name="T11">OK</text:span> to confirm</text:p>
          </table:table-cell>
          <table:table-cell table:style-name="ce447" office:value-type="string">
            <text:p>That portlet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60];6;1)&gt;MID([.F359];6;1);&quot;&quot;;MAX([.A$7:.A359])+1)" office:value-type="float" office:value="102">
            <text:p>102</text:p>
          </table:table-cell>
          <table:table-cell table:style-name="ce388" office:value-type="string">
            <text:p>FNC_SOC_SPC_NAV_13_02</text:p>
          </table:table-cell>
          <table:table-cell table:style-name="ce394" table:formula="of:=IF(MID([.F360];6;1)&gt;MID([.F359];6;1);[.C359];[.C359]+1)" office:value-type="float" office:value="20">
            <text:p>020</text:p>
          </table:table-cell>
          <table:table-cell table:style-name="ce397" office:value-type="string">
            <text:p>Social\Page_Nav\Node\Edit page\Portlet</text:p>
          </table:table-cell>
          <table:table-cell table:style-name="ce407" office:value-type="string">
            <text:p>Check when change position of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1];6;1)&gt;MID([.F360];6;1);&quot;&quot;;MAX([.A$7:.A360])+1)">
            <text:p/>
          </table:table-cell>
          <table:table-cell table:style-name="ce388" office:value-type="string">
            <text:p>FNC_SOC_SPC_NAV_13_02</text:p>
          </table:table-cell>
          <table:table-cell table:style-name="ce394" table:formula="of:=IF(MID([.F361];6;1)&gt;MID([.F360];6;1);[.C360];[.C360]+1)" office:value-type="float" office:value="20">
            <text:p>02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2];6;1)&gt;MID([.F361];6;1);&quot;&quot;;MAX([.A$7:.A361])+1)">
            <text:p/>
          </table:table-cell>
          <table:table-cell table:style-name="ce388" office:value-type="string">
            <text:p>FNC_SOC_SPC_NAV_13_02</text:p>
          </table:table-cell>
          <table:table-cell table:style-name="ce394" table:formula="of:=IF(MID([.F362];6;1)&gt;MID([.F361];6;1);[.C361];[.C361]+1)" office:value-type="float" office:value="20">
            <text:p>02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3: Re-arrange page content</text:p>
          </table:table-cell>
          <table:table-cell table:style-name="ce410" office:value-type="string">
            <text:p>- Click on the icon at the left top of portlet</text:p>
            <text:p>- Drag and drop portlet to new place in page area</text:p>
          </table:table-cell>
          <table:table-cell table:style-name="ce442" office:value-type="string">
            <text:p>Portlet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63];6;1)&gt;MID([.F362];6;1);&quot;&quot;;MAX([.A$7:.A362])+1)" office:value-type="float" office:value="103">
            <text:p>103</text:p>
          </table:table-cell>
          <table:table-cell table:style-name="ce388" office:value-type="string">
            <text:p>FNC_SOC_SPC_NAV_13_02</text:p>
          </table:table-cell>
          <table:table-cell table:style-name="ce394" table:formula="of:=IF(MID([.F363];6;1)&gt;MID([.F362];6;1);[.C362];[.C362]+1)" office:value-type="float" office:value="21">
            <text:p>021</text:p>
          </table:table-cell>
          <table:table-cell table:style-name="ce397" office:value-type="string">
            <text:p>Social\Page_Nav\Node\Edit page\Portlet</text:p>
          </table:table-cell>
          <table:table-cell table:style-name="ce407" office:value-type="string">
            <text:p>Check when add more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4];6;1)&gt;MID([.F363];6;1);&quot;&quot;;MAX([.A$7:.A363])+1)">
            <text:p/>
          </table:table-cell>
          <table:table-cell table:style-name="ce388" office:value-type="string">
            <text:p>FNC_SOC_SPC_NAV_13_02</text:p>
          </table:table-cell>
          <table:table-cell table:style-name="ce394" table:formula="of:=IF(MID([.F364];6;1)&gt;MID([.F363];6;1);[.C363];[.C363]+1)" office:value-type="float" office:value="21">
            <text:p>021</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5];6;1)&gt;MID([.F364];6;1);&quot;&quot;;MAX([.A$7:.A364])+1)">
            <text:p/>
          </table:table-cell>
          <table:table-cell table:style-name="ce388" office:value-type="string">
            <text:p>FNC_SOC_SPC_NAV_13_02</text:p>
          </table:table-cell>
          <table:table-cell table:style-name="ce394" table:formula="of:=IF(MID([.F365];6;1)&gt;MID([.F364];6;1);[.C364];[.C364]+1)" office:value-type="float" office:value="21">
            <text:p>021</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66];6;1)&gt;MID([.F365];6;1);&quot;&quot;;MAX([.A$7:.A365])+1)">
            <text:p/>
          </table:table-cell>
          <table:table-cell table:style-name="ce388" office:value-type="string">
            <text:p>FNC_SOC_SPC_NAV_13_02</text:p>
          </table:table-cell>
          <table:table-cell table:style-name="ce394" table:formula="of:=IF(MID([.F366];6;1)&gt;MID([.F365];6;1);[.C365];[.C365]+1)" office:value-type="float" office:value="21">
            <text:p>021</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4: Check showing page after being edited</text:p>
          </table:table-cell>
          <table:table-cell table:style-name="ce410" office:value-type="string">
            <text:p>- Save all changes</text:p>
            <text:p>- Escape page editor</text:p>
            <text:p>- Select edited node to view page</text:p>
          </table:table-cell>
          <table:table-cell table:style-name="ce442" office:value-type="string">
            <text:p>Page is displayed with new content contains new add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67];6;1)&gt;MID([.F366];6;1);&quot;&quot;;MAX([.A$7:.A366])+1)" office:value-type="float" office:value="104">
            <text:p>104</text:p>
          </table:table-cell>
          <table:table-cell table:style-name="ce388" office:value-type="string">
            <text:p>FNC_SOC_SPC_NAV_13_02</text:p>
          </table:table-cell>
          <table:table-cell table:style-name="ce394" table:formula="of:=IF(MID([.F367];6;1)&gt;MID([.F366];6;1);[.C366];[.C366]+1)" office:value-type="float" office:value="22">
            <text:p>022</text:p>
          </table:table-cell>
          <table:table-cell table:style-name="ce397" office:value-type="string">
            <text:p>Social\Page_Nav\Node\Edit page\Portlet</text:p>
          </table:table-cell>
          <table:table-cell table:style-name="ce407" office:value-type="string">
            <text:p>Check Abort function after edited page portlet layout without saving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8];6;1)&gt;MID([.F367];6;1);&quot;&quot;;MAX([.A$7:.A367])+1)">
            <text:p/>
          </table:table-cell>
          <table:table-cell table:style-name="ce388" office:value-type="string">
            <text:p>FNC_SOC_SPC_NAV_13_02</text:p>
          </table:table-cell>
          <table:table-cell table:style-name="ce394" table:formula="of:=IF(MID([.F368];6;1)&gt;MID([.F367];6;1);[.C367];[.C367]+1)" office:value-type="float" office:value="22">
            <text:p>022</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69];6;1)&gt;MID([.F368];6;1);&quot;&quot;;MAX([.A$7:.A368])+1)">
            <text:p/>
          </table:table-cell>
          <table:table-cell table:style-name="ce388" office:value-type="string">
            <text:p>FNC_SOC_SPC_NAV_13_02</text:p>
          </table:table-cell>
          <table:table-cell table:style-name="ce394" table:formula="of:=IF(MID([.F369];6;1)&gt;MID([.F368];6;1);[.C368];[.C368]+1)" office:value-type="float" office:value="22">
            <text:p>022</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3: Add new portlet</text:p>
          </table:table-cell>
          <table:table-cell table:style-name="ce410" office:value-type="string">
            <text:p>- Drag and drop portlet from list in left pane to page area in right pane</text:p>
            <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70];6;1)&gt;MID([.F369];6;1);&quot;&quot;;MAX([.A$7:.A369])+1)">
            <text:p/>
          </table:table-cell>
          <table:table-cell table:style-name="ce388" office:value-type="string">
            <text:p>FNC_SOC_SPC_NAV_13_02</text:p>
          </table:table-cell>
          <table:table-cell table:style-name="ce394" table:formula="of:=IF(MID([.F370];6;1)&gt;MID([.F369];6;1);[.C369];[.C369]+1)" office:value-type="float" office:value="22">
            <text:p>022</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4: Check Abort</text:p>
          </table:table-cell>
          <table:table-cell table:style-name="ce410" office:value-type="string">
            <text:p>- Click <text:span text:style-name="T11">Abort</text:span> icon on page editor</text:p>
          </table:table-cell>
          <table:table-cell table:style-name="ce442" office:value-type="string">
            <text:p>- Portlet layout of edited page is returned to value before edited when show form to edit this page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71];6;1)&gt;MID([.F370];6;1);&quot;&quot;;MAX([.A$7:.A370])+1)" office:value-type="float" office:value="105">
            <text:p>105</text:p>
          </table:table-cell>
          <table:table-cell table:style-name="ce388" office:value-type="string">
            <text:p>FNC_SOC_SPC_NAV_13_02</text:p>
          </table:table-cell>
          <table:table-cell table:style-name="ce394" table:formula="of:=IF(MID([.F371];6;1)&gt;MID([.F370];6;1);[.C370];[.C370]+1)" office:value-type="float" office:value="23">
            <text:p>023</text:p>
          </table:table-cell>
          <table:table-cell table:style-name="ce397" office:value-type="string">
            <text:p>Social\Page_Nav\Node\Edit page\Portlet</text:p>
          </table:table-cell>
          <table:table-cell table:style-name="ce407" office:value-type="string">
            <text:p>Check Finish function on Editing page after edited page portlet layou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372];6;1)&gt;MID([.F371];6;1);&quot;&quot;;MAX([.A$7:.A371])+1)">
            <text:p/>
          </table:table-cell>
          <table:table-cell table:style-name="ce388" office:value-type="string">
            <text:p>FNC_SOC_SPC_NAV_13_02</text:p>
          </table:table-cell>
          <table:table-cell table:style-name="ce394" table:formula="of:=IF(MID([.F372];6;1)&gt;MID([.F371];6;1);[.C371];[.C371]+1)" office:value-type="float" office:value="23">
            <text:p>023</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373];6;1)&gt;MID([.F372];6;1);&quot;&quot;;MAX([.A$7:.A372])+1)">
            <text:p/>
          </table:table-cell>
          <table:table-cell table:style-name="ce388" office:value-type="string">
            <text:p>FNC_SOC_SPC_NAV_13_02</text:p>
          </table:table-cell>
          <table:table-cell table:style-name="ce394" table:formula="of:=IF(MID([.F373];6;1)&gt;MID([.F372];6;1);[.C372];[.C372]+1)" office:value-type="float" office:value="23">
            <text:p>023</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374];6;1)&gt;MID([.F373];6;1);&quot;&quot;;MAX([.A$7:.A373])+1)">
            <text:p/>
          </table:table-cell>
          <table:table-cell table:style-name="ce388" office:value-type="string">
            <text:p>FNC_SOC_SPC_NAV_13_02</text:p>
          </table:table-cell>
          <table:table-cell table:style-name="ce394" table:formula="of:=IF(MID([.F374];6;1)&gt;MID([.F373];6;1);[.C373];[.C373]+1)" office:value-type="float" office:value="23">
            <text:p>023</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4: Check Save and Finish</text:p>
          </table:table-cell>
          <table:table-cell table:style-name="ce41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42" office:value-type="string">
            <text:p>- Navigation management is closed</text:p>
            <text:p>- Changes on Portlet layout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375];6;1)&gt;MID([.F374];6;1);&quot;&quot;;MAX([.A$7:.A374])+1)" office:value-type="float" office:value="106">
            <text:p>106</text:p>
          </table:table-cell>
          <table:table-cell table:style-name="ce388" office:value-type="string">
            <text:p>FNC_SOC_SPC_NAV_13_02</text:p>
          </table:table-cell>
          <table:table-cell table:style-name="ce394" table:formula="of:=IF(MID([.F375];6;1)&gt;MID([.F374];6;1);[.C374];[.C374]+1)" office:value-type="float" office:value="24">
            <text:p>024</text:p>
          </table:table-cell>
          <table:table-cell table:style-name="ce397" office:value-type="string">
            <text:p>Social\Page_Nav\Node\Edit page\Portlet</text:p>
          </table:table-cell>
          <table:table-cell table:style-name="ce407" office:value-type="string">
            <text:p>Check showing access permission tab of portlet when edit page and navigation</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76];6;1)&gt;MID([.F375];6;1);&quot;&quot;;MAX([.A$7:.A375])+1)">
            <text:p/>
          </table:table-cell>
          <table:table-cell table:style-name="ce388" office:value-type="string">
            <text:p>FNC_SOC_SPC_NAV_13_02</text:p>
          </table:table-cell>
          <table:table-cell table:style-name="ce394" table:formula="of:=IF(MID([.F376];6;1)&gt;MID([.F375];6;1);[.C375];[.C375]+1)" office:value-type="float" office:value="24">
            <text:p>024</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77];6;1)&gt;MID([.F376];6;1);&quot;&quot;;MAX([.A$7:.A376])+1)">
            <text:p/>
          </table:table-cell>
          <table:table-cell table:style-name="ce388" office:value-type="string">
            <text:p>FNC_SOC_SPC_NAV_13_02</text:p>
          </table:table-cell>
          <table:table-cell table:style-name="ce394" table:formula="of:=IF(MID([.F377];6;1)&gt;MID([.F376];6;1);[.C376];[.C376]+1)" office:value-type="float" office:value="24">
            <text:p>024</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3: show access permission tab of portlet</text:p>
          </table:table-cell>
          <table:table-cell table:style-name="ce41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2">
          <table:table-cell table:style-name="ce324" table:formula="of:=IF(MID([.F378];6;1)&gt;MID([.F377];6;1);&quot;&quot;;MAX([.A$7:.A377])+1)" office:value-type="float" office:value="107">
            <text:p>107</text:p>
          </table:table-cell>
          <table:table-cell table:style-name="ce389" office:value-type="string">
            <text:p>FNC_SOC_SPC_NAV_13_02</text:p>
          </table:table-cell>
          <table:table-cell table:style-name="ce395" table:formula="of:=IF(MID([.F378];6;1)&gt;MID([.F377];6;1);[.C377];[.C377]+1)" office:value-type="float" office:value="25">
            <text:p>025</text:p>
          </table:table-cell>
          <table:table-cell table:style-name="ce398" office:value-type="string">
            <text:p>Social\Page_Nav\Node\Edit page\Portlet</text:p>
          </table:table-cell>
          <table:table-cell table:style-name="ce420" office:value-type="string">
            <text:p>Check edit portlet when user has no access right on portlet but has Edit right on page contains the portlet</text:p>
          </table:table-cell>
          <table:table-cell table:style-name="ce443" office:value-type="string">
            <text:p>Step 1: Add page</text:p>
          </table:table-cell>
          <table:table-cell table:style-name="ce410" office:value-type="string">
            <text:p>- Login as administrator</text:p>
            <text:p>- Go to Site editor → Add New Page</text:p>
            <text:p>- Input valid data for all required field from step 1 to step 3. </text:p>
            <text:p>- Drag and drop some portlet into page</text:p>
            <text:p/>
          </table:table-cell>
          <table:table-cell table:style-name="ce443" office:value-type="string">
            <text:p>- Create page successfully</text:p>
            <text:p>- Page is displayed with content as you designed</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57">
          <table:table-cell table:style-name="ce324" table:formula="of:=IF(MID([.F379];6;1)&gt;MID([.F378];6;1);&quot;&quot;;MAX([.A$7:.A378])+1)">
            <text:p/>
          </table:table-cell>
          <table:table-cell table:style-name="ce389" office:value-type="string">
            <text:p>FNC_SOC_SPC_NAV_13_02</text:p>
          </table:table-cell>
          <table:table-cell table:style-name="ce395" table:formula="of:=IF(MID([.F379];6;1)&gt;MID([.F378];6;1);[.C378];[.C378]+1)" office:value-type="float" office:value="25">
            <text:p>025</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2: Change Edit permission setting of pag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3" office:value-type="string">
            <text:p>Set Edit permission setting on page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6">
          <table:table-cell table:style-name="ce324" table:formula="of:=IF(MID([.F380];6;1)&gt;MID([.F379];6;1);&quot;&quot;;MAX([.A$7:.A379])+1)">
            <text:p/>
          </table:table-cell>
          <table:table-cell table:style-name="ce389" office:value-type="string">
            <text:p>FNC_SOC_SPC_NAV_13_02</text:p>
          </table:table-cell>
          <table:table-cell table:style-name="ce395" table:formula="of:=IF(MID([.F380];6;1)&gt;MID([.F379];6;1);[.C379];[.C379]+1)" office:value-type="float" office:value="25">
            <text:p>025</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3" office:value-type="string">
            <text:p>Set access permission of portlet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5">
          <table:table-cell table:style-name="ce324" table:formula="of:=IF(MID([.F381];6;1)&gt;MID([.F380];6;1);&quot;&quot;;MAX([.A$7:.A380])+1)">
            <text:p/>
          </table:table-cell>
          <table:table-cell table:style-name="ce389" office:value-type="string">
            <text:p>FNC_SOC_SPC_NAV_13_02</text:p>
          </table:table-cell>
          <table:table-cell table:style-name="ce395" table:formula="of:=IF(MID([.F381];6;1)&gt;MID([.F380];6;1);[.C380];[.C380]+1)" office:value-type="float" office:value="25">
            <text:p>025</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4: Check edit portlet when user has no access right on portlet but has Edit right on page contains the portlet</text:p>
          </table:table-cell>
          <table:table-cell table:style-name="ce41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3" office:value-type="string">
            <text:p>Show Protected portlet form. User can't edit Portlet form</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4">
          <table:table-cell table:style-name="ce324" table:formula="of:=IF(MID([.F382];6;1)&gt;MID([.F381];6;1);&quot;&quot;;MAX([.A$7:.A381])+1)" office:value-type="float" office:value="108">
            <text:p>108</text:p>
          </table:table-cell>
          <table:table-cell table:style-name="ce388" office:value-type="string">
            <text:p>FNC_SOC_SPC_NAV_13_02</text:p>
          </table:table-cell>
          <table:table-cell table:style-name="ce394" table:formula="of:=IF(MID([.F382];6;1)&gt;MID([.F381];6;1);[.C381];[.C381]+1)" office:value-type="float" office:value="26">
            <text:p>026</text:p>
          </table:table-cell>
          <table:table-cell table:style-name="ce397" office:value-type="string">
            <text:p>Social\Page_Nav\Node\Edit page\Portlet</text:p>
          </table:table-cell>
          <table:table-cell table:style-name="ce407" office:value-type="string">
            <text:p>Check the displaying of portlet on page with user only has access right on page but no access right with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83];6;1)&gt;MID([.F382];6;1);&quot;&quot;;MAX([.A$7:.A382])+1)">
            <text:p/>
          </table:table-cell>
          <table:table-cell table:style-name="ce388" office:value-type="string">
            <text:p>FNC_SOC_SPC_NAV_13_02</text:p>
          </table:table-cell>
          <table:table-cell table:style-name="ce394" table:formula="of:=IF(MID([.F383];6;1)&gt;MID([.F382];6;1);[.C382];[.C382]+1)" office:value-type="float" office:value="26">
            <text:p>026</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84];6;1)&gt;MID([.F383];6;1);&quot;&quot;;MAX([.A$7:.A383])+1)">
            <text:p/>
          </table:table-cell>
          <table:table-cell table:style-name="ce388" office:value-type="string">
            <text:p>FNC_SOC_SPC_NAV_13_02</text:p>
          </table:table-cell>
          <table:table-cell table:style-name="ce394" table:formula="of:=IF(MID([.F384];6;1)&gt;MID([.F383];6;1);[.C383];[.C383]+1)" office:value-type="float" office:value="26">
            <text:p>026</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85];6;1)&gt;MID([.F384];6;1);&quot;&quot;;MAX([.A$7:.A384])+1)">
            <text:p/>
          </table:table-cell>
          <table:table-cell table:style-name="ce388" office:value-type="string">
            <text:p>FNC_SOC_SPC_NAV_13_02</text:p>
          </table:table-cell>
          <table:table-cell table:style-name="ce394" table:formula="of:=IF(MID([.F385];6;1)&gt;MID([.F384];6;1);[.C384];[.C384]+1)" office:value-type="float" office:value="26">
            <text:p>026</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4: Check the displaying of portlet on page with user only has access right on page but no access right with portlet</text:p>
          </table:table-cell>
          <table:table-cell table:style-name="ce410" office:value-type="string">
            <text:p>- Login by user can access the page was edited at step 2</text:p>
            <text:p>- Select the page to view</text:p>
          </table:table-cell>
          <table:table-cell table:style-name="ce442" office:value-type="string">
            <text:p>- User can't view the portlet which was edited on step 3. User only see all the portlets which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386];6;1)&gt;MID([.F385];6;1);&quot;&quot;;MAX([.A$7:.A385])+1)" office:value-type="float" office:value="109">
            <text:p>109</text:p>
          </table:table-cell>
          <table:table-cell table:style-name="ce388" office:value-type="string">
            <text:p>FNC_SOC_SPC_NAV_13_02</text:p>
          </table:table-cell>
          <table:table-cell table:style-name="ce394" table:formula="of:=IF(MID([.F386];6;1)&gt;MID([.F385];6;1);[.C385];[.C385]+1)" office:value-type="float" office:value="27">
            <text:p>027</text:p>
          </table:table-cell>
          <table:table-cell table:style-name="ce397" office:value-type="string">
            <text:p>Social\Page_Nav\Node\Edit page\Portlet</text:p>
          </table:table-cell>
          <table:table-cell table:style-name="ce407" office:value-type="string">
            <text:p>Check the displaying of portlet on page with user only has access right on portlet but has no access right on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87];6;1)&gt;MID([.F386];6;1);&quot;&quot;;MAX([.A$7:.A386])+1)">
            <text:p/>
          </table:table-cell>
          <table:table-cell table:style-name="ce388" office:value-type="string">
            <text:p>FNC_SOC_SPC_NAV_13_02</text:p>
          </table:table-cell>
          <table:table-cell table:style-name="ce394" table:formula="of:=IF(MID([.F387];6;1)&gt;MID([.F386];6;1);[.C386];[.C386]+1)" office:value-type="float" office:value="27">
            <text:p>027</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88];6;1)&gt;MID([.F387];6;1);&quot;&quot;;MAX([.A$7:.A387])+1)">
            <text:p/>
          </table:table-cell>
          <table:table-cell table:style-name="ce388" office:value-type="string">
            <text:p>FNC_SOC_SPC_NAV_13_02</text:p>
          </table:table-cell>
          <table:table-cell table:style-name="ce394" table:formula="of:=IF(MID([.F388];6;1)&gt;MID([.F387];6;1);[.C387];[.C387]+1)" office:value-type="float" office:value="27">
            <text:p>027</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89];6;1)&gt;MID([.F388];6;1);&quot;&quot;;MAX([.A$7:.A388])+1)">
            <text:p/>
          </table:table-cell>
          <table:table-cell table:style-name="ce388" office:value-type="string">
            <text:p>FNC_SOC_SPC_NAV_13_02</text:p>
          </table:table-cell>
          <table:table-cell table:style-name="ce394" table:formula="of:=IF(MID([.F389];6;1)&gt;MID([.F388];6;1);[.C388];[.C388]+1)" office:value-type="float" office:value="27">
            <text:p>027</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4: Check the displaying of portlet on page with user only has access right on portlet but has no access right on page which contains the portlet</text:p>
          </table:table-cell>
          <table:table-cell table:style-name="ce410" office:value-type="string">
            <text:p>- Login by user can't access the page was edited at step 2 but can access the portlet</text:p>
            <text:p/>
          </table:table-cell>
          <table:table-cell table:style-name="ce442" office:value-type="string">
            <text:p>- User can't see th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90];6;1)&gt;MID([.F389];6;1);&quot;&quot;;MAX([.A$7:.A389])+1)" office:value-type="float" office:value="110">
            <text:p>110</text:p>
          </table:table-cell>
          <table:table-cell table:style-name="ce388" office:value-type="string">
            <text:p>FNC_SOC_SPC_NAV_13_02</text:p>
          </table:table-cell>
          <table:table-cell table:style-name="ce394" table:formula="of:=IF(MID([.F390];6;1)&gt;MID([.F389];6;1);[.C389];[.C389]+1)" office:value-type="float" office:value="28">
            <text:p>028</text:p>
          </table:table-cell>
          <table:table-cell table:style-name="ce397" office:value-type="string">
            <text:p>Social\Page_Nav\Node\Edit page\Portlet</text:p>
          </table:table-cell>
          <table:table-cell table:style-name="ce407" office:value-type="string">
            <text:p>Check the displaying of portlet on page with user has access right on portlet and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91];6;1)&gt;MID([.F390];6;1);&quot;&quot;;MAX([.A$7:.A390])+1)">
            <text:p/>
          </table:table-cell>
          <table:table-cell table:style-name="ce388" office:value-type="string">
            <text:p>FNC_SOC_SPC_NAV_13_02</text:p>
          </table:table-cell>
          <table:table-cell table:style-name="ce394" table:formula="of:=IF(MID([.F391];6;1)&gt;MID([.F390];6;1);[.C390];[.C390]+1)" office:value-type="float" office:value="28">
            <text:p>028</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6">
          <table:table-cell table:style-name="ce324" table:formula="of:=IF(MID([.F392];6;1)&gt;MID([.F391];6;1);&quot;&quot;;MAX([.A$7:.A391])+1)">
            <text:p/>
          </table:table-cell>
          <table:table-cell table:style-name="ce388" office:value-type="string">
            <text:p>FNC_SOC_SPC_NAV_13_02</text:p>
          </table:table-cell>
          <table:table-cell table:style-name="ce394" table:formula="of:=IF(MID([.F392];6;1)&gt;MID([.F391];6;1);[.C391];[.C391]+1)" office:value-type="float" office:value="28">
            <text:p>028</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93];6;1)&gt;MID([.F392];6;1);&quot;&quot;;MAX([.A$7:.A392])+1)">
            <text:p/>
          </table:table-cell>
          <table:table-cell table:style-name="ce388" office:value-type="string">
            <text:p>FNC_SOC_SPC_NAV_13_02</text:p>
          </table:table-cell>
          <table:table-cell table:style-name="ce394" table:formula="of:=IF(MID([.F393];6;1)&gt;MID([.F392];6;1);[.C392];[.C392]+1)" office:value-type="float" office:value="28">
            <text:p>028</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4: Check the displaying of portlet on page with user has access right on portlet and page which contains the portlet</text:p>
          </table:table-cell>
          <table:table-cell table:style-name="ce410" office:value-type="string">
            <text:p>- Login by user can access the page and access the portlet</text:p>
            <text:p/>
          </table:table-cell>
          <table:table-cell table:style-name="ce442" office:value-type="string">
            <text:p>User can view page with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94];6;1)&gt;MID([.F393];6;1);&quot;&quot;;MAX([.A$7:.A393])+1)" office:value-type="float" office:value="111">
            <text:p>111</text:p>
          </table:table-cell>
          <table:table-cell table:style-name="ce388" office:value-type="string">
            <text:p>FNC_SOC_SPC_NAV_13_03</text:p>
          </table:table-cell>
          <table:table-cell table:style-name="ce394" office:value-type="float" office:value="1">
            <text:p>001</text:p>
          </table:table-cell>
          <table:table-cell table:style-name="ce397" office:value-type="string">
            <text:p>Social\Page_Nav\Node\Edit page\Container</text:p>
          </table:table-cell>
          <table:table-cell table:style-name="ce407" office:value-type="string">
            <text:p>Check showing container control form while editing nodes page</text:p>
          </table:table-cell>
          <table:table-cell table:style-name="ce442" office:value-type="string">
            <text:p>Step 1: Add new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95];6;1)&gt;MID([.F394];6;1);&quot;&quot;;MAX([.A$7:.A394])+1)">
            <text:p/>
          </table:table-cell>
          <table:table-cell table:style-name="ce388" office:value-type="string">
            <text:p>FNC_SOC_SPC_NAV_13_03</text:p>
          </table:table-cell>
          <table:table-cell table:style-name="ce394" table:formula="of:=IF(MID([.F395];6;1)&gt;MID([.F394];6;1);[.C394];[.C394]+1)" office:value-type="float" office:value="1">
            <text:p>001</text:p>
          </table:table-cell>
          <table:table-cell table:style-name="ce397" office:value-type="string">
            <text:p>Social\Page_Nav\Node\Edit page\Container</text:p>
          </table:table-cell>
          <table:table-cell table:style-name="ce408" office:value-type="string">
            <text:p>Check showing container control form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42" office:value-type="string">
            <text:p>Container control form to edit page is shown properly:</text:p>
            <text:p>- List all category of containers is show on Page editor</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96];6;1)&gt;MID([.F395];6;1);&quot;&quot;;MAX([.A$7:.A395])+1)" office:value-type="float" office:value="112">
            <text:p>112</text:p>
          </table:table-cell>
          <table:table-cell table:style-name="ce388" office:value-type="string">
            <text:p>FNC_SOC_SPC_NAV_13_03</text:p>
          </table:table-cell>
          <table:table-cell table:style-name="ce394" table:formula="of:=IF(MID([.F396];6;1)&gt;MID([.F395];6;1);[.C395];[.C395]+1)" office:value-type="float" office:value="2">
            <text:p>002</text:p>
          </table:table-cell>
          <table:table-cell table:style-name="ce397" office:value-type="string">
            <text:p>Social\Page_Nav\Node\Edit page\Container</text:p>
          </table:table-cell>
          <table:table-cell table:style-name="ce413" office:value-type="string">
            <text:p>Check editing container while editing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97];6;1)&gt;MID([.F396];6;1);&quot;&quot;;MAX([.A$7:.A396])+1)">
            <text:p/>
          </table:table-cell>
          <table:table-cell table:style-name="ce388" office:value-type="string">
            <text:p>FNC_SOC_SPC_NAV_13_03</text:p>
          </table:table-cell>
          <table:table-cell table:style-name="ce394" table:formula="of:=IF(MID([.F397];6;1)&gt;MID([.F396];6;1);[.C396];[.C396]+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98];6;1)&gt;MID([.F397];6;1);&quot;&quot;;MAX([.A$7:.A397])+1)">
            <text:p/>
          </table:table-cell>
          <table:table-cell table:style-name="ce388" office:value-type="string">
            <text:p>FNC_SOC_SPC_NAV_13_03</text:p>
          </table:table-cell>
          <table:table-cell table:style-name="ce394" table:formula="of:=IF(MID([.F398];6;1)&gt;MID([.F397];6;1);[.C397];[.C397]+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3: Change Container title with valid value</text:p>
          </table:table-cell>
          <table:table-cell table:style-name="ce410" office:value-type="string">
            <text:p>- Select Container settings tab</text:p>
            <text:p>- Input value in Container Title</text:p>
            <text:p>- Click <text:span text:style-name="T11">Save</text:span></text:p>
          </table:table-cell>
          <table:table-cell table:style-name="ce447" office:value-type="string">
            <text:p>- Edit container form is closed</text:p>
            <text:p>- New Container title is displayed in title bar of that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399];6;1)&gt;MID([.F398];6;1);&quot;&quot;;MAX([.A$7:.A398])+1)">
            <text:p/>
          </table:table-cell>
          <table:table-cell table:style-name="ce388" office:value-type="string">
            <text:p>FNC_SOC_SPC_NAV_13_03</text:p>
          </table:table-cell>
          <table:table-cell table:style-name="ce394" table:formula="of:=IF(MID([.F399];6;1)&gt;MID([.F398];6;1);[.C398];[.C398]+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4: Change Container title with invalid value</text:p>
          </table:table-cell>
          <table:table-cell table:style-name="ce410" office:value-type="string">
            <text:p>- Change current Container Title over 50 characters</text:p>
            <text:p>- Click <text:span text:style-name="T11">Save</text:span></text:p>
          </table:table-cell>
          <table:table-cell table:style-name="ce448" office:value-type="string">
            <text:p>Show message alerts Title must from 0 and less than 5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00];6;1)&gt;MID([.F399];6;1);&quot;&quot;;MAX([.A$7:.A399])+1)">
            <text:p/>
          </table:table-cell>
          <table:table-cell table:style-name="ce388" office:value-type="string">
            <text:p>FNC_SOC_SPC_NAV_13_03</text:p>
          </table:table-cell>
          <table:table-cell table:style-name="ce394" table:formula="of:=IF(MID([.F400];6;1)&gt;MID([.F399];6;1);[.C399];[.C399]+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5: Change container width/weight with text</text:p>
          </table:table-cell>
          <table:table-cell table:style-name="ce410" office:value-type="string">
            <text:p>- Click Edit icon of above container again</text:p>
            <text:p>- Input text into Width/W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1];6;1)&gt;MID([.F400];6;1);&quot;&quot;;MAX([.A$7:.A400])+1)">
            <text:p/>
          </table:table-cell>
          <table:table-cell table:style-name="ce388" office:value-type="string">
            <text:p>FNC_SOC_SPC_NAV_13_03</text:p>
          </table:table-cell>
          <table:table-cell table:style-name="ce394" table:formula="of:=IF(MID([.F401];6;1)&gt;MID([.F400];6;1);[.C400];[.C400]+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6: Change container width/weight without “px” or “%” at the end</text:p>
          </table:table-cell>
          <table:table-cell table:style-name="ce410" office:value-type="string">
            <text:p>- Input a number (without “px” or “%”) into Width/H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2];6;1)&gt;MID([.F401];6;1);&quot;&quot;;MAX([.A$7:.A401])+1)">
            <text:p/>
          </table:table-cell>
          <table:table-cell table:style-name="ce388" office:value-type="string">
            <text:p>FNC_SOC_SPC_NAV_13_03</text:p>
          </table:table-cell>
          <table:table-cell table:style-name="ce394" table:formula="of:=IF(MID([.F402];6;1)&gt;MID([.F401];6;1);[.C401];[.C401]+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7: Change container width/height with valid values</text:p>
          </table:table-cell>
          <table:table-cell table:style-name="ce410" office:value-type="string">
            <text:p>- Input a number with “px” or “%” into Width/Height</text:p>
            <text:p>- Click <text:span text:style-name="T11">Save</text:span></text:p>
          </table:table-cell>
          <table:table-cell table:style-name="ce447" office:value-type="string">
            <text:p>- Edit container form disappears</text:p>
            <text:p>- Edited container is resiz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403];6;1)&gt;MID([.F402];6;1);&quot;&quot;;MAX([.A$7:.A402])+1)">
            <text:p/>
          </table:table-cell>
          <table:table-cell table:style-name="ce388" office:value-type="string">
            <text:p>FNC_SOC_SPC_NAV_13_03</text:p>
          </table:table-cell>
          <table:table-cell table:style-name="ce394" table:formula="of:=IF(MID([.F403];6;1)&gt;MID([.F402];6;1);[.C402];[.C402]+1)" office:value-type="float" office:value="2">
            <text:p>002</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18" office:value-type="string">
            <text:p>Step 8: Check when change width/height of container with blank while editing portal</text:p>
          </table:table-cell>
          <table:table-cell table:style-name="ce410" office:value-type="string">
            <text:p>- Show edit container form again</text:p>
            <text:p>- Leave Width/Height blank</text:p>
            <text:p>- Click <text:span text:style-name="T11">Save</text:span></text:p>
          </table:table-cell>
          <table:table-cell table:style-name="ce442"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04];6;1)&gt;MID([.F403];6;1);&quot;&quot;;MAX([.A$7:.A403])+1)" office:value-type="float" office:value="113">
            <text:p>113</text:p>
          </table:table-cell>
          <table:table-cell table:style-name="ce388" office:value-type="string">
            <text:p>FNC_SOC_SPC_NAV_13_03</text:p>
          </table:table-cell>
          <table:table-cell table:style-name="ce394" table:formula="of:=IF(MID([.F404];6;1)&gt;MID([.F403];6;1);[.C403];[.C403]+1)" office:value-type="float" office:value="3">
            <text:p>003</text:p>
          </table:table-cell>
          <table:table-cell table:style-name="ce397" office:value-type="string">
            <text:p>Social\Page_Nav\Node\Edit page\Container</text:p>
          </table:table-cell>
          <table:table-cell table:style-name="ce407" office:value-type="string">
            <text:p>Check Abort function after edited container of nodes page without saving editing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405];6;1)&gt;MID([.F404];6;1);&quot;&quot;;MAX([.A$7:.A404])+1)">
            <text:p/>
          </table:table-cell>
          <table:table-cell table:style-name="ce388" office:value-type="string">
            <text:p>FNC_SOC_SPC_NAV_13_03</text:p>
          </table:table-cell>
          <table:table-cell table:style-name="ce394" table:formula="of:=IF(MID([.F405];6;1)&gt;MID([.F404];6;1);[.C404];[.C404]+1)" office:value-type="float" office:value="3">
            <text:p>003</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6];6;1)&gt;MID([.F405];6;1);&quot;&quot;;MAX([.A$7:.A405])+1)">
            <text:p/>
          </table:table-cell>
          <table:table-cell table:style-name="ce388" office:value-type="string">
            <text:p>FNC_SOC_SPC_NAV_13_03</text:p>
          </table:table-cell>
          <table:table-cell table:style-name="ce394" table:formula="of:=IF(MID([.F406];6;1)&gt;MID([.F405];6;1);[.C405];[.C405]+1)" office:value-type="float" office:value="3">
            <text:p>003</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7];6;1)&gt;MID([.F406];6;1);&quot;&quot;;MAX([.A$7:.A406])+1)">
            <text:p/>
          </table:table-cell>
          <table:table-cell table:style-name="ce388" office:value-type="string">
            <text:p>FNC_SOC_SPC_NAV_13_03</text:p>
          </table:table-cell>
          <table:table-cell table:style-name="ce394" table:formula="of:=IF(MID([.F407];6;1)&gt;MID([.F406];6;1);[.C406];[.C406]+1)" office:value-type="float" office:value="3">
            <text:p>003</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4: Check Abort</text:p>
          </table:table-cell>
          <table:table-cell table:style-name="ce410" office:value-type="string">
            <text:p>- Click <text:span text:style-name="T11">Abort</text:span> icon on page editor</text:p>
          </table:table-cell>
          <table:table-cell table:style-name="ce447" office:value-type="string">
            <text:p>- Page editor is closed</text:p>
            <text:p>- Changes on edited container above wasn'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08];6;1)&gt;MID([.F407];6;1);&quot;&quot;;MAX([.A$7:.A407])+1)" office:value-type="float" office:value="114">
            <text:p>114</text:p>
          </table:table-cell>
          <table:table-cell table:style-name="ce388" office:value-type="string">
            <text:p>FNC_SOC_SPC_NAV_13_03</text:p>
          </table:table-cell>
          <table:table-cell table:style-name="ce394" table:formula="of:=IF(MID([.F408];6;1)&gt;MID([.F407];6;1);[.C407];[.C407]+1)" office:value-type="float" office:value="4">
            <text:p>004</text:p>
          </table:table-cell>
          <table:table-cell table:style-name="ce397" office:value-type="string">
            <text:p>Social\Page_Nav\Node\Edit page\Container</text:p>
          </table:table-cell>
          <table:table-cell table:style-name="ce407" office:value-type="string">
            <text:p>Check Finish function after edited container of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0">
          <table:table-cell table:style-name="ce324" table:formula="of:=IF(MID([.F409];6;1)&gt;MID([.F408];6;1);&quot;&quot;;MAX([.A$7:.A408])+1)">
            <text:p/>
          </table:table-cell>
          <table:table-cell table:style-name="ce388" office:value-type="string">
            <text:p>FNC_SOC_SPC_NAV_13_03</text:p>
          </table:table-cell>
          <table:table-cell table:style-name="ce394" table:formula="of:=IF(MID([.F409];6;1)&gt;MID([.F408];6;1);[.C408];[.C408]+1)" office:value-type="float" office:value="4">
            <text:p>004</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2: Show form to edit added container</text:p>
          </table:table-cell>
          <table:table-cell table:style-name="ce41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410];6;1)&gt;MID([.F409];6;1);&quot;&quot;;MAX([.A$7:.A409])+1)">
            <text:p/>
          </table:table-cell>
          <table:table-cell table:style-name="ce388" office:value-type="string">
            <text:p>FNC_SOC_SPC_NAV_13_03</text:p>
          </table:table-cell>
          <table:table-cell table:style-name="ce394" table:formula="of:=IF(MID([.F410];6;1)&gt;MID([.F409];6;1);[.C409];[.C409]+1)" office:value-type="float" office:value="4">
            <text:p>004</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411];6;1)&gt;MID([.F410];6;1);&quot;&quot;;MAX([.A$7:.A410])+1)">
            <text:p/>
          </table:table-cell>
          <table:table-cell table:style-name="ce388" office:value-type="string">
            <text:p>FNC_SOC_SPC_NAV_13_03</text:p>
          </table:table-cell>
          <table:table-cell table:style-name="ce394" table:formula="of:=IF(MID([.F411];6;1)&gt;MID([.F410];6;1);[.C410];[.C410]+1)" office:value-type="float" office:value="4">
            <text:p>004</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4: Check <text:s/>Finish</text:p>
          </table:table-cell>
          <table:table-cell table:style-name="ce410" office:value-type="string">
            <text:p>-<text:span text:style-name="T11"> </text:span><text:span text:style-name="T14">Click on </text:span><text:span text:style-name="T11">Finish</text:span> icon on Page editor</text:p>
          </table:table-cell>
          <table:table-cell table:style-name="ce447" office:value-type="string">
            <text:p>- Page editor is closed</text:p>
            <text:p>- Changes on edited container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8">
          <table:table-cell table:style-name="ce324" table:formula="of:=IF(MID([.F412];6;1)&gt;MID([.F411];6;1);&quot;&quot;;MAX([.A$7:.A411])+1)" office:value-type="float" office:value="115">
            <text:p>115</text:p>
          </table:table-cell>
          <table:table-cell table:style-name="ce388" office:value-type="string">
            <text:p>FNC_SOC_SPC_NAV_13_03</text:p>
          </table:table-cell>
          <table:table-cell table:style-name="ce394" table:formula="of:=IF(MID([.F412];6;1)&gt;MID([.F411];6;1);[.C411];[.C411]+1)" office:value-type="float" office:value="5">
            <text:p>005</text:p>
          </table:table-cell>
          <table:table-cell table:style-name="ce397" office:value-type="string">
            <text:p>Social\Page_Nav\Node\Edit page\Container</text:p>
          </table:table-cell>
          <table:table-cell table:style-name="ce413" office:value-type="string">
            <text:p>Remove added container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3];6;1)&gt;MID([.F412];6;1);&quot;&quot;;MAX([.A$7:.A412])+1)">
            <text:p/>
          </table:table-cell>
          <table:table-cell table:style-name="ce388" office:value-type="string">
            <text:p>FNC_SOC_SPC_NAV_13_03</text:p>
          </table:table-cell>
          <table:table-cell table:style-name="ce394" table:formula="of:=IF(MID([.F413];6;1)&gt;MID([.F412];6;1);[.C412];[.C412]+1)" office:value-type="float" office:value="5">
            <text:p>005</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4];6;1)&gt;MID([.F413];6;1);&quot;&quot;;MAX([.A$7:.A413])+1)">
            <text:p/>
          </table:table-cell>
          <table:table-cell table:style-name="ce388" office:value-type="string">
            <text:p>FNC_SOC_SPC_NAV_13_03</text:p>
          </table:table-cell>
          <table:table-cell table:style-name="ce394" table:formula="of:=IF(MID([.F414];6;1)&gt;MID([.F413];6;1);[.C413];[.C413]+1)" office:value-type="float" office:value="5">
            <text:p>005</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3: Remove container from page area when it contains no sub container(s)</text:p>
          </table:table-cell>
          <table:table-cell table:style-name="ce410"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7" office:value-type="string">
            <text:p>That container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5];6;1)&gt;MID([.F414];6;1);&quot;&quot;;MAX([.A$7:.A414])+1)">
            <text:p/>
          </table:table-cell>
          <table:table-cell table:style-name="ce388" office:value-type="string">
            <text:p>FNC_SOC_SPC_NAV_13_03</text:p>
          </table:table-cell>
          <table:table-cell table:style-name="ce394" table:formula="of:=IF(MID([.F415];6;1)&gt;MID([.F414];6;1);[.C414];[.C414]+1)" office:value-type="float" office:value="5">
            <text:p>005</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4: Remove container from page area when it contains sub container(s)</text:p>
          </table:table-cell>
          <table:table-cell table:style-name="ce410" office:value-type="string">
            <text:p>- Click <text:span text:style-name="T11">Delete</text:span> (x) icon of the container contains sub container(s)</text:p>
            <text:p>- Click <text:span text:style-name="T11">OK</text:span> to confirm</text:p>
          </table:table-cell>
          <table:table-cell table:style-name="ce447" office:value-type="string">
            <text:p>That container and its sub containers are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16];6;1)&gt;MID([.F415];6;1);&quot;&quot;;MAX([.A$7:.A415])+1)" office:value-type="float" office:value="116">
            <text:p>116</text:p>
          </table:table-cell>
          <table:table-cell table:style-name="ce388" office:value-type="string">
            <text:p>FNC_SOC_SPC_NAV_13_03</text:p>
          </table:table-cell>
          <table:table-cell table:style-name="ce394" table:formula="of:=IF(MID([.F416];6;1)&gt;MID([.F415];6;1);[.C415];[.C415]+1)" office:value-type="float" office:value="6">
            <text:p>006</text:p>
          </table:table-cell>
          <table:table-cell table:style-name="ce397" office:value-type="string">
            <text:p>Social\Page_Nav\Node\Edit page\Container</text:p>
          </table:table-cell>
          <table:table-cell table:style-name="ce407" office:value-type="string">
            <text:p>Check when re-arrange container layout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7];6;1)&gt;MID([.F416];6;1);&quot;&quot;;MAX([.A$7:.A416])+1)">
            <text:p/>
          </table:table-cell>
          <table:table-cell table:style-name="ce388" office:value-type="string">
            <text:p>FNC_SOC_SPC_NAV_13_03</text:p>
          </table:table-cell>
          <table:table-cell table:style-name="ce394" table:formula="of:=IF(MID([.F417];6;1)&gt;MID([.F416];6;1);[.C416];[.C416]+1)" office:value-type="float" office:value="6">
            <text:p>006</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8];6;1)&gt;MID([.F417];6;1);&quot;&quot;;MAX([.A$7:.A417])+1)">
            <text:p/>
          </table:table-cell>
          <table:table-cell table:style-name="ce388" office:value-type="string">
            <text:p>FNC_SOC_SPC_NAV_13_03</text:p>
          </table:table-cell>
          <table:table-cell table:style-name="ce394" table:formula="of:=IF(MID([.F418];6;1)&gt;MID([.F417];6;1);[.C417];[.C417]+1)" office:value-type="float" office:value="6">
            <text:p>006</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3: Change position of container when it does not contain sub container</text:p>
          </table:table-cell>
          <table:table-cell table:style-name="ce410" office:value-type="string">
            <text:p>Click on icon in the top left of the container (no sub container), drag and drop it to new place in page area</text:p>
          </table:table-cell>
          <table:table-cell table:style-name="ce447" office:value-type="string">
            <text:p>Container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9];6;1)&gt;MID([.F418];6;1);&quot;&quot;;MAX([.A$7:.A418])+1)">
            <text:p/>
          </table:table-cell>
          <table:table-cell table:style-name="ce388" office:value-type="string">
            <text:p>FNC_SOC_SPC_NAV_13_03</text:p>
          </table:table-cell>
          <table:table-cell table:style-name="ce394" table:formula="of:=IF(MID([.F419];6;1)&gt;MID([.F418];6;1);[.C418];[.C418]+1)" office:value-type="float" office:value="6">
            <text:p>006</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4: Change position of container when it contains sub containers</text:p>
          </table:table-cell>
          <table:table-cell table:style-name="ce410" office:value-type="string">
            <text:p>Click on icon in the top left of the container (has sub containers), drag and drop it to new place in page area</text:p>
          </table:table-cell>
          <table:table-cell table:style-name="ce447" office:value-type="string">
            <text:p>Container and its sub containers inside are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0];6;1)&gt;MID([.F419];6;1);&quot;&quot;;MAX([.A$7:.A419])+1)">
            <text:p/>
          </table:table-cell>
          <table:table-cell table:style-name="ce388" office:value-type="string">
            <text:p>FNC_SOC_SPC_NAV_13_03</text:p>
          </table:table-cell>
          <table:table-cell table:style-name="ce394" table:formula="of:=IF(MID([.F420];6;1)&gt;MID([.F419];6;1);[.C419];[.C419]+1)" office:value-type="float" office:value="6">
            <text:p>006</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5: Change position of container when it contains portlets</text:p>
          </table:table-cell>
          <table:table-cell table:style-name="ce410" office:value-type="string">
            <text:p>Click on icon in the top left of the container (has portlets), drag and drop it to new place in page area</text:p>
          </table:table-cell>
          <table:table-cell table:style-name="ce447" office:value-type="string">
            <text:p>- Container is moved to new place properly</text:p>
            <text:p>- Portlet layout also is changed when choose Portlet Control to view page in portlet m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21];6;1)&gt;MID([.F420];6;1);&quot;&quot;;MAX([.A$7:.A420])+1)" office:value-type="float" office:value="117">
            <text:p>117</text:p>
          </table:table-cell>
          <table:table-cell table:style-name="ce388" office:value-type="string">
            <text:p>FNC_SOC_SPC_NAV_13_03</text:p>
          </table:table-cell>
          <table:table-cell table:style-name="ce394" table:formula="of:=IF(MID([.F421];6;1)&gt;MID([.F420];6;1);[.C420];[.C420]+1)" office:value-type="float" office:value="7">
            <text:p>007</text:p>
          </table:table-cell>
          <table:table-cell table:style-name="ce397" office:value-type="string">
            <text:p>Social\Page_Nav\Node\Edit page\Container</text:p>
          </table:table-cell>
          <table:table-cell table:style-name="ce407" office:value-type="string">
            <text:p>Check when add more container for page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22];6;1)&gt;MID([.F421];6;1);&quot;&quot;;MAX([.A$7:.A421])+1)">
            <text:p/>
          </table:table-cell>
          <table:table-cell table:style-name="ce388" office:value-type="string">
            <text:p>FNC_SOC_SPC_NAV_13_03</text:p>
          </table:table-cell>
          <table:table-cell table:style-name="ce394" table:formula="of:=IF(MID([.F422];6;1)&gt;MID([.F421];6;1);[.C421];[.C421]+1)" office:value-type="float" office:value="7">
            <text:p>007</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23];6;1)&gt;MID([.F422];6;1);&quot;&quot;;MAX([.A$7:.A422])+1)">
            <text:p/>
          </table:table-cell>
          <table:table-cell table:style-name="ce388" office:value-type="string">
            <text:p>FNC_SOC_SPC_NAV_13_03</text:p>
          </table:table-cell>
          <table:table-cell table:style-name="ce394" table:formula="of:=IF(MID([.F423];6;1)&gt;MID([.F422];6;1);[.C422];[.C422]+1)" office:value-type="float" office:value="7">
            <text:p>007</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3: Add more container</text:p>
          </table:table-cell>
          <table:table-cell table:style-name="ce410" office:value-type="string">
            <text:p>Drag and drop container from list in left pane to page area in right pane</text:p>
          </table:table-cell>
          <table:table-cell table:style-name="ce442" office:value-type="string">
            <text:p>Container is added to page area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24];6;1)&gt;MID([.F423];6;1);&quot;&quot;;MAX([.A$7:.A423])+1)" office:value-type="float" office:value="118">
            <text:p>118</text:p>
          </table:table-cell>
          <table:table-cell table:style-name="ce388" office:value-type="string">
            <text:p>FNC_SOC_SPC_NAV_13_03</text:p>
          </table:table-cell>
          <table:table-cell table:style-name="ce394" table:formula="of:=IF(MID([.F424];6;1)&gt;MID([.F423];6;1);[.C423];[.C423]+1)" office:value-type="float" office:value="8">
            <text:p>008</text:p>
          </table:table-cell>
          <table:table-cell table:style-name="ce397" office:value-type="string">
            <text:p>Social\Page_Nav\Node\Edit page\Container</text:p>
          </table:table-cell>
          <table:table-cell table:style-name="ce407" office:value-type="string">
            <text:p>Check Abort function after change nodes pages container layout on Page</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425];6;1)&gt;MID([.F424];6;1);&quot;&quot;;MAX([.A$7:.A424])+1)">
            <text:p/>
          </table:table-cell>
          <table:table-cell table:style-name="ce388" office:value-type="string">
            <text:p>FNC_SOC_SPC_NAV_13_03</text:p>
          </table:table-cell>
          <table:table-cell table:style-name="ce394" table:formula="of:=IF(MID([.F425];6;1)&gt;MID([.F424];6;1);[.C424];[.C424]+1)" office:value-type="float" office:value="8">
            <text:p>008</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26];6;1)&gt;MID([.F425];6;1);&quot;&quot;;MAX([.A$7:.A425])+1)">
            <text:p/>
          </table:table-cell>
          <table:table-cell table:style-name="ce388" office:value-type="string">
            <text:p>FNC_SOC_SPC_NAV_13_03</text:p>
          </table:table-cell>
          <table:table-cell table:style-name="ce394" table:formula="of:=IF(MID([.F426];6;1)&gt;MID([.F425];6;1);[.C425];[.C425]+1)" office:value-type="float" office:value="8">
            <text:p>008</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3: Check Abort</text:p>
          </table:table-cell>
          <table:table-cell table:style-name="ce410" office:value-type="string">
            <text:p>- Click on <text:span text:style-name="T11">Abort</text:span> icon on Page editor</text:p>
          </table:table-cell>
          <table:table-cell table:style-name="ce442" office:value-type="string">
            <text:p>- Page editor form is closed</text:p>
            <text:p>- Changes on container layout above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27];6;1)&gt;MID([.F426];6;1);&quot;&quot;;MAX([.A$7:.A426])+1)" office:value-type="float" office:value="119">
            <text:p>119</text:p>
          </table:table-cell>
          <table:table-cell table:style-name="ce388" office:value-type="string">
            <text:p>FNC_SOC_SPC_NAV_13_03</text:p>
          </table:table-cell>
          <table:table-cell table:style-name="ce394" table:formula="of:=IF(MID([.F427];6;1)&gt;MID([.F426];6;1);[.C426];[.C426]+1)" office:value-type="float" office:value="9">
            <text:p>009</text:p>
          </table:table-cell>
          <table:table-cell table:style-name="ce397" office:value-type="string">
            <text:p>Social\Page_Nav\Node\Edit page\Container</text:p>
          </table:table-cell>
          <table:table-cell table:style-name="ce407" office:value-type="string">
            <text:p>Check Finish function after change nodes pages container layou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428];6;1)&gt;MID([.F427];6;1);&quot;&quot;;MAX([.A$7:.A427])+1)">
            <text:p/>
          </table:table-cell>
          <table:table-cell table:style-name="ce388" office:value-type="string">
            <text:p>FNC_SOC_SPC_NAV_13_03</text:p>
          </table:table-cell>
          <table:table-cell table:style-name="ce394" table:formula="of:=IF(MID([.F428];6;1)&gt;MID([.F427];6;1);[.C427];[.C427]+1)" office:value-type="float" office:value="9">
            <text:p>009</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1">
          <table:table-cell table:style-name="ce324" table:formula="of:=IF(MID([.F429];6;1)&gt;MID([.F428];6;1);&quot;&quot;;MAX([.A$7:.A428])+1)">
            <text:p/>
          </table:table-cell>
          <table:table-cell table:style-name="ce388" office:value-type="string">
            <text:p>FNC_SOC_SPC_NAV_13_03</text:p>
          </table:table-cell>
          <table:table-cell table:style-name="ce394" table:formula="of:=IF(MID([.F429];6;1)&gt;MID([.F428];6;1);[.C428];[.C428]+1)" office:value-type="float" office:value="9">
            <text:p>009</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3: Check Save and Finish</text:p>
          </table:table-cell>
          <table:table-cell table:style-name="ce410" office:value-type="string">
            <text:p>- Click <text:span text:style-name="T11">Finish</text:span> icon on Page editor</text:p>
          </table:table-cell>
          <table:table-cell table:style-name="ce442" office:value-type="string">
            <text:p>- Page editor form is closed</text:p>
            <text:p>- Changes on container layout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430];6;1)&gt;MID([.F429];6;1);&quot;&quot;;MAX([.A$7:.A429])+1)" office:value-type="float" office:value="120">
            <text:p>120</text:p>
          </table:table-cell>
          <table:table-cell table:style-name="ce388" office:value-type="string">
            <text:p>FNC_SOC_SPC_NAV_13_03</text:p>
          </table:table-cell>
          <table:table-cell table:style-name="ce394" table:formula="of:=IF(MID([.F430];6;1)&gt;MID([.F429];6;1);[.C429];[.C429]+1)" office:value-type="float" office:value="10">
            <text:p>010</text:p>
          </table:table-cell>
          <table:table-cell table:style-name="ce397" office:value-type="string">
            <text:p>Social\Page_Nav\Node\Edit page\Container</text:p>
          </table:table-cell>
          <table:table-cell table:style-name="ce401" office:value-type="string">
            <text:p>Check showing access permission tab of container when edit page from navigation managemen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431];6;1)&gt;MID([.F430];6;1);&quot;&quot;;MAX([.A$7:.A430])+1)">
            <text:p/>
          </table:table-cell>
          <table:table-cell table:style-name="ce388" office:value-type="string">
            <text:p>FNC_SOC_SPC_NAV_13_03</text:p>
          </table:table-cell>
          <table:table-cell table:style-name="ce394" table:formula="of:=IF(MID([.F431];6;1)&gt;MID([.F430];6;1);[.C430];[.C430]+1)" office:value-type="float" office:value="10">
            <text:p>010</text:p>
          </table:table-cell>
          <table:table-cell table:style-name="ce397" office:value-type="string">
            <text:p>Social\Page_Nav\Node\Edit page\Container</text:p>
          </table:table-cell>
          <table:table-cell table:style-name="ce410" office:value-type="string">
            <text:p>Check showing access permission tab of container when edit page from navigation management</text:p>
          </table:table-cell>
          <table:table-cell table:style-name="ce442" office:value-type="string">
            <text:p>Step 2: Show access permission form of container on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2];6;1)&gt;MID([.F431];6;1);&quot;&quot;;MAX([.A$7:.A431])+1)" office:value-type="float" office:value="121">
            <text:p>121</text:p>
          </table:table-cell>
          <table:table-cell table:style-name="ce388" office:value-type="string">
            <text:p>FNC_SOC_SPC_NAV_13_03</text:p>
          </table:table-cell>
          <table:table-cell table:style-name="ce394" table:formula="of:=IF(MID([.F432];6;1)&gt;MID([.F431];6;1);[.C431];[.C431]+1)" office:value-type="float" office:value="11">
            <text:p>011</text:p>
          </table:table-cell>
          <table:table-cell table:style-name="ce397" office:value-type="string">
            <text:p>Social\Page_Nav\Node\Edit page\Container</text:p>
          </table:table-cell>
          <table:table-cell table:style-name="ce407" office:value-type="string">
            <text:p>Check edit container when user has no access right on container but has Edit right on page contains the container</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8">
          <table:table-cell table:style-name="ce324" table:formula="of:=IF(MID([.F433];6;1)&gt;MID([.F432];6;1);&quot;&quot;;MAX([.A$7:.A432])+1)">
            <text:p/>
          </table:table-cell>
          <table:table-cell table:style-name="ce388" office:value-type="string">
            <text:p>FNC_SOC_SPC_NAV_13_03</text:p>
          </table:table-cell>
          <table:table-cell table:style-name="ce394" table:formula="of:=IF(MID([.F433];6;1)&gt;MID([.F432];6;1);[.C432];[.C432]+1)" office:value-type="float" office:value="11">
            <text:p>011</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2: Edit access permission of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34];6;1)&gt;MID([.F433];6;1);&quot;&quot;;MAX([.A$7:.A433])+1)">
            <text:p/>
          </table:table-cell>
          <table:table-cell table:style-name="ce388" office:value-type="string">
            <text:p>FNC_SOC_SPC_NAV_13_03</text:p>
          </table:table-cell>
          <table:table-cell table:style-name="ce394" table:formula="of:=IF(MID([.F434];6;1)&gt;MID([.F433];6;1);[.C433];[.C433]+1)" office:value-type="float" office:value="11">
            <text:p>011</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3: Check edit container when user has no access right on container but has Edit right on page contains the container</text:p>
          </table:table-cell>
          <table:table-cell table:style-name="ce41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42" office:value-type="string">
            <text:p>Show edit container form. User can edit on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8">
          <table:table-cell table:style-name="ce324" table:formula="of:=IF(MID([.F435];6;1)&gt;MID([.F434];6;1);&quot;&quot;;MAX([.A$7:.A434])+1)" office:value-type="float" office:value="122">
            <text:p>122</text:p>
          </table:table-cell>
          <table:table-cell table:style-name="ce388" office:value-type="string">
            <text:p>FNC_SOC_SPC_NAV_13_03</text:p>
          </table:table-cell>
          <table:table-cell table:style-name="ce394" table:formula="of:=IF(MID([.F435];6;1)&gt;MID([.F434];6;1);[.C434];[.C434]+1)" office:value-type="float" office:value="12">
            <text:p>012</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portlet but no access right with container contains por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436];6;1)&gt;MID([.F435];6;1);&quot;&quot;;MAX([.A$7:.A435])+1)">
            <text:p/>
          </table:table-cell>
          <table:table-cell table:style-name="ce388" office:value-type="string">
            <text:p>FNC_SOC_SPC_NAV_13_03</text:p>
          </table:table-cell>
          <table:table-cell table:style-name="ce394" table:formula="of:=IF(MID([.F436];6;1)&gt;MID([.F435];6;1);[.C435];[.C435]+1)" office:value-type="float" office:value="12">
            <text:p>012</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437];6;1)&gt;MID([.F436];6;1);&quot;&quot;;MAX([.A$7:.A436])+1)">
            <text:p/>
          </table:table-cell>
          <table:table-cell table:style-name="ce388" office:value-type="string">
            <text:p>FNC_SOC_SPC_NAV_13_03</text:p>
          </table:table-cell>
          <table:table-cell table:style-name="ce394" table:formula="of:=IF(MID([.F437];6;1)&gt;MID([.F436];6;1);[.C436];[.C436]+1)" office:value-type="float" office:value="12">
            <text:p>012</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0">- Click </text:span><text:span text:style-name="T52">Save</text:span></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438];6;1)&gt;MID([.F437];6;1);&quot;&quot;;MAX([.A$7:.A437])+1)">
            <text:p/>
          </table:table-cell>
          <table:table-cell table:style-name="ce388" office:value-type="string">
            <text:p>FNC_SOC_SPC_NAV_13_03</text:p>
          </table:table-cell>
          <table:table-cell table:style-name="ce394" table:formula="of:=IF(MID([.F438];6;1)&gt;MID([.F437];6;1);[.C437];[.C437]+1)" office:value-type="float" office:value="12">
            <text:p>012</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4: Edit Access permission of portlet</text:p>
          </table:table-cell>
          <table:table-cell table:style-name="ce410"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9];6;1)&gt;MID([.F438];6;1);&quot;&quot;;MAX([.A$7:.A438])+1)">
            <text:p/>
          </table:table-cell>
          <table:table-cell table:style-name="ce388" office:value-type="string">
            <text:p>FNC_SOC_SPC_NAV_13_03</text:p>
          </table:table-cell>
          <table:table-cell table:style-name="ce394" table:formula="of:=IF(MID([.F439];6;1)&gt;MID([.F438];6;1);[.C438];[.C438]+1)" office:value-type="float" office:value="12">
            <text:p>012</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5: Check the displaying of portlet on page with user has access right on page and portlet but no access right with container contains porlet</text:p>
          </table:table-cell>
          <table:table-cell table:style-name="ce410" office:value-type="string">
            <text:p>- Login by user can access the page and access the portlet above but can't access the container</text:p>
            <text:p>- Select page was created at step 1</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0];6;1)&gt;MID([.F439];6;1);&quot;&quot;;MAX([.A$7:.A439])+1)" office:value-type="float" office:value="123">
            <text:p>123</text:p>
          </table:table-cell>
          <table:table-cell table:style-name="ce388" office:value-type="string">
            <text:p>FNC_SOC_SPC_NAV_13_03</text:p>
          </table:table-cell>
          <table:table-cell table:style-name="ce394" table:formula="of:=IF(MID([.F440];6;1)&gt;MID([.F439];6;1);[.C439];[.C439]+1)" office:value-type="float" office:value="13">
            <text:p>013</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container but has no access right on portle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441];6;1)&gt;MID([.F440];6;1);&quot;&quot;;MAX([.A$7:.A440])+1)">
            <text:p/>
          </table:table-cell>
          <table:table-cell table:style-name="ce388" office:value-type="string">
            <text:p>FNC_SOC_SPC_NAV_13_03</text:p>
          </table:table-cell>
          <table:table-cell table:style-name="ce394" table:formula="of:=IF(MID([.F441];6;1)&gt;MID([.F440];6;1);[.C440];[.C440]+1)" office:value-type="float" office:value="13">
            <text:p>013</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2];6;1)&gt;MID([.F441];6;1);&quot;&quot;;MAX([.A$7:.A441])+1)">
            <text:p/>
          </table:table-cell>
          <table:table-cell table:style-name="ce388" office:value-type="string">
            <text:p>FNC_SOC_SPC_NAV_13_03</text:p>
          </table:table-cell>
          <table:table-cell table:style-name="ce394" table:formula="of:=IF(MID([.F442];6;1)&gt;MID([.F441];6;1);[.C441];[.C441]+1)" office:value-type="float" office:value="13">
            <text:p>013</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443];6;1)&gt;MID([.F442];6;1);&quot;&quot;;MAX([.A$7:.A442])+1)">
            <text:p/>
          </table:table-cell>
          <table:table-cell table:style-name="ce388" office:value-type="string">
            <text:p>FNC_SOC_SPC_NAV_13_03</text:p>
          </table:table-cell>
          <table:table-cell table:style-name="ce394" table:formula="of:=IF(MID([.F443];6;1)&gt;MID([.F442];6;1);[.C442];[.C442]+1)" office:value-type="float" office:value="13">
            <text:p>013</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4];6;1)&gt;MID([.F443];6;1);&quot;&quot;;MAX([.A$7:.A443])+1)">
            <text:p/>
          </table:table-cell>
          <table:table-cell table:style-name="ce388" office:value-type="string">
            <text:p>FNC_SOC_SPC_NAV_13_03</text:p>
          </table:table-cell>
          <table:table-cell table:style-name="ce394" table:formula="of:=IF(MID([.F444];6;1)&gt;MID([.F443];6;1);[.C443];[.C443]+1)" office:value-type="float" office:value="13">
            <text:p>013</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and access the container above</text:p>
            <text:p>- Select page above to view</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5];6;1)&gt;MID([.F444];6;1);&quot;&quot;;MAX([.A$7:.A444])+1)" office:value-type="float" office:value="124">
            <text:p>124</text:p>
          </table:table-cell>
          <table:table-cell table:style-name="ce388" office:value-type="string">
            <text:p>FNC_SOC_SPC_NAV_13_03</text:p>
          </table:table-cell>
          <table:table-cell table:style-name="ce394" table:formula="of:=IF(MID([.F445];6;1)&gt;MID([.F444];6;1);[.C444];[.C444]+1)" office:value-type="float" office:value="14">
            <text:p>014</text:p>
          </table:table-cell>
          <table:table-cell table:style-name="ce397" office:value-type="string">
            <text:p>Social\Page_Nav\Node\Edit page\Container</text:p>
          </table:table-cell>
          <table:table-cell table:style-name="ce407" office:value-type="string">
            <text:p>Check the displaying of portlet on page with user has access right on portlet, container and page which contain the port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446];6;1)&gt;MID([.F445];6;1);&quot;&quot;;MAX([.A$7:.A445])+1)">
            <text:p/>
          </table:table-cell>
          <table:table-cell table:style-name="ce388" office:value-type="string">
            <text:p>FNC_SOC_SPC_NAV_13_03</text:p>
          </table:table-cell>
          <table:table-cell table:style-name="ce394" table:formula="of:=IF(MID([.F446];6;1)&gt;MID([.F445];6;1);[.C445];[.C445]+1)" office:value-type="float" office:value="14">
            <text:p>014</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7];6;1)&gt;MID([.F446];6;1);&quot;&quot;;MAX([.A$7:.A446])+1)">
            <text:p/>
          </table:table-cell>
          <table:table-cell table:style-name="ce388" office:value-type="string">
            <text:p>FNC_SOC_SPC_NAV_13_03</text:p>
          </table:table-cell>
          <table:table-cell table:style-name="ce394" table:formula="of:=IF(MID([.F447];6;1)&gt;MID([.F446];6;1);[.C446];[.C446]+1)" office:value-type="float" office:value="14">
            <text:p>014</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3: Edit access permission of container</text:p>
          </table:table-cell>
          <table:table-cell table:style-name="ce410"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on </text:span><text:span text:style-name="T45">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448];6;1)&gt;MID([.F447];6;1);&quot;&quot;;MAX([.A$7:.A447])+1)">
            <text:p/>
          </table:table-cell>
          <table:table-cell table:style-name="ce388" office:value-type="string">
            <text:p>FNC_SOC_SPC_NAV_13_03</text:p>
          </table:table-cell>
          <table:table-cell table:style-name="ce394" table:formula="of:=IF(MID([.F448];6;1)&gt;MID([.F447];6;1);[.C447];[.C447]+1)" office:value-type="float" office:value="14">
            <text:p>014</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9];6;1)&gt;MID([.F448];6;1);&quot;&quot;;MAX([.A$7:.A448])+1)">
            <text:p/>
          </table:table-cell>
          <table:table-cell table:style-name="ce388" office:value-type="string">
            <text:p>FNC_SOC_SPC_NAV_13_03</text:p>
          </table:table-cell>
          <table:table-cell table:style-name="ce394" table:formula="of:=IF(MID([.F449];6;1)&gt;MID([.F448];6;1);[.C448];[.C448]+1)" office:value-type="float" office:value="14">
            <text:p>014</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the container and the portlet </text:p>
            <text:p>- Select page above to view</text:p>
          </table:table-cell>
          <table:table-cell table:style-name="ce442" office:value-type="string">
            <text:p>- User can see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1" table:number-rows-repeated="10">
          <table:table-cell table:style-name="ce382" table:number-columns-repeated="256"/>
          <table:table-cell table:number-columns-repeated="768"/>
        </table:table-row>
        <table:table-row table:style-name="ro1" table:number-rows-repeated="1048116">
          <table:table-cell table:number-columns-repeated="1024"/>
        </table:table-row>
        <table:table-row table:style-name="ro1">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A6:Space_Management.N252" table:display-filter-buttons="true"/>
        <table:database-range table:name="__Anonymous_Sheet_DB__3" table:target-range-address="Search_Spaces.A6:Search_Spaces.N43" table:display-filter-buttons="true"/>
        <table:database-range table:name="__Anonymous_Sheet_DB__4" table:target-range-address="Member_Management.A6:Member_Management.N142" table:display-filter-buttons="true">
          <table:filter>
            <table:filter-and>
              <table:filter-condition table:field-number="10" table:value="thao.pham" table:operator="="/>
            </table:filter-and>
          </table:filter>
        </table:database-range>
        <table:database-range table:name="__Anonymous_Sheet_DB__5" table:target-range-address="Module_Management.A6:Module_Management.J127" table:display-filter-buttons="true"/>
        <table:database-range table:name="__Anonymous_Sheet_DB__6" table:target-range-address="Navigation_Space.A6:Navigation_Space.N44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07/18/2012</text:date>, <text:time>16:19:3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18T16:19:30</dc:date>
    <meta:print-date>2008-06-17T00:45:47</meta:print-date>
    <meta:editing-cycles>1220</meta:editing-cycles>
    <meta:editing-duration>P24DT17H54M31S</meta:editing-duration>
    <meta:document-statistic meta:table-count="8" meta:cell-count="10671" meta:object-count="1"/>
    <meta:user-defined meta:name="Info 1"/>
    <meta:user-defined meta:name="Info 2"/>
    <meta:user-defined meta:name="Info 3"/>
    <meta:user-defined meta:name="Info 4"/>
  </office:meta>
</office:document-meta>
</file>